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 Cyr" svg:font-family="'Arial Cyr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64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9.21mm"/>
    </style:style>
    <style:style style:name="co4" style:family="table-column">
      <style:table-column-properties fo:break-before="auto" style:column-width="8.38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1mm"/>
    </style:style>
    <style:style style:name="co7" style:family="table-column">
      <style:table-column-properties fo:break-before="auto" style:column-width="7.53mm"/>
    </style:style>
    <style:style style:name="co8" style:family="table-column">
      <style:table-column-properties fo:break-before="auto" style:column-width="11.17mm"/>
    </style:style>
    <style:style style:name="co9" style:family="table-column">
      <style:table-column-properties fo:break-before="auto" style:column-width="19mm"/>
    </style:style>
    <style:style style:name="co10" style:family="table-column">
      <style:table-column-properties fo:break-before="auto" style:column-width="9.77mm"/>
    </style:style>
    <style:style style:name="co11" style:family="table-column">
      <style:table-column-properties fo:break-before="auto" style:column-width="12.56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15.08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3.12mm"/>
    </style:style>
    <style:style style:name="co16" style:family="table-column">
      <style:table-column-properties fo:break-before="auto" style:column-width="17.6mm"/>
    </style:style>
    <style:style style:name="co17" style:family="table-column">
      <style:table-column-properties fo:break-before="auto" style:column-width="20.96mm"/>
    </style:style>
    <style:style style:name="co18" style:family="table-column">
      <style:table-column-properties fo:break-before="auto" style:column-width="12.29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4">
      <style:table-properties table:display="true" style:writing-mode="lr-tb"/>
    </style:style>
    <style:style style:name="ta5" style:family="table" style:master-page-name="PageStyle_5f_Лист5">
      <style:table-properties table:display="true" style:writing-mode="lr-tb"/>
    </style:style>
    <style:style style:name="ta6" style:family="table" style:master-page-name="PageStyle_5f_Лист6">
      <style:table-properties table:display="true" style:writing-mode="lr-tb"/>
    </style:style>
    <style:style style:name="ta7" style:family="table" style:master-page-name="PageStyle_5f_Лист7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4c4c4c" style:direction="ltr" fo:padding="0.71mm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4c4c4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4c4c4c" style:diagonal-bl-tr="none" style:diagonal-tl-br="none" fo:border-left="0.74pt solid #4c4c4c" fo:padding="0.71mm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0.74pt solid #4c4c4c" fo:padding="0.71mm" fo:border-right="none" style:rotation-align="none" fo:border-top="none"/>
    </style:style>
    <style:style style:name="ce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background-color="transparent" fo:wrap-option="no-wrap" fo:border-left="0.74pt solid #4c4c4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4c4c4c"/>
    </style:style>
    <style:style style:name="ce10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11" style:family="table-cell" style:parent-style-name="Default">
      <style:table-cell-properties fo:border-bottom="0.74pt solid #4c4c4c" style:diagonal-bl-tr="none" style:diagonal-tl-br="none" fo:background-color="transparent" fo:border-left="none" fo:padding="0.71mm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4c4c4c" style:rotation-align="none" fo:border-top="0.74pt solid #4c4c4c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4c4c4c" style:rotation-align="none" fo:border-top="none"/>
    </style:style>
    <style:style style:name="ce14" style:family="table-cell" style:parent-style-name="Default">
      <style:table-cell-properties fo:border-bottom="0.74pt solid #4c4c4c" style:diagonal-bl-tr="none" style:diagonal-tl-br="none" fo:background-color="transparent" fo:border-left="none" fo:padding="0.71mm" fo:border-right="0.74pt solid #4c4c4c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0.74pt solid #4c4c4c" fo:padding="0.71mm" fo:border-right="none" style:rotation-align="none" fo:border-top="none"/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74pt solid #4c4c4c" fo:padding="0.71mm" fo:border-right="none" style:rotation-align="none" fo:border-top="0.74pt solid #4c4c4c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0.74pt solid #4c4c4c" fo:padding="0.71mm" fo:border-right="none" style:rotation-align="none" fo:border-top="none"/>
    </style:style>
    <style:style style:name="ce18" style:family="table-cell" style:parent-style-name="Default">
      <style:table-cell-properties fo:border-bottom="0.74pt solid #4c4c4c" style:diagonal-bl-tr="none" style:diagonal-tl-br="none" fo:background-color="transparent" fo:border-left="0.74pt solid #4c4c4c" fo:padding="0.71mm" fo:border-right="none" style:rotation-align="none" fo:border-top="none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4c4c4c" style:diagonal-bl-tr="none" style:diagonal-tl-br="none" fo:border-left="none" fo:padding="0.71mm" fo:border-right="none" style:rotation-align="none" fo:border-top="none"/>
    </style:style>
    <style:style style:name="ce22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padding="0.71mm" fo:border-right="0.74pt solid #4c4c4c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none" fo:padding="0.71mm" fo:border-right="0.74pt solid #4c4c4c" style:rotation-align="none" fo:border-top="none"/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5" style:family="table-cell" style:parent-style-name="Default" style:data-style-name="N135">
      <style:table-cell-properties fo:border-bottom="none" style:diagonal-bl-tr="none" style:diagonal-tl-br="none" fo:background-color="transparent" fo:border-left="none" fo:padding="0.71mm" fo:border-right="0.74pt solid #4c4c4c" style:rotation-align="none" fo:border-top="0.74pt solid #4c4c4c"/>
    </style:style>
    <style:style style:name="ce26" style:family="table-cell" style:parent-style-name="Default" style:data-style-name="N135">
      <style:table-cell-properties fo:border-bottom="none" style:diagonal-bl-tr="none" style:diagonal-tl-br="none" fo:background-color="transparent" fo:border-left="none" fo:padding="0.71mm" fo:border-right="0.74pt solid #4c4c4c" style:rotation-align="none" fo:border-top="none"/>
    </style:style>
    <style:style style:name="ce27" style:family="table-cell" style:parent-style-name="Default">
      <style:table-cell-properties fo:border-bottom="0.74pt solid #4c4c4c" style:diagonal-bl-tr="none" style:diagonal-tl-br="none" fo:border-left="none" fo:padding="0.71mm" fo:border-right="0.74pt solid #4c4c4c" style:rotation-align="none" fo:border-top="none"/>
    </style:style>
    <style:style style:name="ce28" style:family="table-cell" style:parent-style-name="Default" style:data-style-name="N135">
      <style:table-cell-properties fo:border-bottom="none" fo:background-color="#00ff00" style:diagonal-bl-tr="none" style:diagonal-tl-br="none" fo:border-left="none" fo:padding="0.71mm" fo:border-right="0.74pt solid #4c4c4c" style:rotation-align="none" fo:border-top="0.74pt solid #4c4c4c"/>
    </style:style>
    <style:style style:name="ce29" style:family="table-cell" style:parent-style-name="Default" style:data-style-name="N135">
      <style:table-cell-properties fo:border-bottom="none" fo:background-color="#00ff00" style:diagonal-bl-tr="none" style:diagonal-tl-br="none" fo:border-left="none" fo:padding="0.71mm" fo:border-right="0.74pt solid #4c4c4c" style:rotation-align="none" fo:border-top="none"/>
    </style:style>
    <style:style style:name="ce30" style:family="table-cell" style:parent-style-name="Default" style:data-style-name="N135">
      <style:table-cell-properties fo:border-bottom="none" fo:background-color="#ccffcc" style:diagonal-bl-tr="none" style:diagonal-tl-br="none" fo:border-left="none" fo:padding="0.71mm" fo:border-right="0.74pt solid #4c4c4c" style:rotation-align="none" fo:border-top="0.74pt solid #4c4c4c"/>
    </style:style>
    <style:style style:name="ce31" style:family="table-cell" style:parent-style-name="Default" style:data-style-name="N135">
      <style:table-cell-properties fo:border-bottom="none" fo:background-color="#ccffcc" style:diagonal-bl-tr="none" style:diagonal-tl-br="none" fo:border-left="none" fo:padding="0.71mm" fo:border-right="0.74pt solid #4c4c4c" style:rotation-align="none" fo:border-top="none"/>
    </style:style>
    <style:style style:name="ce32" style:family="table-cell" style:parent-style-name="Default" style:data-style-name="N135">
      <style:table-cell-properties fo:border-bottom="none" style:diagonal-bl-tr="none" style:diagonal-tl-br="none" fo:background-color="transparent" fo:border-left="none" fo:padding="0.71mm" fo:border-right="none" style:rotation-align="none" fo:border-top="0.74pt solid #4c4c4c"/>
    </style:style>
    <style:style style:name="ce33" style:family="table-cell" style:parent-style-name="Default" style:data-style-name="N135">
      <style:table-cell-properties style:diagonal-bl-tr="none" style:diagonal-tl-br="none" fo:background-color="transparent" fo:border="none" fo:padding="0.71mm" style:rotation-align="none"/>
    </style:style>
    <style:style style:name="ce34" style:family="table-cell" style:parent-style-name="Default" style:data-style-name="N135">
      <style:table-cell-properties fo:border-bottom="0.74pt solid #4c4c4c" style:diagonal-bl-tr="none" style:diagonal-tl-br="none" fo:background-color="transparent" fo:border-left="none" fo:padding="0.71mm" fo:border-right="none" style:rotation-align="none" fo:border-top="none"/>
    </style:style>
    <style:style style:name="ce35" style:family="table-cell" style:parent-style-name="Default" style:data-style-name="N135">
      <style:table-cell-properties fo:border-bottom="none" fo:background-color="#ccffcc" style:diagonal-bl-tr="none" style:diagonal-tl-br="none" fo:border-left="none" fo:padding="0.71mm" fo:border-right="none" style:rotation-align="none" fo:border-top="0.74pt solid #4c4c4c"/>
    </style:style>
    <style:style style:name="ce36" style:family="table-cell" style:parent-style-name="Default" style:data-style-name="N135">
      <style:table-cell-properties fo:border-bottom="0.74pt solid #4c4c4c" fo:background-color="#ccffcc" style:diagonal-bl-tr="none" style:diagonal-tl-br="none" fo:border-left="none" fo:padding="0.71mm" fo:border-right="none" style:rotation-align="none" fo:border-top="none"/>
    </style:style>
    <style:style style:name="ce37" style:family="table-cell" style:parent-style-name="Default" style:data-style-name="N135">
      <style:table-cell-properties fo:border-bottom="0.74pt solid #4c4c4c" style:diagonal-bl-tr="none" style:diagonal-tl-br="none" fo:background-color="transparent" fo:border-left="none" fo:padding="0.71mm" fo:border-right="0.74pt solid #4c4c4c" style:rotation-align="none" fo:border-top="none"/>
    </style:style>
    <style:style style:name="ce38" style:family="table-cell" style:parent-style-name="Default" style:data-style-name="N135">
      <style:table-cell-properties fo:background-color="#00ff00" style:diagonal-bl-tr="none" style:diagonal-tl-br="none" fo:border="none" fo:padding="0.71mm" style:rotation-align="none"/>
    </style:style>
    <style:style style:name="ce39" style:family="table-cell" style:parent-style-name="Default" style:data-style-name="N135">
      <style:table-cell-properties fo:background-color="#ccffcc" style:diagonal-bl-tr="none" style:diagonal-tl-br="none" fo:border="none" fo:padding="0.71mm" style:rotation-align="none"/>
    </style:style>
    <style:style style:name="ce40" style:family="table-cell" style:parent-style-name="Default" style:data-style-name="N135">
      <style:table-cell-properties fo:border-bottom="none" fo:background-color="#ccffff" style:diagonal-bl-tr="none" style:diagonal-tl-br="none" fo:border-left="none" fo:padding="0.71mm" fo:border-right="none" style:rotation-align="none" fo:border-top="0.74pt solid #4c4c4c"/>
    </style:style>
    <style:style style:name="ce41" style:family="table-cell" style:parent-style-name="Default" style:data-style-name="N135">
      <style:table-cell-properties fo:border-bottom="0.74pt solid #4c4c4c" fo:background-color="#ccffff" style:diagonal-bl-tr="none" style:diagonal-tl-br="none" fo:border-left="none" fo:padding="0.71mm" fo:border-right="none" style:rotation-align="none" fo:border-top="none"/>
    </style:style>
    <style:style style:name="ce42" style:family="table-cell" style:parent-style-name="Default" style:data-style-name="N135">
      <style:table-cell-properties fo:border-bottom="none" fo:background-color="#ff6600" style:diagonal-bl-tr="none" style:diagonal-tl-br="none" fo:border-left="none" fo:padding="0.71mm" fo:border-right="none" style:rotation-align="none" fo:border-top="0.74pt solid #4c4c4c"/>
    </style:style>
    <style:style style:name="ce43" style:family="table-cell" style:parent-style-name="Default" style:data-style-name="N135">
      <style:table-cell-properties fo:border-bottom="0.74pt solid #4c4c4c" fo:background-color="#ff6600" style:diagonal-bl-tr="none" style:diagonal-tl-br="none" fo:border-left="none" fo:padding="0.71mm" fo:border-right="none" style:rotation-align="none" fo:border-top="none"/>
    </style:style>
    <style:style style:name="ce44" style:family="table-cell" style:parent-style-name="Default" style:data-style-name="N135">
      <style:table-cell-properties fo:background-color="#ff6600" style:diagonal-bl-tr="none" style:diagonal-tl-br="none" fo:border="none" fo:padding="0.71mm" style:rotation-align="none"/>
    </style:style>
    <style:style style:name="ce45" style:family="table-cell" style:parent-style-name="Default" style:data-style-name="N135">
      <style:table-cell-properties fo:border-bottom="none" style:diagonal-bl-tr="none" style:diagonal-tl-br="none" fo:background-color="transparent" fo:border-left="0.74pt solid #4c4c4c" fo:padding="0.71mm" fo:border-right="none" style:rotation-align="none" fo:border-top="0.74pt solid #4c4c4c"/>
    </style:style>
    <style:style style:name="ce46" style:family="table-cell" style:parent-style-name="Default" style:data-style-name="N135">
      <style:table-cell-properties fo:border-bottom="none" style:diagonal-bl-tr="none" style:diagonal-tl-br="none" fo:background-color="transparent" fo:border-left="0.74pt solid #4c4c4c" fo:padding="0.71mm" fo:border-right="none" style:rotation-align="none" fo:border-top="none"/>
    </style:style>
    <style:style style:name="ce47" style:family="table-cell" style:parent-style-name="Default" style:data-style-name="N135">
      <style:table-cell-properties fo:border-bottom="0.74pt solid #4c4c4c" style:diagonal-bl-tr="none" style:diagonal-tl-br="none" fo:background-color="transparent" fo:border-left="0.74pt solid #4c4c4c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fo:border-bottom="none" style:diagonal-bl-tr="none" style:diagonal-tl-br="none" fo:background-color="transparent" fo:border-left="none" fo:padding="0.71mm" fo:border-right="none" style:rotation-align="none" fo:border-top="0.74pt solid #4c4c4c"/>
    </style:style>
    <style:style style:name="ce50" style:family="table-cell" style:parent-style-name="Default" style:data-style-name="N1">
      <style:table-cell-properties style:diagonal-bl-tr="none" style:diagonal-tl-br="none" fo:background-color="transparent" fo:border="none" fo:padding="0.71mm" style:rotation-align="none"/>
    </style:style>
    <style:style style:name="ce51" style:family="table-cell" style:parent-style-name="Default" style:data-style-name="N1">
      <style:table-cell-properties fo:border-bottom="0.74pt solid #4c4c4c" style:diagonal-bl-tr="none" style:diagonal-tl-br="none" fo:background-color="transparent" fo:border-left="none" fo:padding="0.71mm" fo:border-right="none" style:rotation-align="none" fo:border-top="none"/>
    </style:style>
    <style:style style:name="ce52" style:family="table-cell" style:parent-style-name="Default" style:data-style-name="N1">
      <style:table-cell-properties fo:border-bottom="none" style:diagonal-bl-tr="none" style:diagonal-tl-br="none" fo:border-left="none" fo:padding="0.71mm" fo:border-right="none" style:rotation-align="none" fo:border-top="0.74pt solid #4c4c4c"/>
    </style:style>
    <style:style style:name="ce53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54" style:family="table-cell" style:parent-style-name="Default" style:data-style-name="N1">
      <style:table-cell-properties fo:background-color="#ff6600" style:diagonal-bl-tr="none" style:diagonal-tl-br="none" fo:border="none" fo:padding="0.71mm" style:rotation-align="none"/>
    </style:style>
    <style:style style:name="ce55" style:family="table-cell" style:parent-style-name="Default" style:data-style-name="N1">
      <style:table-cell-properties fo:border-bottom="0.74pt solid #4c4c4c" style:diagonal-bl-tr="none" style:diagonal-tl-br="none" fo:border-left="none" fo:padding="0.71mm" fo:border-right="none" style:rotation-align="none" fo:border-top="none"/>
    </style:style>
    <style:style style:name="ce56" style:family="table-cell" style:parent-style-name="Default" style:data-style-name="N1">
      <style:table-cell-properties fo:border-bottom="0.74pt solid #4c4c4c" fo:background-color="#00ff00" style:diagonal-bl-tr="none" style:diagonal-tl-br="none" fo:border-left="none" fo:padding="0.71mm" fo:border-right="none" style:rotation-align="none" fo:border-top="none"/>
    </style:style>
    <style:style style:name="ce57" style:family="table-cell" style:parent-style-name="Default" style:data-style-name="N1">
      <style:table-cell-properties fo:border-bottom="none" fo:background-color="#ff6600" style:diagonal-bl-tr="none" style:diagonal-tl-br="none" fo:border-left="none" fo:padding="0.71mm" fo:border-right="none" style:rotation-align="none" fo:border-top="0.74pt solid #4c4c4c"/>
    </style:style>
    <style:style style:name="ce58" style:family="table-cell" style:parent-style-name="Default">
      <style:table-cell-properties fo:border-bottom="none" style:diagonal-bl-tr="none" style:diagonal-tl-br="none" fo:border-left="none" fo:padding="0.71mm" fo:border-right="0.74pt solid #4c4c4c" style:rotation-align="none" fo:border-top="non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35">
      <style:table-cell-properties fo:padding="0.71mm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61" style:family="table-cell" style:parent-style-name="Default">
      <style:table-cell-properties fo:border-bottom="0.74pt solid #4c4c4c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end" fo:margin-left="0mm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fo:border-bottom="none" style:diagonal-bl-tr="none" style:diagonal-tl-br="none" fo:border-left="0.74pt solid #4c4c4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0.74pt solid #4c4c4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padding="0.71mm"/>
      <style:paragraph-properties fo:text-align="end" fo:margin-left="0mm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4c4c4c" style:rotation-align="none" fo:border-top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72" style:family="table-cell" style:parent-style-name="Default" style:data-style-name="N135">
      <style:table-cell-properties fo:border-bottom="none" style:diagonal-bl-tr="none" style:diagonal-tl-br="none" fo:background-color="transparent" fo:border-left="none" fo:padding="0.71mm" fo:border-right="0.74pt solid #4c4c4c" style:rotation-align="none" fo:border-top="0.74pt solid #4c4c4c"/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3" style:family="table-cell" style:parent-style-name="Default" style:data-style-name="N135">
      <style:table-cell-properties fo:border-bottom="none" style:diagonal-bl-tr="none" style:diagonal-tl-br="none" fo:background-color="transparent" fo:border-left="none" fo:padding="0.71mm" fo:border-right="0.74pt solid #4c4c4c" style:rotation-align="none" fo:border-top="none"/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4c4c4c" style:diagonal-bl-tr="none" style:diagonal-tl-br="none" fo:border-left="none" fo:padding="0.71mm" fo:border-right="0.74pt solid #4c4c4c" style:rotation-align="none" fo:border-top="none"/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fo:color="#ff0000" style:font-name="Arial Cyr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Arial Cyr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 Cyr" fo:font-size="10pt" fo:font-weight="normal" style:text-underline-style="none" style:text-underline-color="font-color" style:text-line-through-type="none" fo:font-style="normal" style:text-outline="false" style:text-position="-33% 58%" fo:color="#ff0000" style:font-name-complex="Arial Cyr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text-shadow="none" style:font-name="Arial Cyr" fo:font-size="10pt" fo:font-weight="normal" style:text-underline-style="none" style:text-underline-color="font-color" style:text-line-through-type="none" fo:font-style="normal" style:text-outline="false" fo:color="#ff0000" style:font-name-complex="Arial Cyr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fo:text-shadow="none" style:font-name="Arial Cyr" fo:font-size="10pt" fo:font-weight="normal" style:text-underline-style="none" style:text-underline-color="font-color" style:text-line-through-type="none" fo:font-style="normal" style:text-outline="false" fo:color="#ff0000" style:font-name-complex="Arial Cyr" style:font-size-asian="10pt" style:font-size-complex="10pt" style:font-weight-asian="normal" style:font-weight-complex="normal" style:font-style-asian="normal" style:font-style-complex="normal" style:text-position="-33% 58%"/>
    </style:style>
    <style:style style:name="T5" style:family="text">
      <style:text-properties style:font-name="Arial Cyr" style:font-style-complex="normal" style:font-style-asian="normal" style:font-weight-complex="normal" style:font-weight-asian="normal" style:font-size-complex="10pt" style:font-size-asian="10pt" style:font-name-complex="Arial Cyr" fo:color="#ff0000" style:text-position="-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" style:family="text">
      <style:text-properties style:font-name="Arial Cyr" style:font-style-complex="normal" style:font-style-asian="normal" style:font-weight-complex="normal" style:font-weight-asian="normal" style:font-size-complex="10pt" style:font-size-asian="10pt" style:font-name-complex="Arial Cyr" fo:color="#ff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7" style:family="text">
      <style:text-properties style:font-name="Symbol"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fo:color="#ff0000"/>
    </style:style>
    <style:style style:name="T8" style:family="text">
      <style:text-properties style:font-style-complex="normal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fo:color="#ff0000" style:font-name="Arial Cyr" style:text-position="-33% 58%" style:font-name-complex="Arial Cyr"/>
    </style:style>
    <style:style style:name="T9" style:family="text">
      <style:text-properties style:font-style-complex="normal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fo:color="#ff0000" style:font-name="Arial Cyr" style:font-name-complex="Arial Cyr" style:text-position="0% 100%"/>
    </style:style>
    <style:style style:name="T10" style:family="text">
      <style:text-properties fo:text-shadow="none" style:font-name="Arial Cyr" fo:font-size="12pt" fo:font-weight="bold" style:text-underline-style="none" style:text-underline-color="font-color" style:text-line-through-type="none" fo:font-style="normal" style:text-outline="false" style:text-position="-33% 58%" style:use-window-font-color="true" style:font-name-complex="Arial Cyr" style:font-size-asian="12pt" style:font-size-complex="12pt" style:font-weight-asian="bold" style:font-weight-complex="bold" style:font-style-asian="normal" style:font-style-complex="normal"/>
    </style:style>
    <style:style style:name="T11" style:family="text">
      <style:text-properties fo:text-shadow="none" style:font-name="Arial Cyr" fo:font-size="12pt" fo:font-weight="bold" style:text-underline-style="none" style:text-underline-color="font-color" style:text-line-through-type="none" fo:font-style="normal" style:text-outline="false" style:use-window-font-color="true" style:font-name-complex="Arial Cyr" style:font-size-asian="12pt" style:font-size-complex="12pt" style:font-weight-asian="bold" style:font-weight-complex="bold" style:font-style-asian="normal" style:font-style-complex="normal" style:text-position="0% 100%"/>
    </style:style>
    <style:style style:name="T12" style:family="text">
      <style:text-properties fo:text-shadow="none" style:font-name="Arial Cyr" fo:font-size="12pt" fo:font-weight="bold" style:text-underline-style="none" style:text-underline-color="font-color" style:text-line-through-type="none" fo:font-style="normal" style:text-outline="false" style:use-window-font-color="true" style:font-name-complex="Arial Cyr" style:font-size-asian="12pt" style:font-size-complex="12pt" style:font-weight-asian="bold" style:font-weight-complex="bold" style:font-style-asian="normal" style:font-style-complex="normal" style:text-position="-33% 58%"/>
    </style:style>
    <style:style style:name="T13" style:family="text">
      <style:text-properties style:use-window-font-color="true" style:font-name="Arial Cyr" fo:font-size="12pt" fo:font-weight="bold" style:text-underline-style="none" style:text-underline-color="font-color" style:text-line-through-type="none" fo:font-style="normal" style:text-outline="false" fo:text-shadow="none" style:text-position="-33% 58%" style:font-name-complex="Arial Cyr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style:font-name="Symbol" style:font-style-complex="normal" style:font-style-asian="normal" style:font-weight-complex="bold" style:font-weight-asian="bold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bold" fo:font-size="12pt" style:use-window-font-color="true"/>
    </style:style>
    <style:style style:name="T15" style:family="text">
      <style:text-properties style:font-style-complex="normal" style:font-style-asian="normal" style:font-weight-complex="bold" style:font-weight-asian="bold" style:font-size-complex="12pt" style:font-size-asian="12pt" fo:text-shadow="none" style:text-outline="false" fo:font-style="normal" style:text-line-through-type="none" style:text-underline-style="none" style:text-underline-color="font-color" fo:font-weight="bold" fo:font-size="12pt" style:use-window-font-color="true" style:font-name="Arial Cyr" style:text-position="-33% 58%" style:font-name-complex="Arial Cyr"/>
    </style:style>
    <style:style style:name="T16" style:family="text">
      <style:text-properties style:font-style-complex="normal" style:font-style-asian="normal" style:font-weight-complex="bold" style:font-weight-asian="bold" style:font-size-complex="12pt" style:font-size-asian="12pt" fo:text-shadow="none" style:text-outline="false" fo:font-style="normal" style:text-line-through-type="none" style:text-underline-style="none" style:text-underline-color="font-color" fo:font-weight="bold" fo:font-size="12pt" style:use-window-font-color="true" style:font-name="Arial Cyr" style:font-name-complex="Arial Cyr" style:text-position="0% 100%"/>
    </style:style>
    <style:style style:name="T17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Default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2" table:default-cell-style-name="Default"/>
        <table:table-column table:style-name="co13" table:default-cell-style-name="ce2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Holstead-metric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7"/>
          <table:table-cell table:style-name="ce19"/>
          <table:table-cell table:style-name="ce19" office:value-type="string" calcext:value-type="string">
            <text:p>I</text:p>
          </table:table-cell>
          <table:table-cell table:style-name="ce19" table:number-columns-repeated="2"/>
          <table:table-cell table:style-name="ce23"/>
          <table:table-cell table:style-name="ce7" office:value-type="string" calcext:value-type="string">
            <text:p>II</text:p>
          </table:table-cell>
          <table:table-cell table:style-name="ce19" table:number-columns-repeated="2"/>
          <table:table-cell table:style-name="ce23"/>
          <table:table-cell table:style-name="ce7" office:value-type="string" calcext:value-type="string">
            <text:p>III</text:p>
          </table:table-cell>
          <table:table-cell table:style-name="ce19"/>
          <table:table-cell table:style-name="ce7"/>
          <table:table-cell table:style-name="ce19" office:value-type="string" calcext:value-type="string">
            <text:p>IV</text:p>
          </table:table-cell>
          <table:table-cell table:style-name="ce23"/>
          <table:table-cell table:style-name="ce19"/>
          <table:table-cell table:style-name="ce19" office:value-type="string" calcext:value-type="string">
            <text:p>V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3" office:value-type="string" calcext:value-type="string">
            <text:p>№</text:p>
          </table:table-cell>
          <table:table-cell/>
          <table:table-cell table:style-name="ce15" office:value-type="string" calcext:value-type="string">
            <text:p>LOC</text:p>
          </table:table-cell>
          <table:table-cell table:style-name="ce20" office:value-type="string" calcext:value-type="string">
            <text:p>h<text:span text:style-name="T1">1</text:span></text:p>
          </table:table-cell>
          <table:table-cell table:style-name="ce20" office:value-type="string" calcext:value-type="string">
            <text:p>h<text:span text:style-name="T1">2</text:span></text:p>
          </table:table-cell>
          <table:table-cell table:style-name="ce22" office:value-type="string" calcext:value-type="string">
            <text:p>N<text:span text:style-name="T1">1</text:span></text:p>
          </table:table-cell>
          <table:table-cell table:style-name="ce22" office:value-type="string" calcext:value-type="string">
            <text:p>N<text:span text:style-name="T1">2</text:span></text:p>
          </table:table-cell>
          <table:table-cell table:style-name="ce24" office:value-type="string" calcext:value-type="string">
            <text:p>N<text:span text:style-name="T2">1</text:span><text:span text:style-name="T3">/N</text:span><text:span text:style-name="T4">2</text:span></text:p>
          </table:table-cell>
          <table:table-cell table:style-name="ce15" office:value-type="string" calcext:value-type="string">
            <text:p>N<text:span text:style-name="T1">T</text:span></text:p>
          </table:table-cell>
          <table:table-cell table:style-name="ce48" office:value-type="string" calcext:value-type="string">
            <text:p>(N<text:span text:style-name="T5">Ex</text:span><text:span text:style-name="T6">)</text:span></text:p>
          </table:table-cell>
          <table:table-cell table:style-name="ce48" office:value-type="string" calcext:value-type="string">
            <text:p>|<text:span text:style-name="T7">D</text:span><text:span text:style-name="T8">N</text:span><text:span text:style-name="T9">| %</text:span></text:p>
          </table:table-cell>
          <table:table-cell table:style-name="ce23" office:value-type="string" calcext:value-type="string">
            <text:p>V</text:p>
          </table:table-cell>
          <table:table-cell table:style-name="ce7" office:value-type="string" calcext:value-type="string">
            <text:p>L~</text:p>
          </table:table-cell>
          <table:table-cell table:style-name="ce19" office:value-type="string" calcext:value-type="string">
            <text:p>L</text:p>
          </table:table-cell>
          <table:table-cell table:style-name="ce7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58" office:value-type="string" calcext:value-type="string">
            <text:p>l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T</text:p>
          </table:table-cell>
          <table:table-cell table:style-name="ce24" office:value-type="string" calcext:value-type="string">
            <text:p>B</text:p>
          </table:table-cell>
          <table:table-cell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rolog</text:p>
          </table:table-cell>
          <table:table-cell table:style-name="ce16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36" calcext:value-type="float">
            <text:p>36</text:p>
          </table:table-cell>
          <table:table-cell table:style-name="ce25" table:formula="of:=[.$F4]/[.$G4]" office:value-type="float" office:value="1.72222222222222" calcext:value-type="float">
            <text:p>1.722</text:p>
          </table:table-cell>
          <table:table-cell table:style-name="ce32" table:formula="of:=[.$D4]*(LOG10([.$D4])/LOG10(2))+[.$E4]*(LOG10([.$E4])/LOG10(2))" office:value-type="float" office:value="139.741530806554" calcext:value-type="float">
            <text:p>139.742</text:p>
          </table:table-cell>
          <table:table-cell table:style-name="ce49" table:formula="of:=[.$F4]+[.$G4]" office:value-type="float" office:value="98" calcext:value-type="float">
            <text:p>98</text:p>
          </table:table-cell>
          <table:table-cell table:style-name="ce52" table:formula="of:=ROUND(100*(MAX(ROUNDUP([.$I4];0);[.$J4])-MIN(ROUNDUP([.$I4];0);[.$J4]))/MAX(ROUNDUP([.$I4];0);[.$J4]);0)" office:value-type="float" office:value="30" calcext:value-type="float">
            <text:p>30</text:p>
          </table:table-cell>
          <table:table-cell table:style-name="ce32" table:formula="of:=([.$F4]+[.$G4])*LOG10([.$D4]+[.$E4])/LOG10(2)" office:value-type="float" office:value="498.571358442533" calcext:value-type="float">
            <text:p>498.571</text:p>
          </table:table-cell>
          <table:table-cell table:style-name="ce45" table:formula="of:=2*[.$E4]/([.$D4]*[.$G4])" office:value-type="float" office:value="0.0793650793650794" calcext:value-type="float">
            <text:p>0.079</text:p>
          </table:table-cell>
          <table:table-cell table:style-name="ce25" table:formula="of:=8/[.$L4]" office:value-type="float" office:value="0.01604584752921" calcext:value-type="float">
            <text:p>0.016</text:p>
          </table:table-cell>
          <table:table-cell table:style-name="ce32" table:formula="of:=1/[.$N4]" office:value-type="float" office:value="62.3214198053167" calcext:value-type="float">
            <text:p>62.321</text:p>
          </table:table-cell>
          <table:table-cell table:style-name="ce32" table:formula="of:=[.$M4]*[.$L4]" office:value-type="float" office:value="39.5691554319471" calcext:value-type="float">
            <text:p>39.569</text:p>
          </table:table-cell>
          <table:table-cell table:style-name="ce32" table:formula="of:=8*[.$N4]" office:value-type="float" office:value="0.12836678023368" calcext:value-type="float">
            <text:p>0.128</text:p>
          </table:table-cell>
          <table:table-cell table:style-name="ce16" table:formula="of:=ROUNDUP([.$L4]/[.$N4];0)" office:value-type="float" office:value="31072" calcext:value-type="float">
            <text:p>31072</text:p>
          </table:table-cell>
          <table:table-cell table:style-name="ce32" table:formula="of:=[.$R4]/[.$O4]" office:value-type="float" office:value="498.576574427613" calcext:value-type="float">
            <text:p>498.577</text:p>
          </table:table-cell>
          <table:table-cell table:style-name="ce25" table:formula="of:=[.$L4]/300" office:value-type="float" office:value="1.66190452814178" calcext:value-type="float">
            <text:p>1.662</text:p>
          </table:table-cell>
          <table:table-cell table:style-name="ce2" table:formula="of:=[.L4]/([.F4]+[.G4])" office:value-type="float" office:value="5.08746284125034" calcext:value-type="float">
            <text:p>5.0874628412503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Prolog2</text:p>
          </table:table-cell>
          <table:table-cell table:style-name="ce17" office:value-type="float" office:value="9" calcext:value-type="float">
            <text:p>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8" calcext:value-type="float">
            <text:p>28</text:p>
          </table:table-cell>
          <table:table-cell table:style-name="ce26" table:formula="of:=[.$F5]/[.$G5]" office:value-type="float" office:value="1.78571428571429" calcext:value-type="float">
            <text:p>1.786</text:p>
          </table:table-cell>
          <table:table-cell table:style-name="ce33" table:formula="of:=[.$D5]*(LOG10([.$D5])/LOG10(2))+[.$E5]*(LOG10([.$E5])/LOG10(2))" office:value-type="float" office:value="122.789837210062" calcext:value-type="float">
            <text:p>122.790</text:p>
          </table:table-cell>
          <table:table-cell table:style-name="ce50" table:formula="of:=[.$F5]+[.$G5]" office:value-type="float" office:value="78" calcext:value-type="float">
            <text:p>78</text:p>
          </table:table-cell>
          <table:table-cell table:style-name="ce53" table:formula="of:=ROUND(100*(MAX(ROUNDUP([.$I5];0);[.$J5])-MIN(ROUNDUP([.$I5];0);[.$J5]))/MAX(ROUNDUP([.$I5];0);[.$J5]);0)" office:value-type="float" office:value="37" calcext:value-type="float">
            <text:p>37</text:p>
          </table:table-cell>
          <table:table-cell table:style-name="ce33" table:formula="of:=([.$F5]+[.$G5])*LOG10([.$D5]+[.$E5])/LOG10(2)" office:value-type="float" office:value="386.427312210176" calcext:value-type="float">
            <text:p>386.427</text:p>
          </table:table-cell>
          <table:table-cell table:style-name="ce46" table:formula="of:=2*[.$E5]/([.$D5]*[.$G5])" office:value-type="float" office:value="0.086734693877551" calcext:value-type="float">
            <text:p>0.087</text:p>
          </table:table-cell>
          <table:table-cell table:style-name="ce26" table:formula="of:=8/[.$L5]" office:value-type="float" office:value="0.0207024704186769" calcext:value-type="float">
            <text:p>0.021</text:p>
          </table:table-cell>
          <table:table-cell table:style-name="ce33" table:formula="of:=1/[.$N5]" office:value-type="float" office:value="48.303414026272" calcext:value-type="float">
            <text:p>48.303</text:p>
          </table:table-cell>
          <table:table-cell table:style-name="ce33" table:formula="of:=[.$M5]*[.$L5]" office:value-type="float" office:value="33.5166546304745" calcext:value-type="float">
            <text:p>33.517</text:p>
          </table:table-cell>
          <table:table-cell table:style-name="ce33" table:formula="of:=8*[.$N5]" office:value-type="float" office:value="0.165619763349415" calcext:value-type="float">
            <text:p>0.166</text:p>
          </table:table-cell>
          <table:table-cell table:style-name="ce17" table:formula="of:=ROUNDUP([.$L5]/[.$N5];0)" office:value-type="float" office:value="18666" calcext:value-type="float">
            <text:p>18666</text:p>
          </table:table-cell>
          <table:table-cell table:style-name="ce33" table:formula="of:=[.$R5]/[.$O5]" office:value-type="float" office:value="386.432312835023" calcext:value-type="float">
            <text:p>386.432</text:p>
          </table:table-cell>
          <table:table-cell table:style-name="ce26" table:formula="of:=[.$L5]/300" office:value-type="float" office:value="1.28809104070059" calcext:value-type="float">
            <text:p>1.288</text:p>
          </table:table-cell>
          <table:table-cell table:style-name="ce2" table:formula="of:=[.L5]/([.F5]+[.G5])" office:value-type="float" office:value="4.95419631038688" calcext:value-type="float">
            <text:p>4.95419631038688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XSLT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26" table:formula="of:=[.$F6]/[.$G6]" office:value-type="float" office:value="1.2" calcext:value-type="float">
            <text:p>1.200</text:p>
          </table:table-cell>
          <table:table-cell table:style-name="ce33" table:formula="of:=[.$D6]*(LOG10([.$D6])/LOG10(2))+[.$E6]*(LOG10([.$E6])/LOG10(2))" office:value-type="float" office:value="23.2192809488736" calcext:value-type="float">
            <text:p>23.219</text:p>
          </table:table-cell>
          <table:table-cell table:style-name="ce50" table:formula="of:=[.$F6]+[.$G6]" office:value-type="float" office:value="11" calcext:value-type="float">
            <text:p>11</text:p>
          </table:table-cell>
          <table:table-cell table:style-name="ce53" table:formula="of:=ROUND(100*(MAX(ROUNDUP([.$I6];0);[.$J6])-MIN(ROUNDUP([.$I6];0);[.$J6]))/MAX(ROUNDUP([.$I6];0);[.$J6]);0)" office:value-type="float" office:value="54" calcext:value-type="float">
            <text:p>54</text:p>
          </table:table-cell>
          <table:table-cell table:style-name="ce33" table:formula="of:=([.$F6]+[.$G6])*LOG10([.$D6]+[.$E6])/LOG10(2)" office:value-type="float" office:value="36.541209043761" calcext:value-type="float">
            <text:p>36.541</text:p>
          </table:table-cell>
          <table:table-cell table:style-name="ce46" table:formula="of:=2*[.$E6]/([.$D6]*[.$G6])" office:value-type="float" office:value="0.4" calcext:value-type="float">
            <text:p>0.400</text:p>
          </table:table-cell>
          <table:table-cell table:style-name="ce26" table:formula="of:=8/[.$L6]" office:value-type="float" office:value="0.218930905937441" calcext:value-type="float">
            <text:p>0.219</text:p>
          </table:table-cell>
          <table:table-cell table:style-name="ce33" table:formula="of:=1/[.$N6]" office:value-type="float" office:value="4.56765113047012" calcext:value-type="float">
            <text:p>4.568</text:p>
          </table:table-cell>
          <table:table-cell table:style-name="ce33" table:formula="of:=[.$M6]*[.$L6]" office:value-type="float" office:value="14.6164836175044" calcext:value-type="float">
            <text:p>14.616</text:p>
          </table:table-cell>
          <table:table-cell table:style-name="ce33" table:formula="of:=8*[.$N6]" office:value-type="float" office:value="1.75144724749953" calcext:value-type="float">
            <text:p>1.751</text:p>
          </table:table-cell>
          <table:table-cell table:style-name="ce17" table:formula="of:=ROUNDUP([.$L6]/[.$N6];0)" office:value-type="float" office:value="167" calcext:value-type="float">
            <text:p>167</text:p>
          </table:table-cell>
          <table:table-cell table:style-name="ce33" table:formula="of:=[.$R6]/[.$O6]" office:value-type="float" office:value="36.5614612915526" calcext:value-type="float">
            <text:p>36.561</text:p>
          </table:table-cell>
          <table:table-cell table:style-name="ce26" table:formula="of:=[.$L6]/300" office:value-type="float" office:value="0.12180403014587" calcext:value-type="float">
            <text:p>0.122</text:p>
          </table:table-cell>
          <table:table-cell table:style-name="ce2" table:formula="of:=[.L6]/([.F6]+[.G6])" office:value-type="float" office:value="3.32192809488736" calcext:value-type="float">
            <text:p>3.3219280948873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6"/>
          <table:table-cell table:style-name="ce11" office:value-type="string" calcext:value-type="string">
            <text:p>XSLT2</text:p>
          </table:table-cell>
          <table:table-cell table:style-name="ce6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3" calcext:value-type="float">
            <text:p>23</text:p>
          </table:table-cell>
          <table:table-cell table:style-name="ce27" table:formula="of:=[.$F7]/[.$G7]" office:value-type="float" office:value="1.26086956521739" calcext:value-type="float">
            <text:p>1.26086956521739</text:p>
          </table:table-cell>
          <table:table-cell table:style-name="ce21" table:formula="of:=[.$D7]*(LOG10([.$D7])/LOG10(2))+[.$E7]*(LOG10([.$E7])/LOG10(2))" office:value-type="float" office:value="54.6291904830907" calcext:value-type="float">
            <text:p>54.6291904830907</text:p>
          </table:table-cell>
          <table:table-cell table:style-name="ce21" table:formula="of:=[.$F7]+[.$G7]" office:value-type="float" office:value="52" calcext:value-type="float">
            <text:p>52</text:p>
          </table:table-cell>
          <table:table-cell table:style-name="ce21" table:formula="of:=ROUND(100*(MAX(ROUNDUP([.$I7];0);[.$J7])-MIN(ROUNDUP([.$I7];0);[.$J7]))/MAX(ROUNDUP([.$I7];0);[.$J7]);0)" office:value-type="float" office:value="5" calcext:value-type="float">
            <text:p>5</text:p>
          </table:table-cell>
          <table:table-cell table:style-name="ce21" table:formula="of:=([.$F7]+[.$G7])*LOG10([.$D7]+[.$E7])/LOG10(2)" office:value-type="float" office:value="212.548067745018" calcext:value-type="float">
            <text:p>212.548067745018</text:p>
          </table:table-cell>
          <table:table-cell table:style-name="ce6" table:formula="of:=2*[.$E7]/([.$D7]*[.$G7])" office:value-type="float" office:value="0.208695652173913" calcext:value-type="float">
            <text:p>0.208695652173913</text:p>
          </table:table-cell>
          <table:table-cell table:style-name="ce27" table:formula="of:=8/[.$L7]" office:value-type="float" office:value="0.0376385449412655" calcext:value-type="float">
            <text:p>0.037638544941266</text:p>
          </table:table-cell>
          <table:table-cell table:style-name="ce21" table:formula="of:=1/[.$N7]" office:value-type="float" office:value="26.5685084681272" calcext:value-type="float">
            <text:p>26.5685084681272</text:p>
          </table:table-cell>
          <table:table-cell table:style-name="ce21" table:formula="of:=[.$M7]*[.$L7]" office:value-type="float" office:value="44.3578576163515" calcext:value-type="float">
            <text:p>44.3578576163515</text:p>
          </table:table-cell>
          <table:table-cell table:style-name="ce21" table:formula="of:=8*[.$N7]" office:value-type="float" office:value="0.301108359530124" calcext:value-type="float">
            <text:p>0.301108359530124</text:p>
          </table:table-cell>
          <table:table-cell table:style-name="ce6" table:formula="of:=ROUNDUP([.$L7]/[.$N7];0)" office:value-type="float" office:value="5648" calcext:value-type="float">
            <text:p>5648</text:p>
          </table:table-cell>
          <table:table-cell table:style-name="ce21" table:formula="of:=[.$R7]/[.$O7]" office:value-type="float" office:value="212.582501828268" calcext:value-type="float">
            <text:p>212.582501828268</text:p>
          </table:table-cell>
          <table:table-cell table:style-name="ce27" table:formula="of:=[.$L7]/300" office:value-type="float" office:value="0.708493559150059" calcext:value-type="float">
            <text:p>0.708493559150059</text:p>
          </table:table-cell>
          <table:table-cell table:style-name="ce2" table:formula="of:=[.L7]/([.F7]+[.G7])" office:value-type="float" office:value="4.08746284125034" calcext:value-type="float">
            <text:p>4.0874628412503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Prolog</text:p>
          </table:table-cell>
          <table:table-cell table:style-name="ce16" office:value-type="float" office:value="7" calcext:value-type="float">
            <text:p>7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5" calcext:value-type="float">
            <text:p>15</text:p>
          </table:table-cell>
          <table:table-cell table:style-name="ce28" table:formula="of:=[.$F8]/[.$G8]" office:value-type="float" office:value="1.93333333333333" calcext:value-type="float">
            <text:p>1.933</text:p>
          </table:table-cell>
          <table:table-cell table:style-name="ce32" table:formula="of:=[.$D8]*(LOG10([.$D8])/LOG10(2))+[.$E8]*(LOG10([.$E8])/LOG10(2))" office:value-type="float" office:value="76.2388309575275" calcext:value-type="float">
            <text:p>76.239</text:p>
          </table:table-cell>
          <table:table-cell table:style-name="ce49" table:formula="of:=[.$F8]+[.$G8]" office:value-type="float" office:value="44" calcext:value-type="float">
            <text:p>44</text:p>
          </table:table-cell>
          <table:table-cell table:style-name="ce52" table:formula="of:=ROUND(100*(MAX(ROUNDUP([.$I8];0);[.$J8])-MIN(ROUNDUP([.$I8];0);[.$J8]))/MAX(ROUNDUP([.$I8];0);[.$J8]);0)" office:value-type="float" office:value="43" calcext:value-type="float">
            <text:p>43</text:p>
          </table:table-cell>
          <table:table-cell table:style-name="ce32" table:formula="of:=([.$F8]+[.$G8])*LOG10([.$D8]+[.$E8])/LOG10(2)" office:value-type="float" office:value="196.214991220041" calcext:value-type="float">
            <text:p>196.215</text:p>
          </table:table-cell>
          <table:table-cell table:style-name="ce45" table:formula="of:=2*[.$E8]/([.$D8]*[.$G8])" office:value-type="float" office:value="0.111111111111111" calcext:value-type="float">
            <text:p>0.111</text:p>
          </table:table-cell>
          <table:table-cell table:style-name="ce25" table:formula="of:=8/[.$L8]" office:value-type="float" office:value="0.0407716044031955" calcext:value-type="float">
            <text:p>0.041</text:p>
          </table:table-cell>
          <table:table-cell table:style-name="ce32" table:formula="of:=1/[.$N8]" office:value-type="float" office:value="24.5268739025051" calcext:value-type="float">
            <text:p>24.527</text:p>
          </table:table-cell>
          <table:table-cell table:style-name="ce32" table:formula="of:=[.$M8]*[.$L8]" office:value-type="float" office:value="21.8016656911157" calcext:value-type="float">
            <text:p>21.802</text:p>
          </table:table-cell>
          <table:table-cell table:style-name="ce32" table:formula="of:=8*[.$N8]" office:value-type="float" office:value="0.326172835225564" calcext:value-type="float">
            <text:p>0.326</text:p>
          </table:table-cell>
          <table:table-cell table:style-name="ce16" table:formula="of:=ROUNDUP([.$L8]/[.$N8];0)" office:value-type="float" office:value="4813" calcext:value-type="float">
            <text:p>4813</text:p>
          </table:table-cell>
          <table:table-cell table:style-name="ce32" table:formula="of:=[.$R8]/[.$O8]" office:value-type="float" office:value="196.23373199258" calcext:value-type="float">
            <text:p>196.234</text:p>
          </table:table-cell>
          <table:table-cell table:style-name="ce25" table:formula="of:=[.$L8]/300" office:value-type="float" office:value="0.65404997073347" calcext:value-type="float">
            <text:p>0.654</text:p>
          </table:table-cell>
          <table:table-cell table:style-name="ce2" table:formula="of:=[.L8]/([.F8]+[.G8])" office:value-type="float" office:value="4.4594316186373" calcext:value-type="float">
            <text:p>4.4594316186373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Prolog2</text:p>
          </table:table-cell>
          <table:table-cell table:style-name="ce17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3" calcext:value-type="float">
            <text:p>13</text:p>
          </table:table-cell>
          <table:table-cell table:style-name="ce29" table:formula="of:=[.$F9]/[.$G9]" office:value-type="float" office:value="1.84615384615385" calcext:value-type="float">
            <text:p>1.846</text:p>
          </table:table-cell>
          <table:table-cell table:style-name="ce33" table:formula="of:=[.$D9]*(LOG10([.$D9])/LOG10(2))+[.$E9]*(LOG10([.$E9])/LOG10(2))" office:value-type="float" office:value="71.2730287538839" calcext:value-type="float">
            <text:p>71.273</text:p>
          </table:table-cell>
          <table:table-cell table:style-name="ce50" table:formula="of:=[.$F9]+[.$G9]" office:value-type="float" office:value="37" calcext:value-type="float">
            <text:p>37</text:p>
          </table:table-cell>
          <table:table-cell table:style-name="ce54" table:formula="of:=ROUND(100*(MAX(ROUNDUP([.$I9];0);[.$J9])-MIN(ROUNDUP([.$I9];0);[.$J9]))/MAX(ROUNDUP([.$I9];0);[.$J9]);0)" office:value-type="float" office:value="49" calcext:value-type="float">
            <text:p>49</text:p>
          </table:table-cell>
          <table:table-cell table:style-name="ce33" table:formula="of:=([.$F9]+[.$G9])*LOG10([.$D9]+[.$E9])/LOG10(2)" office:value-type="float" office:value="162.515744642814" calcext:value-type="float">
            <text:p>162.516</text:p>
          </table:table-cell>
          <table:table-cell table:style-name="ce46" table:formula="of:=2*[.$E9]/([.$D9]*[.$G9])" office:value-type="float" office:value="0.13986013986014" calcext:value-type="float">
            <text:p>0.140</text:p>
          </table:table-cell>
          <table:table-cell table:style-name="ce26" table:formula="of:=8/[.$L9]" office:value-type="float" office:value="0.0492259997182601" calcext:value-type="float">
            <text:p>0.049</text:p>
          </table:table-cell>
          <table:table-cell table:style-name="ce33" table:formula="of:=1/[.$N9]" office:value-type="float" office:value="20.3144680803518" calcext:value-type="float">
            <text:p>20.314</text:p>
          </table:table-cell>
          <table:table-cell table:style-name="ce33" table:formula="of:=[.$M9]*[.$L9]" office:value-type="float" office:value="22.7294747752188" calcext:value-type="float">
            <text:p>22.729</text:p>
          </table:table-cell>
          <table:table-cell table:style-name="ce33" table:formula="of:=8*[.$N9]" office:value-type="float" office:value="0.393807997746081" calcext:value-type="float">
            <text:p>0.394</text:p>
          </table:table-cell>
          <table:table-cell table:style-name="ce17" table:formula="of:=ROUNDUP([.$L9]/[.$N9];0)" office:value-type="float" office:value="3302" calcext:value-type="float">
            <text:p>3302</text:p>
          </table:table-cell>
          <table:table-cell table:style-name="ce33" table:formula="of:=[.$R9]/[.$O9]" office:value-type="float" office:value="162.544251069695" calcext:value-type="float">
            <text:p>162.544</text:p>
          </table:table-cell>
          <table:table-cell table:style-name="ce26" table:formula="of:=[.$L9]/300" office:value-type="float" office:value="0.54171914880938" calcext:value-type="float">
            <text:p>0.542</text:p>
          </table:table-cell>
          <table:table-cell table:style-name="ce2" table:formula="of:=[.L9]/([.F9]+[.G9])" office:value-type="float" office:value="4.39231742277876" calcext:value-type="float">
            <text:p>4.392317422778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XSLT</text:p>
          </table:table-cell>
          <table:table-cell table:style-name="ce1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9" table:formula="of:=[.$F10]/[.$G10]" office:value-type="float" office:value="0.5" calcext:value-type="float">
            <text:p>0.500</text:p>
          </table:table-cell>
          <table:table-cell table:style-name="ce33" table:formula="of:=[.$D10]*(LOG10([.$D10])/LOG10(2))+[.$E10]*(LOG10([.$E10])/LOG10(2))" office:value-type="float" office:value="2" calcext:value-type="float">
            <text:p>2.000</text:p>
          </table:table-cell>
          <table:table-cell table:style-name="ce50" table:formula="of:=[.$F10]+[.$G10]" office:value-type="float" office:value="3" calcext:value-type="float">
            <text:p>3</text:p>
          </table:table-cell>
          <table:table-cell table:style-name="ce53" table:formula="of:=ROUND(100*(MAX(ROUNDUP([.$I10];0);[.$J10])-MIN(ROUNDUP([.$I10];0);[.$J10]))/MAX(ROUNDUP([.$I10];0);[.$J10]);0)" office:value-type="float" office:value="33" calcext:value-type="float">
            <text:p>33</text:p>
          </table:table-cell>
          <table:table-cell table:style-name="ce33" table:formula="of:=([.$F10]+[.$G10])*LOG10([.$D10]+[.$E10])/LOG10(2)" office:value-type="float" office:value="4.75488750216347" calcext:value-type="float">
            <text:p>4.755</text:p>
          </table:table-cell>
          <table:table-cell table:style-name="ce46" table:formula="of:=2*[.$E10]/([.$D10]*[.$G10])" office:value-type="float" office:value="2" calcext:value-type="float">
            <text:p>2.000</text:p>
          </table:table-cell>
          <table:table-cell table:style-name="ce26" table:formula="of:=8/[.$L10]" office:value-type="float" office:value="1.68247934285722" calcext:value-type="float">
            <text:p>1.682</text:p>
          </table:table-cell>
          <table:table-cell table:style-name="ce33" table:formula="of:=1/[.$N10]" office:value-type="float" office:value="0.594360937770434" calcext:value-type="float">
            <text:p>0.594</text:p>
          </table:table-cell>
          <table:table-cell table:style-name="ce33" table:formula="of:=[.$M10]*[.$L10]" office:value-type="float" office:value="9.50977500432694" calcext:value-type="float">
            <text:p>9.510</text:p>
          </table:table-cell>
          <table:table-cell table:style-name="ce33" table:formula="of:=8*[.$N10]" office:value-type="float" office:value="13.4598347428578" calcext:value-type="float">
            <text:p>13.460</text:p>
          </table:table-cell>
          <table:table-cell table:style-name="ce17" table:formula="of:=ROUNDUP([.$L10]/[.$N10];0)" office:value-type="float" office:value="3" calcext:value-type="float">
            <text:p>3</text:p>
          </table:table-cell>
          <table:table-cell table:style-name="ce33" table:formula="of:=[.$R10]/[.$O10]" office:value-type="float" office:value="5.04743802857166" calcext:value-type="float">
            <text:p>5.047</text:p>
          </table:table-cell>
          <table:table-cell table:style-name="ce26" table:formula="of:=[.$L10]/300" office:value-type="float" office:value="0.0158496250072116" calcext:value-type="float">
            <text:p>0.016</text:p>
          </table:table-cell>
          <table:table-cell table:style-name="ce2" table:formula="of:=[.L10]/([.F10]+[.G10])" office:value-type="float" office:value="1.58496250072116" calcext:value-type="float">
            <text:p>1.5849625007211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6"/>
          <table:table-cell table:style-name="ce11" office:value-type="string" calcext:value-type="string">
            <text:p>XSLT2</text:p>
          </table:table-cell>
          <table:table-cell table:style-name="ce6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7" table:formula="of:=[.$F11]/[.$G11]" office:value-type="float" office:value="0.888888888888889" calcext:value-type="float">
            <text:p>0.888888888888889</text:p>
          </table:table-cell>
          <table:table-cell table:style-name="ce21" table:formula="of:=[.$D11]*(LOG10([.$D11])/LOG10(2))+[.$E11]*(LOG10([.$E11])/LOG10(2))" office:value-type="float" office:value="23.5097750043269" calcext:value-type="float">
            <text:p>23.5097750043269</text:p>
          </table:table-cell>
          <table:table-cell table:style-name="ce21" table:formula="of:=[.$F11]+[.$G11]" office:value-type="float" office:value="17" calcext:value-type="float">
            <text:p>17</text:p>
          </table:table-cell>
          <table:table-cell table:style-name="ce21" table:formula="of:=ROUND(100*(MAX(ROUNDUP([.$I11];0);[.$J11])-MIN(ROUNDUP([.$I11];0);[.$J11]))/MAX(ROUNDUP([.$I11];0);[.$J11]);0)" office:value-type="float" office:value="29" calcext:value-type="float">
            <text:p>29</text:p>
          </table:table-cell>
          <table:table-cell table:style-name="ce21" table:formula="of:=([.$F11]+[.$G11])*LOG10([.$D11]+[.$E11])/LOG10(2)" office:value-type="float" office:value="56.4727776130852" calcext:value-type="float">
            <text:p>56.4727776130852</text:p>
          </table:table-cell>
          <table:table-cell table:style-name="ce6" table:formula="of:=2*[.$E11]/([.$D11]*[.$G11])" office:value-type="float" office:value="0.333333333333333" calcext:value-type="float">
            <text:p>0.333333333333333</text:p>
          </table:table-cell>
          <table:table-cell table:style-name="ce27" table:formula="of:=8/[.$L11]" office:value-type="float" office:value="0.141661174430109" calcext:value-type="float">
            <text:p>0.141661174430109</text:p>
          </table:table-cell>
          <table:table-cell table:style-name="ce21" table:formula="of:=1/[.$N11]" office:value-type="float" office:value="7.05909720163564" calcext:value-type="float">
            <text:p>7.05909720163564</text:p>
          </table:table-cell>
          <table:table-cell table:style-name="ce21" table:formula="of:=[.$M11]*[.$L11]" office:value-type="float" office:value="18.8242592043617" calcext:value-type="float">
            <text:p>18.8242592043617</text:p>
          </table:table-cell>
          <table:table-cell table:style-name="ce21" table:formula="of:=8*[.$N11]" office:value-type="float" office:value="1.13328939544087" calcext:value-type="float">
            <text:p>1.13328939544087</text:p>
          </table:table-cell>
          <table:table-cell table:style-name="ce6" table:formula="of:=ROUNDUP([.$L11]/[.$N11];0)" office:value-type="float" office:value="399" calcext:value-type="float">
            <text:p>399</text:p>
          </table:table-cell>
          <table:table-cell table:style-name="ce21" table:formula="of:=[.$R11]/[.$O11]" office:value-type="float" office:value="56.5228085976134" calcext:value-type="float">
            <text:p>56.5228085976134</text:p>
          </table:table-cell>
          <table:table-cell table:style-name="ce27" table:formula="of:=[.$L11]/300" office:value-type="float" office:value="0.188242592043617" calcext:value-type="float">
            <text:p>0.188242592043617</text:p>
          </table:table-cell>
          <table:table-cell table:style-name="ce2" table:formula="of:=[.L11]/([.F11]+[.G11])" office:value-type="float" office:value="3.32192809488736" calcext:value-type="float">
            <text:p>3.3219280948873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Prolog</text:p>
          </table:table-cell>
          <table:table-cell table:style-name="ce16" office:value-type="float" office:value="16" calcext:value-type="float">
            <text:p>1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40" calcext:value-type="float">
            <text:p>40</text:p>
          </table:table-cell>
          <table:table-cell table:style-name="ce25" table:formula="of:=[.$F12]/[.$G12]" office:value-type="float" office:value="2.025" calcext:value-type="float">
            <text:p>2.025</text:p>
          </table:table-cell>
          <table:table-cell table:style-name="ce32" table:formula="of:=[.$D12]*(LOG10([.$D12])/LOG10(2))+[.$E12]*(LOG10([.$E12])/LOG10(2))" office:value-type="float" office:value="130.292413683364" calcext:value-type="float">
            <text:p>130.292</text:p>
          </table:table-cell>
          <table:table-cell table:style-name="ce49" table:formula="of:=[.$F12]+[.$G12]" office:value-type="float" office:value="121" calcext:value-type="float">
            <text:p>121</text:p>
          </table:table-cell>
          <table:table-cell table:style-name="ce52" table:formula="of:=ROUND(100*(MAX(ROUNDUP([.$I12];0);[.$J12])-MIN(ROUNDUP([.$I12];0);[.$J12]))/MAX(ROUNDUP([.$I12];0);[.$J12]);0)" office:value-type="float" office:value="8" calcext:value-type="float">
            <text:p>8</text:p>
          </table:table-cell>
          <table:table-cell table:style-name="ce32" table:formula="of:=([.$F12]+[.$G12])*LOG10([.$D12]+[.$E12])/LOG10(2)" office:value-type="float" office:value="605" calcext:value-type="float">
            <text:p>605.000</text:p>
          </table:table-cell>
          <table:table-cell table:style-name="ce45" table:formula="of:=2*[.$E12]/([.$D12]*[.$G12])" office:value-type="float" office:value="0.0954545454545455" calcext:value-type="float">
            <text:p>0.095</text:p>
          </table:table-cell>
          <table:table-cell table:style-name="ce25" table:formula="of:=8/[.$L12]" office:value-type="float" office:value="0.0132231404958678" calcext:value-type="float">
            <text:p>0.013</text:p>
          </table:table-cell>
          <table:table-cell table:style-name="ce32" table:formula="of:=1/[.$N12]" office:value-type="float" office:value="75.625" calcext:value-type="float">
            <text:p>75.625</text:p>
          </table:table-cell>
          <table:table-cell table:style-name="ce32" table:formula="of:=[.$M12]*[.$L12]" office:value-type="float" office:value="57.75" calcext:value-type="float">
            <text:p>57.750</text:p>
          </table:table-cell>
          <table:table-cell table:style-name="ce32" table:formula="of:=8*[.$N12]" office:value-type="float" office:value="0.105785123966942" calcext:value-type="float">
            <text:p>0.106</text:p>
          </table:table-cell>
          <table:table-cell table:style-name="ce16" table:formula="of:=ROUNDUP([.$L12]/[.$N12];0)" office:value-type="float" office:value="45754" calcext:value-type="float">
            <text:p>45754</text:p>
          </table:table-cell>
          <table:table-cell table:style-name="ce32" table:formula="of:=[.$R12]/[.$O12]" office:value-type="float" office:value="605.011570247934" calcext:value-type="float">
            <text:p>605.012</text:p>
          </table:table-cell>
          <table:table-cell table:style-name="ce25" table:formula="of:=[.$L12]/300" office:value-type="float" office:value="2.01666666666667" calcext:value-type="float">
            <text:p>2.017</text:p>
          </table:table-cell>
          <table:table-cell table:style-name="ce2" table:formula="of:=[.L12]/([.F12]+[.G12])" office:value-type="float" office:value="5" calcext:value-type="float">
            <text:p>5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XSLT</text:p>
          </table:table-cell>
          <table:table-cell table:style-name="ce17" office:value-type="float" office:value="21" calcext:value-type="float">
            <text:p>2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26" table:formula="of:=[.$F13]/[.$G13]" office:value-type="float" office:value="1.33333333333333" calcext:value-type="float">
            <text:p>1.333</text:p>
          </table:table-cell>
          <table:table-cell table:style-name="ce33" table:formula="of:=[.$D13]*(LOG10([.$D13])/LOG10(2))+[.$E13]*(LOG10([.$E13])/LOG10(2))" office:value-type="float" office:value="35.1612594587302" calcext:value-type="float">
            <text:p>35.161</text:p>
          </table:table-cell>
          <table:table-cell table:style-name="ce50" table:formula="of:=[.$F13]+[.$G13]" office:value-type="float" office:value="21" calcext:value-type="float">
            <text:p>21</text:p>
          </table:table-cell>
          <table:table-cell table:style-name="ce53" table:formula="of:=ROUND(100*(MAX(ROUNDUP([.$I13];0);[.$J13])-MIN(ROUNDUP([.$I13];0);[.$J13]))/MAX(ROUNDUP([.$I13];0);[.$J13]);0)" office:value-type="float" office:value="42" calcext:value-type="float">
            <text:p>42</text:p>
          </table:table-cell>
          <table:table-cell table:style-name="ce33" table:formula="of:=([.$F13]+[.$G13])*LOG10([.$D13]+[.$E13])/LOG10(2)" office:value-type="float" office:value="77.7092340809629" calcext:value-type="float">
            <text:p>77.709</text:p>
          </table:table-cell>
          <table:table-cell table:style-name="ce46" table:formula="of:=2*[.$E13]/([.$D13]*[.$G13])" office:value-type="float" office:value="0.259259259259259" calcext:value-type="float">
            <text:p>0.259</text:p>
          </table:table-cell>
          <table:table-cell table:style-name="ce26" table:formula="of:=8/[.$L13]" office:value-type="float" office:value="0.102947868353265" calcext:value-type="float">
            <text:p>0.103</text:p>
          </table:table-cell>
          <table:table-cell table:style-name="ce33" table:formula="of:=1/[.$N13]" office:value-type="float" office:value="9.71365426012037" calcext:value-type="float">
            <text:p>9.714</text:p>
          </table:table-cell>
          <table:table-cell table:style-name="ce33" table:formula="of:=[.$M13]*[.$L13]" office:value-type="float" office:value="20.1468384654348" calcext:value-type="float">
            <text:p>20.147</text:p>
          </table:table-cell>
          <table:table-cell table:style-name="ce33" table:formula="of:=8*[.$N13]" office:value-type="float" office:value="0.823582946826117" calcext:value-type="float">
            <text:p>0.824</text:p>
          </table:table-cell>
          <table:table-cell table:style-name="ce17" table:formula="of:=ROUNDUP([.$L13]/[.$N13];0)" office:value-type="float" office:value="755" calcext:value-type="float">
            <text:p>755</text:p>
          </table:table-cell>
          <table:table-cell table:style-name="ce33" table:formula="of:=[.$R13]/[.$O13]" office:value-type="float" office:value="77.7256406067148" calcext:value-type="float">
            <text:p>77.726</text:p>
          </table:table-cell>
          <table:table-cell table:style-name="ce26" table:formula="of:=[.$L13]/300" office:value-type="float" office:value="0.259030780269876" calcext:value-type="float">
            <text:p>0.259</text:p>
          </table:table-cell>
          <table:table-cell table:style-name="ce2" table:formula="of:=[.L13]/([.F13]+[.G13])" office:value-type="float" office:value="3.70043971814109" calcext:value-type="float">
            <text:p>3.70043971814109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6"/>
          <table:table-cell table:style-name="ce11" office:value-type="string" calcext:value-type="string">
            <text:p>XSLT2</text:p>
          </table:table-cell>
          <table:table-cell table:style-name="ce6" office:value-type="float" office:value="21" calcext:value-type="float">
            <text:p>2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49" calcext:value-type="float">
            <text:p>49</text:p>
          </table:table-cell>
          <table:table-cell table:style-name="ce23" table:formula="of:=[.$F14]/[.$G14]" office:value-type="float" office:value="1.16326530612245" calcext:value-type="float">
            <text:p>1.16326530612245</text:p>
          </table:table-cell>
          <table:table-cell table:style-name="ce21" table:formula="of:=[.$D14]*(LOG10([.$D14])/LOG10(2))+[.$E14]*(LOG10([.$E14])/LOG10(2))" office:value-type="float" office:value="86.6682905003984" calcext:value-type="float">
            <text:p>86.6682905003984</text:p>
          </table:table-cell>
          <table:table-cell table:style-name="ce21" table:formula="of:=[.$F14]+[.$G14]" office:value-type="float" office:value="106" calcext:value-type="float">
            <text:p>106</text:p>
          </table:table-cell>
          <table:table-cell table:style-name="ce21" table:formula="of:=ROUND(100*(MAX(ROUNDUP([.$I14];0);[.$J14])-MIN(ROUNDUP([.$I14];0);[.$J14]))/MAX(ROUNDUP([.$I14];0);[.$J14]);0)" office:value-type="float" office:value="18" calcext:value-type="float">
            <text:p>18</text:p>
          </table:table-cell>
          <table:table-cell table:style-name="ce21" table:formula="of:=([.$F14]+[.$G14])*LOG10([.$D14]+[.$E14])/LOG10(2)" office:value-type="float" office:value="479.497567342043" calcext:value-type="float">
            <text:p>479.497567342043</text:p>
          </table:table-cell>
          <table:table-cell table:style-name="ce6" table:formula="of:=2*[.$E14]/([.$D14]*[.$G14])" office:value-type="float" office:value="0.146938775510204" calcext:value-type="float">
            <text:p>0.146938775510204</text:p>
          </table:table-cell>
          <table:table-cell table:style-name="ce27" table:formula="of:=8/[.$L14]" office:value-type="float" office:value="0.0166841305250946" calcext:value-type="float">
            <text:p>0.016684130525095</text:p>
          </table:table-cell>
          <table:table-cell table:style-name="ce21" table:formula="of:=1/[.$N14]" office:value-type="float" office:value="59.9371959177554" calcext:value-type="float">
            <text:p>59.9371959177554</text:p>
          </table:table-cell>
          <table:table-cell table:style-name="ce21" table:formula="of:=[.$M14]*[.$L14]" office:value-type="float" office:value="70.4567854053615" calcext:value-type="float">
            <text:p>70.4567854053615</text:p>
          </table:table-cell>
          <table:table-cell table:style-name="ce21" table:formula="of:=8*[.$N14]" office:value-type="float" office:value="0.133473044200757" calcext:value-type="float">
            <text:p>0.133473044200757</text:p>
          </table:table-cell>
          <table:table-cell table:style-name="ce6" table:formula="of:=ROUNDUP([.$L14]/[.$N14];0)" office:value-type="float" office:value="28740" calcext:value-type="float">
            <text:p>28740</text:p>
          </table:table-cell>
          <table:table-cell table:style-name="ce21" table:formula="of:=[.$R14]/[.$O14]" office:value-type="float" office:value="479.50191129122" calcext:value-type="float">
            <text:p>479.50191129122</text:p>
          </table:table-cell>
          <table:table-cell table:style-name="ce27" table:formula="of:=[.$L14]/300" office:value-type="float" office:value="1.59832522447348" calcext:value-type="float">
            <text:p>1.59832522447348</text:p>
          </table:table-cell>
          <table:table-cell table:style-name="ce2" table:formula="of:=[.L14]/([.F14]+[.G14])" office:value-type="float" office:value="4.52356195605701" calcext:value-type="float">
            <text:p>4.5235619560570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Prolog</text:p>
          </table:table-cell>
          <table:table-cell table:style-name="ce16" office:value-type="float" office:value="10" calcext:value-type="float">
            <text:p>1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29" calcext:value-type="float">
            <text:p>29</text:p>
          </table:table-cell>
          <table:table-cell table:style-name="ce25" table:formula="of:=[.$F15]/[.$G15]" office:value-type="float" office:value="2" calcext:value-type="float">
            <text:p>2.000</text:p>
          </table:table-cell>
          <table:table-cell table:style-name="ce32" table:formula="of:=[.$D15]*(LOG10([.$D15])/LOG10(2))+[.$E15]*(LOG10([.$E15])/LOG10(2))" office:value-type="float" office:value="117.59258463709" calcext:value-type="float">
            <text:p>117.593</text:p>
          </table:table-cell>
          <table:table-cell table:style-name="ce49" table:formula="of:=[.$F15]+[.$G15]" office:value-type="float" office:value="87" calcext:value-type="float">
            <text:p>87</text:p>
          </table:table-cell>
          <table:table-cell table:style-name="ce52" table:formula="of:=ROUND(100*(MAX(ROUNDUP([.$I15];0);[.$J15])-MIN(ROUNDUP([.$I15];0);[.$J15]))/MAX(ROUNDUP([.$I15];0);[.$J15]);0)" office:value-type="float" office:value="26" calcext:value-type="float">
            <text:p>26</text:p>
          </table:table-cell>
          <table:table-cell table:style-name="ce32" table:formula="of:=([.$F15]+[.$G15])*LOG10([.$D15]+[.$E15])/LOG10(2)" office:value-type="float" office:value="426.899481817941" calcext:value-type="float">
            <text:p>426.899</text:p>
          </table:table-cell>
          <table:table-cell table:style-name="ce45" table:formula="of:=2*[.$E15]/([.$D15]*[.$G15])" office:value-type="float" office:value="0.0901856763925729" calcext:value-type="float">
            <text:p>0.090</text:p>
          </table:table-cell>
          <table:table-cell table:style-name="ce25" table:formula="of:=8/[.$L15]" office:value-type="float" office:value="0.018739774445104" calcext:value-type="float">
            <text:p>0.019</text:p>
          </table:table-cell>
          <table:table-cell table:style-name="ce32" table:formula="of:=1/[.$N15]" office:value-type="float" office:value="53.3624352272426" calcext:value-type="float">
            <text:p>53.362</text:p>
          </table:table-cell>
          <table:table-cell table:style-name="ce32" table:formula="of:=[.$M15]*[.$L15]" office:value-type="float" office:value="38.5002185193899" calcext:value-type="float">
            <text:p>38.500</text:p>
          </table:table-cell>
          <table:table-cell table:style-name="ce32" table:formula="of:=8*[.$N15]" office:value-type="float" office:value="0.149918195560832" calcext:value-type="float">
            <text:p>0.150</text:p>
          </table:table-cell>
          <table:table-cell table:style-name="ce16" table:formula="of:=ROUNDUP([.$L15]/[.$N15];0)" office:value-type="float" office:value="22781" calcext:value-type="float">
            <text:p>22781</text:p>
          </table:table-cell>
          <table:table-cell table:style-name="ce32" table:formula="of:=[.$R15]/[.$O15]" office:value-type="float" office:value="426.910801633915" calcext:value-type="float">
            <text:p>426.911</text:p>
          </table:table-cell>
          <table:table-cell table:style-name="ce25" table:formula="of:=[.$L15]/300" office:value-type="float" office:value="1.42299827272647" calcext:value-type="float">
            <text:p>1.423</text:p>
          </table:table-cell>
          <table:table-cell table:style-name="ce2" table:formula="of:=[.L15]/([.F15]+[.G15])" office:value-type="float" office:value="4.90689059560852" calcext:value-type="float">
            <text:p>4.90689059560852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Prolog2</text:p>
          </table:table-cell>
          <table:table-cell table:style-name="ce17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25" calcext:value-type="float">
            <text:p>25</text:p>
          </table:table-cell>
          <table:table-cell table:style-name="ce26" table:formula="of:=[.$F16]/[.$G16]" office:value-type="float" office:value="1.92" calcext:value-type="float">
            <text:p>1.920</text:p>
          </table:table-cell>
          <table:table-cell table:style-name="ce33" table:formula="of:=[.$D16]*(LOG10([.$D16])/LOG10(2))+[.$E16]*(LOG10([.$E16])/LOG10(2))" office:value-type="float" office:value="102.05374780501" calcext:value-type="float">
            <text:p>102.054</text:p>
          </table:table-cell>
          <table:table-cell table:style-name="ce50" table:formula="of:=[.$F16]+[.$G16]" office:value-type="float" office:value="73" calcext:value-type="float">
            <text:p>73</text:p>
          </table:table-cell>
          <table:table-cell table:style-name="ce53" table:formula="of:=ROUND(100*(MAX(ROUNDUP([.$I16];0);[.$J16])-MIN(ROUNDUP([.$I16];0);[.$J16]))/MAX(ROUNDUP([.$I16];0);[.$J16]);0)" office:value-type="float" office:value="29" calcext:value-type="float">
            <text:p>29</text:p>
          </table:table-cell>
          <table:table-cell table:style-name="ce33" table:formula="of:=([.$F16]+[.$G16])*LOG10([.$D16]+[.$E16])/LOG10(2)" office:value-type="float" office:value="347.106787657933" calcext:value-type="float">
            <text:p>347.107</text:p>
          </table:table-cell>
          <table:table-cell table:style-name="ce46" table:formula="of:=2*[.$E16]/([.$D16]*[.$G16])" office:value-type="float" office:value="0.116363636363636" calcext:value-type="float">
            <text:p>0.116</text:p>
          </table:table-cell>
          <table:table-cell table:style-name="ce26" table:formula="of:=8/[.$L16]" office:value-type="float" office:value="0.0230476622309208" calcext:value-type="float">
            <text:p>0.023</text:p>
          </table:table-cell>
          <table:table-cell table:style-name="ce33" table:formula="of:=1/[.$N16]" office:value-type="float" office:value="43.3883484572417" calcext:value-type="float">
            <text:p>43.388</text:p>
          </table:table-cell>
          <table:table-cell table:style-name="ce33" table:formula="of:=[.$M16]*[.$L16]" office:value-type="float" office:value="40.3906080183777" calcext:value-type="float">
            <text:p>40.391</text:p>
          </table:table-cell>
          <table:table-cell table:style-name="ce33" table:formula="of:=8*[.$N16]" office:value-type="float" office:value="0.184381297847367" calcext:value-type="float">
            <text:p>0.184</text:p>
          </table:table-cell>
          <table:table-cell table:style-name="ce17" table:formula="of:=ROUNDUP([.$L16]/[.$N16];0)" office:value-type="float" office:value="15061" calcext:value-type="float">
            <text:p>15061</text:p>
          </table:table-cell>
          <table:table-cell table:style-name="ce33" table:formula="of:=[.$R16]/[.$O16]" office:value-type="float" office:value="347.120840859898" calcext:value-type="float">
            <text:p>347.121</text:p>
          </table:table-cell>
          <table:table-cell table:style-name="ce26" table:formula="of:=[.$L16]/300" office:value-type="float" office:value="1.15702262552644" calcext:value-type="float">
            <text:p>1.157</text:p>
          </table:table-cell>
          <table:table-cell table:style-name="ce2" table:formula="of:=[.L16]/([.F16]+[.G16])" office:value-type="float" office:value="4.75488750216347" calcext:value-type="float">
            <text:p>4.75488750216347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Prolog3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" calcext:value-type="float">
            <text:p>16</text:p>
          </table:table-cell>
          <table:table-cell table:style-name="ce26" table:formula="of:=[.$F17]/[.$G17]" office:value-type="float" office:value="1.75" calcext:value-type="float">
            <text:p>1.750</text:p>
          </table:table-cell>
          <table:table-cell table:style-name="ce33" table:formula="of:=[.$D17]*(LOG10([.$D17])/LOG10(2))+[.$E17]*(LOG10([.$E17])/LOG10(2))" office:value-type="float" office:value="86.0391000173078" calcext:value-type="float">
            <text:p>86.039</text:p>
          </table:table-cell>
          <table:table-cell table:style-name="ce50" table:formula="of:=[.$F17]+[.$G17]" office:value-type="float" office:value="44" calcext:value-type="float">
            <text:p>44</text:p>
          </table:table-cell>
          <table:table-cell table:style-name="ce54" table:formula="of:=ROUND(100*(MAX(ROUNDUP([.$I17];0);[.$J17])-MIN(ROUNDUP([.$I17];0);[.$J17]))/MAX(ROUNDUP([.$I17];0);[.$J17]);0)" office:value-type="float" office:value="49" calcext:value-type="float">
            <text:p>49</text:p>
          </table:table-cell>
          <table:table-cell table:style-name="ce33" table:formula="of:=([.$F17]+[.$G17])*LOG10([.$D17]+[.$E17])/LOG10(2)" office:value-type="float" office:value="201.738350031731" calcext:value-type="float">
            <text:p>201.738</text:p>
          </table:table-cell>
          <table:table-cell table:style-name="ce46" table:formula="of:=2*[.$E17]/([.$D17]*[.$G17])" office:value-type="float" office:value="0.125" calcext:value-type="float">
            <text:p>0.125</text:p>
          </table:table-cell>
          <table:table-cell table:style-name="ce26" table:formula="of:=8/[.$L17]" office:value-type="float" office:value="0.0396553258155512" calcext:value-type="float">
            <text:p>0.040</text:p>
          </table:table-cell>
          <table:table-cell table:style-name="ce33" table:formula="of:=1/[.$N17]" office:value-type="float" office:value="25.2172937539664" calcext:value-type="float">
            <text:p>25.217</text:p>
          </table:table-cell>
          <table:table-cell table:style-name="ce33" table:formula="of:=[.$M17]*[.$L17]" office:value-type="float" office:value="25.2172937539664" calcext:value-type="float">
            <text:p>25.217</text:p>
          </table:table-cell>
          <table:table-cell table:style-name="ce33" table:formula="of:=8*[.$N17]" office:value-type="float" office:value="0.31724260652441" calcext:value-type="float">
            <text:p>0.317</text:p>
          </table:table-cell>
          <table:table-cell table:style-name="ce17" table:formula="of:=ROUNDUP([.$L17]/[.$N17];0)" office:value-type="float" office:value="5088" calcext:value-type="float">
            <text:p>5088</text:p>
          </table:table-cell>
          <table:table-cell table:style-name="ce33" table:formula="of:=[.$R17]/[.$O17]" office:value-type="float" office:value="201.766297749524" calcext:value-type="float">
            <text:p>201.766</text:p>
          </table:table-cell>
          <table:table-cell table:style-name="ce26" table:formula="of:=[.$L17]/300" office:value-type="float" office:value="0.672461166772436" calcext:value-type="float">
            <text:p>0.672</text:p>
          </table:table-cell>
          <table:table-cell table:style-name="ce2" table:formula="of:=[.L17]/([.F17]+[.G17])" office:value-type="float" office:value="4.58496250072116" calcext:value-type="float">
            <text:p>4.5849625007211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XSLT</text:p>
          </table:table-cell>
          <table:table-cell table:style-name="ce17" office:value-type="float" office:value="13" calcext:value-type="float">
            <text:p>13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26" table:formula="of:=[.$F18]/[.$G18]" office:value-type="float" office:value="1.16666666666667" calcext:value-type="float">
            <text:p>1.167</text:p>
          </table:table-cell>
          <table:table-cell table:style-name="ce33" table:formula="of:=[.$D18]*(LOG10([.$D18])/LOG10(2))+[.$E18]*(LOG10([.$E18])/LOG10(2))" office:value-type="float" office:value="23.2192809488736" calcext:value-type="float">
            <text:p>23.219</text:p>
          </table:table-cell>
          <table:table-cell table:style-name="ce50" table:formula="of:=[.$F18]+[.$G18]" office:value-type="float" office:value="13" calcext:value-type="float">
            <text:p>13</text:p>
          </table:table-cell>
          <table:table-cell table:style-name="ce53" table:formula="of:=ROUND(100*(MAX(ROUNDUP([.$I18];0);[.$J18])-MIN(ROUNDUP([.$I18];0);[.$J18]))/MAX(ROUNDUP([.$I18];0);[.$J18]);0)" office:value-type="float" office:value="46" calcext:value-type="float">
            <text:p>46</text:p>
          </table:table-cell>
          <table:table-cell table:style-name="ce33" table:formula="of:=([.$F18]+[.$G18])*LOG10([.$D18]+[.$E18])/LOG10(2)" office:value-type="float" office:value="43.1850652335357" calcext:value-type="float">
            <text:p>43.185</text:p>
          </table:table-cell>
          <table:table-cell table:style-name="ce46" table:formula="of:=2*[.$E18]/([.$D18]*[.$G18])" office:value-type="float" office:value="0.333333333333333" calcext:value-type="float">
            <text:p>0.333</text:p>
          </table:table-cell>
          <table:table-cell table:style-name="ce26" table:formula="of:=8/[.$L18]" office:value-type="float" office:value="0.185249228100912" calcext:value-type="float">
            <text:p>0.185</text:p>
          </table:table-cell>
          <table:table-cell table:style-name="ce33" table:formula="of:=1/[.$N18]" office:value-type="float" office:value="5.39813315419196" calcext:value-type="float">
            <text:p>5.398</text:p>
          </table:table-cell>
          <table:table-cell table:style-name="ce33" table:formula="of:=[.$M18]*[.$L18]" office:value-type="float" office:value="14.3950217445119" calcext:value-type="float">
            <text:p>14.395</text:p>
          </table:table-cell>
          <table:table-cell table:style-name="ce33" table:formula="of:=8*[.$N18]" office:value-type="float" office:value="1.48199382480729" calcext:value-type="float">
            <text:p>1.482</text:p>
          </table:table-cell>
          <table:table-cell table:style-name="ce17" table:formula="of:=ROUNDUP([.$L18]/[.$N18];0)" office:value-type="float" office:value="234" calcext:value-type="float">
            <text:p>234</text:p>
          </table:table-cell>
          <table:table-cell table:style-name="ce33" table:formula="of:=[.$R18]/[.$O18]" office:value-type="float" office:value="43.3483193756133" calcext:value-type="float">
            <text:p>43.348</text:p>
          </table:table-cell>
          <table:table-cell table:style-name="ce26" table:formula="of:=[.$L18]/300" office:value-type="float" office:value="0.143950217445119" calcext:value-type="float">
            <text:p>0.144</text:p>
          </table:table-cell>
          <table:table-cell table:style-name="ce2" table:formula="of:=[.L18]/([.F18]+[.G18])" office:value-type="float" office:value="3.32192809488736" calcext:value-type="float">
            <text:p>3.3219280948873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6"/>
          <table:table-cell table:style-name="ce11" office:value-type="string" calcext:value-type="string">
            <text:p>XSLT2</text:p>
          </table:table-cell>
          <table:table-cell table:style-name="ce6" office:value-type="float" office:value="13" calcext:value-type="float">
            <text:p>1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1" calcext:value-type="float">
            <text:p>31</text:p>
          </table:table-cell>
          <table:table-cell table:style-name="ce27" table:formula="of:=[.$F19]/[.$G19]" office:value-type="float" office:value="1.16129032258065" calcext:value-type="float">
            <text:p>1.16129032258065</text:p>
          </table:table-cell>
          <table:table-cell table:style-name="ce21" table:formula="of:=[.$D19]*(LOG10([.$D19])/LOG10(2))+[.$E19]*(LOG10([.$E19])/LOG10(2))" office:value-type="float" office:value="70.2129994085646" calcext:value-type="float">
            <text:p>70.2129994085646</text:p>
          </table:table-cell>
          <table:table-cell table:style-name="ce21" table:formula="of:=[.$F19]+[.$G19]" office:value-type="float" office:value="67" calcext:value-type="float">
            <text:p>67</text:p>
          </table:table-cell>
          <table:table-cell table:style-name="ce21" table:formula="of:=ROUND(100*(MAX(ROUNDUP([.$I19];0);[.$J19])-MIN(ROUNDUP([.$I19];0);[.$J19]))/MAX(ROUNDUP([.$I19];0);[.$J19]);0)" office:value-type="float" office:value="6" calcext:value-type="float">
            <text:p>6</text:p>
          </table:table-cell>
          <table:table-cell table:style-name="ce21" table:formula="of:=([.$F19]+[.$G19])*LOG10([.$D19]+[.$E19])/LOG10(2)" office:value-type="float" office:value="289.569182357453" calcext:value-type="float">
            <text:p>289.569182357453</text:p>
          </table:table-cell>
          <table:table-cell table:style-name="ce6" table:formula="of:=2*[.$E19]/([.$D19]*[.$G19])" office:value-type="float" office:value="0.193548387096774" calcext:value-type="float">
            <text:p>0.193548387096774</text:p>
          </table:table-cell>
          <table:table-cell table:style-name="ce27" table:formula="of:=8/[.$L19]" office:value-type="float" office:value="0.0276272493325086" calcext:value-type="float">
            <text:p>0.027627249332509</text:p>
          </table:table-cell>
          <table:table-cell table:style-name="ce21" table:formula="of:=1/[.$N19]" office:value-type="float" office:value="36.1961477946817" calcext:value-type="float">
            <text:p>36.1961477946817</text:p>
          </table:table-cell>
          <table:table-cell table:style-name="ce21" table:formula="of:=[.$M19]*[.$L19]" office:value-type="float" office:value="56.0456481982168" calcext:value-type="float">
            <text:p>56.0456481982168</text:p>
          </table:table-cell>
          <table:table-cell table:style-name="ce21" table:formula="of:=8*[.$N19]" office:value-type="float" office:value="0.221017994660068" calcext:value-type="float">
            <text:p>0.221017994660068</text:p>
          </table:table-cell>
          <table:table-cell table:style-name="ce6" table:formula="of:=ROUNDUP([.$L19]/[.$N19];0)" office:value-type="float" office:value="10482" calcext:value-type="float">
            <text:p>10482</text:p>
          </table:table-cell>
          <table:table-cell table:style-name="ce21" table:formula="of:=[.$R19]/[.$O19]" office:value-type="float" office:value="289.588827503355" calcext:value-type="float">
            <text:p>289.588827503355</text:p>
          </table:table-cell>
          <table:table-cell table:style-name="ce27" table:formula="of:=[.$L19]/300" office:value-type="float" office:value="0.965230607858178" calcext:value-type="float">
            <text:p>0.965230607858178</text:p>
          </table:table-cell>
          <table:table-cell table:style-name="ce2" table:formula="of:=[.L19]/([.F19]+[.G19])" office:value-type="float" office:value="4.32192809488736" calcext:value-type="float">
            <text:p>4.3219280948873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Prolog</text:p>
          </table:table-cell>
          <table:table-cell table:style-name="ce16" office:value-type="float" office:value="15" calcext:value-type="float">
            <text:p>1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8" calcext:value-type="float">
            <text:p>48</text:p>
          </table:table-cell>
          <table:table-cell table:style-name="ce25" table:formula="of:=[.$F20]/[.$G20]" office:value-type="float" office:value="1.66666666666667" calcext:value-type="float">
            <text:p>1.667</text:p>
          </table:table-cell>
          <table:table-cell table:style-name="ce32" table:formula="of:=[.$D20]*(LOG10([.$D20])/LOG10(2))+[.$E20]*(LOG10([.$E20])/LOG10(2))" office:value-type="float" office:value="162.645283923439" calcext:value-type="float">
            <text:p>162.645</text:p>
          </table:table-cell>
          <table:table-cell table:style-name="ce49" table:formula="of:=[.$F20]+[.$G20]" office:value-type="float" office:value="128" calcext:value-type="float">
            <text:p>128</text:p>
          </table:table-cell>
          <table:table-cell table:style-name="ce52" table:formula="of:=ROUND(100*(MAX(ROUNDUP([.$I20];0);[.$J20])-MIN(ROUNDUP([.$I20];0);[.$J20]))/MAX(ROUNDUP([.$I20];0);[.$J20]);0)" office:value-type="float" office:value="21" calcext:value-type="float">
            <text:p>21</text:p>
          </table:table-cell>
          <table:table-cell table:style-name="ce32" table:formula="of:=([.$F20]+[.$G20])*LOG10([.$D20]+[.$E20])/LOG10(2)" office:value-type="float" office:value="671.734721720779" calcext:value-type="float">
            <text:p>671.735</text:p>
          </table:table-cell>
          <table:table-cell table:style-name="ce45" table:formula="of:=2*[.$E20]/([.$D20]*[.$G20])" office:value-type="float" office:value="0.0638888888888889" calcext:value-type="float">
            <text:p>0.064</text:p>
          </table:table-cell>
          <table:table-cell table:style-name="ce25" table:formula="of:=8/[.$L20]" office:value-type="float" office:value="0.0119094632766733" calcext:value-type="float">
            <text:p>0.012</text:p>
          </table:table-cell>
          <table:table-cell table:style-name="ce32" table:formula="of:=1/[.$N20]" office:value-type="float" office:value="83.9668402150974" calcext:value-type="float">
            <text:p>83.967</text:p>
          </table:table-cell>
          <table:table-cell table:style-name="ce32" table:formula="of:=[.$M20]*[.$L20]" office:value-type="float" office:value="42.9163849988275" calcext:value-type="float">
            <text:p>42.916</text:p>
          </table:table-cell>
          <table:table-cell table:style-name="ce32" table:formula="of:=8*[.$N20]" office:value-type="float" office:value="0.0952757062133867" calcext:value-type="float">
            <text:p>0.095</text:p>
          </table:table-cell>
          <table:table-cell table:style-name="ce16" table:formula="of:=ROUNDUP([.$L20]/[.$N20];0)" office:value-type="float" office:value="56404" calcext:value-type="float">
            <text:p>56404</text:p>
          </table:table-cell>
          <table:table-cell table:style-name="ce32" table:formula="of:=[.$R20]/[.$O20]" office:value-type="float" office:value="671.741366657483" calcext:value-type="float">
            <text:p>671.741</text:p>
          </table:table-cell>
          <table:table-cell table:style-name="ce25" table:formula="of:=[.$L20]/300" office:value-type="float" office:value="2.23911573906926" calcext:value-type="float">
            <text:p>2.239</text:p>
          </table:table-cell>
          <table:table-cell table:style-name="ce2" table:formula="of:=[.L20]/([.F20]+[.G20])" office:value-type="float" office:value="5.24792751344359" calcext:value-type="float">
            <text:p>5.24792751344359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XSLT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26" table:formula="of:=[.$F21]/[.$G21]" office:value-type="float" office:value="1.33333333333333" calcext:value-type="float">
            <text:p>1.333</text:p>
          </table:table-cell>
          <table:table-cell table:style-name="ce33" table:formula="of:=[.$D21]*(LOG10([.$D21])/LOG10(2))+[.$E21]*(LOG10([.$E21])/LOG10(2))" office:value-type="float" office:value="35.1612594587302" calcext:value-type="float">
            <text:p>35.161</text:p>
          </table:table-cell>
          <table:table-cell table:style-name="ce50" table:formula="of:=[.$F21]+[.$G21]" office:value-type="float" office:value="21" calcext:value-type="float">
            <text:p>21</text:p>
          </table:table-cell>
          <table:table-cell table:style-name="ce53" table:formula="of:=ROUND(100*(MAX(ROUNDUP([.$I21];0);[.$J21])-MIN(ROUNDUP([.$I21];0);[.$J21]))/MAX(ROUNDUP([.$I21];0);[.$J21]);0)" office:value-type="float" office:value="42" calcext:value-type="float">
            <text:p>42</text:p>
          </table:table-cell>
          <table:table-cell table:style-name="ce33" table:formula="of:=([.$F21]+[.$G21])*LOG10([.$D21]+[.$E21])/LOG10(2)" office:value-type="float" office:value="77.7092340809629" calcext:value-type="float">
            <text:p>77.709</text:p>
          </table:table-cell>
          <table:table-cell table:style-name="ce46" table:formula="of:=2*[.$E21]/([.$D21]*[.$G21])" office:value-type="float" office:value="0.259259259259259" calcext:value-type="float">
            <text:p>0.259</text:p>
          </table:table-cell>
          <table:table-cell table:style-name="ce26" table:formula="of:=8/[.$L21]" office:value-type="float" office:value="0.102947868353265" calcext:value-type="float">
            <text:p>0.103</text:p>
          </table:table-cell>
          <table:table-cell table:style-name="ce33" table:formula="of:=1/[.$N21]" office:value-type="float" office:value="9.71365426012037" calcext:value-type="float">
            <text:p>9.714</text:p>
          </table:table-cell>
          <table:table-cell table:style-name="ce33" table:formula="of:=[.$M21]*[.$L21]" office:value-type="float" office:value="20.1468384654348" calcext:value-type="float">
            <text:p>20.147</text:p>
          </table:table-cell>
          <table:table-cell table:style-name="ce33" table:formula="of:=8*[.$N21]" office:value-type="float" office:value="0.823582946826117" calcext:value-type="float">
            <text:p>0.824</text:p>
          </table:table-cell>
          <table:table-cell table:style-name="ce17" table:formula="of:=ROUNDUP([.$L21]/[.$N21];0)" office:value-type="float" office:value="755" calcext:value-type="float">
            <text:p>755</text:p>
          </table:table-cell>
          <table:table-cell table:style-name="ce33" table:formula="of:=[.$R21]/[.$O21]" office:value-type="float" office:value="77.7256406067148" calcext:value-type="float">
            <text:p>77.726</text:p>
          </table:table-cell>
          <table:table-cell table:style-name="ce26" table:formula="of:=[.$L21]/300" office:value-type="float" office:value="0.259030780269876" calcext:value-type="float">
            <text:p>0.259</text:p>
          </table:table-cell>
          <table:table-cell table:style-name="ce2" table:formula="of:=[.L21]/([.F21]+[.G21])" office:value-type="float" office:value="3.70043971814109" calcext:value-type="float">
            <text:p>3.70043971814109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7"/>
          <table:table-cell table:style-name="ce10" office:value-type="string" calcext:value-type="string">
            <text:p>XSLT2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48" calcext:value-type="float">
            <text:p>48</text:p>
          </table:table-cell>
          <table:table-cell table:style-name="ce23" table:formula="of:=[.$F22]/[.$G22]" office:value-type="float" office:value="1.1875" calcext:value-type="float">
            <text:p>1.1875</text:p>
          </table:table-cell>
          <table:table-cell table:style-name="ce33" table:formula="of:=[.$D22]*(LOG10([.$D22])/LOG10(2))+[.$E22]*(LOG10([.$E22])/LOG10(2))" office:value-type="float" office:value="86.6682905003984" calcext:value-type="float">
            <text:p>86.668</text:p>
          </table:table-cell>
          <table:table-cell table:style-name="ce50" table:formula="of:=[.$F22]+[.$G22]" office:value-type="float" office:value="105" calcext:value-type="float">
            <text:p>105</text:p>
          </table:table-cell>
          <table:table-cell table:style-name="ce50" table:formula="of:=ROUND(100*(MAX(ROUNDUP([.$I22];0);[.$J22])-MIN(ROUNDUP([.$I22];0);[.$J22]))/MAX(ROUNDUP([.$I22];0);[.$J22]);0)" office:value-type="float" office:value="17" calcext:value-type="float">
            <text:p>17</text:p>
          </table:table-cell>
          <table:table-cell table:style-name="ce33" table:formula="of:=([.$F22]+[.$G22])*LOG10([.$D22]+[.$E22])/LOG10(2)" office:value-type="float" office:value="474.974005385986" calcext:value-type="float">
            <text:p>474.974</text:p>
          </table:table-cell>
          <table:table-cell table:style-name="ce7" table:formula="of:=2*[.$E22]/([.$D22]*[.$G22])" office:value-type="float" office:value="0.15" calcext:value-type="float">
            <text:p>0.15</text:p>
          </table:table-cell>
          <table:table-cell table:style-name="ce23" table:formula="of:=8/[.$L22]" office:value-type="float" office:value="0.016843027006286" calcext:value-type="float">
            <text:p>0.016843027006286</text:p>
          </table:table-cell>
          <table:table-cell table:style-name="ce33" table:formula="of:=1/[.$N22]" office:value-type="float" office:value="59.3717506732483" calcext:value-type="float">
            <text:p>59.372</text:p>
          </table:table-cell>
          <table:table-cell table:style-name="ce33" table:formula="of:=[.$M22]*[.$L22]" office:value-type="float" office:value="71.246100807898" calcext:value-type="float">
            <text:p>71.246</text:p>
          </table:table-cell>
          <table:table-cell table:style-name="ce33" table:formula="of:=8*[.$N22]" office:value-type="float" office:value="0.134744216050288" calcext:value-type="float">
            <text:p>0.135</text:p>
          </table:table-cell>
          <table:table-cell table:style-name="ce7" table:formula="of:=ROUNDUP([.$L22]/[.$N22];0)" office:value-type="float" office:value="28201" calcext:value-type="float">
            <text:p>28201</text:p>
          </table:table-cell>
          <table:table-cell table:style-name="ce33" table:formula="of:=[.$R22]/[.$O22]" office:value-type="float" office:value="474.990204604272" calcext:value-type="float">
            <text:p>474.990</text:p>
          </table:table-cell>
          <table:table-cell table:style-name="ce23" table:formula="of:=[.$L22]/300" office:value-type="float" office:value="1.58324668461995" calcext:value-type="float">
            <text:p>1.58324668461995</text:p>
          </table:table-cell>
          <table:table-cell table:style-name="ce2" table:formula="of:=[.L22]/([.F22]+[.G22])" office:value-type="float" office:value="4.52356195605701" calcext:value-type="float">
            <text:p>4.5235619560570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Prolog</text:p>
          </table:table-cell>
          <table:table-cell table:style-name="ce16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45" calcext:value-type="float">
            <text:p>45</text:p>
          </table:table-cell>
          <table:table-cell table:style-name="ce30" table:formula="of:=[.$F23]/[.$G23]" office:value-type="float" office:value="1.82222222222222" calcext:value-type="float">
            <text:p>1.822</text:p>
          </table:table-cell>
          <table:table-cell table:style-name="ce32" table:formula="of:=[.$D23]*(LOG10([.$D23])/LOG10(2))+[.$E23]*(LOG10([.$E23])/LOG10(2))" office:value-type="float" office:value="174.039100017308" calcext:value-type="float">
            <text:p>174.039</text:p>
          </table:table-cell>
          <table:table-cell table:style-name="ce49" table:formula="of:=[.$F23]+[.$G23]" office:value-type="float" office:value="127" calcext:value-type="float">
            <text:p>127</text:p>
          </table:table-cell>
          <table:table-cell table:style-name="ce52" table:formula="of:=ROUND(100*(MAX(ROUNDUP([.$I23];0);[.$J23])-MIN(ROUNDUP([.$I23];0);[.$J23]))/MAX(ROUNDUP([.$I23];0);[.$J23]);0)" office:value-type="float" office:value="27" calcext:value-type="float">
            <text:p>27</text:p>
          </table:table-cell>
          <table:table-cell table:style-name="ce32" table:formula="of:=([.$F23]+[.$G23])*LOG10([.$D23]+[.$E23])/LOG10(2)" office:value-type="float" office:value="675.884868050695" calcext:value-type="float">
            <text:p>675.885</text:p>
          </table:table-cell>
          <table:table-cell table:style-name="ce45" table:formula="of:=2*[.$E23]/([.$D23]*[.$G23])" office:value-type="float" office:value="0.0666666666666667" calcext:value-type="float">
            <text:p>0.067</text:p>
          </table:table-cell>
          <table:table-cell table:style-name="ce25" table:formula="of:=8/[.$L23]" office:value-type="float" office:value="0.0118363354147469" calcext:value-type="float">
            <text:p>0.012</text:p>
          </table:table-cell>
          <table:table-cell table:style-name="ce32" table:formula="of:=1/[.$N23]" office:value-type="float" office:value="84.4856085063369" calcext:value-type="float">
            <text:p>84.486</text:p>
          </table:table-cell>
          <table:table-cell table:style-name="ce32" table:formula="of:=[.$M23]*[.$L23]" office:value-type="float" office:value="45.0589912033797" calcext:value-type="float">
            <text:p>45.059</text:p>
          </table:table-cell>
          <table:table-cell table:style-name="ce32" table:formula="of:=8*[.$N23]" office:value-type="float" office:value="0.0946906833179755" calcext:value-type="float">
            <text:p>0.095</text:p>
          </table:table-cell>
          <table:table-cell table:style-name="ce16" table:formula="of:=ROUNDUP([.$L23]/[.$N23];0)" office:value-type="float" office:value="57103" calcext:value-type="float">
            <text:p>57103</text:p>
          </table:table-cell>
          <table:table-cell table:style-name="ce32" table:formula="of:=[.$R23]/[.$O23]" office:value-type="float" office:value="675.890261188294" calcext:value-type="float">
            <text:p>675.890</text:p>
          </table:table-cell>
          <table:table-cell table:style-name="ce25" table:formula="of:=[.$L23]/300" office:value-type="float" office:value="2.25294956016898" calcext:value-type="float">
            <text:p>2.253</text:p>
          </table:table-cell>
          <table:table-cell table:style-name="ce2" table:formula="of:=[.L23]/([.F23]+[.G23])" office:value-type="float" office:value="5.32192809488736" calcext:value-type="float">
            <text:p>5.3219280948873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XSLT</text:p>
          </table:table-cell>
          <table:table-cell table:style-name="ce17" office:value-type="float" office:value="17" calcext:value-type="float">
            <text:p>1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31" table:formula="of:=[.$F24]/[.$G24]" office:value-type="float" office:value="0.916666666666667" calcext:value-type="float">
            <text:p>0.917</text:p>
          </table:table-cell>
          <table:table-cell table:style-name="ce33" table:formula="of:=[.$D24]*(LOG10([.$D24])/LOG10(2))+[.$E24]*(LOG10([.$E24])/LOG10(2))" office:value-type="float" office:value="44.0391000173077" calcext:value-type="float">
            <text:p>44.039</text:p>
          </table:table-cell>
          <table:table-cell table:style-name="ce50" table:formula="of:=[.$F24]+[.$G24]" office:value-type="float" office:value="23" calcext:value-type="float">
            <text:p>23</text:p>
          </table:table-cell>
          <table:table-cell table:style-name="ce53" table:formula="of:=ROUND(100*(MAX(ROUNDUP([.$I24];0);[.$J24])-MIN(ROUNDUP([.$I24];0);[.$J24]))/MAX(ROUNDUP([.$I24];0);[.$J24]);0)" office:value-type="float" office:value="49" calcext:value-type="float">
            <text:p>49</text:p>
          </table:table-cell>
          <table:table-cell table:style-name="ce33" table:formula="of:=([.$F24]+[.$G24])*LOG10([.$D24]+[.$E24])/LOG10(2)" office:value-type="float" office:value="89.8584836989959" calcext:value-type="float">
            <text:p>89.858</text:p>
          </table:table-cell>
          <table:table-cell table:style-name="ce46" table:formula="of:=2*[.$E24]/([.$D24]*[.$G24])" office:value-type="float" office:value="0.25" calcext:value-type="float">
            <text:p>0.250</text:p>
          </table:table-cell>
          <table:table-cell table:style-name="ce26" table:formula="of:=8/[.$L24]" office:value-type="float" office:value="0.0890288781947184" calcext:value-type="float">
            <text:p>0.089</text:p>
          </table:table-cell>
          <table:table-cell table:style-name="ce33" table:formula="of:=1/[.$N24]" office:value-type="float" office:value="11.2323104623745" calcext:value-type="float">
            <text:p>11.232</text:p>
          </table:table-cell>
          <table:table-cell table:style-name="ce33" table:formula="of:=[.$M24]*[.$L24]" office:value-type="float" office:value="22.464620924749" calcext:value-type="float">
            <text:p>22.465</text:p>
          </table:table-cell>
          <table:table-cell table:style-name="ce33" table:formula="of:=8*[.$N24]" office:value-type="float" office:value="0.712231025557747" calcext:value-type="float">
            <text:p>0.712</text:p>
          </table:table-cell>
          <table:table-cell table:style-name="ce17" table:formula="of:=ROUNDUP([.$L24]/[.$N24];0)" office:value-type="float" office:value="1010" calcext:value-type="float">
            <text:p>1010</text:p>
          </table:table-cell>
          <table:table-cell table:style-name="ce33" table:formula="of:=[.$R24]/[.$O24]" office:value-type="float" office:value="89.9191669766656" calcext:value-type="float">
            <text:p>89.919</text:p>
          </table:table-cell>
          <table:table-cell table:style-name="ce26" table:formula="of:=[.$L24]/300" office:value-type="float" office:value="0.299528278996653" calcext:value-type="float">
            <text:p>0.300</text:p>
          </table:table-cell>
          <table:table-cell table:style-name="ce2" table:formula="of:=[.L24]/([.F24]+[.G24])" office:value-type="float" office:value="3.90689059560852" calcext:value-type="float">
            <text:p>3.90689059560852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6"/>
          <table:table-cell table:style-name="ce11" office:value-type="string" calcext:value-type="string">
            <text:p>XSLT2</text:p>
          </table:table-cell>
          <table:table-cell table:style-name="ce6" office:value-type="float" office:value="17" calcext:value-type="float">
            <text:p>1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56" calcext:value-type="float">
            <text:p>56</text:p>
          </table:table-cell>
          <table:table-cell table:style-name="ce23" table:formula="of:=[.$F25]/[.$G25]" office:value-type="float" office:value="1.07142857142857" calcext:value-type="float">
            <text:p>1.07142857142857</text:p>
          </table:table-cell>
          <table:table-cell table:style-name="ce21" table:formula="of:=[.$D25]*(LOG10([.$D25])/LOG10(2))+[.$E25]*(LOG10([.$E25])/LOG10(2))" office:value-type="float" office:value="119.551699993638" calcext:value-type="float">
            <text:p>119.551699993638</text:p>
          </table:table-cell>
          <table:table-cell table:style-name="ce21" table:formula="of:=[.$F25]+[.$G25]" office:value-type="float" office:value="116" calcext:value-type="float">
            <text:p>116</text:p>
          </table:table-cell>
          <table:table-cell table:style-name="ce21" table:formula="of:=ROUND(100*(MAX(ROUNDUP([.$I25];0);[.$J25])-MIN(ROUNDUP([.$I25];0);[.$J25]))/MAX(ROUNDUP([.$I25];0);[.$J25]);0)" office:value-type="float" office:value="3" calcext:value-type="float">
            <text:p>3</text:p>
          </table:table-cell>
          <table:table-cell table:style-name="ce21" table:formula="of:=([.$F25]+[.$G25])*LOG10([.$D25]+[.$E25])/LOG10(2)" office:value-type="float" office:value="563.525795434798" calcext:value-type="float">
            <text:p>563.525795434798</text:p>
          </table:table-cell>
          <table:table-cell table:style-name="ce6" table:formula="of:=2*[.$E25]/([.$D25]*[.$G25])" office:value-type="float" office:value="0.136904761904762" calcext:value-type="float">
            <text:p>0.136904761904762</text:p>
          </table:table-cell>
          <table:table-cell table:style-name="ce27" table:formula="of:=8/[.$L25]" office:value-type="float" office:value="0.0141963332731334" calcext:value-type="float">
            <text:p>0.014196333273133</text:p>
          </table:table-cell>
          <table:table-cell table:style-name="ce21" table:formula="of:=1/[.$N25]" office:value-type="float" office:value="70.4407244293498" calcext:value-type="float">
            <text:p>70.4407244293498</text:p>
          </table:table-cell>
          <table:table-cell table:style-name="ce21" table:formula="of:=[.$M25]*[.$L25]" office:value-type="float" office:value="77.1493648511926" calcext:value-type="float">
            <text:p>77.1493648511926</text:p>
          </table:table-cell>
          <table:table-cell table:style-name="ce21" table:formula="of:=8*[.$N25]" office:value-type="float" office:value="0.113570666185067" calcext:value-type="float">
            <text:p>0.113570666185067</text:p>
          </table:table-cell>
          <table:table-cell table:style-name="ce6" table:formula="of:=ROUNDUP([.$L25]/[.$N25];0)" office:value-type="float" office:value="39696" calcext:value-type="float">
            <text:p>39696</text:p>
          </table:table-cell>
          <table:table-cell table:style-name="ce21" table:formula="of:=[.$R25]/[.$O25]" office:value-type="float" office:value="563.537645610304" calcext:value-type="float">
            <text:p>563.537645610304</text:p>
          </table:table-cell>
          <table:table-cell table:style-name="ce27" table:formula="of:=[.$L25]/300" office:value-type="float" office:value="1.87841931811599" calcext:value-type="float">
            <text:p>1.87841931811599</text:p>
          </table:table-cell>
          <table:table-cell table:style-name="ce2" table:formula="of:=[.L25]/([.F25]+[.G25])" office:value-type="float" office:value="4.85798099512757" calcext:value-type="float">
            <text:p>4.85798099512757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Prolog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 table:style-name="ce10" office:value-type="float" office:value="14" calcext:value-type="float">
            <text:p>1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1" calcext:value-type="float">
            <text:p>21</text:p>
          </table:table-cell>
          <table:table-cell table:style-name="ce31" table:formula="of:=[.$F26]/[.$G26]" office:value-type="float" office:value="1.9047619047619" calcext:value-type="float">
            <text:p>1.905</text:p>
          </table:table-cell>
          <table:table-cell table:style-name="ce33" table:formula="of:=[.$D26]*(LOG10([.$D26])/LOG10(2))+[.$E26]*(LOG10([.$E26])/LOG10(2))" office:value-type="float" office:value="106.605937817613" calcext:value-type="float">
            <text:p>106.606</text:p>
          </table:table-cell>
          <table:table-cell table:style-name="ce50" table:formula="of:=[.$F26]+[.$G26]" office:value-type="float" office:value="61" calcext:value-type="float">
            <text:p>61</text:p>
          </table:table-cell>
          <table:table-cell table:style-name="ce53" table:formula="of:=ROUND(100*(MAX(ROUNDUP([.$I26];0);[.$J26])-MIN(ROUNDUP([.$I26];0);[.$J26]))/MAX(ROUNDUP([.$I26];0);[.$J26]);0)" office:value-type="float" office:value="43" calcext:value-type="float">
            <text:p>43</text:p>
          </table:table-cell>
          <table:table-cell table:style-name="ce33" table:formula="of:=([.$F26]+[.$G26])*LOG10([.$D26]+[.$E26])/LOG10(2)" office:value-type="float" office:value="293.248650245514" calcext:value-type="float">
            <text:p>293.249</text:p>
          </table:table-cell>
          <table:table-cell table:style-name="ce46" table:formula="of:=2*[.$E26]/([.$D26]*[.$G26])" office:value-type="float" office:value="0.0952380952380952" calcext:value-type="float">
            <text:p>0.095</text:p>
          </table:table-cell>
          <table:table-cell table:style-name="ce26" table:formula="of:=8/[.$L26]" office:value-type="float" office:value="0.0272806029739684" calcext:value-type="float">
            <text:p>0.027</text:p>
          </table:table-cell>
          <table:table-cell table:style-name="ce33" table:formula="of:=1/[.$N26]" office:value-type="float" office:value="36.6560812806892" calcext:value-type="float">
            <text:p>36.656</text:p>
          </table:table-cell>
          <table:table-cell table:style-name="ce33" table:formula="of:=[.$M26]*[.$L26]" office:value-type="float" office:value="27.9284428805251" calcext:value-type="float">
            <text:p>27.928</text:p>
          </table:table-cell>
          <table:table-cell table:style-name="ce33" table:formula="of:=8*[.$N26]" office:value-type="float" office:value="0.218244823791748" calcext:value-type="float">
            <text:p>0.218</text:p>
          </table:table-cell>
          <table:table-cell table:style-name="ce17" table:formula="of:=ROUNDUP([.$L26]/[.$N26];0)" office:value-type="float" office:value="10750" calcext:value-type="float">
            <text:p>10750</text:p>
          </table:table-cell>
          <table:table-cell table:style-name="ce33" table:formula="of:=[.$R26]/[.$O26]" office:value-type="float" office:value="293.266481970161" calcext:value-type="float">
            <text:p>293.266</text:p>
          </table:table-cell>
          <table:table-cell table:style-name="ce26" table:formula="of:=[.$L26]/300" office:value-type="float" office:value="0.97749550081838" calcext:value-type="float">
            <text:p>0.977</text:p>
          </table:table-cell>
          <table:table-cell table:style-name="ce2" table:formula="of:=[.L26]/([.F26]+[.G26])" office:value-type="float" office:value="4.8073549220576" calcext:value-type="float">
            <text:p>4.80735492205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XSLT</text:p>
          </table:table-cell>
          <table:table-cell table:style-name="ce17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31" table:formula="of:=[.$F27]/[.$G27]" office:value-type="float" office:value="0.857142857142857" calcext:value-type="float">
            <text:p>0.857</text:p>
          </table:table-cell>
          <table:table-cell table:style-name="ce33" table:formula="of:=[.$D27]*(LOG10([.$D27])/LOG10(2))+[.$E27]*(LOG10([.$E27])/LOG10(2))" office:value-type="float" office:value="31.26112492884" calcext:value-type="float">
            <text:p>31.261</text:p>
          </table:table-cell>
          <table:table-cell table:style-name="ce50" table:formula="of:=[.$F27]+[.$G27]" office:value-type="float" office:value="13" calcext:value-type="float">
            <text:p>13</text:p>
          </table:table-cell>
          <table:table-cell table:style-name="ce53" table:formula="of:=ROUND(100*(MAX(ROUNDUP([.$I27];0);[.$J27])-MIN(ROUNDUP([.$I27];0);[.$J27]))/MAX(ROUNDUP([.$I27];0);[.$J27]);0)" office:value-type="float" office:value="59" calcext:value-type="float">
            <text:p>59</text:p>
          </table:table-cell>
          <table:table-cell table:style-name="ce33" table:formula="of:=([.$F27]+[.$G27])*LOG10([.$D27]+[.$E27])/LOG10(2)" office:value-type="float" office:value="46.604512509375" calcext:value-type="float">
            <text:p>46.605</text:p>
          </table:table-cell>
          <table:table-cell table:style-name="ce46" table:formula="of:=2*[.$E27]/([.$D27]*[.$G27])" office:value-type="float" office:value="0.4" calcext:value-type="float">
            <text:p>0.400</text:p>
          </table:table-cell>
          <table:table-cell table:style-name="ce26" table:formula="of:=8/[.$L27]" office:value-type="float" office:value="0.171657197323772" calcext:value-type="float">
            <text:p>0.172</text:p>
          </table:table-cell>
          <table:table-cell table:style-name="ce33" table:formula="of:=1/[.$N27]" office:value-type="float" office:value="5.82556406367188" calcext:value-type="float">
            <text:p>5.826</text:p>
          </table:table-cell>
          <table:table-cell table:style-name="ce33" table:formula="of:=[.$M27]*[.$L27]" office:value-type="float" office:value="18.64180500375" calcext:value-type="float">
            <text:p>18.642</text:p>
          </table:table-cell>
          <table:table-cell table:style-name="ce33" table:formula="of:=8*[.$N27]" office:value-type="float" office:value="1.37325757859018" calcext:value-type="float">
            <text:p>1.373</text:p>
          </table:table-cell>
          <table:table-cell table:style-name="ce17" table:formula="of:=ROUNDUP([.$L27]/[.$N27];0)" office:value-type="float" office:value="272" calcext:value-type="float">
            <text:p>272</text:p>
          </table:table-cell>
          <table:table-cell table:style-name="ce33" table:formula="of:=[.$R27]/[.$O27]" office:value-type="float" office:value="46.690757672066" calcext:value-type="float">
            <text:p>46.691</text:p>
          </table:table-cell>
          <table:table-cell table:style-name="ce26" table:formula="of:=[.$L27]/300" office:value-type="float" office:value="0.15534837503125" calcext:value-type="float">
            <text:p>0.155</text:p>
          </table:table-cell>
          <table:table-cell table:style-name="ce2" table:formula="of:=[.L27]/([.F27]+[.G27])" office:value-type="float" office:value="3.58496250072116" calcext:value-type="float">
            <text:p>3.5849625007211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6"/>
          <table:table-cell table:style-name="ce11" office:value-type="string" calcext:value-type="string">
            <text:p>XSLT2</text:p>
          </table:table-cell>
          <table:table-cell table:style-name="ce6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2" calcext:value-type="float">
            <text:p>32</text:p>
          </table:table-cell>
          <table:table-cell table:style-name="ce27" table:formula="of:=[.$F28]/[.$G28]" office:value-type="float" office:value="1.0625" calcext:value-type="float">
            <text:p>1.0625</text:p>
          </table:table-cell>
          <table:table-cell table:style-name="ce21" table:formula="of:=[.$D28]*(LOG10([.$D28])/LOG10(2))+[.$E28]*(LOG10([.$E28])/LOG10(2))" office:value-type="float" office:value="90.5684250302886" calcext:value-type="float">
            <text:p>90.5684250302886</text:p>
          </table:table-cell>
          <table:table-cell table:style-name="ce21" table:formula="of:=[.$F28]+[.$G28]" office:value-type="float" office:value="66" calcext:value-type="float">
            <text:p>66</text:p>
          </table:table-cell>
          <table:table-cell table:style-name="ce21" table:formula="of:=ROUND(100*(MAX(ROUNDUP([.$I28];0);[.$J28])-MIN(ROUNDUP([.$I28];0);[.$J28]))/MAX(ROUNDUP([.$I28];0);[.$J28]);0)" office:value-type="float" office:value="27" calcext:value-type="float">
            <text:p>27</text:p>
          </table:table-cell>
          <table:table-cell table:style-name="ce21" table:formula="of:=([.$F28]+[.$G28])*LOG10([.$D28]+[.$E28])/LOG10(2)" office:value-type="float" office:value="302.607525047596" calcext:value-type="float">
            <text:p>302.607525047596</text:p>
          </table:table-cell>
          <table:table-cell table:style-name="ce6" table:formula="of:=2*[.$E28]/([.$D28]*[.$G28])" office:value-type="float" office:value="0.1875" calcext:value-type="float">
            <text:p>0.1875</text:p>
          </table:table-cell>
          <table:table-cell table:style-name="ce27" table:formula="of:=8/[.$L28]" office:value-type="float" office:value="0.0264368838770341" calcext:value-type="float">
            <text:p>0.026436883877034</text:p>
          </table:table-cell>
          <table:table-cell table:style-name="ce21" table:formula="of:=1/[.$N28]" office:value-type="float" office:value="37.8259406309495" calcext:value-type="float">
            <text:p>37.8259406309495</text:p>
          </table:table-cell>
          <table:table-cell table:style-name="ce21" table:formula="of:=[.$M28]*[.$L28]" office:value-type="float" office:value="56.7389109464243" calcext:value-type="float">
            <text:p>56.7389109464243</text:p>
          </table:table-cell>
          <table:table-cell table:style-name="ce21" table:formula="of:=8*[.$N28]" office:value-type="float" office:value="0.211495071016273" calcext:value-type="float">
            <text:p>0.211495071016273</text:p>
          </table:table-cell>
          <table:table-cell table:style-name="ce6" table:formula="of:=ROUNDUP([.$L28]/[.$N28];0)" office:value-type="float" office:value="11447" calcext:value-type="float">
            <text:p>11447</text:p>
          </table:table-cell>
          <table:table-cell table:style-name="ce21" table:formula="of:=[.$R28]/[.$O28]" office:value-type="float" office:value="302.62300974041" calcext:value-type="float">
            <text:p>302.62300974041</text:p>
          </table:table-cell>
          <table:table-cell table:style-name="ce27" table:formula="of:=[.$L28]/300" office:value-type="float" office:value="1.00869175015865" calcext:value-type="float">
            <text:p>1.00869175015865</text:p>
          </table:table-cell>
          <table:table-cell table:style-name="ce2" table:formula="of:=[.L28]/([.F28]+[.G28])" office:value-type="float" office:value="4.58496250072116" calcext:value-type="float">
            <text:p>4.5849625007211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string" calcext:value-type="string">
            <text:p>7_2</text:p>
          </table:table-cell>
          <table:table-cell table:style-name="ce9" office:value-type="string" calcext:value-type="string">
            <text:p>Prolog</text:p>
          </table:table-cell>
          <table:table-cell table:style-name="ce16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57" calcext:value-type="float">
            <text:p>57</text:p>
          </table:table-cell>
          <table:table-cell table:style-name="ce25" table:formula="of:=[.$F29]/[.$G29]" office:value-type="float" office:value="2.03508771929825" calcext:value-type="float">
            <text:p>2.035</text:p>
          </table:table-cell>
          <table:table-cell table:style-name="ce32" table:formula="of:=[.$D29]*(LOG10([.$D29])/LOG10(2))+[.$E29]*(LOG10([.$E29])/LOG10(2))" office:value-type="float" office:value="157.344893898118" calcext:value-type="float">
            <text:p>157.345</text:p>
          </table:table-cell>
          <table:table-cell table:style-name="ce49" table:formula="of:=[.$F29]+[.$G29]" office:value-type="float" office:value="173" calcext:value-type="float">
            <text:p>173</text:p>
          </table:table-cell>
          <table:table-cell table:style-name="ce52" table:formula="of:=ROUND(100*(MAX(ROUNDUP([.$I29];0);[.$J29])-MIN(ROUNDUP([.$I29];0);[.$J29]))/MAX(ROUNDUP([.$I29];0);[.$J29]);0)" office:value-type="float" office:value="9" calcext:value-type="float">
            <text:p>9</text:p>
          </table:table-cell>
          <table:table-cell table:style-name="ce32" table:formula="of:=([.$F29]+[.$G29])*LOG10([.$D29]+[.$E29])/LOG10(2)" office:value-type="float" office:value="901.235432253808" calcext:value-type="float">
            <text:p>901.235</text:p>
          </table:table-cell>
          <table:table-cell table:style-name="ce45" table:formula="of:=2*[.$E29]/([.$D29]*[.$G29])" office:value-type="float" office:value="0.0576441102756892" calcext:value-type="float">
            <text:p>0.058</text:p>
          </table:table-cell>
          <table:table-cell table:style-name="ce25" table:formula="of:=8/[.$L29]" office:value-type="float" office:value="0.00887670381533226" calcext:value-type="float">
            <text:p>0.009</text:p>
          </table:table-cell>
          <table:table-cell table:style-name="ce32" table:formula="of:=1/[.$N29]" office:value-type="float" office:value="112.654429031726" calcext:value-type="float">
            <text:p>112.654</text:p>
          </table:table-cell>
          <table:table-cell table:style-name="ce32" table:formula="of:=[.$M29]*[.$L29]" office:value-type="float" office:value="51.950914641197" calcext:value-type="float">
            <text:p>51.951</text:p>
          </table:table-cell>
          <table:table-cell table:style-name="ce32" table:formula="of:=8*[.$N29]" office:value-type="float" office:value="0.0710136305226581" calcext:value-type="float">
            <text:p>0.071</text:p>
          </table:table-cell>
          <table:table-cell table:style-name="ce16" table:formula="of:=ROUNDUP([.$L29]/[.$N29];0)" office:value-type="float" office:value="101529" calcext:value-type="float">
            <text:p>101529</text:p>
          </table:table-cell>
          <table:table-cell table:style-name="ce32" table:formula="of:=[.$R29]/[.$O29]" office:value-type="float" office:value="901.242861666869" calcext:value-type="float">
            <text:p>901.243</text:p>
          </table:table-cell>
          <table:table-cell table:style-name="ce25" table:formula="of:=[.$L29]/300" office:value-type="float" office:value="3.00411810751269" calcext:value-type="float">
            <text:p>3.004</text:p>
          </table:table-cell>
          <table:table-cell table:style-name="ce2" table:formula="of:=[.L29]/([.F29]+[.G29])" office:value-type="float" office:value="5.20945336562895" calcext:value-type="float">
            <text:p>5.20945336562895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XSLT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4" calcext:value-type="float">
            <text:p>24</text:p>
          </table:table-cell>
          <table:table-cell table:style-name="ce26" table:formula="of:=[.$F30]/[.$G30]" office:value-type="float" office:value="1.16666666666667" calcext:value-type="float">
            <text:p>1.167</text:p>
          </table:table-cell>
          <table:table-cell table:style-name="ce33" table:formula="of:=[.$D30]*(LOG10([.$D30])/LOG10(2))+[.$E30]*(LOG10([.$E30])/LOG10(2))" office:value-type="float" office:value="74.1131339384547" calcext:value-type="float">
            <text:p>74.113</text:p>
          </table:table-cell>
          <table:table-cell table:style-name="ce50" table:formula="of:=[.$F30]+[.$G30]" office:value-type="float" office:value="52" calcext:value-type="float">
            <text:p>52</text:p>
          </table:table-cell>
          <table:table-cell table:style-name="ce53" table:formula="of:=ROUND(100*(MAX(ROUNDUP([.$I30];0);[.$J30])-MIN(ROUNDUP([.$I30];0);[.$J30]))/MAX(ROUNDUP([.$I30];0);[.$J30]);0)" office:value-type="float" office:value="31" calcext:value-type="float">
            <text:p>31</text:p>
          </table:table-cell>
          <table:table-cell table:style-name="ce33" table:formula="of:=([.$F30]+[.$G30])*LOG10([.$D30]+[.$E30])/LOG10(2)" office:value-type="float" office:value="228.400505984496" calcext:value-type="float">
            <text:p>228.401</text:p>
          </table:table-cell>
          <table:table-cell table:style-name="ce46" table:formula="of:=2*[.$E30]/([.$D30]*[.$G30])" office:value-type="float" office:value="0.208333333333333" calcext:value-type="float">
            <text:p>0.208</text:p>
          </table:table-cell>
          <table:table-cell table:style-name="ce26" table:formula="of:=8/[.$L30]" office:value-type="float" office:value="0.0350261921072235" calcext:value-type="float">
            <text:p>0.035</text:p>
          </table:table-cell>
          <table:table-cell table:style-name="ce33" table:formula="of:=1/[.$N30]" office:value-type="float" office:value="28.5500632480619" calcext:value-type="float">
            <text:p>28.550</text:p>
          </table:table-cell>
          <table:table-cell table:style-name="ce33" table:formula="of:=[.$M30]*[.$L30]" office:value-type="float" office:value="47.5834387467699" calcext:value-type="float">
            <text:p>47.583</text:p>
          </table:table-cell>
          <table:table-cell table:style-name="ce33" table:formula="of:=8*[.$N30]" office:value-type="float" office:value="0.280209536857788" calcext:value-type="float">
            <text:p>0.280</text:p>
          </table:table-cell>
          <table:table-cell table:style-name="ce17" table:formula="of:=ROUNDUP([.$L30]/[.$N30];0)" office:value-type="float" office:value="6521" calcext:value-type="float">
            <text:p>6521</text:p>
          </table:table-cell>
          <table:table-cell table:style-name="ce33" table:formula="of:=[.$R30]/[.$O30]" office:value-type="float" office:value="228.405798731205" calcext:value-type="float">
            <text:p>228.406</text:p>
          </table:table-cell>
          <table:table-cell table:style-name="ce26" table:formula="of:=[.$L30]/300" office:value-type="float" office:value="0.761335019948318" calcext:value-type="float">
            <text:p>0.761</text:p>
          </table:table-cell>
          <table:table-cell table:style-name="ce2" table:formula="of:=[.L30]/([.F30]+[.G30])" office:value-type="float" office:value="4.39231742277876" calcext:value-type="float">
            <text:p>4.392317422778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6"/>
          <table:table-cell table:style-name="ce11" office:value-type="string" calcext:value-type="string">
            <text:p>XSLT2</text:p>
          </table:table-cell>
          <table:table-cell table:style-name="ce6" office:value-type="float" office:value="40" calcext:value-type="float">
            <text:p>4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122" calcext:value-type="float">
            <text:p>122</text:p>
          </table:table-cell>
          <table:table-cell table:style-name="ce23" table:formula="of:=[.$F31]/[.$G31]" office:value-type="float" office:value="1.12295081967213" calcext:value-type="float">
            <text:p>1.12295081967213</text:p>
          </table:table-cell>
          <table:table-cell table:style-name="ce21" table:formula="of:=[.$D31]*(LOG10([.$D31])/LOG10(2))+[.$E31]*(LOG10([.$E31])/LOG10(2))" office:value-type="float" office:value="143.891737562741" calcext:value-type="float">
            <text:p>143.891737562741</text:p>
          </table:table-cell>
          <table:table-cell table:style-name="ce21" table:formula="of:=[.$F31]+[.$G31]" office:value-type="float" office:value="259" calcext:value-type="float">
            <text:p>259</text:p>
          </table:table-cell>
          <table:table-cell table:style-name="ce21" table:formula="of:=ROUND(100*(MAX(ROUNDUP([.$I31];0);[.$J31])-MIN(ROUNDUP([.$I31];0);[.$J31]))/MAX(ROUNDUP([.$I31];0);[.$J31]);0)" office:value-type="float" office:value="44" calcext:value-type="float">
            <text:p>44</text:p>
          </table:table-cell>
          <table:table-cell table:style-name="ce21" table:formula="of:=([.$F31]+[.$G31])*LOG10([.$D31]+[.$E31])/LOG10(2)" office:value-type="float" office:value="1306.49807691384" calcext:value-type="float">
            <text:p>1306.49807691384</text:p>
          </table:table-cell>
          <table:table-cell table:style-name="ce6" table:formula="of:=2*[.$E31]/([.$D31]*[.$G31])" office:value-type="float" office:value="0.0737704918032787" calcext:value-type="float">
            <text:p>0.073770491803279</text:p>
          </table:table-cell>
          <table:table-cell table:style-name="ce27" table:formula="of:=8/[.$L31]" office:value-type="float" office:value="0.00612323901685129" calcext:value-type="float">
            <text:p>0.006123239016851</text:p>
          </table:table-cell>
          <table:table-cell table:style-name="ce21" table:formula="of:=1/[.$N31]" office:value-type="float" office:value="163.31225961423" calcext:value-type="float">
            <text:p>163.31225961423</text:p>
          </table:table-cell>
          <table:table-cell table:style-name="ce21" table:formula="of:=[.$M31]*[.$L31]" office:value-type="float" office:value="96.3810056739718" calcext:value-type="float">
            <text:p>96.3810056739718</text:p>
          </table:table-cell>
          <table:table-cell table:style-name="ce21" table:formula="of:=8*[.$N31]" office:value-type="float" office:value="0.0489859121348103" calcext:value-type="float">
            <text:p>0.04898591213481</text:p>
          </table:table-cell>
          <table:table-cell table:style-name="ce6" table:formula="of:=ROUNDUP([.$L31]/[.$N31];0)" office:value-type="float" office:value="213368" calcext:value-type="float">
            <text:p>213368</text:p>
          </table:table-cell>
          <table:table-cell table:style-name="ce21" table:formula="of:=[.$R31]/[.$O31]" office:value-type="float" office:value="1306.50326254753" calcext:value-type="float">
            <text:p>1306.50326254753</text:p>
          </table:table-cell>
          <table:table-cell table:style-name="ce27" table:formula="of:=[.$L31]/300" office:value-type="float" office:value="4.3549935897128" calcext:value-type="float">
            <text:p>4.3549935897128</text:p>
          </table:table-cell>
          <table:table-cell table:style-name="ce2" table:formula="of:=[.L31]/([.F31]+[.G31])" office:value-type="float" office:value="5.04439411935845" calcext:value-type="float">
            <text:p>5.04439411935845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Prolog</text:p>
          </table:table-cell>
          <table:table-cell table:style-name="ce16" office:value-type="float" office:value="11" calcext:value-type="float">
            <text:p>1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31" calcext:value-type="float">
            <text:p>31</text:p>
          </table:table-cell>
          <table:table-cell table:style-name="ce25" table:formula="of:=[.$F32]/[.$G32]" office:value-type="float" office:value="1.87096774193548" calcext:value-type="float">
            <text:p>1.871</text:p>
          </table:table-cell>
          <table:table-cell table:style-name="ce32" table:formula="of:=[.$D32]*(LOG10([.$D32])/LOG10(2))+[.$E32]*(LOG10([.$E32])/LOG10(2))" office:value-type="float" office:value="150.438561897747" calcext:value-type="float">
            <text:p>150.439</text:p>
          </table:table-cell>
          <table:table-cell table:style-name="ce49" table:formula="of:=[.$F32]+[.$G32]" office:value-type="float" office:value="89" calcext:value-type="float">
            <text:p>89</text:p>
          </table:table-cell>
          <table:table-cell table:style-name="ce52" table:formula="of:=ROUND(100*(MAX(ROUNDUP([.$I32];0);[.$J32])-MIN(ROUNDUP([.$I32];0);[.$J32]))/MAX(ROUNDUP([.$I32];0);[.$J32]);0)" office:value-type="float" office:value="41" calcext:value-type="float">
            <text:p>41</text:p>
          </table:table-cell>
          <table:table-cell table:style-name="ce32" table:formula="of:=([.$F32]+[.$G32])*LOG10([.$D32]+[.$E32])/LOG10(2)" office:value-type="float" office:value="460.123325128366" calcext:value-type="float">
            <text:p>460.123</text:p>
          </table:table-cell>
          <table:table-cell table:style-name="ce45" table:formula="of:=2*[.$E32]/([.$D32]*[.$G32])" office:value-type="float" office:value="0.0806451612903226" calcext:value-type="float">
            <text:p>0.081</text:p>
          </table:table-cell>
          <table:table-cell table:style-name="ce25" table:formula="of:=8/[.$L32]" office:value-type="float" office:value="0.0173866430217771" calcext:value-type="float">
            <text:p>0.017</text:p>
          </table:table-cell>
          <table:table-cell table:style-name="ce32" table:formula="of:=1/[.$N32]" office:value-type="float" office:value="57.5154156410457" calcext:value-type="float">
            <text:p>57.515</text:p>
          </table:table-cell>
          <table:table-cell table:style-name="ce32" table:formula="of:=[.$M32]*[.$L32]" office:value-type="float" office:value="37.1067197684166" calcext:value-type="float">
            <text:p>37.107</text:p>
          </table:table-cell>
          <table:table-cell table:style-name="ce32" table:formula="of:=8*[.$N32]" office:value-type="float" office:value="0.139093144174217" calcext:value-type="float">
            <text:p>0.139</text:p>
          </table:table-cell>
          <table:table-cell table:style-name="ce16" table:formula="of:=ROUNDUP([.$L32]/[.$N32];0)" office:value-type="float" office:value="26465" calcext:value-type="float">
            <text:p>26465</text:p>
          </table:table-cell>
          <table:table-cell table:style-name="ce32" table:formula="of:=[.$R32]/[.$O32]" office:value-type="float" office:value="460.137507571332" calcext:value-type="float">
            <text:p>460.138</text:p>
          </table:table-cell>
          <table:table-cell table:style-name="ce25" table:formula="of:=[.$L32]/300" office:value-type="float" office:value="1.53374441709455" calcext:value-type="float">
            <text:p>1.534</text:p>
          </table:table-cell>
          <table:table-cell table:style-name="ce2" table:formula="of:=[.L32]/([.F32]+[.G32])" office:value-type="float" office:value="5.16992500144231" calcext:value-type="float">
            <text:p>5.1699250014423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XSLT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26" table:formula="of:=[.$F33]/[.$G33]" office:value-type="float" office:value="1.14285714285714" calcext:value-type="float">
            <text:p>1.143</text:p>
          </table:table-cell>
          <table:table-cell table:style-name="ce33" table:formula="of:=[.$D33]*(LOG10([.$D33])/LOG10(2))+[.$E33]*(LOG10([.$E33])/LOG10(2))" office:value-type="float" office:value="35.1612594587302" calcext:value-type="float">
            <text:p>35.161</text:p>
          </table:table-cell>
          <table:table-cell table:style-name="ce50" table:formula="of:=[.$F33]+[.$G33]" office:value-type="float" office:value="15" calcext:value-type="float">
            <text:p>15</text:p>
          </table:table-cell>
          <table:table-cell table:style-name="ce53" table:formula="of:=ROUND(100*(MAX(ROUNDUP([.$I33];0);[.$J33])-MIN(ROUNDUP([.$I33];0);[.$J33]))/MAX(ROUNDUP([.$I33];0);[.$J33]);0)" office:value-type="float" office:value="58" calcext:value-type="float">
            <text:p>58</text:p>
          </table:table-cell>
          <table:table-cell table:style-name="ce33" table:formula="of:=([.$F33]+[.$G33])*LOG10([.$D33]+[.$E33])/LOG10(2)" office:value-type="float" office:value="55.5065957721164" calcext:value-type="float">
            <text:p>55.507</text:p>
          </table:table-cell>
          <table:table-cell table:style-name="ce46" table:formula="of:=2*[.$E33]/([.$D33]*[.$G33])" office:value-type="float" office:value="0.333333333333333" calcext:value-type="float">
            <text:p>0.333</text:p>
          </table:table-cell>
          <table:table-cell table:style-name="ce26" table:formula="of:=8/[.$L33]" office:value-type="float" office:value="0.144127015694571" calcext:value-type="float">
            <text:p>0.144</text:p>
          </table:table-cell>
          <table:table-cell table:style-name="ce33" table:formula="of:=1/[.$N33]" office:value-type="float" office:value="6.93832447151455" calcext:value-type="float">
            <text:p>6.938</text:p>
          </table:table-cell>
          <table:table-cell table:style-name="ce33" table:formula="of:=[.$M33]*[.$L33]" office:value-type="float" office:value="18.5021985907055" calcext:value-type="float">
            <text:p>18.502</text:p>
          </table:table-cell>
          <table:table-cell table:style-name="ce33" table:formula="of:=8*[.$N33]" office:value-type="float" office:value="1.15301612555656" calcext:value-type="float">
            <text:p>1.153</text:p>
          </table:table-cell>
          <table:table-cell table:style-name="ce17" table:formula="of:=ROUNDUP([.$L33]/[.$N33];0)" office:value-type="float" office:value="386" calcext:value-type="float">
            <text:p>386</text:p>
          </table:table-cell>
          <table:table-cell table:style-name="ce33" table:formula="of:=[.$R33]/[.$O33]" office:value-type="float" office:value="55.6330280581042" calcext:value-type="float">
            <text:p>55.633</text:p>
          </table:table-cell>
          <table:table-cell table:style-name="ce26" table:formula="of:=[.$L33]/300" office:value-type="float" office:value="0.185021985907055" calcext:value-type="float">
            <text:p>0.185</text:p>
          </table:table-cell>
          <table:table-cell table:style-name="ce2" table:formula="of:=[.L33]/([.F33]+[.G33])" office:value-type="float" office:value="3.70043971814109" calcext:value-type="float">
            <text:p>3.70043971814109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6"/>
          <table:table-cell table:style-name="ce11" office:value-type="string" calcext:value-type="string">
            <text:p>XSLT2</text:p>
          </table:table-cell>
          <table:table-cell table:style-name="ce6" office:value-type="float" office:value="12" calcext:value-type="float">
            <text:p>1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38" calcext:value-type="float">
            <text:p>38</text:p>
          </table:table-cell>
          <table:table-cell table:style-name="ce27" table:formula="of:=[.$F34]/[.$G34]" office:value-type="float" office:value="1.07894736842105" calcext:value-type="float">
            <text:p>1.07894736842105</text:p>
          </table:table-cell>
          <table:table-cell table:style-name="ce21" table:formula="of:=[.$D34]*(LOG10([.$D34])/LOG10(2))+[.$E34]*(LOG10([.$E34])/LOG10(2))" office:value-type="float" office:value="90.5684250302886" calcext:value-type="float">
            <text:p>90.5684250302886</text:p>
          </table:table-cell>
          <table:table-cell table:style-name="ce21" table:formula="of:=[.$F34]+[.$G34]" office:value-type="float" office:value="79" calcext:value-type="float">
            <text:p>79</text:p>
          </table:table-cell>
          <table:table-cell table:style-name="ce21" table:formula="of:=ROUND(100*(MAX(ROUNDUP([.$I34];0);[.$J34])-MIN(ROUNDUP([.$I34];0);[.$J34]))/MAX(ROUNDUP([.$I34];0);[.$J34]);0)" office:value-type="float" office:value="13" calcext:value-type="float">
            <text:p>13</text:p>
          </table:table-cell>
          <table:table-cell table:style-name="ce21" table:formula="of:=([.$F34]+[.$G34])*LOG10([.$D34]+[.$E34])/LOG10(2)" office:value-type="float" office:value="362.212037556971" calcext:value-type="float">
            <text:p>362.212037556971</text:p>
          </table:table-cell>
          <table:table-cell table:style-name="ce6" table:formula="of:=2*[.$E34]/([.$D34]*[.$G34])" office:value-type="float" office:value="0.157894736842105" calcext:value-type="float">
            <text:p>0.157894736842105</text:p>
          </table:table-cell>
          <table:table-cell table:style-name="ce27" table:formula="of:=8/[.$L34]" office:value-type="float" office:value="0.0220865105808133" calcext:value-type="float">
            <text:p>0.022086510580813</text:p>
          </table:table-cell>
          <table:table-cell table:style-name="ce21" table:formula="of:=1/[.$N34]" office:value-type="float" office:value="45.2765046946214" calcext:value-type="float">
            <text:p>45.2765046946214</text:p>
          </table:table-cell>
          <table:table-cell table:style-name="ce21" table:formula="of:=[.$M34]*[.$L34]" office:value-type="float" office:value="57.1913743511007" calcext:value-type="float">
            <text:p>57.1913743511007</text:p>
          </table:table-cell>
          <table:table-cell table:style-name="ce21" table:formula="of:=8*[.$N34]" office:value-type="float" office:value="0.176692084646507" calcext:value-type="float">
            <text:p>0.176692084646507</text:p>
          </table:table-cell>
          <table:table-cell table:style-name="ce6" table:formula="of:=ROUNDUP([.$L34]/[.$N34];0)" office:value-type="float" office:value="16400" calcext:value-type="float">
            <text:p>16400</text:p>
          </table:table-cell>
          <table:table-cell table:style-name="ce21" table:formula="of:=[.$R34]/[.$O34]" office:value-type="float" office:value="362.218773525338" calcext:value-type="float">
            <text:p>362.218773525338</text:p>
          </table:table-cell>
          <table:table-cell table:style-name="ce27" table:formula="of:=[.$L34]/300" office:value-type="float" office:value="1.20737345852324" calcext:value-type="float">
            <text:p>1.20737345852324</text:p>
          </table:table-cell>
          <table:table-cell table:style-name="ce2" table:formula="of:=[.L34]/([.F34]+[.G34])" office:value-type="float" office:value="4.58496250072116" calcext:value-type="float">
            <text:p>4.5849625007211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Prolog</text:p>
          </table:table-cell>
          <table:table-cell table:style-name="ce16" office:value-type="float" office:value="17" calcext:value-type="float">
            <text:p>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91" calcext:value-type="float">
            <text:p>91</text:p>
          </table:table-cell>
          <table:table-cell table:style-name="ce30" table:formula="of:=[.$F35]/[.$G35]" office:value-type="float" office:value="1.95604395604396" calcext:value-type="float">
            <text:p>1.956</text:p>
          </table:table-cell>
          <table:table-cell table:style-name="ce32" table:formula="of:=[.$D35]*(LOG10([.$D35])/LOG10(2))+[.$E35]*(LOG10([.$E35])/LOG10(2))" office:value-type="float" office:value="225.068364872957" calcext:value-type="float">
            <text:p>225.068</text:p>
          </table:table-cell>
          <table:table-cell table:style-name="ce49" table:formula="of:=[.$F35]+[.$G35]" office:value-type="float" office:value="269" calcext:value-type="float">
            <text:p>269</text:p>
          </table:table-cell>
          <table:table-cell table:style-name="ce52" table:formula="of:=ROUND(100*(MAX(ROUNDUP([.$I35];0);[.$J35])-MIN(ROUNDUP([.$I35];0);[.$J35]))/MAX(ROUNDUP([.$I35];0);[.$J35]);0)" office:value-type="float" office:value="16" calcext:value-type="float">
            <text:p>16</text:p>
          </table:table-cell>
          <table:table-cell table:style-name="ce32" table:formula="of:=([.$F35]+[.$G35])*LOG10([.$D35]+[.$E35])/LOG10(2)" office:value-type="float" office:value="1502.35491269399" calcext:value-type="float">
            <text:p>1502.355</text:p>
          </table:table-cell>
          <table:table-cell table:style-name="ce45" table:formula="of:=2*[.$E35]/([.$D35]*[.$G35])" office:value-type="float" office:value="0.0483516483516484" calcext:value-type="float">
            <text:p>0.048</text:p>
          </table:table-cell>
          <table:table-cell table:style-name="ce25" table:formula="of:=8/[.$L35]" office:value-type="float" office:value="0.00532497343497521" calcext:value-type="float">
            <text:p>0.005</text:p>
          </table:table-cell>
          <table:table-cell table:style-name="ce32" table:formula="of:=1/[.$N35]" office:value-type="float" office:value="187.794364086749" calcext:value-type="float">
            <text:p>187.794</text:p>
          </table:table-cell>
          <table:table-cell table:style-name="ce32" table:formula="of:=[.$M35]*[.$L35]" office:value-type="float" office:value="72.6413364379512" calcext:value-type="float">
            <text:p>72.641</text:p>
          </table:table-cell>
          <table:table-cell table:style-name="ce32" table:formula="of:=8*[.$N35]" office:value-type="float" office:value="0.0425997874798017" calcext:value-type="float">
            <text:p>0.043</text:p>
          </table:table-cell>
          <table:table-cell table:style-name="ce16" table:formula="of:=ROUNDUP([.$L35]/[.$N35];0)" office:value-type="float" office:value="282134" calcext:value-type="float">
            <text:p>282134</text:p>
          </table:table-cell>
          <table:table-cell table:style-name="ce32" table:formula="of:=[.$R35]/[.$O35]" office:value-type="float" office:value="1502.3560551033" calcext:value-type="float">
            <text:p>1502.356</text:p>
          </table:table-cell>
          <table:table-cell table:style-name="ce25" table:formula="of:=[.$L35]/300" office:value-type="float" office:value="5.00784970897997" calcext:value-type="float">
            <text:p>5.008</text:p>
          </table:table-cell>
          <table:table-cell table:style-name="ce2" table:formula="of:=[.L35]/([.F35]+[.G35])" office:value-type="float" office:value="5.58496250072116" calcext:value-type="float">
            <text:p>5.5849625007211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XSLT</text:p>
          </table:table-cell>
          <table:table-cell table:style-name="ce17" office:value-type="float" office:value="37" calcext:value-type="float">
            <text:p>3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31" table:formula="of:=[.$F36]/[.$G36]" office:value-type="float" office:value="0.962962962962963" calcext:value-type="float">
            <text:p>0.963</text:p>
          </table:table-cell>
          <table:table-cell table:style-name="ce33" table:formula="of:=[.$D36]*(LOG10([.$D36])/LOG10(2))+[.$E36]*(LOG10([.$E36])/LOG10(2))" office:value-type="float" office:value="90.5684250302886" calcext:value-type="float">
            <text:p>90.568</text:p>
          </table:table-cell>
          <table:table-cell table:style-name="ce50" table:formula="of:=[.$F36]+[.$G36]" office:value-type="float" office:value="53" calcext:value-type="float">
            <text:p>53</text:p>
          </table:table-cell>
          <table:table-cell table:style-name="ce53" table:formula="of:=ROUND(100*(MAX(ROUNDUP([.$I36];0);[.$J36])-MIN(ROUNDUP([.$I36];0);[.$J36]))/MAX(ROUNDUP([.$I36];0);[.$J36]);0)" office:value-type="float" office:value="42" calcext:value-type="float">
            <text:p>42</text:p>
          </table:table-cell>
          <table:table-cell table:style-name="ce33" table:formula="of:=([.$F36]+[.$G36])*LOG10([.$D36]+[.$E36])/LOG10(2)" office:value-type="float" office:value="243.003012538221" calcext:value-type="float">
            <text:p>243.003</text:p>
          </table:table-cell>
          <table:table-cell table:style-name="ce46" table:formula="of:=2*[.$E36]/([.$D36]*[.$G36])" office:value-type="float" office:value="0.222222222222222" calcext:value-type="float">
            <text:p>0.222</text:p>
          </table:table-cell>
          <table:table-cell table:style-name="ce26" table:formula="of:=8/[.$L36]" office:value-type="float" office:value="0.0329214025638538" calcext:value-type="float">
            <text:p>0.033</text:p>
          </table:table-cell>
          <table:table-cell table:style-name="ce33" table:formula="of:=1/[.$N36]" office:value-type="float" office:value="30.3753765672776" calcext:value-type="float">
            <text:p>30.375</text:p>
          </table:table-cell>
          <table:table-cell table:style-name="ce33" table:formula="of:=[.$M36]*[.$L36]" office:value-type="float" office:value="54.0006694529381" calcext:value-type="float">
            <text:p>54.001</text:p>
          </table:table-cell>
          <table:table-cell table:style-name="ce33" table:formula="of:=8*[.$N36]" office:value-type="float" office:value="0.263371220510831" calcext:value-type="float">
            <text:p>0.263</text:p>
          </table:table-cell>
          <table:table-cell table:style-name="ce17" table:formula="of:=ROUNDUP([.$L36]/[.$N36];0)" office:value-type="float" office:value="7382" calcext:value-type="float">
            <text:p>7382</text:p>
          </table:table-cell>
          <table:table-cell table:style-name="ce33" table:formula="of:=[.$R36]/[.$O36]" office:value-type="float" office:value="243.025793726369" calcext:value-type="float">
            <text:p>243.026</text:p>
          </table:table-cell>
          <table:table-cell table:style-name="ce26" table:formula="of:=[.$L36]/300" office:value-type="float" office:value="0.810010041794071" calcext:value-type="float">
            <text:p>0.810</text:p>
          </table:table-cell>
          <table:table-cell table:style-name="ce2" table:formula="of:=[.L36]/([.F36]+[.G36])" office:value-type="float" office:value="4.58496250072116" calcext:value-type="float">
            <text:p>4.5849625007211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6"/>
          <table:table-cell table:style-name="ce11" office:value-type="string" calcext:value-type="string">
            <text:p>XSLT2</text:p>
          </table:table-cell>
          <table:table-cell table:style-name="ce6" office:value-type="float" office:value="37" calcext:value-type="float">
            <text:p>37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119" calcext:value-type="float">
            <text:p>119</text:p>
          </table:table-cell>
          <table:table-cell table:style-name="ce23" table:formula="of:=[.$F37]/[.$G37]" office:value-type="float" office:value="1.15966386554622" calcext:value-type="float">
            <text:p>1.15966386554622</text:p>
          </table:table-cell>
          <table:table-cell table:style-name="ce21" table:formula="of:=[.$D37]*(LOG10([.$D37])/LOG10(2))+[.$E37]*(LOG10([.$E37])/LOG10(2))" office:value-type="float" office:value="117.758980064424" calcext:value-type="float">
            <text:p>117.758980064424</text:p>
          </table:table-cell>
          <table:table-cell table:style-name="ce21" table:formula="of:=[.$F37]+[.$G37]" office:value-type="float" office:value="257" calcext:value-type="float">
            <text:p>257</text:p>
          </table:table-cell>
          <table:table-cell table:style-name="ce21" table:formula="of:=ROUND(100*(MAX(ROUNDUP([.$I37];0);[.$J37])-MIN(ROUNDUP([.$I37];0);[.$J37]))/MAX(ROUNDUP([.$I37];0);[.$J37]);0)" office:value-type="float" office:value="54" calcext:value-type="float">
            <text:p>54</text:p>
          </table:table-cell>
          <table:table-cell table:style-name="ce21" table:formula="of:=([.$F37]+[.$G37])*LOG10([.$D37]+[.$E37])/LOG10(2)" office:value-type="float" office:value="1248.50111574779" calcext:value-type="float">
            <text:p>1248.50111574779</text:p>
          </table:table-cell>
          <table:table-cell table:style-name="ce6" table:formula="of:=2*[.$E37]/([.$D37]*[.$G37])" office:value-type="float" office:value="0.0528211284513806" calcext:value-type="float">
            <text:p>0.052821128451381</text:p>
          </table:table-cell>
          <table:table-cell table:style-name="ce27" table:formula="of:=8/[.$L37]" office:value-type="float" office:value="0.00640768350071391" calcext:value-type="float">
            <text:p>0.006407683500714</text:p>
          </table:table-cell>
          <table:table-cell table:style-name="ce21" table:formula="of:=1/[.$N37]" office:value-type="float" office:value="156.062639468473" calcext:value-type="float">
            <text:p>156.062639468473</text:p>
          </table:table-cell>
          <table:table-cell table:style-name="ce21" table:formula="of:=[.$M37]*[.$L37]" office:value-type="float" office:value="65.9472378066058" calcext:value-type="float">
            <text:p>65.9472378066058</text:p>
          </table:table-cell>
          <table:table-cell table:style-name="ce21" table:formula="of:=8*[.$N37]" office:value-type="float" office:value="0.0512614680057113" calcext:value-type="float">
            <text:p>0.051261468005711</text:p>
          </table:table-cell>
          <table:table-cell table:style-name="ce6" table:formula="of:=ROUNDUP([.$L37]/[.$N37];0)" office:value-type="float" office:value="194845" calcext:value-type="float">
            <text:p>194845</text:p>
          </table:table-cell>
          <table:table-cell table:style-name="ce21" table:formula="of:=[.$R37]/[.$O37]" office:value-type="float" office:value="1248.5050916966" calcext:value-type="float">
            <text:p>1248.5050916966</text:p>
          </table:table-cell>
          <table:table-cell table:style-name="ce27" table:formula="of:=[.$L37]/300" office:value-type="float" office:value="4.16167038582595" calcext:value-type="float">
            <text:p>4.16167038582595</text:p>
          </table:table-cell>
          <table:table-cell table:style-name="ce2" table:formula="of:=[.L37]/([.F37]+[.G37])" office:value-type="float" office:value="4.85798099512757" calcext:value-type="float">
            <text:p>4.85798099512757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Prolog</text:p>
          </table:table-cell>
          <table:table-cell table:style-name="ce17" office:value-type="float" office:value="27" calcext:value-type="float">
            <text:p>2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75" calcext:value-type="float">
            <text:p>75</text:p>
          </table:table-cell>
          <table:table-cell table:style-name="ce26" table:formula="of:=[.$F38]/[.$G38]" office:value-type="float" office:value="1.8" calcext:value-type="float">
            <text:p>1.800</text:p>
          </table:table-cell>
          <table:table-cell table:style-name="ce33" table:formula="of:=[.$D38]*(LOG10([.$D38])/LOG10(2))+[.$E38]*(LOG10([.$E38])/LOG10(2))" office:value-type="float" office:value="302.788874545579" calcext:value-type="float">
            <text:p>302.789</text:p>
          </table:table-cell>
          <table:table-cell table:style-name="ce50" table:formula="of:=[.$F38]+[.$G38]" office:value-type="float" office:value="210" calcext:value-type="float">
            <text:p>210</text:p>
          </table:table-cell>
          <table:table-cell table:style-name="ce53" table:formula="of:=ROUND(100*(MAX(ROUNDUP([.$I38];0);[.$J38])-MIN(ROUNDUP([.$I38];0);[.$J38]))/MAX(ROUNDUP([.$I38];0);[.$J38]);0)" office:value-type="float" office:value="31" calcext:value-type="float">
            <text:p>31</text:p>
          </table:table-cell>
          <table:table-cell table:style-name="ce33" table:formula="of:=([.$F38]+[.$G38])*LOG10([.$D38]+[.$E38])/LOG10(2)" office:value-type="float" office:value="1245.45484088821" calcext:value-type="float">
            <text:p>1245.455</text:p>
          </table:table-cell>
          <table:table-cell table:style-name="ce46" table:formula="of:=2*[.$E38]/([.$D38]*[.$G38])" office:value-type="float" office:value="0.0411111111111111" calcext:value-type="float">
            <text:p>0.041</text:p>
          </table:table-cell>
          <table:table-cell table:style-name="ce26" table:formula="of:=8/[.$L38]" office:value-type="float" office:value="0.00642335614055242" calcext:value-type="float">
            <text:p>0.006</text:p>
          </table:table-cell>
          <table:table-cell table:style-name="ce33" table:formula="of:=1/[.$N38]" office:value-type="float" office:value="155.681855111026" calcext:value-type="float">
            <text:p>155.682</text:p>
          </table:table-cell>
          <table:table-cell table:style-name="ce33" table:formula="of:=[.$M38]*[.$L38]" office:value-type="float" office:value="51.2020323476263" calcext:value-type="float">
            <text:p>51.202</text:p>
          </table:table-cell>
          <table:table-cell table:style-name="ce33" table:formula="of:=8*[.$N38]" office:value-type="float" office:value="0.0513868491244194" calcext:value-type="float">
            <text:p>0.051</text:p>
          </table:table-cell>
          <table:table-cell table:style-name="ce17" table:formula="of:=ROUNDUP([.$L38]/[.$N38];0)" office:value-type="float" office:value="193895" calcext:value-type="float">
            <text:p>193895</text:p>
          </table:table-cell>
          <table:table-cell table:style-name="ce33" table:formula="of:=[.$R38]/[.$O38]" office:value-type="float" office:value="1245.45663887241" calcext:value-type="float">
            <text:p>1245.457</text:p>
          </table:table-cell>
          <table:table-cell table:style-name="ce26" table:formula="of:=[.$L38]/300" office:value-type="float" office:value="4.15151613629402" calcext:value-type="float">
            <text:p>4.152</text:p>
          </table:table-cell>
          <table:table-cell table:style-name="ce2" table:formula="of:=[.L38]/([.F38]+[.G38])" office:value-type="float" office:value="5.93073733756289" calcext:value-type="float">
            <text:p>5.93073733756289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Prolog2</text:p>
          </table:table-cell>
          <table:table-cell table:style-name="ce17" office:value-type="float" office:value="25" calcext:value-type="float">
            <text:p>2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75" calcext:value-type="float">
            <text:p>75</text:p>
          </table:table-cell>
          <table:table-cell table:style-name="ce26" table:formula="of:=[.$F39]/[.$G39]" office:value-type="float" office:value="1.78666666666667" calcext:value-type="float">
            <text:p>1.787</text:p>
          </table:table-cell>
          <table:table-cell table:style-name="ce33" table:formula="of:=[.$D39]*(LOG10([.$D39])/LOG10(2))+[.$E39]*(LOG10([.$E39])/LOG10(2))" office:value-type="float" office:value="290.857270138292" calcext:value-type="float">
            <text:p>290.857</text:p>
          </table:table-cell>
          <table:table-cell table:style-name="ce50" table:formula="of:=[.$F39]+[.$G39]" office:value-type="float" office:value="209" calcext:value-type="float">
            <text:p>209</text:p>
          </table:table-cell>
          <table:table-cell table:style-name="ce53" table:formula="of:=ROUND(100*(MAX(ROUNDUP([.$I39];0);[.$J39])-MIN(ROUNDUP([.$I39];0);[.$J39]))/MAX(ROUNDUP([.$I39];0);[.$J39]);0)" office:value-type="float" office:value="28" calcext:value-type="float">
            <text:p>28</text:p>
          </table:table-cell>
          <table:table-cell table:style-name="ce33" table:formula="of:=([.$F39]+[.$G39])*LOG10([.$D39]+[.$E39])/LOG10(2)" office:value-type="float" office:value="1229.47239731662" calcext:value-type="float">
            <text:p>1229.472</text:p>
          </table:table-cell>
          <table:table-cell table:style-name="ce46" table:formula="of:=2*[.$E39]/([.$D39]*[.$G39])" office:value-type="float" office:value="0.0448484848484848" calcext:value-type="float">
            <text:p>0.045</text:p>
          </table:table-cell>
          <table:table-cell table:style-name="ce26" table:formula="of:=8/[.$L39]" office:value-type="float" office:value="0.00650685612581489" calcext:value-type="float">
            <text:p>0.007</text:p>
          </table:table-cell>
          <table:table-cell table:style-name="ce33" table:formula="of:=1/[.$N39]" office:value-type="float" office:value="153.684049664578" calcext:value-type="float">
            <text:p>153.684</text:p>
          </table:table-cell>
          <table:table-cell table:style-name="ce33" table:formula="of:=[.$M39]*[.$L39]" office:value-type="float" office:value="55.139974182685" calcext:value-type="float">
            <text:p>55.140</text:p>
          </table:table-cell>
          <table:table-cell table:style-name="ce33" table:formula="of:=8*[.$N39]" office:value-type="float" office:value="0.0520548490065191" calcext:value-type="float">
            <text:p>0.052</text:p>
          </table:table-cell>
          <table:table-cell table:style-name="ce17" table:formula="of:=ROUNDUP([.$L39]/[.$N39];0)" office:value-type="float" office:value="188951" calcext:value-type="float">
            <text:p>188951</text:p>
          </table:table-cell>
          <table:table-cell table:style-name="ce33" table:formula="of:=[.$R39]/[.$O39]" office:value-type="float" office:value="1229.47697182885" calcext:value-type="float">
            <text:p>1229.477</text:p>
          </table:table-cell>
          <table:table-cell table:style-name="ce26" table:formula="of:=[.$L39]/300" office:value-type="float" office:value="4.09824132438875" calcext:value-type="float">
            <text:p>4.098</text:p>
          </table:table-cell>
          <table:table-cell table:style-name="ce2" table:formula="of:=[.L39]/([.F39]+[.G39])" office:value-type="float" office:value="5.88264304936184" calcext:value-type="float">
            <text:p>5.8826430493618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0" office:value-type="string" calcext:value-type="string">
            <text:p>XSLT</text:p>
          </table:table-cell>
          <table:table-cell table:style-name="ce17" office:value-type="float" office:value="29" calcext:value-type="float">
            <text:p>2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" calcext:value-type="float">
            <text:p>25</text:p>
          </table:table-cell>
          <table:table-cell table:style-name="ce26" table:formula="of:=[.$F40]/[.$G40]" office:value-type="float" office:value="0.8" calcext:value-type="float">
            <text:p>0.800</text:p>
          </table:table-cell>
          <table:table-cell table:style-name="ce33" table:formula="of:=[.$D40]*(LOG10([.$D40])/LOG10(2))+[.$E40]*(LOG10([.$E40])/LOG10(2))" office:value-type="float" office:value="63.6154913401611" calcext:value-type="float">
            <text:p>63.615</text:p>
          </table:table-cell>
          <table:table-cell table:style-name="ce50" table:formula="of:=[.$F40]+[.$G40]" office:value-type="float" office:value="45" calcext:value-type="float">
            <text:p>45</text:p>
          </table:table-cell>
          <table:table-cell table:style-name="ce53" table:formula="of:=ROUND(100*(MAX(ROUNDUP([.$I40];0);[.$J40])-MIN(ROUNDUP([.$I40];0);[.$J40]))/MAX(ROUNDUP([.$I40];0);[.$J40]);0)" office:value-type="float" office:value="30" calcext:value-type="float">
            <text:p>30</text:p>
          </table:table-cell>
          <table:table-cell table:style-name="ce33" table:formula="of:=([.$F40]+[.$G40])*LOG10([.$D40]+[.$E40])/LOG10(2)" office:value-type="float" office:value="191.156738104961" calcext:value-type="float">
            <text:p>191.157</text:p>
          </table:table-cell>
          <table:table-cell table:style-name="ce46" table:formula="of:=2*[.$E40]/([.$D40]*[.$G40])" office:value-type="float" office:value="0.173333333333333" calcext:value-type="float">
            <text:p>0.173</text:p>
          </table:table-cell>
          <table:table-cell table:style-name="ce26" table:formula="of:=8/[.$L40]" office:value-type="float" office:value="0.0418504734874024" calcext:value-type="float">
            <text:p>0.042</text:p>
          </table:table-cell>
          <table:table-cell table:style-name="ce33" table:formula="of:=1/[.$N40]" office:value-type="float" office:value="23.8945922631202" calcext:value-type="float">
            <text:p>23.895</text:p>
          </table:table-cell>
          <table:table-cell table:style-name="ce33" table:formula="of:=[.$M40]*[.$L40]" office:value-type="float" office:value="33.13383460486" calcext:value-type="float">
            <text:p>33.134</text:p>
          </table:table-cell>
          <table:table-cell table:style-name="ce33" table:formula="of:=8*[.$N40]" office:value-type="float" office:value="0.334803787899219" calcext:value-type="float">
            <text:p>0.335</text:p>
          </table:table-cell>
          <table:table-cell table:style-name="ce17" table:formula="of:=ROUNDUP([.$L40]/[.$N40];0)" office:value-type="float" office:value="4568" calcext:value-type="float">
            <text:p>4568</text:p>
          </table:table-cell>
          <table:table-cell table:style-name="ce33" table:formula="of:=[.$R40]/[.$O40]" office:value-type="float" office:value="191.172962890454" calcext:value-type="float">
            <text:p>191.173</text:p>
          </table:table-cell>
          <table:table-cell table:style-name="ce26" table:formula="of:=[.$L40]/300" office:value-type="float" office:value="0.637189127016538" calcext:value-type="float">
            <text:p>0.637</text:p>
          </table:table-cell>
          <table:table-cell table:style-name="ce2" table:formula="of:=[.L40]/([.F40]+[.G40])" office:value-type="float" office:value="4.24792751344358" calcext:value-type="float">
            <text:p>4.24792751344358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6"/>
          <table:table-cell table:style-name="ce11" office:value-type="string" calcext:value-type="string">
            <text:p>XSLT2</text:p>
          </table:table-cell>
          <table:table-cell table:style-name="ce6" office:value-type="float" office:value="29" calcext:value-type="float">
            <text:p>29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office:value-type="float" office:value="102" calcext:value-type="float">
            <text:p>102</text:p>
          </table:table-cell>
          <table:table-cell table:style-name="ce27" table:formula="of:=[.$F41]/[.$G41]" office:value-type="float" office:value="1.08823529411765" calcext:value-type="float">
            <text:p>1.08823529411765</text:p>
          </table:table-cell>
          <table:table-cell table:style-name="ce33" table:formula="of:=[.$D41]*(LOG10([.$D41])/LOG10(2))+[.$E41]*(LOG10([.$E41])/LOG10(2))" office:value-type="float" office:value="111.890150332757" calcext:value-type="float">
            <text:p>111.890</text:p>
          </table:table-cell>
          <table:table-cell table:style-name="ce50" table:formula="of:=[.$F41]+[.$G41]" office:value-type="float" office:value="213" calcext:value-type="float">
            <text:p>213</text:p>
          </table:table-cell>
          <table:table-cell table:style-name="ce50" table:formula="of:=ROUND(100*(MAX(ROUNDUP([.$I41];0);[.$J41])-MIN(ROUNDUP([.$I41];0);[.$J41]))/MAX(ROUNDUP([.$I41];0);[.$J41]);0)" office:value-type="float" office:value="47" calcext:value-type="float">
            <text:p>47</text:p>
          </table:table-cell>
          <table:table-cell table:style-name="ce33" table:formula="of:=([.$F41]+[.$G41])*LOG10([.$D41]+[.$E41])/LOG10(2)" office:value-type="float" office:value="1023.96659839827" calcext:value-type="float">
            <text:p>1023.967</text:p>
          </table:table-cell>
          <table:table-cell table:style-name="ce6" table:formula="of:=2*[.$E41]/([.$D41]*[.$G41])" office:value-type="float" office:value="0.0588235294117647" calcext:value-type="float">
            <text:p>0.058823529411765</text:p>
          </table:table-cell>
          <table:table-cell table:style-name="ce27" table:formula="of:=8/[.$L41]" office:value-type="float" office:value="0.00781275484231021" calcext:value-type="float">
            <text:p>0.00781275484231</text:p>
          </table:table-cell>
          <table:table-cell table:style-name="ce21" table:formula="of:=1/[.$N41]" office:value-type="float" office:value="127.995824799784" calcext:value-type="float">
            <text:p>127.995824799784</text:p>
          </table:table-cell>
          <table:table-cell table:style-name="ce21" table:formula="of:=[.$M41]*[.$L41]" office:value-type="float" office:value="60.2333293175453" calcext:value-type="float">
            <text:p>60.2333293175453</text:p>
          </table:table-cell>
          <table:table-cell table:style-name="ce21" table:formula="of:=8*[.$N41]" office:value-type="float" office:value="0.0625020387384817" calcext:value-type="float">
            <text:p>0.062502038738482</text:p>
          </table:table-cell>
          <table:table-cell table:style-name="ce6" table:formula="of:=ROUNDUP([.$L41]/[.$N41];0)" office:value-type="float" office:value="131064" calcext:value-type="float">
            <text:p>131064</text:p>
          </table:table-cell>
          <table:table-cell table:style-name="ce21" table:formula="of:=[.$R41]/[.$O41]" office:value-type="float" office:value="1023.97090065255" calcext:value-type="float">
            <text:p>1023.97090065255</text:p>
          </table:table-cell>
          <table:table-cell table:style-name="ce27" table:formula="of:=[.$L41]/300" office:value-type="float" office:value="3.4132219946609" calcext:value-type="float">
            <text:p>3.4132219946609</text:p>
          </table:table-cell>
          <table:table-cell table:style-name="ce2" table:formula="of:=[.L41]/([.F41]+[.G41])" office:value-type="float" office:value="4.8073549220576" calcext:value-type="float">
            <text:p>4.80735492205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3" calcext:value-type="float">
            <text:p>43</text:p>
          </table:table-cell>
          <table:table-cell table:style-name="ce32" table:formula="of:=[.$F42]/[.$G42]" office:value-type="float" office:value="1.83720930232558" calcext:value-type="float">
            <text:p>1.837</text:p>
          </table:table-cell>
          <table:table-cell table:style-name="ce45" table:formula="of:=[.$D42]*(LOG10([.$D42])/LOG10(2))+[.$E42]*(LOG10([.$E42])/LOG10(2))" office:value-type="float" office:value="174.039100017308" calcext:value-type="float">
            <text:p>174.039</text:p>
          </table:table-cell>
          <table:table-cell table:style-name="ce49" table:formula="of:=[.$F42]+[.$G42]" office:value-type="float" office:value="122" calcext:value-type="float">
            <text:p>122</text:p>
          </table:table-cell>
          <table:table-cell table:style-name="ce52" table:formula="of:=ROUND(100*(MAX(ROUNDUP([.$I42];0);[.$J42])-MIN(ROUNDUP([.$I42];0);[.$J42]))/MAX(ROUNDUP([.$I42];0);[.$J42]);0)" office:value-type="float" office:value="30" calcext:value-type="float">
            <text:p>30</text:p>
          </table:table-cell>
          <table:table-cell table:style-name="ce25" table:formula="of:=([.$F42]+[.$G42])*LOG10([.$D42]+[.$E42])/LOG10(2)" office:value-type="float" office:value="649.275227576258" calcext:value-type="float">
            <text:p>649.275</text:p>
          </table:table-cell>
          <table:table-cell table:style-name="ce32" table:formula="of:=2*[.$E42]/([.$D42]*[.$G42])" office:value-type="float" office:value="0.0697674418604651" calcext:value-type="float">
            <text:p>0.070</text:p>
          </table:table-cell>
          <table:table-cell table:style-name="ce32" table:formula="of:=8/[.$L42]" office:value-type="float" office:value="0.0123214311284661" calcext:value-type="float">
            <text:p>0.012</text:p>
          </table:table-cell>
          <table:table-cell table:style-name="ce45" table:formula="of:=1/[.$N42]" office:value-type="float" office:value="81.1594034470323" calcext:value-type="float">
            <text:p>81.159</text:p>
          </table:table-cell>
          <table:table-cell table:style-name="ce32" table:formula="of:=[.$M42]*[.$L42]" office:value-type="float" office:value="45.2982716913669" calcext:value-type="float">
            <text:p>45.298</text:p>
          </table:table-cell>
          <table:table-cell table:style-name="ce25" table:formula="of:=8*[.$N42]" office:value-type="float" office:value="0.0985714490277286" calcext:value-type="float">
            <text:p>0.099</text:p>
          </table:table-cell>
          <table:table-cell table:style-name="ce16" table:formula="of:=ROUNDUP([.$L42]/[.$N42];0)" office:value-type="float" office:value="52695" calcext:value-type="float">
            <text:p>52695</text:p>
          </table:table-cell>
          <table:table-cell table:style-name="ce32" table:formula="of:=[.$R42]/[.$O42]" office:value-type="float" office:value="649.27781331452" calcext:value-type="float">
            <text:p>649.278</text:p>
          </table:table-cell>
          <table:table-cell table:style-name="ce25" table:formula="of:=[.$L42]/300" office:value-type="float" office:value="2.16425075858753" calcext:value-type="float">
            <text:p>2.164</text:p>
          </table:table-cell>
          <table:table-cell table:style-name="ce2" table:formula="of:=[.L42]/([.F42]+[.G42])" office:value-type="float" office:value="5.32192809488736" calcext:value-type="float">
            <text:p>5.3219280948873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36" calcext:value-type="float">
            <text:p>36</text:p>
          </table:table-cell>
          <table:table-cell table:style-name="ce33" table:formula="of:=[.$F43]/[.$G43]" office:value-type="float" office:value="1.91666666666667" calcext:value-type="float">
            <text:p>1.917</text:p>
          </table:table-cell>
          <table:table-cell table:style-name="ce46" table:formula="of:=[.$D43]*(LOG10([.$D43])/LOG10(2))+[.$E43]*(LOG10([.$E43])/LOG10(2))" office:value-type="float" office:value="152.147641325145" calcext:value-type="float">
            <text:p>152.148</text:p>
          </table:table-cell>
          <table:table-cell table:style-name="ce50" table:formula="of:=[.$F43]+[.$G43]" office:value-type="float" office:value="105" calcext:value-type="float">
            <text:p>105</text:p>
          </table:table-cell>
          <table:table-cell table:style-name="ce53" table:formula="of:=ROUND(100*(MAX(ROUNDUP([.$I43];0);[.$J43])-MIN(ROUNDUP([.$I43];0);[.$J43]))/MAX(ROUNDUP([.$I43];0);[.$J43]);0)" office:value-type="float" office:value="31" calcext:value-type="float">
            <text:p>31</text:p>
          </table:table-cell>
          <table:table-cell table:style-name="ce26" table:formula="of:=([.$F43]+[.$G43])*LOG10([.$D43]+[.$E43])/LOG10(2)" office:value-type="float" office:value="542.842125151443" calcext:value-type="float">
            <text:p>542.842</text:p>
          </table:table-cell>
          <table:table-cell table:style-name="ce33" table:formula="of:=2*[.$E43]/([.$D43]*[.$G43])" office:value-type="float" office:value="0.0982905982905983" calcext:value-type="float">
            <text:p>0.098</text:p>
          </table:table-cell>
          <table:table-cell table:style-name="ce33" table:formula="of:=8/[.$L43]" office:value-type="float" office:value="0.0147372497994111" calcext:value-type="float">
            <text:p>0.015</text:p>
          </table:table-cell>
          <table:table-cell table:style-name="ce46" table:formula="of:=1/[.$N43]" office:value-type="float" office:value="67.8552656439304" calcext:value-type="float">
            <text:p>67.855</text:p>
          </table:table-cell>
          <table:table-cell table:style-name="ce33" table:formula="of:=[.$M43]*[.$L43]" office:value-type="float" office:value="53.3562772584751" calcext:value-type="float">
            <text:p>53.356</text:p>
          </table:table-cell>
          <table:table-cell table:style-name="ce26" table:formula="of:=8*[.$N43]" office:value-type="float" office:value="0.117897998395289" calcext:value-type="float">
            <text:p>0.118</text:p>
          </table:table-cell>
          <table:table-cell table:style-name="ce17" table:formula="of:=ROUNDUP([.$L43]/[.$N43];0)" office:value-type="float" office:value="36835" calcext:value-type="float">
            <text:p>36835</text:p>
          </table:table-cell>
          <table:table-cell table:style-name="ce33" table:formula="of:=[.$R43]/[.$O43]" office:value-type="float" office:value="542.846596361308" calcext:value-type="float">
            <text:p>542.847</text:p>
          </table:table-cell>
          <table:table-cell table:style-name="ce26" table:formula="of:=[.$L43]/300" office:value-type="float" office:value="1.80947375050481" calcext:value-type="float">
            <text:p>1.809</text:p>
          </table:table-cell>
          <table:table-cell table:style-name="ce2" table:formula="of:=[.L43]/([.F43]+[.G43])" office:value-type="float" office:value="5.16992500144231" calcext:value-type="float">
            <text:p>5.1699250014423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34" table:formula="of:=[.$F44]/[.$G44]" office:value-type="float" office:value="1.42857142857143" calcext:value-type="float">
            <text:p>1.429</text:p>
          </table:table-cell>
          <table:table-cell table:style-name="ce47" table:formula="of:=[.$D44]*(LOG10([.$D44])/LOG10(2))+[.$E44]*(LOG10([.$E44])/LOG10(2))" office:value-type="float" office:value="35.1612594587302" calcext:value-type="float">
            <text:p>35.161</text:p>
          </table:table-cell>
          <table:table-cell table:style-name="ce51" table:formula="of:=[.$F44]+[.$G44]" office:value-type="float" office:value="17" calcext:value-type="float">
            <text:p>17</text:p>
          </table:table-cell>
          <table:table-cell table:style-name="ce55" table:formula="of:=ROUND(100*(MAX(ROUNDUP([.$I44];0);[.$J44])-MIN(ROUNDUP([.$I44];0);[.$J44]))/MAX(ROUNDUP([.$I44];0);[.$J44]);0)" office:value-type="float" office:value="53" calcext:value-type="float">
            <text:p>53</text:p>
          </table:table-cell>
          <table:table-cell table:style-name="ce37" table:formula="of:=([.$F44]+[.$G44])*LOG10([.$D44]+[.$E44])/LOG10(2)" office:value-type="float" office:value="62.9074752083986" calcext:value-type="float">
            <text:p>62.907</text:p>
          </table:table-cell>
          <table:table-cell table:style-name="ce34" table:formula="of:=2*[.$E44]/([.$D44]*[.$G44])" office:value-type="float" office:value="0.333333333333333" calcext:value-type="float">
            <text:p>0.333</text:p>
          </table:table-cell>
          <table:table-cell table:style-name="ce34" table:formula="of:=8/[.$L44]" office:value-type="float" office:value="0.127170896201092" calcext:value-type="float">
            <text:p>0.127</text:p>
          </table:table-cell>
          <table:table-cell table:style-name="ce47" table:formula="of:=1/[.$N44]" office:value-type="float" office:value="7.86343440104982" calcext:value-type="float">
            <text:p>7.863</text:p>
          </table:table-cell>
          <table:table-cell table:style-name="ce34" table:formula="of:=[.$M44]*[.$L44]" office:value-type="float" office:value="20.9691584027995" calcext:value-type="float">
            <text:p>20.969</text:p>
          </table:table-cell>
          <table:table-cell table:style-name="ce37" table:formula="of:=8*[.$N44]" office:value-type="float" office:value="1.01736716960873" calcext:value-type="float">
            <text:p>1.017</text:p>
          </table:table-cell>
          <table:table-cell table:style-name="ce18" table:formula="of:=ROUNDUP([.$L44]/[.$N44];0)" office:value-type="float" office:value="495" calcext:value-type="float">
            <text:p>495</text:p>
          </table:table-cell>
          <table:table-cell table:style-name="ce34" table:formula="of:=[.$R44]/[.$O44]" office:value-type="float" office:value="62.9495936195404" calcext:value-type="float">
            <text:p>62.950</text:p>
          </table:table-cell>
          <table:table-cell table:style-name="ce37" table:formula="of:=[.$L44]/300" office:value-type="float" office:value="0.209691584027995" calcext:value-type="float">
            <text:p>0.210</text:p>
          </table:table-cell>
          <table:table-cell table:style-name="ce2" table:formula="of:=[.L44]/([.F44]+[.G44])" office:value-type="float" office:value="3.70043971814109" calcext:value-type="float">
            <text:p>3.70043971814109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7" calcext:value-type="float">
            <text:p>27</text:p>
          </table:table-cell>
          <table:table-cell table:style-name="ce32" table:formula="of:=[.$F45]/[.$G45]" office:value-type="float" office:value="1.92592592592593" calcext:value-type="float">
            <text:p>1.926</text:p>
          </table:table-cell>
          <table:table-cell table:style-name="ce45" table:formula="of:=[.$D45]*(LOG10([.$D45])/LOG10(2))+[.$E45]*(LOG10([.$E45])/LOG10(2))" office:value-type="float" office:value="128.361618934768" calcext:value-type="float">
            <text:p>128.362</text:p>
          </table:table-cell>
          <table:table-cell table:style-name="ce49" table:formula="of:=[.$F45]+[.$G45]" office:value-type="float" office:value="79" calcext:value-type="float">
            <text:p>79</text:p>
          </table:table-cell>
          <table:table-cell table:style-name="ce52" table:formula="of:=ROUND(100*(MAX(ROUNDUP([.$I45];0);[.$J45])-MIN(ROUNDUP([.$I45];0);[.$J45]))/MAX(ROUNDUP([.$I45];0);[.$J45]);0)" office:value-type="float" office:value="39" calcext:value-type="float">
            <text:p>39</text:p>
          </table:table-cell>
          <table:table-cell table:style-name="ce25" table:formula="of:=([.$F45]+[.$G45])*LOG10([.$D45]+[.$E45])/LOG10(2)" office:value-type="float" office:value="395" calcext:value-type="float">
            <text:p>395.000</text:p>
          </table:table-cell>
          <table:table-cell table:style-name="ce32" table:formula="of:=2*[.$E45]/([.$D45]*[.$G45])" office:value-type="float" office:value="0.0952380952380952" calcext:value-type="float">
            <text:p>0.095</text:p>
          </table:table-cell>
          <table:table-cell table:style-name="ce32" table:formula="of:=8/[.$L45]" office:value-type="float" office:value="0.020253164556962" calcext:value-type="float">
            <text:p>0.020</text:p>
          </table:table-cell>
          <table:table-cell table:style-name="ce45" table:formula="of:=1/[.$N45]" office:value-type="float" office:value="49.375" calcext:value-type="float">
            <text:p>49.375</text:p>
          </table:table-cell>
          <table:table-cell table:style-name="ce32" table:formula="of:=[.$M45]*[.$L45]" office:value-type="float" office:value="37.6190476190476" calcext:value-type="float">
            <text:p>37.619</text:p>
          </table:table-cell>
          <table:table-cell table:style-name="ce25" table:formula="of:=8*[.$N45]" office:value-type="float" office:value="0.162025316455696" calcext:value-type="float">
            <text:p>0.162</text:p>
          </table:table-cell>
          <table:table-cell table:style-name="ce16" table:formula="of:=ROUNDUP([.$L45]/[.$N45];0)" office:value-type="float" office:value="19504" calcext:value-type="float">
            <text:p>19504</text:p>
          </table:table-cell>
          <table:table-cell table:style-name="ce32" table:formula="of:=[.$R45]/[.$O45]" office:value-type="float" office:value="395.017721518987" calcext:value-type="float">
            <text:p>395.018</text:p>
          </table:table-cell>
          <table:table-cell table:style-name="ce25" table:formula="of:=[.$L45]/300" office:value-type="float" office:value="1.31666666666667" calcext:value-type="float">
            <text:p>1.317</text:p>
          </table:table-cell>
          <table:table-cell table:style-name="ce2" table:formula="of:=[.L45]/([.F45]+[.G45])" office:value-type="float" office:value="5" calcext:value-type="float">
            <text:p>5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34" table:formula="of:=[.$F46]/[.$G46]" office:value-type="float" office:value="1.11111111111111" calcext:value-type="float">
            <text:p>1.111</text:p>
          </table:table-cell>
          <table:table-cell table:style-name="ce47" table:formula="of:=[.$D46]*(LOG10([.$D46])/LOG10(2))+[.$E46]*(LOG10([.$E46])/LOG10(2))" office:value-type="float" office:value="39.3029689088065" calcext:value-type="float">
            <text:p>39.303</text:p>
          </table:table-cell>
          <table:table-cell table:style-name="ce51" table:formula="of:=[.$F46]+[.$G46]" office:value-type="float" office:value="19" calcext:value-type="float">
            <text:p>19</text:p>
          </table:table-cell>
          <table:table-cell table:style-name="ce55" table:formula="of:=ROUND(100*(MAX(ROUNDUP([.$I46];0);[.$J46])-MIN(ROUNDUP([.$I46];0);[.$J46]))/MAX(ROUNDUP([.$I46];0);[.$J46]);0)" office:value-type="float" office:value="53" calcext:value-type="float">
            <text:p>53</text:p>
          </table:table-cell>
          <table:table-cell table:style-name="ce37" table:formula="of:=([.$F46]+[.$G46])*LOG10([.$D46]+[.$E46])/LOG10(2)" office:value-type="float" office:value="72.3397435190945" calcext:value-type="float">
            <text:p>72.340</text:p>
          </table:table-cell>
          <table:table-cell table:style-name="ce34" table:formula="of:=2*[.$E46]/([.$D46]*[.$G46])" office:value-type="float" office:value="0.222222222222222" calcext:value-type="float">
            <text:p>0.222</text:p>
          </table:table-cell>
          <table:table-cell table:style-name="ce34" table:formula="of:=8/[.$L46]" office:value-type="float" office:value="0.110589277910397" calcext:value-type="float">
            <text:p>0.111</text:p>
          </table:table-cell>
          <table:table-cell table:style-name="ce47" table:formula="of:=1/[.$N46]" office:value-type="float" office:value="9.04246793988681" calcext:value-type="float">
            <text:p>9.042</text:p>
          </table:table-cell>
          <table:table-cell table:style-name="ce34" table:formula="of:=[.$M46]*[.$L46]" office:value-type="float" office:value="16.0754985597988" calcext:value-type="float">
            <text:p>16.075</text:p>
          </table:table-cell>
          <table:table-cell table:style-name="ce37" table:formula="of:=8*[.$N46]" office:value-type="float" office:value="0.884714223283178" calcext:value-type="float">
            <text:p>0.885</text:p>
          </table:table-cell>
          <table:table-cell table:style-name="ce18" table:formula="of:=ROUNDUP([.$L46]/[.$N46];0)" office:value-type="float" office:value="655" calcext:value-type="float">
            <text:p>655</text:p>
          </table:table-cell>
          <table:table-cell table:style-name="ce34" table:formula="of:=[.$R46]/[.$O46]" office:value-type="float" office:value="72.4359770313102" calcext:value-type="float">
            <text:p>72.436</text:p>
          </table:table-cell>
          <table:table-cell table:style-name="ce37" table:formula="of:=[.$L46]/300" office:value-type="float" office:value="0.241132478396982" calcext:value-type="float">
            <text:p>0.241</text:p>
          </table:table-cell>
          <table:table-cell table:style-name="ce2" table:formula="of:=[.L46]/([.F46]+[.G46])" office:value-type="float" office:value="3.8073549220576" calcext:value-type="float">
            <text:p>3.80735492205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7" calcext:value-type="float">
            <text:p>27</text:p>
          </table:table-cell>
          <table:table-cell table:style-name="ce32" table:formula="of:=[.$F47]/[.$G47]" office:value-type="float" office:value="1.92592592592593" calcext:value-type="float">
            <text:p>1.926</text:p>
          </table:table-cell>
          <table:table-cell table:style-name="ce45" table:formula="of:=[.$D47]*(LOG10([.$D47])/LOG10(2))+[.$E47]*(LOG10([.$E47])/LOG10(2))" office:value-type="float" office:value="122.789837210062" calcext:value-type="float">
            <text:p>122.790</text:p>
          </table:table-cell>
          <table:table-cell table:style-name="ce49" table:formula="of:=[.$F47]+[.$G47]" office:value-type="float" office:value="79" calcext:value-type="float">
            <text:p>79</text:p>
          </table:table-cell>
          <table:table-cell table:style-name="ce52" table:formula="of:=ROUND(100*(MAX(ROUNDUP([.$I47];0);[.$J47])-MIN(ROUNDUP([.$I47];0);[.$J47]))/MAX(ROUNDUP([.$I47];0);[.$J47]);0)" office:value-type="float" office:value="36" calcext:value-type="float">
            <text:p>36</text:p>
          </table:table-cell>
          <table:table-cell table:style-name="ce25" table:formula="of:=([.$F47]+[.$G47])*LOG10([.$D47]+[.$E47])/LOG10(2)" office:value-type="float" office:value="391.381508520563" calcext:value-type="float">
            <text:p>391.382</text:p>
          </table:table-cell>
          <table:table-cell table:style-name="ce32" table:formula="of:=2*[.$E47]/([.$D47]*[.$G47])" office:value-type="float" office:value="0.0899470899470899" calcext:value-type="float">
            <text:p>0.090</text:p>
          </table:table-cell>
          <table:table-cell table:style-name="ce32" table:formula="of:=8/[.$L47]" office:value-type="float" office:value="0.0204404138310987" calcext:value-type="float">
            <text:p>0.020</text:p>
          </table:table-cell>
          <table:table-cell table:style-name="ce45" table:formula="of:=1/[.$N47]" office:value-type="float" office:value="48.9226885650704" calcext:value-type="float">
            <text:p>48.923</text:p>
          </table:table-cell>
          <table:table-cell table:style-name="ce32" table:formula="of:=[.$M47]*[.$L47]" office:value-type="float" office:value="35.2036277505268" calcext:value-type="float">
            <text:p>35.204</text:p>
          </table:table-cell>
          <table:table-cell table:style-name="ce25" table:formula="of:=8*[.$N47]" office:value-type="float" office:value="0.16352331064879" calcext:value-type="float">
            <text:p>0.164</text:p>
          </table:table-cell>
          <table:table-cell table:style-name="ce16" table:formula="of:=ROUNDUP([.$L47]/[.$N47];0)" office:value-type="float" office:value="19148" calcext:value-type="float">
            <text:p>19148</text:p>
          </table:table-cell>
          <table:table-cell table:style-name="ce32" table:formula="of:=[.$R47]/[.$O47]" office:value-type="float" office:value="391.393044037878" calcext:value-type="float">
            <text:p>391.393</text:p>
          </table:table-cell>
          <table:table-cell table:style-name="ce25" table:formula="of:=[.$L47]/300" office:value-type="float" office:value="1.30460502840188" calcext:value-type="float">
            <text:p>1.305</text:p>
          </table:table-cell>
          <table:table-cell table:style-name="ce2" table:formula="of:=[.L47]/([.F47]+[.G47])" office:value-type="float" office:value="4.95419631038688" calcext:value-type="float">
            <text:p>4.95419631038688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58" calcext:value-type="float">
            <text:p>58</text:p>
          </table:table-cell>
          <table:table-cell table:style-name="ce33" table:formula="of:=[.$F48]/[.$G48]" office:value-type="float" office:value="2.10344827586207" calcext:value-type="float">
            <text:p>2.103</text:p>
          </table:table-cell>
          <table:table-cell table:style-name="ce46" table:formula="of:=[.$D48]*(LOG10([.$D48])/LOG10(2))+[.$E48]*(LOG10([.$E48])/LOG10(2))" office:value-type="float" office:value="178.818118365449" calcext:value-type="float">
            <text:p>178.818</text:p>
          </table:table-cell>
          <table:table-cell table:style-name="ce50" table:formula="of:=[.$F48]+[.$G48]" office:value-type="float" office:value="180" calcext:value-type="float">
            <text:p>180</text:p>
          </table:table-cell>
          <table:table-cell table:style-name="ce53" table:formula="of:=ROUND(100*(MAX(ROUNDUP([.$I48];0);[.$J48])-MIN(ROUNDUP([.$I48];0);[.$J48]))/MAX(ROUNDUP([.$I48];0);[.$J48]);0)" office:value-type="float" office:value="1" calcext:value-type="float">
            <text:p>1</text:p>
          </table:table-cell>
          <table:table-cell table:style-name="ce26" table:formula="of:=([.$F48]+[.$G48])*LOG10([.$D48]+[.$E48])/LOG10(2)" office:value-type="float" office:value="964.359360831255" calcext:value-type="float">
            <text:p>964.359</text:p>
          </table:table-cell>
          <table:table-cell table:style-name="ce33" table:formula="of:=2*[.$E48]/([.$D48]*[.$G48])" office:value-type="float" office:value="0.0399274047186933" calcext:value-type="float">
            <text:p>0.040</text:p>
          </table:table-cell>
          <table:table-cell table:style-name="ce33" table:formula="of:=8/[.$L48]" office:value-type="float" office:value="0.00829566272173082" calcext:value-type="float">
            <text:p>0.008</text:p>
          </table:table-cell>
          <table:table-cell table:style-name="ce46" table:formula="of:=1/[.$N48]" office:value-type="float" office:value="120.544920103907" calcext:value-type="float">
            <text:p>120.545</text:p>
          </table:table-cell>
          <table:table-cell table:style-name="ce33" table:formula="of:=[.$M48]*[.$L48]" office:value-type="float" office:value="38.5043664941699" calcext:value-type="float">
            <text:p>38.504</text:p>
          </table:table-cell>
          <table:table-cell table:style-name="ce26" table:formula="of:=8*[.$N48]" office:value-type="float" office:value="0.0663653017738465" calcext:value-type="float">
            <text:p>0.066</text:p>
          </table:table-cell>
          <table:table-cell table:style-name="ce17" table:formula="of:=ROUNDUP([.$L48]/[.$N48];0)" office:value-type="float" office:value="116249" calcext:value-type="float">
            <text:p>116249</text:p>
          </table:table-cell>
          <table:table-cell table:style-name="ce33" table:formula="of:=[.$R48]/[.$O48]" office:value-type="float" office:value="964.362495738486" calcext:value-type="float">
            <text:p>964.362</text:p>
          </table:table-cell>
          <table:table-cell table:style-name="ce26" table:formula="of:=[.$L48]/300" office:value-type="float" office:value="3.21453120277085" calcext:value-type="float">
            <text:p>3.215</text:p>
          </table:table-cell>
          <table:table-cell table:style-name="ce2" table:formula="of:=[.L48]/([.F48]+[.G48])" office:value-type="float" office:value="5.35755200461808" calcext:value-type="float">
            <text:p>5.35755200461808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43" calcext:value-type="float">
            <text:p>43</text:p>
          </table:table-cell>
          <table:table-cell table:style-name="ce33" table:formula="of:=[.$F49]/[.$G49]" office:value-type="float" office:value="1.88372093023256" calcext:value-type="float">
            <text:p>1.884</text:p>
          </table:table-cell>
          <table:table-cell table:style-name="ce46" table:formula="of:=[.$D49]*(LOG10([.$D49])/LOG10(2))+[.$E49]*(LOG10([.$E49])/LOG10(2))" office:value-type="float" office:value="167.594363911276" calcext:value-type="float">
            <text:p>167.594</text:p>
          </table:table-cell>
          <table:table-cell table:style-name="ce50" table:formula="of:=[.$F49]+[.$G49]" office:value-type="float" office:value="124" calcext:value-type="float">
            <text:p>124</text:p>
          </table:table-cell>
          <table:table-cell table:style-name="ce53" table:formula="of:=ROUND(100*(MAX(ROUNDUP([.$I49];0);[.$J49])-MIN(ROUNDUP([.$I49];0);[.$J49]))/MAX(ROUNDUP([.$I49];0);[.$J49]);0)" office:value-type="float" office:value="26" calcext:value-type="float">
            <text:p>26</text:p>
          </table:table-cell>
          <table:table-cell table:style-name="ce26" table:formula="of:=([.$F49]+[.$G49])*LOG10([.$D49]+[.$E49])/LOG10(2)" office:value-type="float" office:value="655.389875138919" calcext:value-type="float">
            <text:p>655.390</text:p>
          </table:table-cell>
          <table:table-cell table:style-name="ce33" table:formula="of:=2*[.$E49]/([.$D49]*[.$G49])" office:value-type="float" office:value="0.0601915184678523" calcext:value-type="float">
            <text:p>0.060</text:p>
          </table:table-cell>
          <table:table-cell table:style-name="ce33" table:formula="of:=8/[.$L49]" office:value-type="float" office:value="0.01220647480754" calcext:value-type="float">
            <text:p>0.012</text:p>
          </table:table-cell>
          <table:table-cell table:style-name="ce46" table:formula="of:=1/[.$N49]" office:value-type="float" office:value="81.9237343923649" calcext:value-type="float">
            <text:p>81.924</text:p>
          </table:table-cell>
          <table:table-cell table:style-name="ce33" table:formula="of:=[.$M49]*[.$L49]" office:value-type="float" office:value="39.4489117730676" calcext:value-type="float">
            <text:p>39.449</text:p>
          </table:table-cell>
          <table:table-cell table:style-name="ce26" table:formula="of:=8*[.$N49]" office:value-type="float" office:value="0.09765179846032" calcext:value-type="float">
            <text:p>0.098</text:p>
          </table:table-cell>
          <table:table-cell table:style-name="ce17" table:formula="of:=ROUNDUP([.$L49]/[.$N49];0)" office:value-type="float" office:value="53692" calcext:value-type="float">
            <text:p>53692</text:p>
          </table:table-cell>
          <table:table-cell table:style-name="ce33" table:formula="of:=[.$R49]/[.$O49]" office:value-type="float" office:value="655.390045366438" calcext:value-type="float">
            <text:p>655.390</text:p>
          </table:table-cell>
          <table:table-cell table:style-name="ce26" table:formula="of:=[.$L49]/300" office:value-type="float" office:value="2.18463291712973" calcext:value-type="float">
            <text:p>2.185</text:p>
          </table:table-cell>
          <table:table-cell table:style-name="ce2" table:formula="of:=[.L49]/([.F49]+[.G49])" office:value-type="float" office:value="5.28540221886225" calcext:value-type="float">
            <text:p>5.28540221886225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4" table:style-name="ce11" office:value-type="float" office:value="5" calcext:value-type="float">
            <text:p>5</text:p>
          </table:table-cell>
          <table:table-cell table:style-name="ce34" table:formula="of:=[.$F50]/[.$G50]" office:value-type="float" office:value="1" calcext:value-type="float">
            <text:p>1.000</text:p>
          </table:table-cell>
          <table:table-cell table:style-name="ce47" table:formula="of:=[.$D50]*(LOG10([.$D50])/LOG10(2))+[.$E50]*(LOG10([.$E50])/LOG10(2))" office:value-type="float" office:value="23.2192809488736" calcext:value-type="float">
            <text:p>23.219</text:p>
          </table:table-cell>
          <table:table-cell table:style-name="ce51" table:formula="of:=[.$F50]+[.$G50]" office:value-type="float" office:value="10" calcext:value-type="float">
            <text:p>10</text:p>
          </table:table-cell>
          <table:table-cell table:style-name="ce55" table:formula="of:=ROUND(100*(MAX(ROUNDUP([.$I50];0);[.$J50])-MIN(ROUNDUP([.$I50];0);[.$J50]))/MAX(ROUNDUP([.$I50];0);[.$J50]);0)" office:value-type="float" office:value="58" calcext:value-type="float">
            <text:p>58</text:p>
          </table:table-cell>
          <table:table-cell table:style-name="ce37" table:formula="of:=([.$F50]+[.$G50])*LOG10([.$D50]+[.$E50])/LOG10(2)" office:value-type="float" office:value="33.2192809488736" calcext:value-type="float">
            <text:p>33.219</text:p>
          </table:table-cell>
          <table:table-cell table:style-name="ce34" table:formula="of:=2*[.$E50]/([.$D50]*[.$G50])" office:value-type="float" office:value="0.4" calcext:value-type="float">
            <text:p>0.400</text:p>
          </table:table-cell>
          <table:table-cell table:style-name="ce34" table:formula="of:=8/[.$L50]" office:value-type="float" office:value="0.240823996531185" calcext:value-type="float">
            <text:p>0.241</text:p>
          </table:table-cell>
          <table:table-cell table:style-name="ce47" table:formula="of:=1/[.$N50]" office:value-type="float" office:value="4.1524101186092" calcext:value-type="float">
            <text:p>4.152</text:p>
          </table:table-cell>
          <table:table-cell table:style-name="ce34" table:formula="of:=[.$M50]*[.$L50]" office:value-type="float" office:value="13.2877123795495" calcext:value-type="float">
            <text:p>13.288</text:p>
          </table:table-cell>
          <table:table-cell table:style-name="ce37" table:formula="of:=8*[.$N50]" office:value-type="float" office:value="1.92659197224948" calcext:value-type="float">
            <text:p>1.927</text:p>
          </table:table-cell>
          <table:table-cell table:style-name="ce18" table:formula="of:=ROUNDUP([.$L50]/[.$N50];0)" office:value-type="float" office:value="138" calcext:value-type="float">
            <text:p>138</text:p>
          </table:table-cell>
          <table:table-cell table:style-name="ce34" table:formula="of:=[.$R50]/[.$O50]" office:value-type="float" office:value="33.2337115213035" calcext:value-type="float">
            <text:p>33.234</text:p>
          </table:table-cell>
          <table:table-cell table:style-name="ce37" table:formula="of:=[.$L50]/300" office:value-type="float" office:value="0.110730936496245" calcext:value-type="float">
            <text:p>0.111</text:p>
          </table:table-cell>
          <table:table-cell table:style-name="ce2" table:formula="of:=[.L50]/([.F50]+[.G50])" office:value-type="float" office:value="3.32192809488736" calcext:value-type="float">
            <text:p>3.3219280948873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85" calcext:value-type="float">
            <text:p>85</text:p>
          </table:table-cell>
          <table:table-cell table:style-name="ce32" table:formula="of:=[.$F51]/[.$G51]" office:value-type="float" office:value="2.22352941176471" calcext:value-type="float">
            <text:p>2.224</text:p>
          </table:table-cell>
          <table:table-cell table:style-name="ce45" table:formula="of:=[.$D51]*(LOG10([.$D51])/LOG10(2))+[.$E51]*(LOG10([.$E51])/LOG10(2))" office:value-type="float" office:value="264.041924989311" calcext:value-type="float">
            <text:p>264.042</text:p>
          </table:table-cell>
          <table:table-cell table:style-name="ce49" table:formula="of:=[.$F51]+[.$G51]" office:value-type="float" office:value="274" calcext:value-type="float">
            <text:p>274</text:p>
          </table:table-cell>
          <table:table-cell table:style-name="ce52" table:formula="of:=ROUND(100*(MAX(ROUNDUP([.$I51];0);[.$J51])-MIN(ROUNDUP([.$I51];0);[.$J51]))/MAX(ROUNDUP([.$I51];0);[.$J51]);0)" office:value-type="float" office:value="3" calcext:value-type="float">
            <text:p>3</text:p>
          </table:table-cell>
          <table:table-cell table:style-name="ce25" table:formula="of:=([.$F51]+[.$G51])*LOG10([.$D51]+[.$E51])/LOG10(2)" office:value-type="float" office:value="1584.09256150576" calcext:value-type="float">
            <text:p>1584.093</text:p>
          </table:table-cell>
          <table:table-cell table:style-name="ce32" table:formula="of:=2*[.$E51]/([.$D51]*[.$G51])" office:value-type="float" office:value="0.0327365728900256" calcext:value-type="float">
            <text:p>0.033</text:p>
          </table:table-cell>
          <table:table-cell table:style-name="ce32" table:formula="of:=8/[.$L51]" office:value-type="float" office:value="0.00505020994000225" calcext:value-type="float">
            <text:p>0.005</text:p>
          </table:table-cell>
          <table:table-cell table:style-name="ce45" table:formula="of:=1/[.$N51]" office:value-type="float" office:value="198.01157018822" calcext:value-type="float">
            <text:p>198.012</text:p>
          </table:table-cell>
          <table:table-cell table:style-name="ce32" table:formula="of:=[.$M51]*[.$L51]" office:value-type="float" office:value="51.8577616042805" calcext:value-type="float">
            <text:p>51.858</text:p>
          </table:table-cell>
          <table:table-cell table:style-name="ce25" table:formula="of:=8*[.$N51]" office:value-type="float" office:value="0.040401679520018" calcext:value-type="float">
            <text:p>0.040</text:p>
          </table:table-cell>
          <table:table-cell table:style-name="ce16" table:formula="of:=ROUNDUP([.$L51]/[.$N51];0)" office:value-type="float" office:value="313669" calcext:value-type="float">
            <text:p>313669</text:p>
          </table:table-cell>
          <table:table-cell table:style-name="ce32" table:formula="of:=[.$R51]/[.$O51]" office:value-type="float" office:value="1584.09430167057" calcext:value-type="float">
            <text:p>1584.094</text:p>
          </table:table-cell>
          <table:table-cell table:style-name="ce25" table:formula="of:=[.$L51]/300" office:value-type="float" office:value="5.28030853835252" calcext:value-type="float">
            <text:p>5.280</text:p>
          </table:table-cell>
          <table:table-cell table:style-name="ce2" table:formula="of:=[.L51]/([.F51]+[.G51])" office:value-type="float" office:value="5.78135971352466" calcext:value-type="float">
            <text:p>5.7813597135246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92" calcext:value-type="float">
            <text:p>92</text:p>
          </table:table-cell>
          <table:table-cell table:style-name="ce33" table:formula="of:=[.$F52]/[.$G52]" office:value-type="float" office:value="2.03260869565217" calcext:value-type="float">
            <text:p>2.033</text:p>
          </table:table-cell>
          <table:table-cell table:style-name="ce46" table:formula="of:=[.$D52]*(LOG10([.$D52])/LOG10(2))+[.$E52]*(LOG10([.$E52])/LOG10(2))" office:value-type="float" office:value="284.988440406625" calcext:value-type="float">
            <text:p>284.988</text:p>
          </table:table-cell>
          <table:table-cell table:style-name="ce50" table:formula="of:=[.$F52]+[.$G52]" office:value-type="float" office:value="279" calcext:value-type="float">
            <text:p>279</text:p>
          </table:table-cell>
          <table:table-cell table:style-name="ce53" table:formula="of:=ROUND(100*(MAX(ROUNDUP([.$I52];0);[.$J52])-MIN(ROUNDUP([.$I52];0);[.$J52]))/MAX(ROUNDUP([.$I52];0);[.$J52]);0)" office:value-type="float" office:value="2" calcext:value-type="float">
            <text:p>2</text:p>
          </table:table-cell>
          <table:table-cell table:style-name="ce26" table:formula="of:=([.$F52]+[.$G52])*LOG10([.$D52]+[.$E52])/LOG10(2)" office:value-type="float" office:value="1634.37669764059" calcext:value-type="float">
            <text:p>1634.377</text:p>
          </table:table-cell>
          <table:table-cell table:style-name="ce33" table:formula="of:=2*[.$E52]/([.$D52]*[.$G52])" office:value-type="float" office:value="0.0383022774327122" calcext:value-type="float">
            <text:p>0.038</text:p>
          </table:table-cell>
          <table:table-cell table:style-name="ce33" table:formula="of:=8/[.$L52]" office:value-type="float" office:value="0.00489483239179126" calcext:value-type="float">
            <text:p>0.005</text:p>
          </table:table-cell>
          <table:table-cell table:style-name="ce46" table:formula="of:=1/[.$N52]" office:value-type="float" office:value="204.297087205074" calcext:value-type="float">
            <text:p>204.297</text:p>
          </table:table-cell>
          <table:table-cell table:style-name="ce33" table:formula="of:=[.$M52]*[.$L52]" office:value-type="float" office:value="62.60034970259" calcext:value-type="float">
            <text:p>62.600</text:p>
          </table:table-cell>
          <table:table-cell table:style-name="ce26" table:formula="of:=8*[.$N52]" office:value-type="float" office:value="0.0391586591343301" calcext:value-type="float">
            <text:p>0.039</text:p>
          </table:table-cell>
          <table:table-cell table:style-name="ce17" table:formula="of:=ROUNDUP([.$L52]/[.$N52];0)" office:value-type="float" office:value="333899" calcext:value-type="float">
            <text:p>333899</text:p>
          </table:table-cell>
          <table:table-cell table:style-name="ce33" table:formula="of:=[.$R52]/[.$O52]" office:value-type="float" office:value="1634.37964078671" calcext:value-type="float">
            <text:p>1634.380</text:p>
          </table:table-cell>
          <table:table-cell table:style-name="ce26" table:formula="of:=[.$L52]/300" office:value-type="float" office:value="5.44792232546864" calcext:value-type="float">
            <text:p>5.448</text:p>
          </table:table-cell>
          <table:table-cell table:style-name="ce2" table:formula="of:=[.L52]/([.F52]+[.G52])" office:value-type="float" office:value="5.85798099512757" calcext:value-type="float">
            <text:p>5.85798099512757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5" calcext:value-type="float">
            <text:p>15</text:p>
          </table:table-cell>
          <table:table-cell table:style-name="ce34" table:formula="of:=[.$F53]/[.$G53]" office:value-type="float" office:value="1.33333333333333" calcext:value-type="float">
            <text:p>1.333</text:p>
          </table:table-cell>
          <table:table-cell table:style-name="ce47" table:formula="of:=[.$D53]*(LOG10([.$D53])/LOG10(2))+[.$E53]*(LOG10([.$E53])/LOG10(2))" office:value-type="float" office:value="81.3249972847078" calcext:value-type="float">
            <text:p>81.325</text:p>
          </table:table-cell>
          <table:table-cell table:style-name="ce51" table:formula="of:=[.$F53]+[.$G53]" office:value-type="float" office:value="35" calcext:value-type="float">
            <text:p>35</text:p>
          </table:table-cell>
          <table:table-cell table:style-name="ce55" table:formula="of:=ROUND(100*(MAX(ROUNDUP([.$I53];0);[.$J53])-MIN(ROUNDUP([.$I53];0);[.$J53]))/MAX(ROUNDUP([.$I53];0);[.$J53]);0)" office:value-type="float" office:value="57" calcext:value-type="float">
            <text:p>57</text:p>
          </table:table-cell>
          <table:table-cell table:style-name="ce37" table:formula="of:=([.$F53]+[.$G53])*LOG10([.$D53]+[.$E53])/LOG10(2)" office:value-type="float" office:value="158.324668461995" calcext:value-type="float">
            <text:p>158.325</text:p>
          </table:table-cell>
          <table:table-cell table:style-name="ce34" table:formula="of:=2*[.$E53]/([.$D53]*[.$G53])" office:value-type="float" office:value="0.173333333333333" calcext:value-type="float">
            <text:p>0.173</text:p>
          </table:table-cell>
          <table:table-cell table:style-name="ce34" table:formula="of:=8/[.$L53]" office:value-type="float" office:value="0.050529081018858" calcext:value-type="float">
            <text:p>0.051</text:p>
          </table:table-cell>
          <table:table-cell table:style-name="ce47" table:formula="of:=1/[.$N53]" office:value-type="float" office:value="19.7905835577494" calcext:value-type="float">
            <text:p>19.791</text:p>
          </table:table-cell>
          <table:table-cell table:style-name="ce34" table:formula="of:=[.$M53]*[.$L53]" office:value-type="float" office:value="27.4429425334125" calcext:value-type="float">
            <text:p>27.443</text:p>
          </table:table-cell>
          <table:table-cell table:style-name="ce37" table:formula="of:=8*[.$N53]" office:value-type="float" office:value="0.404232648150864" calcext:value-type="float">
            <text:p>0.404</text:p>
          </table:table-cell>
          <table:table-cell table:style-name="ce18" table:formula="of:=ROUNDUP([.$L53]/[.$N53];0)" office:value-type="float" office:value="3134" calcext:value-type="float">
            <text:p>3134</text:p>
          </table:table-cell>
          <table:table-cell table:style-name="ce34" table:formula="of:=[.$R53]/[.$O53]" office:value-type="float" office:value="158.358139913101" calcext:value-type="float">
            <text:p>158.358</text:p>
          </table:table-cell>
          <table:table-cell table:style-name="ce37" table:formula="of:=[.$L53]/300" office:value-type="float" office:value="0.527748894873318" calcext:value-type="float">
            <text:p>0.528</text:p>
          </table:table-cell>
          <table:table-cell table:style-name="ce2" table:formula="of:=[.L53]/([.F53]+[.G53])" office:value-type="float" office:value="4.52356195605701" calcext:value-type="float">
            <text:p>4.5235619560570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67" calcext:value-type="float">
            <text:p>67</text:p>
          </table:table-cell>
          <table:table-cell table:style-name="ce32" table:formula="of:=[.$F54]/[.$G54]" office:value-type="float" office:value="2.07462686567164" calcext:value-type="float">
            <text:p>2.075</text:p>
          </table:table-cell>
          <table:table-cell table:style-name="ce45" table:formula="of:=[.$D54]*(LOG10([.$D54])/LOG10(2))+[.$E54]*(LOG10([.$E54])/LOG10(2))" office:value-type="float" office:value="248.032386628473" calcext:value-type="float">
            <text:p>248.032</text:p>
          </table:table-cell>
          <table:table-cell table:style-name="ce49" table:formula="of:=[.$F54]+[.$G54]" office:value-type="float" office:value="206" calcext:value-type="float">
            <text:p>206</text:p>
          </table:table-cell>
          <table:table-cell table:style-name="ce52" table:formula="of:=ROUND(100*(MAX(ROUNDUP([.$I54];0);[.$J54])-MIN(ROUNDUP([.$I54];0);[.$J54]))/MAX(ROUNDUP([.$I54];0);[.$J54]);0)" office:value-type="float" office:value="17" calcext:value-type="float">
            <text:p>17</text:p>
          </table:table-cell>
          <table:table-cell table:style-name="ce25" table:formula="of:=([.$F54]+[.$G54])*LOG10([.$D54]+[.$E54])/LOG10(2)" office:value-type="float" office:value="1174.29058193707" calcext:value-type="float">
            <text:p>1174.291</text:p>
          </table:table-cell>
          <table:table-cell table:style-name="ce32" table:formula="of:=2*[.$E54]/([.$D54]*[.$G54])" office:value-type="float" office:value="0.0563847429519071" calcext:value-type="float">
            <text:p>0.056</text:p>
          </table:table-cell>
          <table:table-cell table:style-name="ce32" table:formula="of:=8/[.$L54]" office:value-type="float" office:value="0.00681262382842542" calcext:value-type="float">
            <text:p>0.007</text:p>
          </table:table-cell>
          <table:table-cell table:style-name="ce45" table:formula="of:=1/[.$N54]" office:value-type="float" office:value="146.786322742133" calcext:value-type="float">
            <text:p>146.786</text:p>
          </table:table-cell>
          <table:table-cell table:style-name="ce32" table:formula="of:=[.$M54]*[.$L54]" office:value-type="float" office:value="66.2120726133669" calcext:value-type="float">
            <text:p>66.212</text:p>
          </table:table-cell>
          <table:table-cell table:style-name="ce25" table:formula="of:=8*[.$N54]" office:value-type="float" office:value="0.0545009906274033" calcext:value-type="float">
            <text:p>0.055</text:p>
          </table:table-cell>
          <table:table-cell table:style-name="ce16" table:formula="of:=ROUNDUP([.$L54]/[.$N54];0)" office:value-type="float" office:value="172370" calcext:value-type="float">
            <text:p>172370</text:p>
          </table:table-cell>
          <table:table-cell table:style-name="ce32" table:formula="of:=[.$R54]/[.$O54]" office:value-type="float" office:value="1174.29196930569" calcext:value-type="float">
            <text:p>1174.292</text:p>
          </table:table-cell>
          <table:table-cell table:style-name="ce25" table:formula="of:=[.$L54]/300" office:value-type="float" office:value="3.91430193979022" calcext:value-type="float">
            <text:p>3.914</text:p>
          </table:table-cell>
          <table:table-cell table:style-name="ce2" table:formula="of:=[.L54]/([.F54]+[.G54])" office:value-type="float" office:value="5.70043971814109" calcext:value-type="float">
            <text:p>5.70043971814109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number-columns-repeated="2" table:style-name="ce10" office:value-type="float" office:value="21" calcext:value-type="float">
            <text:p>2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87" calcext:value-type="float">
            <text:p>87</text:p>
          </table:table-cell>
          <table:table-cell table:style-name="ce33" table:formula="of:=[.$F55]/[.$G55]" office:value-type="float" office:value="1.95402298850575" calcext:value-type="float">
            <text:p>1.954</text:p>
          </table:table-cell>
          <table:table-cell table:style-name="ce46" table:formula="of:=[.$D55]*(LOG10([.$D55])/LOG10(2))+[.$E55]*(LOG10([.$E55])/LOG10(2))" office:value-type="float" office:value="278.355965930277" calcext:value-type="float">
            <text:p>278.356</text:p>
          </table:table-cell>
          <table:table-cell table:style-name="ce50" table:formula="of:=[.$F55]+[.$G55]" office:value-type="float" office:value="257" calcext:value-type="float">
            <text:p>257</text:p>
          </table:table-cell>
          <table:table-cell table:style-name="ce53" table:formula="of:=ROUND(100*(MAX(ROUNDUP([.$I55];0);[.$J55])-MIN(ROUNDUP([.$I55];0);[.$J55]))/MAX(ROUNDUP([.$I55];0);[.$J55]);0)" office:value-type="float" office:value="8" calcext:value-type="float">
            <text:p>8</text:p>
          </table:table-cell>
          <table:table-cell table:style-name="ce26" table:formula="of:=([.$F55]+[.$G55])*LOG10([.$D55]+[.$E55])/LOG10(2)" office:value-type="float" office:value="1499.05273364034" calcext:value-type="float">
            <text:p>1499.053</text:p>
          </table:table-cell>
          <table:table-cell table:style-name="ce33" table:formula="of:=2*[.$E55]/([.$D55]*[.$G55])" office:value-type="float" office:value="0.0394088669950739" calcext:value-type="float">
            <text:p>0.039</text:p>
          </table:table-cell>
          <table:table-cell table:style-name="ce33" table:formula="of:=8/[.$L55]" office:value-type="float" office:value="0.00533670351981054" calcext:value-type="float">
            <text:p>0.005</text:p>
          </table:table-cell>
          <table:table-cell table:style-name="ce46" table:formula="of:=1/[.$N55]" office:value-type="float" office:value="187.381591705042" calcext:value-type="float">
            <text:p>187.382</text:p>
          </table:table-cell>
          <table:table-cell table:style-name="ce33" table:formula="of:=[.$M55]*[.$L55]" office:value-type="float" office:value="59.075969798634" calcext:value-type="float">
            <text:p>59.076</text:p>
          </table:table-cell>
          <table:table-cell table:style-name="ce26" table:formula="of:=8*[.$N55]" office:value-type="float" office:value="0.0426936281584843" calcext:value-type="float">
            <text:p>0.043</text:p>
          </table:table-cell>
          <table:table-cell table:style-name="ce17" table:formula="of:=ROUNDUP([.$L55]/[.$N55];0)" office:value-type="float" office:value="280895" calcext:value-type="float">
            <text:p>280895</text:p>
          </table:table-cell>
          <table:table-cell table:style-name="ce33" table:formula="of:=[.$R55]/[.$O55]" office:value-type="float" office:value="1499.05333519718" calcext:value-type="float">
            <text:p>1499.053</text:p>
          </table:table-cell>
          <table:table-cell table:style-name="ce26" table:formula="of:=[.$L55]/300" office:value-type="float" office:value="4.9968424454678" calcext:value-type="float">
            <text:p>4.997</text:p>
          </table:table-cell>
          <table:table-cell table:style-name="ce2" table:formula="of:=[.L55]/([.F55]+[.G55])" office:value-type="float" office:value="5.83289001416474" calcext:value-type="float">
            <text:p>5.8328900141647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1" calcext:value-type="float">
            <text:p>11</text:p>
          </table:table-cell>
          <table:table-cell table:style-name="ce34" table:formula="of:=[.$F56]/[.$G56]" office:value-type="float" office:value="1.81818181818182" calcext:value-type="float">
            <text:p>1.818</text:p>
          </table:table-cell>
          <table:table-cell table:style-name="ce47" table:formula="of:=[.$D56]*(LOG10([.$D56])/LOG10(2))+[.$E56]*(LOG10([.$E56])/LOG10(2))" office:value-type="float" office:value="57.0586500259616" calcext:value-type="float">
            <text:p>57.059</text:p>
          </table:table-cell>
          <table:table-cell table:style-name="ce51" table:formula="of:=[.$F56]+[.$G56]" office:value-type="float" office:value="31" calcext:value-type="float">
            <text:p>31</text:p>
          </table:table-cell>
          <table:table-cell table:style-name="ce55" table:formula="of:=ROUND(100*(MAX(ROUNDUP([.$I56];0);[.$J56])-MIN(ROUNDUP([.$I56];0);[.$J56]))/MAX(ROUNDUP([.$I56];0);[.$J56]);0)" office:value-type="float" office:value="47" calcext:value-type="float">
            <text:p>47</text:p>
          </table:table-cell>
          <table:table-cell table:style-name="ce37" table:formula="of:=([.$F56]+[.$G56])*LOG10([.$D56]+[.$E56])/LOG10(2)" office:value-type="float" office:value="129.267675044712" calcext:value-type="float">
            <text:p>129.268</text:p>
          </table:table-cell>
          <table:table-cell table:style-name="ce34" table:formula="of:=2*[.$E56]/([.$D56]*[.$G56])" office:value-type="float" office:value="0.181818181818182" calcext:value-type="float">
            <text:p>0.182</text:p>
          </table:table-cell>
          <table:table-cell table:style-name="ce34" table:formula="of:=8/[.$L56]" office:value-type="float" office:value="0.0618870881466146" calcext:value-type="float">
            <text:p>0.062</text:p>
          </table:table-cell>
          <table:table-cell table:style-name="ce47" table:formula="of:=1/[.$N56]" office:value-type="float" office:value="16.158459380589" calcext:value-type="float">
            <text:p>16.158</text:p>
          </table:table-cell>
          <table:table-cell table:style-name="ce34" table:formula="of:=[.$M56]*[.$L56]" office:value-type="float" office:value="23.503213644493" calcext:value-type="float">
            <text:p>23.503</text:p>
          </table:table-cell>
          <table:table-cell table:style-name="ce37" table:formula="of:=8*[.$N56]" office:value-type="float" office:value="0.495096705172917" calcext:value-type="float">
            <text:p>0.495</text:p>
          </table:table-cell>
          <table:table-cell table:style-name="ce18" table:formula="of:=ROUNDUP([.$L56]/[.$N56];0)" office:value-type="float" office:value="2089" calcext:value-type="float">
            <text:p>2089</text:p>
          </table:table-cell>
          <table:table-cell table:style-name="ce34" table:formula="of:=[.$R56]/[.$O56]" office:value-type="float" office:value="129.282127138278" calcext:value-type="float">
            <text:p>129.282</text:p>
          </table:table-cell>
          <table:table-cell table:style-name="ce37" table:formula="of:=[.$L56]/300" office:value-type="float" office:value="0.430892250149039" calcext:value-type="float">
            <text:p>0.431</text:p>
          </table:table-cell>
          <table:table-cell table:style-name="ce2" table:formula="of:=[.L56]/([.F56]+[.G56])" office:value-type="float" office:value="4.16992500144231" calcext:value-type="float">
            <text:p>4.1699250014423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56" calcext:value-type="float">
            <text:p>56</text:p>
          </table:table-cell>
          <table:table-cell table:style-name="ce35" table:formula="of:=[.$F57]/[.$G57]" office:value-type="float" office:value="2.30357142857143" calcext:value-type="float">
            <text:p>2.304</text:p>
          </table:table-cell>
          <table:table-cell table:style-name="ce45" table:formula="of:=[.$D57]*(LOG10([.$D57])/LOG10(2))+[.$E57]*(LOG10([.$E57])/LOG10(2))" office:value-type="float" office:value="202.277765895662" calcext:value-type="float">
            <text:p>202.278</text:p>
          </table:table-cell>
          <table:table-cell table:style-name="ce49" table:formula="of:=[.$F57]+[.$G57]" office:value-type="float" office:value="185" calcext:value-type="float">
            <text:p>185</text:p>
          </table:table-cell>
          <table:table-cell table:style-name="ce52" table:formula="of:=ROUND(100*(MAX(ROUNDUP([.$I57];0);[.$J57])-MIN(ROUNDUP([.$I57];0);[.$J57]))/MAX(ROUNDUP([.$I57];0);[.$J57]);0)" office:value-type="float" office:value="9" calcext:value-type="float">
            <text:p>9</text:p>
          </table:table-cell>
          <table:table-cell table:style-name="ce25" table:formula="of:=([.$F57]+[.$G57])*LOG10([.$D57]+[.$E57])/LOG10(2)" office:value-type="float" office:value="1015.99282282099" calcext:value-type="float">
            <text:p>1015.993</text:p>
          </table:table-cell>
          <table:table-cell table:style-name="ce32" table:formula="of:=2*[.$E57]/([.$D57]*[.$G57])" office:value-type="float" office:value="0.0408163265306122" calcext:value-type="float">
            <text:p>0.041</text:p>
          </table:table-cell>
          <table:table-cell table:style-name="ce32" table:formula="of:=8/[.$L57]" office:value-type="float" office:value="0.007874071371673" calcext:value-type="float">
            <text:p>0.008</text:p>
          </table:table-cell>
          <table:table-cell table:style-name="ce45" table:formula="of:=1/[.$N57]" office:value-type="float" office:value="126.999102852624" calcext:value-type="float">
            <text:p>126.999</text:p>
          </table:table-cell>
          <table:table-cell table:style-name="ce32" table:formula="of:=[.$M57]*[.$L57]" office:value-type="float" office:value="41.46909480902" calcext:value-type="float">
            <text:p>41.469</text:p>
          </table:table-cell>
          <table:table-cell table:style-name="ce25" table:formula="of:=8*[.$N57]" office:value-type="float" office:value="0.062992570973384" calcext:value-type="float">
            <text:p>0.063</text:p>
          </table:table-cell>
          <table:table-cell table:style-name="ce16" table:formula="of:=ROUNDUP([.$L57]/[.$N57];0)" office:value-type="float" office:value="129031" calcext:value-type="float">
            <text:p>129031</text:p>
          </table:table-cell>
          <table:table-cell table:style-name="ce32" table:formula="of:=[.$R57]/[.$O57]" office:value-type="float" office:value="1015.99930315834" calcext:value-type="float">
            <text:p>1015.999</text:p>
          </table:table-cell>
          <table:table-cell table:style-name="ce25" table:formula="of:=[.$L57]/300" office:value-type="float" office:value="3.38664274273663" calcext:value-type="float">
            <text:p>3.387</text:p>
          </table:table-cell>
          <table:table-cell table:style-name="ce2" table:formula="of:=[.L57]/([.F57]+[.G57])" office:value-type="float" office:value="5.49185309632968" calcext:value-type="float">
            <text:p>5.49185309632968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36" table:formula="of:=[.$F58]/[.$G58]" office:value-type="float" office:value="0.923076923076923" calcext:value-type="float">
            <text:p>0.923</text:p>
          </table:table-cell>
          <table:table-cell table:style-name="ce47" table:formula="of:=[.$D58]*(LOG10([.$D58])/LOG10(2))+[.$E58]*(LOG10([.$E58])/LOG10(2))" office:value-type="float" office:value="48.7290559532006" calcext:value-type="float">
            <text:p>48.729</text:p>
          </table:table-cell>
          <table:table-cell table:style-name="ce51" table:formula="of:=[.$F58]+[.$G58]" office:value-type="float" office:value="25" calcext:value-type="float">
            <text:p>25</text:p>
          </table:table-cell>
          <table:table-cell table:style-name="ce55" table:formula="of:=ROUND(100*(MAX(ROUNDUP([.$I58];0);[.$J58])-MIN(ROUNDUP([.$I58];0);[.$J58]))/MAX(ROUNDUP([.$I58];0);[.$J58]);0)" office:value-type="float" office:value="49" calcext:value-type="float">
            <text:p>49</text:p>
          </table:table-cell>
          <table:table-cell table:style-name="ce37" table:formula="of:=([.$F58]+[.$G58])*LOG10([.$D58]+[.$E58])/LOG10(2)" office:value-type="float" office:value="100" calcext:value-type="float">
            <text:p>100.000</text:p>
          </table:table-cell>
          <table:table-cell table:style-name="ce34" table:formula="of:=2*[.$E58]/([.$D58]*[.$G58])" office:value-type="float" office:value="0.256410256410256" calcext:value-type="float">
            <text:p>0.256</text:p>
          </table:table-cell>
          <table:table-cell table:style-name="ce34" table:formula="of:=8/[.$L58]" office:value-type="float" office:value="0.08" calcext:value-type="float">
            <text:p>0.080</text:p>
          </table:table-cell>
          <table:table-cell table:style-name="ce47" table:formula="of:=1/[.$N58]" office:value-type="float" office:value="12.5" calcext:value-type="float">
            <text:p>12.500</text:p>
          </table:table-cell>
          <table:table-cell table:style-name="ce34" table:formula="of:=[.$M58]*[.$L58]" office:value-type="float" office:value="25.6410256410256" calcext:value-type="float">
            <text:p>25.641</text:p>
          </table:table-cell>
          <table:table-cell table:style-name="ce37" table:formula="of:=8*[.$N58]" office:value-type="float" office:value="0.64" calcext:value-type="float">
            <text:p>0.640</text:p>
          </table:table-cell>
          <table:table-cell table:style-name="ce18" table:formula="of:=ROUNDUP([.$L58]/[.$N58];0)" office:value-type="float" office:value="1250" calcext:value-type="float">
            <text:p>1250</text:p>
          </table:table-cell>
          <table:table-cell table:style-name="ce34" table:formula="of:=[.$R58]/[.$O58]" office:value-type="float" office:value="100" calcext:value-type="float">
            <text:p>100.000</text:p>
          </table:table-cell>
          <table:table-cell table:style-name="ce37" table:formula="of:=[.$L58]/300" office:value-type="float" office:value="0.333333333333333" calcext:value-type="float">
            <text:p>0.333</text:p>
          </table:table-cell>
          <table:table-cell table:style-name="ce2" table:formula="of:=[.L58]/([.F58]+[.G58])" office:value-type="float" office:value="4" calcext:value-type="float">
            <text:p>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Prolog</text:p>
          </table:table-cell>
          <table:table-cell table:style-name="ce16" office:value-type="float" office:value="12" calcext:value-type="float">
            <text:p>1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33" calcext:value-type="float">
            <text:p>33</text:p>
          </table:table-cell>
          <table:table-cell table:style-name="ce32" table:formula="of:=[.$F59]/[.$G59]" office:value-type="float" office:value="2" calcext:value-type="float">
            <text:p>2.000</text:p>
          </table:table-cell>
          <table:table-cell table:style-name="ce45" table:formula="of:=[.$D59]*(LOG10([.$D59])/LOG10(2))+[.$E59]*(LOG10([.$E59])/LOG10(2))" office:value-type="float" office:value="150.197491056684" calcext:value-type="float">
            <text:p>150.197</text:p>
          </table:table-cell>
          <table:table-cell table:style-name="ce49" table:formula="of:=[.$F59]+[.$G59]" office:value-type="float" office:value="99" calcext:value-type="float">
            <text:p>99</text:p>
          </table:table-cell>
          <table:table-cell table:style-name="ce52" table:formula="of:=ROUND(100*(MAX(ROUNDUP([.$I59];0);[.$J59])-MIN(ROUNDUP([.$I59];0);[.$J59]))/MAX(ROUNDUP([.$I59];0);[.$J59]);0)" office:value-type="float" office:value="34" calcext:value-type="float">
            <text:p>34</text:p>
          </table:table-cell>
          <table:table-cell table:style-name="ce25" table:formula="of:=([.$F59]+[.$G59])*LOG10([.$D59]+[.$E59])/LOG10(2)" office:value-type="float" office:value="511.822575142789" calcext:value-type="float">
            <text:p>511.823</text:p>
          </table:table-cell>
          <table:table-cell table:style-name="ce32" table:formula="of:=2*[.$E59]/([.$D59]*[.$G59])" office:value-type="float" office:value="0.0677361853832442" calcext:value-type="float">
            <text:p>0.068</text:p>
          </table:table-cell>
          <table:table-cell table:style-name="ce32" table:formula="of:=8/[.$L59]" office:value-type="float" office:value="0.0156304164539209" calcext:value-type="float">
            <text:p>0.016</text:p>
          </table:table-cell>
          <table:table-cell table:style-name="ce45" table:formula="of:=1/[.$N59]" office:value-type="float" office:value="63.9778218928486" calcext:value-type="float">
            <text:p>63.978</text:p>
          </table:table-cell>
          <table:table-cell table:style-name="ce32" table:formula="of:=[.$M59]*[.$L59]" office:value-type="float" office:value="34.6689088332014" calcext:value-type="float">
            <text:p>34.669</text:p>
          </table:table-cell>
          <table:table-cell table:style-name="ce25" table:formula="of:=8*[.$N59]" office:value-type="float" office:value="0.125043331631367" calcext:value-type="float">
            <text:p>0.125</text:p>
          </table:table-cell>
          <table:table-cell table:style-name="ce16" table:formula="of:=ROUNDUP([.$L59]/[.$N59];0)" office:value-type="float" office:value="32746" calcext:value-type="float">
            <text:p>32746</text:p>
          </table:table-cell>
          <table:table-cell table:style-name="ce32" table:formula="of:=[.$R59]/[.$O59]" office:value-type="float" office:value="511.833617200093" calcext:value-type="float">
            <text:p>511.834</text:p>
          </table:table-cell>
          <table:table-cell table:style-name="ce25" table:formula="of:=[.$L59]/300" office:value-type="float" office:value="1.70607525047596" calcext:value-type="float">
            <text:p>1.706</text:p>
          </table:table-cell>
          <table:table-cell table:style-name="ce2" table:formula="of:=[.L59]/([.F59]+[.G59])" office:value-type="float" office:value="5.16992500144231" calcext:value-type="float">
            <text:p>5.1699250014423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8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34" table:formula="of:=[.$F60]/[.$G60]" office:value-type="float" office:value="1.14285714285714" calcext:value-type="float">
            <text:p>1.143</text:p>
          </table:table-cell>
          <table:table-cell table:style-name="ce47" table:formula="of:=[.$D60]*(LOG10([.$D60])/LOG10(2))+[.$E60]*(LOG10([.$E60])/LOG10(2))" office:value-type="float" office:value="39.5097750043269" calcext:value-type="float">
            <text:p>39.510</text:p>
          </table:table-cell>
          <table:table-cell table:style-name="ce51" table:formula="of:=[.$F60]+[.$G60]" office:value-type="float" office:value="15" calcext:value-type="float">
            <text:p>15</text:p>
          </table:table-cell>
          <table:table-cell table:style-name="ce56" table:formula="of:=ROUND(100*(MAX(ROUNDUP([.$I60];0);[.$J60])-MIN(ROUNDUP([.$I60];0);[.$J60]))/MAX(ROUNDUP([.$I60];0);[.$J60]);0)" office:value-type="float" office:value="63" calcext:value-type="float">
            <text:p>63</text:p>
          </table:table-cell>
          <table:table-cell table:style-name="ce37" table:formula="of:=([.$F60]+[.$G60])*LOG10([.$D60]+[.$E60])/LOG10(2)" office:value-type="float" office:value="57.1103238308641" calcext:value-type="float">
            <text:p>57.110</text:p>
          </table:table-cell>
          <table:table-cell table:style-name="ce34" table:formula="of:=2*[.$E60]/([.$D60]*[.$G60])" office:value-type="float" office:value="0.214285714285714" calcext:value-type="float">
            <text:p>0.214</text:p>
          </table:table-cell>
          <table:table-cell table:style-name="ce34" table:formula="of:=8/[.$L60]" office:value-type="float" office:value="0.140079752019837" calcext:value-type="float">
            <text:p>0.140</text:p>
          </table:table-cell>
          <table:table-cell table:style-name="ce47" table:formula="of:=1/[.$N60]" office:value-type="float" office:value="7.13879047885801" calcext:value-type="float">
            <text:p>7.139</text:p>
          </table:table-cell>
          <table:table-cell table:style-name="ce34" table:formula="of:=[.$M60]*[.$L60]" office:value-type="float" office:value="12.2379265351852" calcext:value-type="float">
            <text:p>12.238</text:p>
          </table:table-cell>
          <table:table-cell table:style-name="ce37" table:formula="of:=8*[.$N60]" office:value-type="float" office:value="1.12063801615869" calcext:value-type="float">
            <text:p>1.121</text:p>
          </table:table-cell>
          <table:table-cell table:style-name="ce18" table:formula="of:=ROUNDUP([.$L60]/[.$N60];0)" office:value-type="float" office:value="408" calcext:value-type="float">
            <text:p>408</text:p>
          </table:table-cell>
          <table:table-cell table:style-name="ce34" table:formula="of:=[.$R60]/[.$O60]" office:value-type="float" office:value="57.1525388240933" calcext:value-type="float">
            <text:p>57.153</text:p>
          </table:table-cell>
          <table:table-cell table:style-name="ce37" table:formula="of:=[.$L60]/300" office:value-type="float" office:value="0.19036774610288" calcext:value-type="float">
            <text:p>0.190</text:p>
          </table:table-cell>
          <table:table-cell table:style-name="ce2" table:formula="of:=[.L60]/([.F60]+[.G60])" office:value-type="float" office:value="3.8073549220576" calcext:value-type="float">
            <text:p>3.80735492205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36" calcext:value-type="float">
            <text:p>36</text:p>
          </table:table-cell>
          <table:table-cell table:style-name="ce32" table:formula="of:=[.$F61]/[.$G61]" office:value-type="float" office:value="1.86111111111111" calcext:value-type="float">
            <text:p>1.861</text:p>
          </table:table-cell>
          <table:table-cell table:style-name="ce45" table:formula="of:=[.$D61]*(LOG10([.$D61])/LOG10(2))+[.$E61]*(LOG10([.$E61])/LOG10(2))" office:value-type="float" office:value="162.107495610021" calcext:value-type="float">
            <text:p>162.107</text:p>
          </table:table-cell>
          <table:table-cell table:style-name="ce49" table:formula="of:=[.$F61]+[.$G61]" office:value-type="float" office:value="103" calcext:value-type="float">
            <text:p>103</text:p>
          </table:table-cell>
          <table:table-cell table:style-name="ce52" table:formula="of:=ROUND(100*(MAX(ROUNDUP([.$I61];0);[.$J61])-MIN(ROUNDUP([.$I61];0);[.$J61]))/MAX(ROUNDUP([.$I61];0);[.$J61]);0)" office:value-type="float" office:value="37" calcext:value-type="float">
            <text:p>37</text:p>
          </table:table-cell>
          <table:table-cell table:style-name="ce25" table:formula="of:=([.$F61]+[.$G61])*LOG10([.$D61]+[.$E61])/LOG10(2)" office:value-type="float" office:value="540.536533884689" calcext:value-type="float">
            <text:p>540.537</text:p>
          </table:table-cell>
          <table:table-cell table:style-name="ce32" table:formula="of:=2*[.$E61]/([.$D61]*[.$G61])" office:value-type="float" office:value="0.0763888888888889" calcext:value-type="float">
            <text:p>0.076</text:p>
          </table:table-cell>
          <table:table-cell table:style-name="ce32" table:formula="of:=8/[.$L61]" office:value-type="float" office:value="0.0148001097030504" calcext:value-type="float">
            <text:p>0.015</text:p>
          </table:table-cell>
          <table:table-cell table:style-name="ce45" table:formula="of:=1/[.$N61]" office:value-type="float" office:value="67.5670667355862" calcext:value-type="float">
            <text:p>67.567</text:p>
          </table:table-cell>
          <table:table-cell table:style-name="ce32" table:formula="of:=[.$M61]*[.$L61]" office:value-type="float" office:value="41.2909852273027" calcext:value-type="float">
            <text:p>41.291</text:p>
          </table:table-cell>
          <table:table-cell table:style-name="ce25" table:formula="of:=8*[.$N61]" office:value-type="float" office:value="0.118400877624403" calcext:value-type="float">
            <text:p>0.118</text:p>
          </table:table-cell>
          <table:table-cell table:style-name="ce16" table:formula="of:=ROUNDUP([.$L61]/[.$N61];0)" office:value-type="float" office:value="36523" calcext:value-type="float">
            <text:p>36523</text:p>
          </table:table-cell>
          <table:table-cell table:style-name="ce32" table:formula="of:=[.$R61]/[.$O61]" office:value-type="float" office:value="540.544406684508" calcext:value-type="float">
            <text:p>540.544</text:p>
          </table:table-cell>
          <table:table-cell table:style-name="ce25" table:formula="of:=[.$L61]/300" office:value-type="float" office:value="1.8017884462823" calcext:value-type="float">
            <text:p>1.802</text:p>
          </table:table-cell>
          <table:table-cell table:style-name="ce2" table:formula="of:=[.L61]/([.F61]+[.G61])" office:value-type="float" office:value="5.24792751344359" calcext:value-type="float">
            <text:p>5.24792751344359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34" table:formula="of:=[.$F62]/[.$G62]" office:value-type="float" office:value="1.125" calcext:value-type="float">
            <text:p>1.125</text:p>
          </table:table-cell>
          <table:table-cell table:style-name="ce47" table:formula="of:=[.$D62]*(LOG10([.$D62])/LOG10(2))+[.$E62]*(LOG10([.$E62])/LOG10(2))" office:value-type="float" office:value="48.180809467384" calcext:value-type="float">
            <text:p>48.181</text:p>
          </table:table-cell>
          <table:table-cell table:style-name="ce51" table:formula="of:=[.$F62]+[.$G62]" office:value-type="float" office:value="17" calcext:value-type="float">
            <text:p>17</text:p>
          </table:table-cell>
          <table:table-cell table:style-name="ce56" table:formula="of:=ROUND(100*(MAX(ROUNDUP([.$I62];0);[.$J62])-MIN(ROUNDUP([.$I62];0);[.$J62]))/MAX(ROUNDUP([.$I62];0);[.$J62]);0)" office:value-type="float" office:value="65" calcext:value-type="float">
            <text:p>65</text:p>
          </table:table-cell>
          <table:table-cell table:style-name="ce37" table:formula="of:=([.$F62]+[.$G62])*LOG10([.$D62]+[.$E62])/LOG10(2)" office:value-type="float" office:value="68" calcext:value-type="float">
            <text:p>68.000</text:p>
          </table:table-cell>
          <table:table-cell table:style-name="ce34" table:formula="of:=2*[.$E62]/([.$D62]*[.$G62])" office:value-type="float" office:value="0.194444444444444" calcext:value-type="float">
            <text:p>0.194</text:p>
          </table:table-cell>
          <table:table-cell table:style-name="ce34" table:formula="of:=8/[.$L62]" office:value-type="float" office:value="0.117647058823529" calcext:value-type="float">
            <text:p>0.118</text:p>
          </table:table-cell>
          <table:table-cell table:style-name="ce47" table:formula="of:=1/[.$N62]" office:value-type="float" office:value="8.5" calcext:value-type="float">
            <text:p>8.500</text:p>
          </table:table-cell>
          <table:table-cell table:style-name="ce34" table:formula="of:=[.$M62]*[.$L62]" office:value-type="float" office:value="13.2222222222222" calcext:value-type="float">
            <text:p>13.222</text:p>
          </table:table-cell>
          <table:table-cell table:style-name="ce37" table:formula="of:=8*[.$N62]" office:value-type="float" office:value="0.941176470588235" calcext:value-type="float">
            <text:p>0.941</text:p>
          </table:table-cell>
          <table:table-cell table:style-name="ce18" table:formula="of:=ROUNDUP([.$L62]/[.$N62];0)" office:value-type="float" office:value="578" calcext:value-type="float">
            <text:p>578</text:p>
          </table:table-cell>
          <table:table-cell table:style-name="ce34" table:formula="of:=[.$R62]/[.$O62]" office:value-type="float" office:value="68" calcext:value-type="float">
            <text:p>68.000</text:p>
          </table:table-cell>
          <table:table-cell table:style-name="ce37" table:formula="of:=[.$L62]/300" office:value-type="float" office:value="0.226666666666667" calcext:value-type="float">
            <text:p>0.227</text:p>
          </table:table-cell>
          <table:table-cell table:style-name="ce2" table:formula="of:=[.L62]/([.F62]+[.G62])" office:value-type="float" office:value="4" calcext:value-type="float">
            <text:p>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Prolog</text:p>
          </table:table-cell>
          <table:table-cell table:style-name="ce16" office:value-type="float" office:value="15" calcext:value-type="float">
            <text:p>1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3" calcext:value-type="float">
            <text:p>43</text:p>
          </table:table-cell>
          <table:table-cell table:style-name="ce25" table:formula="of:=[.$F63]/[.$G63]" office:value-type="float" office:value="1.86046511627907" calcext:value-type="float">
            <text:p>1.860</text:p>
          </table:table-cell>
          <table:table-cell table:style-name="ce32" table:formula="of:=[.$D63]*(LOG10([.$D63])/LOG10(2))+[.$E63]*(LOG10([.$E63])/LOG10(2))" office:value-type="float" office:value="184.752547744739" calcext:value-type="float">
            <text:p>184.753</text:p>
          </table:table-cell>
          <table:table-cell table:style-name="ce49" table:formula="of:=[.$F63]+[.$G63]" office:value-type="float" office:value="123" calcext:value-type="float">
            <text:p>123</text:p>
          </table:table-cell>
          <table:table-cell table:style-name="ce52" table:formula="of:=ROUND(100*(MAX(ROUNDUP([.$I63];0);[.$J63])-MIN(ROUNDUP([.$I63];0);[.$J63]))/MAX(ROUNDUP([.$I63];0);[.$J63]);0)" office:value-type="float" office:value="34" calcext:value-type="float">
            <text:p>34</text:p>
          </table:table-cell>
          <table:table-cell table:style-name="ce32" table:formula="of:=([.$F63]+[.$G63])*LOG10([.$D63]+[.$E63])/LOG10(2)" office:value-type="float" office:value="663.255043001788" calcext:value-type="float">
            <text:p>663.255</text:p>
          </table:table-cell>
          <table:table-cell table:style-name="ce45" table:formula="of:=2*[.$E63]/([.$D63]*[.$G63])" office:value-type="float" office:value="0.0563035495716034" calcext:value-type="float">
            <text:p>0.056</text:p>
          </table:table-cell>
          <table:table-cell table:style-name="ce25" table:formula="of:=8/[.$L63]" office:value-type="float" office:value="0.0120617251001866" calcext:value-type="float">
            <text:p>0.012</text:p>
          </table:table-cell>
          <table:table-cell table:style-name="ce32" table:formula="of:=1/[.$N63]" office:value-type="float" office:value="82.9068803752235" calcext:value-type="float">
            <text:p>82.907</text:p>
          </table:table-cell>
          <table:table-cell table:style-name="ce32" table:formula="of:=[.$M63]*[.$L63]" office:value-type="float" office:value="37.3436131922671" calcext:value-type="float">
            <text:p>37.344</text:p>
          </table:table-cell>
          <table:table-cell table:style-name="ce32" table:formula="of:=8*[.$N63]" office:value-type="float" office:value="0.0964938008014927" calcext:value-type="float">
            <text:p>0.096</text:p>
          </table:table-cell>
          <table:table-cell table:style-name="ce16" table:formula="of:=ROUNDUP([.$L63]/[.$N63];0)" office:value-type="float" office:value="54989" calcext:value-type="float">
            <text:p>54989</text:p>
          </table:table-cell>
          <table:table-cell table:style-name="ce32" table:formula="of:=[.$R63]/[.$O63]" office:value-type="float" office:value="663.262201534161" calcext:value-type="float">
            <text:p>663.262</text:p>
          </table:table-cell>
          <table:table-cell table:style-name="ce25" table:formula="of:=[.$L63]/300" office:value-type="float" office:value="2.21085014333929" calcext:value-type="float">
            <text:p>2.211</text:p>
          </table:table-cell>
          <table:table-cell table:style-name="ce2" table:formula="of:=[.L63]/([.F63]+[.G63])" office:value-type="float" office:value="5.39231742277876" calcext:value-type="float">
            <text:p>5.392317422778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7"/>
          <table:table-cell table:style-name="ce13" office:value-type="string" calcext:value-type="string">
            <text:p>Prolog2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32" calcext:value-type="float">
            <text:p>32</text:p>
          </table:table-cell>
          <table:table-cell table:style-name="ce13" table:formula="of:=[.$F64]/[.$G64]" office:value-type="float" office:value="2.0625" calcext:value-type="float">
            <text:p>2.0625</text:p>
          </table:table-cell>
          <table:table-cell table:style-name="ce33" table:formula="of:=[.$D64]*(LOG10([.$D64])/LOG10(2))+[.$E64]*(LOG10([.$E64])/LOG10(2))" office:value-type="float" office:value="150.197491056684" calcext:value-type="float">
            <text:p>150.197</text:p>
          </table:table-cell>
          <table:table-cell table:style-name="ce50" table:formula="of:=[.$F64]+[.$G64]" office:value-type="float" office:value="98" calcext:value-type="float">
            <text:p>98</text:p>
          </table:table-cell>
          <table:table-cell table:style-name="ce50" table:formula="of:=ROUND(100*(MAX(ROUNDUP([.$I64];0);[.$J64])-MIN(ROUNDUP([.$I64];0);[.$J64]))/MAX(ROUNDUP([.$I64];0);[.$J64]);0)" office:value-type="float" office:value="35" calcext:value-type="float">
            <text:p>35</text:p>
          </table:table-cell>
          <table:table-cell table:style-name="ce33" table:formula="of:=([.$F64]+[.$G64])*LOG10([.$D64]+[.$E64])/LOG10(2)" office:value-type="float" office:value="506.652650141347" calcext:value-type="float">
            <text:p>506.653</text:p>
          </table:table-cell>
          <table:table-cell table:style-name="ce7" table:formula="of:=2*[.$E64]/([.$D64]*[.$G64])" office:value-type="float" office:value="0.0698529411764706" calcext:value-type="float">
            <text:p>0.069852941176471</text:p>
          </table:table-cell>
          <table:table-cell table:style-name="ce23" table:formula="of:=8/[.$L64]" office:value-type="float" office:value="0.015789910499369" calcext:value-type="float">
            <text:p>0.015789910499369</text:p>
          </table:table-cell>
          <table:table-cell table:style-name="ce33" table:formula="of:=1/[.$N64]" office:value-type="float" office:value="63.3315812676683" calcext:value-type="float">
            <text:p>63.332</text:p>
          </table:table-cell>
          <table:table-cell table:style-name="ce33" table:formula="of:=[.$M64]*[.$L64]" office:value-type="float" office:value="35.3911777672264" calcext:value-type="float">
            <text:p>35.391</text:p>
          </table:table-cell>
          <table:table-cell table:style-name="ce33" table:formula="of:=8*[.$N64]" office:value-type="float" office:value="0.126319283994952" calcext:value-type="float">
            <text:p>0.126</text:p>
          </table:table-cell>
          <table:table-cell table:style-name="ce7" table:formula="of:=ROUNDUP([.$L64]/[.$N64];0)" office:value-type="float" office:value="32088" calcext:value-type="float">
            <text:p>32088</text:p>
          </table:table-cell>
          <table:table-cell table:style-name="ce33" table:formula="of:=[.$R64]/[.$O64]" office:value-type="float" office:value="506.666648103754" calcext:value-type="float">
            <text:p>506.667</text:p>
          </table:table-cell>
          <table:table-cell table:style-name="ce23" table:formula="of:=[.$L64]/300" office:value-type="float" office:value="1.68884216713782" calcext:value-type="float">
            <text:p>1.68884216713782</text:p>
          </table:table-cell>
          <table:table-cell table:style-name="ce2" table:formula="of:=[.L64]/([.F64]+[.G64])" office:value-type="float" office:value="5.16992500144231" calcext:value-type="float">
            <text:p>5.1699250014423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8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37" table:formula="of:=[.$F65]/[.$G65]" office:value-type="float" office:value="1.14285714285714" calcext:value-type="float">
            <text:p>1.143</text:p>
          </table:table-cell>
          <table:table-cell table:style-name="ce34" table:formula="of:=[.$D65]*(LOG10([.$D65])/LOG10(2))+[.$E65]*(LOG10([.$E65])/LOG10(2))" office:value-type="float" office:value="39.5097750043269" calcext:value-type="float">
            <text:p>39.510</text:p>
          </table:table-cell>
          <table:table-cell table:style-name="ce51" table:formula="of:=[.$F65]+[.$G65]" office:value-type="float" office:value="15" calcext:value-type="float">
            <text:p>15</text:p>
          </table:table-cell>
          <table:table-cell table:style-name="ce56" table:formula="of:=ROUND(100*(MAX(ROUNDUP([.$I65];0);[.$J65])-MIN(ROUNDUP([.$I65];0);[.$J65]))/MAX(ROUNDUP([.$I65];0);[.$J65]);0)" office:value-type="float" office:value="63" calcext:value-type="float">
            <text:p>63</text:p>
          </table:table-cell>
          <table:table-cell table:style-name="ce34" table:formula="of:=([.$F65]+[.$G65])*LOG10([.$D65]+[.$E65])/LOG10(2)" office:value-type="float" office:value="57.1103238308641" calcext:value-type="float">
            <text:p>57.110</text:p>
          </table:table-cell>
          <table:table-cell table:style-name="ce47" table:formula="of:=2*[.$E65]/([.$D65]*[.$G65])" office:value-type="float" office:value="0.214285714285714" calcext:value-type="float">
            <text:p>0.214</text:p>
          </table:table-cell>
          <table:table-cell table:style-name="ce37" table:formula="of:=8/[.$L65]" office:value-type="float" office:value="0.140079752019837" calcext:value-type="float">
            <text:p>0.140</text:p>
          </table:table-cell>
          <table:table-cell table:style-name="ce34" table:formula="of:=1/[.$N65]" office:value-type="float" office:value="7.13879047885801" calcext:value-type="float">
            <text:p>7.139</text:p>
          </table:table-cell>
          <table:table-cell table:style-name="ce34" table:formula="of:=[.$M65]*[.$L65]" office:value-type="float" office:value="12.2379265351852" calcext:value-type="float">
            <text:p>12.238</text:p>
          </table:table-cell>
          <table:table-cell table:style-name="ce34" table:formula="of:=8*[.$N65]" office:value-type="float" office:value="1.12063801615869" calcext:value-type="float">
            <text:p>1.121</text:p>
          </table:table-cell>
          <table:table-cell table:style-name="ce18" table:formula="of:=ROUNDUP([.$L65]/[.$N65];0)" office:value-type="float" office:value="408" calcext:value-type="float">
            <text:p>408</text:p>
          </table:table-cell>
          <table:table-cell table:style-name="ce34" table:formula="of:=[.$R65]/[.$O65]" office:value-type="float" office:value="57.1525388240933" calcext:value-type="float">
            <text:p>57.153</text:p>
          </table:table-cell>
          <table:table-cell table:style-name="ce37" table:formula="of:=[.$L65]/300" office:value-type="float" office:value="0.19036774610288" calcext:value-type="float">
            <text:p>0.190</text:p>
          </table:table-cell>
          <table:table-cell table:style-name="ce2" table:formula="of:=[.L65]/([.F65]+[.G65])" office:value-type="float" office:value="3.8073549220576" calcext:value-type="float">
            <text:p>3.80735492205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3" office:value-type="string" calcext:value-type="string">
            <text:p>Prolog</text:p>
          </table:table-cell>
          <table:table-cell table:style-name="ce17" office:value-type="float" office:value="14" calcext:value-type="float">
            <text:p>1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37" calcext:value-type="float">
            <text:p>37</text:p>
          </table:table-cell>
          <table:table-cell table:style-name="ce38" table:formula="of:=[.$F66]/[.$G66]" office:value-type="float" office:value="2" calcext:value-type="float">
            <text:p>2.000</text:p>
          </table:table-cell>
          <table:table-cell table:style-name="ce45" table:formula="of:=[.$D66]*(LOG10([.$D66])/LOG10(2))+[.$E66]*(LOG10([.$E66])/LOG10(2))" office:value-type="float" office:value="133.662008960089" calcext:value-type="float">
            <text:p>133.662</text:p>
          </table:table-cell>
          <table:table-cell table:style-name="ce49" table:formula="of:=[.$F66]+[.$G66]" office:value-type="float" office:value="111" calcext:value-type="float">
            <text:p>111</text:p>
          </table:table-cell>
          <table:table-cell table:style-name="ce52" table:formula="of:=ROUND(100*(MAX(ROUNDUP([.$I66];0);[.$J66])-MIN(ROUNDUP([.$I66];0);[.$J66]))/MAX(ROUNDUP([.$I66];0);[.$J66]);0)" office:value-type="float" office:value="17" calcext:value-type="float">
            <text:p>17</text:p>
          </table:table-cell>
          <table:table-cell table:style-name="ce25" table:formula="of:=([.$F66]+[.$G66])*LOG10([.$D66]+[.$E66])/LOG10(2)" office:value-type="float" office:value="559.927747248788" calcext:value-type="float">
            <text:p>559.928</text:p>
          </table:table-cell>
          <table:table-cell table:style-name="ce33" table:formula="of:=2*[.$E66]/([.$D66]*[.$G66])" office:value-type="float" office:value="0.045045045045045" calcext:value-type="float">
            <text:p>0.045</text:p>
          </table:table-cell>
          <table:table-cell table:style-name="ce33" table:formula="of:=8/[.$L66]" office:value-type="float" office:value="0.0142875577059863" calcext:value-type="float">
            <text:p>0.014</text:p>
          </table:table-cell>
          <table:table-cell table:style-name="ce46" table:formula="of:=1/[.$N66]" office:value-type="float" office:value="69.9909684060985" calcext:value-type="float">
            <text:p>69.991</text:p>
          </table:table-cell>
          <table:table-cell table:style-name="ce33" table:formula="of:=[.$M66]*[.$L66]" office:value-type="float" office:value="25.2219705967923" calcext:value-type="float">
            <text:p>25.222</text:p>
          </table:table-cell>
          <table:table-cell table:style-name="ce26" table:formula="of:=8*[.$N66]" office:value-type="float" office:value="0.114300461647891" calcext:value-type="float">
            <text:p>0.114</text:p>
          </table:table-cell>
          <table:table-cell table:style-name="ce17" table:formula="of:=ROUNDUP([.$L66]/[.$N66];0)" office:value-type="float" office:value="39190" calcext:value-type="float">
            <text:p>39190</text:p>
          </table:table-cell>
          <table:table-cell table:style-name="ce33" table:formula="of:=[.$R66]/[.$O66]" office:value-type="float" office:value="559.929386497605" calcext:value-type="float">
            <text:p>559.929</text:p>
          </table:table-cell>
          <table:table-cell table:style-name="ce26" table:formula="of:=[.$L66]/300" office:value-type="float" office:value="1.86642582416263" calcext:value-type="float">
            <text:p>1.866</text:p>
          </table:table-cell>
          <table:table-cell table:style-name="ce2" table:formula="of:=[.L66]/([.F66]+[.G66])" office:value-type="float" office:value="5.04439411935845" calcext:value-type="float">
            <text:p>5.04439411935845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XSLT</text:p>
          </table:table-cell>
          <table:table-cell table:style-name="ce17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38" table:formula="of:=[.$F67]/[.$G67]" office:value-type="float" office:value="0.833333333333333" calcext:value-type="float">
            <text:p>0.833</text:p>
          </table:table-cell>
          <table:table-cell table:style-name="ce47" table:formula="of:=[.$D67]*(LOG10([.$D67])/LOG10(2))+[.$E67]*(LOG10([.$E67])/LOG10(2))" office:value-type="float" office:value="27.1194154787637" calcext:value-type="float">
            <text:p>27.119</text:p>
          </table:table-cell>
          <table:table-cell table:style-name="ce51" table:formula="of:=[.$F67]+[.$G67]" office:value-type="float" office:value="11" calcext:value-type="float">
            <text:p>11</text:p>
          </table:table-cell>
          <table:table-cell table:style-name="ce55" table:formula="of:=ROUND(100*(MAX(ROUNDUP([.$I67];0);[.$J67])-MIN(ROUNDUP([.$I67];0);[.$J67]))/MAX(ROUNDUP([.$I67];0);[.$J67]);0)" office:value-type="float" office:value="61" calcext:value-type="float">
            <text:p>61</text:p>
          </table:table-cell>
          <table:table-cell table:style-name="ce37" table:formula="of:=([.$F67]+[.$G67])*LOG10([.$D67]+[.$E67])/LOG10(2)" office:value-type="float" office:value="38.0537478050103" calcext:value-type="float">
            <text:p>38.054</text:p>
          </table:table-cell>
          <table:table-cell table:style-name="ce33" table:formula="of:=2*[.$E67]/([.$D67]*[.$G67])" office:value-type="float" office:value="0.4" calcext:value-type="float">
            <text:p>0.400</text:p>
          </table:table-cell>
          <table:table-cell table:style-name="ce33" table:formula="of:=8/[.$L67]" office:value-type="float" office:value="0.210228964594828" calcext:value-type="float">
            <text:p>0.210</text:p>
          </table:table-cell>
          <table:table-cell table:style-name="ce46" table:formula="of:=1/[.$N67]" office:value-type="float" office:value="4.75671847562628" calcext:value-type="float">
            <text:p>4.757</text:p>
          </table:table-cell>
          <table:table-cell table:style-name="ce33" table:formula="of:=[.$M67]*[.$L67]" office:value-type="float" office:value="15.2214991220041" calcext:value-type="float">
            <text:p>15.221</text:p>
          </table:table-cell>
          <table:table-cell table:style-name="ce26" table:formula="of:=8*[.$N67]" office:value-type="float" office:value="1.68183171675862" calcext:value-type="float">
            <text:p>1.682</text:p>
          </table:table-cell>
          <table:table-cell table:style-name="ce17" table:formula="of:=ROUNDUP([.$L67]/[.$N67];0)" office:value-type="float" office:value="182" calcext:value-type="float">
            <text:p>182</text:p>
          </table:table-cell>
          <table:table-cell table:style-name="ce33" table:formula="of:=[.$R67]/[.$O67]" office:value-type="float" office:value="38.2616715562586" calcext:value-type="float">
            <text:p>38.262</text:p>
          </table:table-cell>
          <table:table-cell table:style-name="ce26" table:formula="of:=[.$L67]/300" office:value-type="float" office:value="0.126845826016701" calcext:value-type="float">
            <text:p>0.127</text:p>
          </table:table-cell>
          <table:table-cell table:style-name="ce2" table:formula="of:=[.L67]/([.F67]+[.G67])" office:value-type="float" office:value="3.4594316186373" calcext:value-type="float">
            <text:p>3.4594316186373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34" calcext:value-type="float">
            <text:p>34</text:p>
          </table:table-cell>
          <table:table-cell table:style-name="ce32" table:formula="of:=[.$F68]/[.$G68]" office:value-type="float" office:value="1.82352941176471" calcext:value-type="float">
            <text:p>1.824</text:p>
          </table:table-cell>
          <table:table-cell table:style-name="ce45" table:formula="of:=[.$D68]*(LOG10([.$D68])/LOG10(2))+[.$E68]*(LOG10([.$E68])/LOG10(2))" office:value-type="float" office:value="145.041920831875" calcext:value-type="float">
            <text:p>145.042</text:p>
          </table:table-cell>
          <table:table-cell table:style-name="ce49" table:formula="of:=[.$F68]+[.$G68]" office:value-type="float" office:value="96" calcext:value-type="float">
            <text:p>96</text:p>
          </table:table-cell>
          <table:table-cell table:style-name="ce52" table:formula="of:=ROUND(100*(MAX(ROUNDUP([.$I68];0);[.$J68])-MIN(ROUNDUP([.$I68];0);[.$J68]))/MAX(ROUNDUP([.$I68];0);[.$J68]);0)" office:value-type="float" office:value="34" calcext:value-type="float">
            <text:p>34</text:p>
          </table:table-cell>
          <table:table-cell table:style-name="ce25" table:formula="of:=([.$F68]+[.$G68])*LOG10([.$D68]+[.$E68])/LOG10(2)" office:value-type="float" office:value="492.411169626717" calcext:value-type="float">
            <text:p>492.411</text:p>
          </table:table-cell>
          <table:table-cell table:style-name="ce32" table:formula="of:=2*[.$E68]/([.$D68]*[.$G68])" office:value-type="float" office:value="0.0784313725490196" calcext:value-type="float">
            <text:p>0.078</text:p>
          </table:table-cell>
          <table:table-cell table:style-name="ce32" table:formula="of:=8/[.$L68]" office:value-type="float" office:value="0.0162465851578155" calcext:value-type="float">
            <text:p>0.016</text:p>
          </table:table-cell>
          <table:table-cell table:style-name="ce45" table:formula="of:=1/[.$N68]" office:value-type="float" office:value="61.5513962033396" calcext:value-type="float">
            <text:p>61.551</text:p>
          </table:table-cell>
          <table:table-cell table:style-name="ce32" table:formula="of:=[.$M68]*[.$L68]" office:value-type="float" office:value="38.6204838922915" calcext:value-type="float">
            <text:p>38.620</text:p>
          </table:table-cell>
          <table:table-cell table:style-name="ce25" table:formula="of:=8*[.$N68]" office:value-type="float" office:value="0.129972681262524" calcext:value-type="float">
            <text:p>0.130</text:p>
          </table:table-cell>
          <table:table-cell table:style-name="ce16" table:formula="of:=ROUNDUP([.$L68]/[.$N68];0)" office:value-type="float" office:value="30309" calcext:value-type="float">
            <text:p>30309</text:p>
          </table:table-cell>
          <table:table-cell table:style-name="ce32" table:formula="of:=[.$R68]/[.$O68]" office:value-type="float" office:value="492.417749548231" calcext:value-type="float">
            <text:p>492.418</text:p>
          </table:table-cell>
          <table:table-cell table:style-name="ce25" table:formula="of:=[.$L68]/300" office:value-type="float" office:value="1.64137056542239" calcext:value-type="float">
            <text:p>1.641</text:p>
          </table:table-cell>
          <table:table-cell table:style-name="ce2" table:formula="of:=[.L68]/([.F68]+[.G68])" office:value-type="float" office:value="5.12928301694497" calcext:value-type="float">
            <text:p>5.12928301694497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47" calcext:value-type="float">
            <text:p>47</text:p>
          </table:table-cell>
          <table:table-cell table:style-name="ce33" table:formula="of:=[.$F69]/[.$G69]" office:value-type="float" office:value="1.80851063829787" calcext:value-type="float">
            <text:p>1.809</text:p>
          </table:table-cell>
          <table:table-cell table:style-name="ce46" table:formula="of:=[.$D69]*(LOG10([.$D69])/LOG10(2))+[.$E69]*(LOG10([.$E69])/LOG10(2))" office:value-type="float" office:value="185.097750043269" calcext:value-type="float">
            <text:p>185.098</text:p>
          </table:table-cell>
          <table:table-cell table:style-name="ce50" table:formula="of:=[.$F69]+[.$G69]" office:value-type="float" office:value="132" calcext:value-type="float">
            <text:p>132</text:p>
          </table:table-cell>
          <table:table-cell table:style-name="ce53" table:formula="of:=ROUND(100*(MAX(ROUNDUP([.$I69];0);[.$J69])-MIN(ROUNDUP([.$I69];0);[.$J69]))/MAX(ROUNDUP([.$I69];0);[.$J69]);0)" office:value-type="float" office:value="29" calcext:value-type="float">
            <text:p>29</text:p>
          </table:table-cell>
          <table:table-cell table:style-name="ce26" table:formula="of:=([.$F69]+[.$G69])*LOG10([.$D69]+[.$E69])/LOG10(2)" office:value-type="float" office:value="711.785899806796" calcext:value-type="float">
            <text:p>711.786</text:p>
          </table:table-cell>
          <table:table-cell table:style-name="ce33" table:formula="of:=2*[.$E69]/([.$D69]*[.$G69])" office:value-type="float" office:value="0.0567375886524823" calcext:value-type="float">
            <text:p>0.057</text:p>
          </table:table-cell>
          <table:table-cell table:style-name="ce33" table:formula="of:=8/[.$L69]" office:value-type="float" office:value="0.0112393347524466" calcext:value-type="float">
            <text:p>0.011</text:p>
          </table:table-cell>
          <table:table-cell table:style-name="ce46" table:formula="of:=1/[.$N69]" office:value-type="float" office:value="88.9732374758495" calcext:value-type="float">
            <text:p>88.973</text:p>
          </table:table-cell>
          <table:table-cell table:style-name="ce33" table:formula="of:=[.$M69]*[.$L69]" office:value-type="float" office:value="40.385015591875" calcext:value-type="float">
            <text:p>40.385</text:p>
          </table:table-cell>
          <table:table-cell table:style-name="ce26" table:formula="of:=8*[.$N69]" office:value-type="float" office:value="0.0899146780195728" calcext:value-type="float">
            <text:p>0.090</text:p>
          </table:table-cell>
          <table:table-cell table:style-name="ce17" table:formula="of:=ROUNDUP([.$L69]/[.$N69];0)" office:value-type="float" office:value="63330" calcext:value-type="float">
            <text:p>63330</text:p>
          </table:table-cell>
          <table:table-cell table:style-name="ce33" table:formula="of:=[.$R69]/[.$O69]" office:value-type="float" office:value="711.787069872443" calcext:value-type="float">
            <text:p>711.787</text:p>
          </table:table-cell>
          <table:table-cell table:style-name="ce26" table:formula="of:=[.$L69]/300" office:value-type="float" office:value="2.37261966602265" calcext:value-type="float">
            <text:p>2.373</text:p>
          </table:table-cell>
          <table:table-cell table:style-name="ce2" table:formula="of:=[.L69]/([.F69]+[.G69])" office:value-type="float" office:value="5.39231742277876" calcext:value-type="float">
            <text:p>5.392317422778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34" table:formula="of:=[.$F70]/[.$G70]" office:value-type="float" office:value="1.28571428571429" calcext:value-type="float">
            <text:p>1.286</text:p>
          </table:table-cell>
          <table:table-cell table:style-name="ce47" table:formula="of:=[.$D70]*(LOG10([.$D70])/LOG10(2))+[.$E70]*(LOG10([.$E70])/LOG10(2))" office:value-type="float" office:value="39.5097750043269" calcext:value-type="float">
            <text:p>39.510</text:p>
          </table:table-cell>
          <table:table-cell table:style-name="ce51" table:formula="of:=[.$F70]+[.$G70]" office:value-type="float" office:value="16" calcext:value-type="float">
            <text:p>16</text:p>
          </table:table-cell>
          <table:table-cell table:style-name="ce55" table:formula="of:=ROUND(100*(MAX(ROUNDUP([.$I70];0);[.$J70])-MIN(ROUNDUP([.$I70];0);[.$J70]))/MAX(ROUNDUP([.$I70];0);[.$J70]);0)" office:value-type="float" office:value="60" calcext:value-type="float">
            <text:p>60</text:p>
          </table:table-cell>
          <table:table-cell table:style-name="ce37" table:formula="of:=([.$F70]+[.$G70])*LOG10([.$D70]+[.$E70])/LOG10(2)" office:value-type="float" office:value="60.9176787529217" calcext:value-type="float">
            <text:p>60.918</text:p>
          </table:table-cell>
          <table:table-cell table:style-name="ce34" table:formula="of:=2*[.$E70]/([.$D70]*[.$G70])" office:value-type="float" office:value="0.214285714285714" calcext:value-type="float">
            <text:p>0.214</text:p>
          </table:table-cell>
          <table:table-cell table:style-name="ce34" table:formula="of:=8/[.$L70]" office:value-type="float" office:value="0.131324767518597" calcext:value-type="float">
            <text:p>0.131</text:p>
          </table:table-cell>
          <table:table-cell table:style-name="ce47" table:formula="of:=1/[.$N70]" office:value-type="float" office:value="7.61470984411521" calcext:value-type="float">
            <text:p>7.615</text:p>
          </table:table-cell>
          <table:table-cell table:style-name="ce34" table:formula="of:=[.$M70]*[.$L70]" office:value-type="float" office:value="13.0537883041975" calcext:value-type="float">
            <text:p>13.054</text:p>
          </table:table-cell>
          <table:table-cell table:style-name="ce37" table:formula="of:=8*[.$N70]" office:value-type="float" office:value="1.05059814014877" calcext:value-type="float">
            <text:p>1.051</text:p>
          </table:table-cell>
          <table:table-cell table:style-name="ce18" table:formula="of:=ROUNDUP([.$L70]/[.$N70];0)" office:value-type="float" office:value="464" calcext:value-type="float">
            <text:p>464</text:p>
          </table:table-cell>
          <table:table-cell table:style-name="ce34" table:formula="of:=[.$R70]/[.$O70]" office:value-type="float" office:value="60.9346921286289" calcext:value-type="float">
            <text:p>60.935</text:p>
          </table:table-cell>
          <table:table-cell table:style-name="ce37" table:formula="of:=[.$L70]/300" office:value-type="float" office:value="0.203058929176406" calcext:value-type="float">
            <text:p>0.203</text:p>
          </table:table-cell>
          <table:table-cell table:style-name="ce2" table:formula="of:=[.L70]/([.F70]+[.G70])" office:value-type="float" office:value="3.8073549220576" calcext:value-type="float">
            <text:p>3.80735492205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49" calcext:value-type="float">
            <text:p>49</text:p>
          </table:table-cell>
          <table:table-cell table:style-name="ce32" table:formula="of:=[.$F71]/[.$G71]" office:value-type="float" office:value="1.93877551020408" calcext:value-type="float">
            <text:p>1.939</text:p>
          </table:table-cell>
          <table:table-cell table:style-name="ce45" table:formula="of:=[.$D71]*(LOG10([.$D71])/LOG10(2))+[.$E71]*(LOG10([.$E71])/LOG10(2))" office:value-type="float" office:value="168.041924989311" calcext:value-type="float">
            <text:p>168.042</text:p>
          </table:table-cell>
          <table:table-cell table:style-name="ce49" table:formula="of:=[.$F71]+[.$G71]" office:value-type="float" office:value="144" calcext:value-type="float">
            <text:p>144</text:p>
          </table:table-cell>
          <table:table-cell table:style-name="ce52" table:formula="of:=ROUND(100*(MAX(ROUNDUP([.$I71];0);[.$J71])-MIN(ROUNDUP([.$I71];0);[.$J71]))/MAX(ROUNDUP([.$I71];0);[.$J71]);0)" office:value-type="float" office:value="15" calcext:value-type="float">
            <text:p>15</text:p>
          </table:table-cell>
          <table:table-cell table:style-name="ce25" table:formula="of:=([.$F71]+[.$G71])*LOG10([.$D71]+[.$E71])/LOG10(2)" office:value-type="float" office:value="761.097919516164" calcext:value-type="float">
            <text:p>761.098</text:p>
          </table:table-cell>
          <table:table-cell table:style-name="ce32" table:formula="of:=2*[.$E71]/([.$D71]*[.$G71])" office:value-type="float" office:value="0.0586734693877551" calcext:value-type="float">
            <text:p>0.059</text:p>
          </table:table-cell>
          <table:table-cell table:style-name="ce32" table:formula="of:=8/[.$L71]" office:value-type="float" office:value="0.0105111310842706" calcext:value-type="float">
            <text:p>0.011</text:p>
          </table:table-cell>
          <table:table-cell table:style-name="ce45" table:formula="of:=1/[.$N71]" office:value-type="float" office:value="95.1372399395205" calcext:value-type="float">
            <text:p>95.137</text:p>
          </table:table-cell>
          <table:table-cell table:style-name="ce32" table:formula="of:=[.$M71]*[.$L71]" office:value-type="float" office:value="44.6562554818157" calcext:value-type="float">
            <text:p>44.656</text:p>
          </table:table-cell>
          <table:table-cell table:style-name="ce25" table:formula="of:=8*[.$N71]" office:value-type="float" office:value="0.0840890486741645" calcext:value-type="float">
            <text:p>0.084</text:p>
          </table:table-cell>
          <table:table-cell table:style-name="ce16" table:formula="of:=ROUNDUP([.$L71]/[.$N71];0)" office:value-type="float" office:value="72409" calcext:value-type="float">
            <text:p>72409</text:p>
          </table:table-cell>
          <table:table-cell table:style-name="ce32" table:formula="of:=[.$R71]/[.$O71]" office:value-type="float" office:value="761.100490680947" calcext:value-type="float">
            <text:p>761.100</text:p>
          </table:table-cell>
          <table:table-cell table:style-name="ce25" table:formula="of:=[.$L71]/300" office:value-type="float" office:value="2.53699306505388" calcext:value-type="float">
            <text:p>2.537</text:p>
          </table:table-cell>
          <table:table-cell table:style-name="ce2" table:formula="of:=[.L71]/([.F71]+[.G71])" office:value-type="float" office:value="5.28540221886225" calcext:value-type="float">
            <text:p>5.28540221886225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52" calcext:value-type="float">
            <text:p>52</text:p>
          </table:table-cell>
          <table:table-cell table:style-name="ce33" table:formula="of:=[.$F72]/[.$G72]" office:value-type="float" office:value="1.88461538461538" calcext:value-type="float">
            <text:p>1.885</text:p>
          </table:table-cell>
          <table:table-cell table:style-name="ce46" table:formula="of:=[.$D72]*(LOG10([.$D72])/LOG10(2))+[.$E72]*(LOG10([.$E72])/LOG10(2))" office:value-type="float" office:value="186.211432671668" calcext:value-type="float">
            <text:p>186.211</text:p>
          </table:table-cell>
          <table:table-cell table:style-name="ce50" table:formula="of:=[.$F72]+[.$G72]" office:value-type="float" office:value="150" calcext:value-type="float">
            <text:p>150</text:p>
          </table:table-cell>
          <table:table-cell table:style-name="ce53" table:formula="of:=ROUND(100*(MAX(ROUNDUP([.$I72];0);[.$J72])-MIN(ROUNDUP([.$I72];0);[.$J72]))/MAX(ROUNDUP([.$I72];0);[.$J72]);0)" office:value-type="float" office:value="20" calcext:value-type="float">
            <text:p>20</text:p>
          </table:table-cell>
          <table:table-cell table:style-name="ce26" table:formula="of:=([.$F72]+[.$G72])*LOG10([.$D72]+[.$E72])/LOG10(2)" office:value-type="float" office:value="808.847613416814" calcext:value-type="float">
            <text:p>808.848</text:p>
          </table:table-cell>
          <table:table-cell table:style-name="ce33" table:formula="of:=2*[.$E72]/([.$D72]*[.$G72])" office:value-type="float" office:value="0.0625" calcext:value-type="float">
            <text:p>0.063</text:p>
          </table:table-cell>
          <table:table-cell table:style-name="ce33" table:formula="of:=8/[.$L72]" office:value-type="float" office:value="0.00989061458215301" calcext:value-type="float">
            <text:p>0.010</text:p>
          </table:table-cell>
          <table:table-cell table:style-name="ce46" table:formula="of:=1/[.$N72]" office:value-type="float" office:value="101.105951677102" calcext:value-type="float">
            <text:p>101.106</text:p>
          </table:table-cell>
          <table:table-cell table:style-name="ce33" table:formula="of:=[.$M72]*[.$L72]" office:value-type="float" office:value="50.5529758385509" calcext:value-type="float">
            <text:p>50.553</text:p>
          </table:table-cell>
          <table:table-cell table:style-name="ce26" table:formula="of:=8*[.$N72]" office:value-type="float" office:value="0.0791249166572241" calcext:value-type="float">
            <text:p>0.079</text:p>
          </table:table-cell>
          <table:table-cell table:style-name="ce17" table:formula="of:=ROUNDUP([.$L72]/[.$N72];0)" office:value-type="float" office:value="81780" calcext:value-type="float">
            <text:p>81780</text:p>
          </table:table-cell>
          <table:table-cell table:style-name="ce33" table:formula="of:=[.$R72]/[.$O72]" office:value-type="float" office:value="808.854460528473" calcext:value-type="float">
            <text:p>808.854</text:p>
          </table:table-cell>
          <table:table-cell table:style-name="ce26" table:formula="of:=[.$L72]/300" office:value-type="float" office:value="2.69615871138938" calcext:value-type="float">
            <text:p>2.696</text:p>
          </table:table-cell>
          <table:table-cell table:style-name="ce2" table:formula="of:=[.L72]/([.F72]+[.G72])" office:value-type="float" office:value="5.39231742277876" calcext:value-type="float">
            <text:p>5.392317422778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34" table:formula="of:=[.$F73]/[.$G73]" office:value-type="float" office:value="1.75" calcext:value-type="float">
            <text:p>1.750</text:p>
          </table:table-cell>
          <table:table-cell table:style-name="ce46" table:formula="of:=[.$D73]*(LOG10([.$D73])/LOG10(2))+[.$E73]*(LOG10([.$E73])/LOG10(2))" office:value-type="float" office:value="43.6514844544032" calcext:value-type="float">
            <text:p>43.651</text:p>
          </table:table-cell>
          <table:table-cell table:style-name="ce50" table:formula="of:=[.$F73]+[.$G73]" office:value-type="float" office:value="22" calcext:value-type="float">
            <text:p>22</text:p>
          </table:table-cell>
          <table:table-cell table:style-name="ce53" table:formula="of:=ROUND(100*(MAX(ROUNDUP([.$I73];0);[.$J73])-MIN(ROUNDUP([.$I73];0);[.$J73]))/MAX(ROUNDUP([.$I73];0);[.$J73]);0)" office:value-type="float" office:value="50" calcext:value-type="float">
            <text:p>50</text:p>
          </table:table-cell>
          <table:table-cell table:style-name="ce26" table:formula="of:=([.$F73]+[.$G73])*LOG10([.$D73]+[.$E73])/LOG10(2)" office:value-type="float" office:value="85.9515931033874" calcext:value-type="float">
            <text:p>85.952</text:p>
          </table:table-cell>
          <table:table-cell table:style-name="ce34" table:formula="of:=2*[.$E73]/([.$D73]*[.$G73])" office:value-type="float" office:value="0.21875" calcext:value-type="float">
            <text:p>0.219</text:p>
          </table:table-cell>
          <table:table-cell table:style-name="ce34" table:formula="of:=8/[.$L73]" office:value-type="float" office:value="0.0930756453853874" calcext:value-type="float">
            <text:p>0.093</text:p>
          </table:table-cell>
          <table:table-cell table:style-name="ce47" table:formula="of:=1/[.$N73]" office:value-type="float" office:value="10.7439491379234" calcext:value-type="float">
            <text:p>10.744</text:p>
          </table:table-cell>
          <table:table-cell table:style-name="ce34" table:formula="of:=[.$M73]*[.$L73]" office:value-type="float" office:value="18.801910991366" calcext:value-type="float">
            <text:p>18.802</text:p>
          </table:table-cell>
          <table:table-cell table:style-name="ce37" table:formula="of:=8*[.$N73]" office:value-type="float" office:value="0.7446051630831" calcext:value-type="float">
            <text:p>0.745</text:p>
          </table:table-cell>
          <table:table-cell table:style-name="ce18" table:formula="of:=ROUNDUP([.$L73]/[.$N73];0)" office:value-type="float" office:value="924" calcext:value-type="float">
            <text:p>924</text:p>
          </table:table-cell>
          <table:table-cell table:style-name="ce34" table:formula="of:=[.$R73]/[.$O73]" office:value-type="float" office:value="86.001896336098" calcext:value-type="float">
            <text:p>86.002</text:p>
          </table:table-cell>
          <table:table-cell table:style-name="ce37" table:formula="of:=[.$L73]/300" office:value-type="float" office:value="0.286505310344625" calcext:value-type="float">
            <text:p>0.287</text:p>
          </table:table-cell>
          <table:table-cell table:style-name="ce2" table:formula="of:=[.L73]/([.F73]+[.G73])" office:value-type="float" office:value="3.90689059560852" calcext:value-type="float">
            <text:p>3.90689059560852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30" calcext:value-type="float">
            <text:p>30</text:p>
          </table:table-cell>
          <table:table-cell table:style-name="ce32" table:formula="of:=[.$F74]/[.$G74]" office:value-type="float" office:value="1.63333333333333" calcext:value-type="float">
            <text:p>1.633</text:p>
          </table:table-cell>
          <table:table-cell table:style-name="ce46" table:formula="of:=[.$D74]*(LOG10([.$D74])/LOG10(2))+[.$E74]*(LOG10([.$E74])/LOG10(2))" office:value-type="float" office:value="118.764370560438" calcext:value-type="float">
            <text:p>118.764</text:p>
          </table:table-cell>
          <table:table-cell table:style-name="ce50" table:formula="of:=[.$F74]+[.$G74]" office:value-type="float" office:value="79" calcext:value-type="float">
            <text:p>79</text:p>
          </table:table-cell>
          <table:table-cell table:style-name="ce53" table:formula="of:=ROUND(100*(MAX(ROUNDUP([.$I74];0);[.$J74])-MIN(ROUNDUP([.$I74];0);[.$J74]))/MAX(ROUNDUP([.$I74];0);[.$J74]);0)" office:value-type="float" office:value="34" calcext:value-type="float">
            <text:p>34</text:p>
          </table:table-cell>
          <table:table-cell table:style-name="ce26" table:formula="of:=([.$F74]+[.$G74])*LOG10([.$D74]+[.$E74])/LOG10(2)" office:value-type="float" office:value="387.644357053073" calcext:value-type="float">
            <text:p>387.644</text:p>
          </table:table-cell>
          <table:table-cell table:style-name="ce32" table:formula="of:=2*[.$E74]/([.$D74]*[.$G74])" office:value-type="float" office:value="0.115151515151515" calcext:value-type="float">
            <text:p>0.115</text:p>
          </table:table-cell>
          <table:table-cell table:style-name="ce32" table:formula="of:=8/[.$L74]" office:value-type="float" office:value="0.0206374731230892" calcext:value-type="float">
            <text:p>0.021</text:p>
          </table:table-cell>
          <table:table-cell table:style-name="ce45" table:formula="of:=1/[.$N74]" office:value-type="float" office:value="48.4555446316341" calcext:value-type="float">
            <text:p>48.456</text:p>
          </table:table-cell>
          <table:table-cell table:style-name="ce32" table:formula="of:=[.$M74]*[.$L74]" office:value-type="float" office:value="44.6378350545963" calcext:value-type="float">
            <text:p>44.638</text:p>
          </table:table-cell>
          <table:table-cell table:style-name="ce25" table:formula="of:=8*[.$N74]" office:value-type="float" office:value="0.165099784984714" calcext:value-type="float">
            <text:p>0.165</text:p>
          </table:table-cell>
          <table:table-cell table:style-name="ce16" table:formula="of:=ROUNDUP([.$L74]/[.$N74];0)" office:value-type="float" office:value="18784" calcext:value-type="float">
            <text:p>18784</text:p>
          </table:table-cell>
          <table:table-cell table:style-name="ce32" table:formula="of:=[.$R74]/[.$O74]" office:value-type="float" office:value="387.654295144108" calcext:value-type="float">
            <text:p>387.654</text:p>
          </table:table-cell>
          <table:table-cell table:style-name="ce25" table:formula="of:=[.$L74]/300" office:value-type="float" office:value="1.29214785684358" calcext:value-type="float">
            <text:p>1.292</text:p>
          </table:table-cell>
          <table:table-cell table:style-name="ce2" table:formula="of:=[.L74]/([.F74]+[.G74])" office:value-type="float" office:value="4.90689059560852" calcext:value-type="float">
            <text:p>4.90689059560852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34" table:formula="of:=[.$F75]/[.$G75]" office:value-type="float" office:value="0.9375" calcext:value-type="float">
            <text:p>0.938</text:p>
          </table:table-cell>
          <table:table-cell table:style-name="ce47" table:formula="of:=[.$D75]*(LOG10([.$D75])/LOG10(2))+[.$E75]*(LOG10([.$E75])/LOG10(2))" office:value-type="float" office:value="57.7052322594135" calcext:value-type="float">
            <text:p>57.705</text:p>
          </table:table-cell>
          <table:table-cell table:style-name="ce51" table:formula="of:=[.$F75]+[.$G75]" office:value-type="float" office:value="31" calcext:value-type="float">
            <text:p>31</text:p>
          </table:table-cell>
          <table:table-cell table:style-name="ce55" table:formula="of:=ROUND(100*(MAX(ROUNDUP([.$I75];0);[.$J75])-MIN(ROUNDUP([.$I75];0);[.$J75]))/MAX(ROUNDUP([.$I75];0);[.$J75]);0)" office:value-type="float" office:value="47" calcext:value-type="float">
            <text:p>47</text:p>
          </table:table-cell>
          <table:table-cell table:style-name="ce37" table:formula="of:=([.$F75]+[.$G75])*LOG10([.$D75]+[.$E75])/LOG10(2)" office:value-type="float" office:value="129.267675044712" calcext:value-type="float">
            <text:p>129.268</text:p>
          </table:table-cell>
          <table:table-cell table:style-name="ce34" table:formula="of:=2*[.$E75]/([.$D75]*[.$G75])" office:value-type="float" office:value="0.196428571428571" calcext:value-type="float">
            <text:p>0.196</text:p>
          </table:table-cell>
          <table:table-cell table:style-name="ce34" table:formula="of:=8/[.$L75]" office:value-type="float" office:value="0.0618870881466146" calcext:value-type="float">
            <text:p>0.062</text:p>
          </table:table-cell>
          <table:table-cell table:style-name="ce47" table:formula="of:=1/[.$N75]" office:value-type="float" office:value="16.158459380589" calcext:value-type="float">
            <text:p>16.158</text:p>
          </table:table-cell>
          <table:table-cell table:style-name="ce34" table:formula="of:=[.$M75]*[.$L75]" office:value-type="float" office:value="25.3918647409255" calcext:value-type="float">
            <text:p>25.392</text:p>
          </table:table-cell>
          <table:table-cell table:style-name="ce37" table:formula="of:=8*[.$N75]" office:value-type="float" office:value="0.495096705172917" calcext:value-type="float">
            <text:p>0.495</text:p>
          </table:table-cell>
          <table:table-cell table:style-name="ce18" table:formula="of:=ROUNDUP([.$L75]/[.$N75];0)" office:value-type="float" office:value="2089" calcext:value-type="float">
            <text:p>2089</text:p>
          </table:table-cell>
          <table:table-cell table:style-name="ce34" table:formula="of:=[.$R75]/[.$O75]" office:value-type="float" office:value="129.282127138278" calcext:value-type="float">
            <text:p>129.282</text:p>
          </table:table-cell>
          <table:table-cell table:style-name="ce37" table:formula="of:=[.$L75]/300" office:value-type="float" office:value="0.430892250149039" calcext:value-type="float">
            <text:p>0.431</text:p>
          </table:table-cell>
          <table:table-cell table:style-name="ce2" table:formula="of:=[.L75]/([.F75]+[.G75])" office:value-type="float" office:value="4.16992500144231" calcext:value-type="float">
            <text:p>4.1699250014423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4" calcext:value-type="float">
            <text:p>44</text:p>
          </table:table-cell>
          <table:table-cell table:style-name="ce35" table:formula="of:=[.$F76]/[.$G76]" office:value-type="float" office:value="1.79545454545455" calcext:value-type="float">
            <text:p>1.795</text:p>
          </table:table-cell>
          <table:table-cell table:style-name="ce45" table:formula="of:=[.$D76]*(LOG10([.$D76])/LOG10(2))+[.$E76]*(LOG10([.$E76])/LOG10(2))" office:value-type="float" office:value="190.480486887059" calcext:value-type="float">
            <text:p>190.480</text:p>
          </table:table-cell>
          <table:table-cell table:style-name="ce49" table:formula="of:=[.$F76]+[.$G76]" office:value-type="float" office:value="123" calcext:value-type="float">
            <text:p>123</text:p>
          </table:table-cell>
          <table:table-cell table:style-name="ce52" table:formula="of:=ROUND(100*(MAX(ROUNDUP([.$I76];0);[.$J76])-MIN(ROUNDUP([.$I76];0);[.$J76]))/MAX(ROUNDUP([.$I76];0);[.$J76]);0)" office:value-type="float" office:value="36" calcext:value-type="float">
            <text:p>36</text:p>
          </table:table-cell>
          <table:table-cell table:style-name="ce25" table:formula="of:=([.$F76]+[.$G76])*LOG10([.$D76]+[.$E76])/LOG10(2)" office:value-type="float" office:value="667.430564828358" calcext:value-type="float">
            <text:p>667.431</text:p>
          </table:table-cell>
          <table:table-cell table:style-name="ce32" table:formula="of:=2*[.$E76]/([.$D76]*[.$G76])" office:value-type="float" office:value="0.0522727272727273" calcext:value-type="float">
            <text:p>0.052</text:p>
          </table:table-cell>
          <table:table-cell table:style-name="ce32" table:formula="of:=8/[.$L76]" office:value-type="float" office:value="0.0119862655706476" calcext:value-type="float">
            <text:p>0.012</text:p>
          </table:table-cell>
          <table:table-cell table:style-name="ce45" table:formula="of:=1/[.$N76]" office:value-type="float" office:value="83.4288206035447" calcext:value-type="float">
            <text:p>83.429</text:p>
          </table:table-cell>
          <table:table-cell table:style-name="ce32" table:formula="of:=[.$M76]*[.$L76]" office:value-type="float" office:value="34.8884158887551" calcext:value-type="float">
            <text:p>34.888</text:p>
          </table:table-cell>
          <table:table-cell table:style-name="ce25" table:formula="of:=8*[.$N76]" office:value-type="float" office:value="0.0958901245651805" calcext:value-type="float">
            <text:p>0.096</text:p>
          </table:table-cell>
          <table:table-cell table:style-name="ce16" table:formula="of:=ROUNDUP([.$L76]/[.$N76];0)" office:value-type="float" office:value="55683" calcext:value-type="float">
            <text:p>55683</text:p>
          </table:table-cell>
          <table:table-cell table:style-name="ce32" table:formula="of:=[.$R76]/[.$O76]" office:value-type="float" office:value="667.431225770368" calcext:value-type="float">
            <text:p>667.431</text:p>
          </table:table-cell>
          <table:table-cell table:style-name="ce25" table:formula="of:=[.$L76]/300" office:value-type="float" office:value="2.22476854942786" calcext:value-type="float">
            <text:p>2.225</text:p>
          </table:table-cell>
          <table:table-cell table:style-name="ce2" table:formula="of:=[.L76]/([.F76]+[.G76])" office:value-type="float" office:value="5.4262647547021" calcext:value-type="float">
            <text:p>5.426264754702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35" calcext:value-type="float">
            <text:p>35</text:p>
          </table:table-cell>
          <table:table-cell table:style-name="ce39" table:formula="of:=[.$F77]/[.$G77]" office:value-type="float" office:value="1.74285714285714" calcext:value-type="float">
            <text:p>1.743</text:p>
          </table:table-cell>
          <table:table-cell table:style-name="ce46" table:formula="of:=[.$D77]*(LOG10([.$D77])/LOG10(2))+[.$E77]*(LOG10([.$E77])/LOG10(2))" office:value-type="float" office:value="139.058650025962" calcext:value-type="float">
            <text:p>139.059</text:p>
          </table:table-cell>
          <table:table-cell table:style-name="ce50" table:formula="of:=[.$F77]+[.$G77]" office:value-type="float" office:value="96" calcext:value-type="float">
            <text:p>96</text:p>
          </table:table-cell>
          <table:table-cell table:style-name="ce53" table:formula="of:=ROUND(100*(MAX(ROUNDUP([.$I77];0);[.$J77])-MIN(ROUNDUP([.$I77];0);[.$J77]))/MAX(ROUNDUP([.$I77];0);[.$J77]);0)" office:value-type="float" office:value="31" calcext:value-type="float">
            <text:p>31</text:p>
          </table:table-cell>
          <table:table-cell table:style-name="ce26" table:formula="of:=([.$F77]+[.$G77])*LOG10([.$D77]+[.$E77])/LOG10(2)" office:value-type="float" office:value="488.396432760033" calcext:value-type="float">
            <text:p>488.396</text:p>
          </table:table-cell>
          <table:table-cell table:style-name="ce33" table:formula="of:=2*[.$E77]/([.$D77]*[.$G77])" office:value-type="float" office:value="0.0642857142857143" calcext:value-type="float">
            <text:p>0.064</text:p>
          </table:table-cell>
          <table:table-cell table:style-name="ce33" table:formula="of:=8/[.$L77]" office:value-type="float" office:value="0.0163801360194019" calcext:value-type="float">
            <text:p>0.016</text:p>
          </table:table-cell>
          <table:table-cell table:style-name="ce46" table:formula="of:=1/[.$N77]" office:value-type="float" office:value="61.0495540950041" calcext:value-type="float">
            <text:p>61.050</text:p>
          </table:table-cell>
          <table:table-cell table:style-name="ce33" table:formula="of:=[.$M77]*[.$L77]" office:value-type="float" office:value="31.3969135345735" calcext:value-type="float">
            <text:p>31.397</text:p>
          </table:table-cell>
          <table:table-cell table:style-name="ce26" table:formula="of:=8*[.$N77]" office:value-type="float" office:value="0.131041088155215" calcext:value-type="float">
            <text:p>0.131</text:p>
          </table:table-cell>
          <table:table-cell table:style-name="ce17" table:formula="of:=ROUNDUP([.$L77]/[.$N77];0)" office:value-type="float" office:value="29817" calcext:value-type="float">
            <text:p>29817</text:p>
          </table:table-cell>
          <table:table-cell table:style-name="ce33" table:formula="of:=[.$R77]/[.$O77]" office:value-type="float" office:value="488.406515690506" calcext:value-type="float">
            <text:p>488.407</text:p>
          </table:table-cell>
          <table:table-cell table:style-name="ce26" table:formula="of:=[.$L77]/300" office:value-type="float" office:value="1.62798810920011" calcext:value-type="float">
            <text:p>1.628</text:p>
          </table:table-cell>
          <table:table-cell table:style-name="ce2" table:formula="of:=[.L77]/([.F77]+[.G77])" office:value-type="float" office:value="5.08746284125034" calcext:value-type="float">
            <text:p>5.0874628412503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37" calcext:value-type="float">
            <text:p>37</text:p>
          </table:table-cell>
          <table:table-cell table:style-name="ce39" table:formula="of:=[.$F78]/[.$G78]" office:value-type="float" office:value="1.75675675675676" calcext:value-type="float">
            <text:p>1.757</text:p>
          </table:table-cell>
          <table:table-cell table:style-name="ce46" table:formula="of:=[.$D78]*(LOG10([.$D78])/LOG10(2))+[.$E78]*(LOG10([.$E78])/LOG10(2))" office:value-type="float" office:value="173.166145635982" calcext:value-type="float">
            <text:p>173.166</text:p>
          </table:table-cell>
          <table:table-cell table:style-name="ce50" table:formula="of:=[.$F78]+[.$G78]" office:value-type="float" office:value="102" calcext:value-type="float">
            <text:p>102</text:p>
          </table:table-cell>
          <table:table-cell table:style-name="ce53" table:formula="of:=ROUND(100*(MAX(ROUNDUP([.$I78];0);[.$J78])-MIN(ROUNDUP([.$I78];0);[.$J78]))/MAX(ROUNDUP([.$I78];0);[.$J78]);0)" office:value-type="float" office:value="41" calcext:value-type="float">
            <text:p>41</text:p>
          </table:table-cell>
          <table:table-cell table:style-name="ce26" table:formula="of:=([.$F78]+[.$G78])*LOG10([.$D78]+[.$E78])/LOG10(2)" office:value-type="float" office:value="542.836665678511" calcext:value-type="float">
            <text:p>542.837</text:p>
          </table:table-cell>
          <table:table-cell table:style-name="ce33" table:formula="of:=2*[.$E78]/([.$D78]*[.$G78])" office:value-type="float" office:value="0.0660660660660661" calcext:value-type="float">
            <text:p>0.066</text:p>
          </table:table-cell>
          <table:table-cell table:style-name="ce33" table:formula="of:=8/[.$L78]" office:value-type="float" office:value="0.0147373980164006" calcext:value-type="float">
            <text:p>0.015</text:p>
          </table:table-cell>
          <table:table-cell table:style-name="ce46" table:formula="of:=1/[.$N78]" office:value-type="float" office:value="67.8545832098139" calcext:value-type="float">
            <text:p>67.855</text:p>
          </table:table-cell>
          <table:table-cell table:style-name="ce33" table:formula="of:=[.$M78]*[.$L78]" office:value-type="float" office:value="35.8630830177995" calcext:value-type="float">
            <text:p>35.863</text:p>
          </table:table-cell>
          <table:table-cell table:style-name="ce26" table:formula="of:=8*[.$N78]" office:value-type="float" office:value="0.117899184131205" calcext:value-type="float">
            <text:p>0.118</text:p>
          </table:table-cell>
          <table:table-cell table:style-name="ce17" table:formula="of:=ROUNDUP([.$L78]/[.$N78];0)" office:value-type="float" office:value="36834" calcext:value-type="float">
            <text:p>36834</text:p>
          </table:table-cell>
          <table:table-cell table:style-name="ce33" table:formula="of:=[.$R78]/[.$O78]" office:value-type="float" office:value="542.837318536099" calcext:value-type="float">
            <text:p>542.837</text:p>
          </table:table-cell>
          <table:table-cell table:style-name="ce26" table:formula="of:=[.$L78]/300" office:value-type="float" office:value="1.8094555522617" calcext:value-type="float">
            <text:p>1.809</text:p>
          </table:table-cell>
          <table:table-cell table:style-name="ce2" table:formula="of:=[.L78]/([.F78]+[.G78])" office:value-type="float" office:value="5.32192809488736" calcext:value-type="float">
            <text:p>5.3219280948873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36" table:formula="of:=[.$F79]/[.$G79]" office:value-type="float" office:value="0.833333333333333" calcext:value-type="float">
            <text:p>0.833</text:p>
          </table:table-cell>
          <table:table-cell table:style-name="ce47" table:formula="of:=[.$D79]*(LOG10([.$D79])/LOG10(2))+[.$E79]*(LOG10([.$E79])/LOG10(2))" office:value-type="float" office:value="27.1194154787637" calcext:value-type="float">
            <text:p>27.119</text:p>
          </table:table-cell>
          <table:table-cell table:style-name="ce51" table:formula="of:=[.$F79]+[.$G79]" office:value-type="float" office:value="11" calcext:value-type="float">
            <text:p>11</text:p>
          </table:table-cell>
          <table:table-cell table:style-name="ce55" table:formula="of:=ROUND(100*(MAX(ROUNDUP([.$I79];0);[.$J79])-MIN(ROUNDUP([.$I79];0);[.$J79]))/MAX(ROUNDUP([.$I79];0);[.$J79]);0)" office:value-type="float" office:value="61" calcext:value-type="float">
            <text:p>61</text:p>
          </table:table-cell>
          <table:table-cell table:style-name="ce37" table:formula="of:=([.$F79]+[.$G79])*LOG10([.$D79]+[.$E79])/LOG10(2)" office:value-type="float" office:value="38.0537478050103" calcext:value-type="float">
            <text:p>38.054</text:p>
          </table:table-cell>
          <table:table-cell table:style-name="ce34" table:formula="of:=2*[.$E79]/([.$D79]*[.$G79])" office:value-type="float" office:value="0.4" calcext:value-type="float">
            <text:p>0.400</text:p>
          </table:table-cell>
          <table:table-cell table:style-name="ce34" table:formula="of:=8/[.$L79]" office:value-type="float" office:value="0.210228964594828" calcext:value-type="float">
            <text:p>0.210</text:p>
          </table:table-cell>
          <table:table-cell table:style-name="ce47" table:formula="of:=1/[.$N79]" office:value-type="float" office:value="4.75671847562628" calcext:value-type="float">
            <text:p>4.757</text:p>
          </table:table-cell>
          <table:table-cell table:style-name="ce34" table:formula="of:=[.$M79]*[.$L79]" office:value-type="float" office:value="15.2214991220041" calcext:value-type="float">
            <text:p>15.221</text:p>
          </table:table-cell>
          <table:table-cell table:style-name="ce37" table:formula="of:=8*[.$N79]" office:value-type="float" office:value="1.68183171675862" calcext:value-type="float">
            <text:p>1.682</text:p>
          </table:table-cell>
          <table:table-cell table:style-name="ce18" table:formula="of:=ROUNDUP([.$L79]/[.$N79];0)" office:value-type="float" office:value="182" calcext:value-type="float">
            <text:p>182</text:p>
          </table:table-cell>
          <table:table-cell table:style-name="ce34" table:formula="of:=[.$R79]/[.$O79]" office:value-type="float" office:value="38.2616715562586" calcext:value-type="float">
            <text:p>38.262</text:p>
          </table:table-cell>
          <table:table-cell table:style-name="ce37" table:formula="of:=[.$L79]/300" office:value-type="float" office:value="0.126845826016701" calcext:value-type="float">
            <text:p>0.127</text:p>
          </table:table-cell>
          <table:table-cell table:style-name="ce2" table:formula="of:=[.L79]/([.F79]+[.G79])" office:value-type="float" office:value="3.4594316186373" calcext:value-type="float">
            <text:p>3.4594316186373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50" calcext:value-type="float">
            <text:p>50</text:p>
          </table:table-cell>
          <table:table-cell table:style-name="ce32" table:formula="of:=[.$F80]/[.$G80]" office:value-type="float" office:value="1.88" calcext:value-type="float">
            <text:p>1.880</text:p>
          </table:table-cell>
          <table:table-cell table:style-name="ce45" table:formula="of:=[.$D80]*(LOG10([.$D80])/LOG10(2))+[.$E80]*(LOG10([.$E80])/LOG10(2))" office:value-type="float" office:value="156.238665878354" calcext:value-type="float">
            <text:p>156.239</text:p>
          </table:table-cell>
          <table:table-cell table:style-name="ce49" table:formula="of:=[.$F80]+[.$G80]" office:value-type="float" office:value="144" calcext:value-type="float">
            <text:p>144</text:p>
          </table:table-cell>
          <table:table-cell table:style-name="ce52" table:formula="of:=ROUND(100*(MAX(ROUNDUP([.$I80];0);[.$J80])-MIN(ROUNDUP([.$I80];0);[.$J80]))/MAX(ROUNDUP([.$I80];0);[.$J80]);0)" office:value-type="float" office:value="8" calcext:value-type="float">
            <text:p>8</text:p>
          </table:table-cell>
          <table:table-cell table:style-name="ce25" table:formula="of:=([.$F80]+[.$G80])*LOG10([.$D80]+[.$E80])/LOG10(2)" office:value-type="float" office:value="750.161284650569" calcext:value-type="float">
            <text:p>750.161</text:p>
          </table:table-cell>
          <table:table-cell table:style-name="ce32" table:formula="of:=2*[.$E80]/([.$D80]*[.$G80])" office:value-type="float" office:value="0.0525" calcext:value-type="float">
            <text:p>0.053</text:p>
          </table:table-cell>
          <table:table-cell table:style-name="ce32" table:formula="of:=8/[.$L80]" office:value-type="float" office:value="0.0106643733336978" calcext:value-type="float">
            <text:p>0.011</text:p>
          </table:table-cell>
          <table:table-cell table:style-name="ce45" table:formula="of:=1/[.$N80]" office:value-type="float" office:value="93.7701605813211" calcext:value-type="float">
            <text:p>93.770</text:p>
          </table:table-cell>
          <table:table-cell table:style-name="ce32" table:formula="of:=[.$M80]*[.$L80]" office:value-type="float" office:value="39.3834674441549" calcext:value-type="float">
            <text:p>39.383</text:p>
          </table:table-cell>
          <table:table-cell table:style-name="ce25" table:formula="of:=8*[.$N80]" office:value-type="float" office:value="0.0853149866695823" calcext:value-type="float">
            <text:p>0.085</text:p>
          </table:table-cell>
          <table:table-cell table:style-name="ce16" table:formula="of:=ROUNDUP([.$L80]/[.$N80];0)" office:value-type="float" office:value="70343" calcext:value-type="float">
            <text:p>70343</text:p>
          </table:table-cell>
          <table:table-cell table:style-name="ce32" table:formula="of:=[.$R80]/[.$O80]" office:value-type="float" office:value="750.164013412303" calcext:value-type="float">
            <text:p>750.164</text:p>
          </table:table-cell>
          <table:table-cell table:style-name="ce25" table:formula="of:=[.$L80]/300" office:value-type="float" office:value="2.5005376155019" calcext:value-type="float">
            <text:p>2.501</text:p>
          </table:table-cell>
          <table:table-cell table:style-name="ce2" table:formula="of:=[.L80]/([.F80]+[.G80])" office:value-type="float" office:value="5.20945336562895" calcext:value-type="float">
            <text:p>5.20945336562895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64" calcext:value-type="float">
            <text:p>64</text:p>
          </table:table-cell>
          <table:table-cell table:style-name="ce33" table:formula="of:=[.$F81]/[.$G81]" office:value-type="float" office:value="1.90625" calcext:value-type="float">
            <text:p>1.906</text:p>
          </table:table-cell>
          <table:table-cell table:style-name="ce46" table:formula="of:=[.$D81]*(LOG10([.$D81])/LOG10(2))+[.$E81]*(LOG10([.$E81])/LOG10(2))" office:value-type="float" office:value="226.844603695967" calcext:value-type="float">
            <text:p>226.845</text:p>
          </table:table-cell>
          <table:table-cell table:style-name="ce50" table:formula="of:=[.$F81]+[.$G81]" office:value-type="float" office:value="186" calcext:value-type="float">
            <text:p>186</text:p>
          </table:table-cell>
          <table:table-cell table:style-name="ce53" table:formula="of:=ROUND(100*(MAX(ROUNDUP([.$I81];0);[.$J81])-MIN(ROUNDUP([.$I81];0);[.$J81]))/MAX(ROUNDUP([.$I81];0);[.$J81]);0)" office:value-type="float" office:value="18" calcext:value-type="float">
            <text:p>18</text:p>
          </table:table-cell>
          <table:table-cell table:style-name="ce26" table:formula="of:=([.$F81]+[.$G81])*LOG10([.$D81]+[.$E81])/LOG10(2)" office:value-type="float" office:value="1044.33603100543" calcext:value-type="float">
            <text:p>1044.336</text:p>
          </table:table-cell>
          <table:table-cell table:style-name="ce33" table:formula="of:=2*[.$E81]/([.$D81]*[.$G81])" office:value-type="float" office:value="0.0416666666666667" calcext:value-type="float">
            <text:p>0.042</text:p>
          </table:table-cell>
          <table:table-cell table:style-name="ce33" table:formula="of:=8/[.$L81]" office:value-type="float" office:value="0.00766036961522628" calcext:value-type="float">
            <text:p>0.008</text:p>
          </table:table-cell>
          <table:table-cell table:style-name="ce46" table:formula="of:=1/[.$N81]" office:value-type="float" office:value="130.542003875679" calcext:value-type="float">
            <text:p>130.542</text:p>
          </table:table-cell>
          <table:table-cell table:style-name="ce33" table:formula="of:=[.$M81]*[.$L81]" office:value-type="float" office:value="43.5140012918929" calcext:value-type="float">
            <text:p>43.514</text:p>
          </table:table-cell>
          <table:table-cell table:style-name="ce26" table:formula="of:=8*[.$N81]" office:value-type="float" office:value="0.0612829569218103" calcext:value-type="float">
            <text:p>0.061</text:p>
          </table:table-cell>
          <table:table-cell table:style-name="ce17" table:formula="of:=ROUNDUP([.$L81]/[.$N81];0)" office:value-type="float" office:value="136330" calcext:value-type="float">
            <text:p>136330</text:p>
          </table:table-cell>
          <table:table-cell table:style-name="ce33" table:formula="of:=[.$R81]/[.$O81]" office:value-type="float" office:value="1044.3381896438" calcext:value-type="float">
            <text:p>1044.338</text:p>
          </table:table-cell>
          <table:table-cell table:style-name="ce26" table:formula="of:=[.$L81]/300" office:value-type="float" office:value="3.48112010335143" calcext:value-type="float">
            <text:p>3.481</text:p>
          </table:table-cell>
          <table:table-cell table:style-name="ce2" table:formula="of:=[.L81]/([.F81]+[.G81])" office:value-type="float" office:value="5.61470984411521" calcext:value-type="float">
            <text:p>5.6147098441152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34" table:formula="of:=[.$F82]/[.$G82]" office:value-type="float" office:value="1.33333333333333" calcext:value-type="float">
            <text:p>1.333</text:p>
          </table:table-cell>
          <table:table-cell table:style-name="ce47" table:formula="of:=[.$D82]*(LOG10([.$D82])/LOG10(2))+[.$E82]*(LOG10([.$E82])/LOG10(2))" office:value-type="float" office:value="52.5293250129808" calcext:value-type="float">
            <text:p>52.529</text:p>
          </table:table-cell>
          <table:table-cell table:style-name="ce51" table:formula="of:=[.$F82]+[.$G82]" office:value-type="float" office:value="21" calcext:value-type="float">
            <text:p>21</text:p>
          </table:table-cell>
          <table:table-cell table:style-name="ce55" table:formula="of:=ROUND(100*(MAX(ROUNDUP([.$I82];0);[.$J82])-MIN(ROUNDUP([.$I82];0);[.$J82]))/MAX(ROUNDUP([.$I82];0);[.$J82]);0)" office:value-type="float" office:value="60" calcext:value-type="float">
            <text:p>60</text:p>
          </table:table-cell>
          <table:table-cell table:style-name="ce37" table:formula="of:=([.$F82]+[.$G82])*LOG10([.$D82]+[.$E82])/LOG10(2)" office:value-type="float" office:value="85.8367196662571" calcext:value-type="float">
            <text:p>85.837</text:p>
          </table:table-cell>
          <table:table-cell table:style-name="ce34" table:formula="of:=2*[.$E82]/([.$D82]*[.$G82])" office:value-type="float" office:value="0.197530864197531" calcext:value-type="float">
            <text:p>0.198</text:p>
          </table:table-cell>
          <table:table-cell table:style-name="ce34" table:formula="of:=8/[.$L82]" office:value-type="float" office:value="0.093200206521229" calcext:value-type="float">
            <text:p>0.093</text:p>
          </table:table-cell>
          <table:table-cell table:style-name="ce47" table:formula="of:=1/[.$N82]" office:value-type="float" office:value="10.7295899582821" calcext:value-type="float">
            <text:p>10.730</text:p>
          </table:table-cell>
          <table:table-cell table:style-name="ce34" table:formula="of:=[.$M82]*[.$L82]" office:value-type="float" office:value="16.955401415557" calcext:value-type="float">
            <text:p>16.955</text:p>
          </table:table-cell>
          <table:table-cell table:style-name="ce37" table:formula="of:=8*[.$N82]" office:value-type="float" office:value="0.745601652169832" calcext:value-type="float">
            <text:p>0.746</text:p>
          </table:table-cell>
          <table:table-cell table:style-name="ce18" table:formula="of:=ROUNDUP([.$L82]/[.$N82];0)" office:value-type="float" office:value="921" calcext:value-type="float">
            <text:p>921</text:p>
          </table:table-cell>
          <table:table-cell table:style-name="ce34" table:formula="of:=[.$R82]/[.$O82]" office:value-type="float" office:value="85.8373902060519" calcext:value-type="float">
            <text:p>85.837</text:p>
          </table:table-cell>
          <table:table-cell table:style-name="ce37" table:formula="of:=[.$L82]/300" office:value-type="float" office:value="0.286122398887524" calcext:value-type="float">
            <text:p>0.286</text:p>
          </table:table-cell>
          <table:table-cell table:style-name="ce2" table:formula="of:=[.L82]/([.F82]+[.G82])" office:value-type="float" office:value="4.08746284125034" calcext:value-type="float">
            <text:p>4.0874628412503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4" calcext:value-type="float">
            <text:p>44</text:p>
          </table:table-cell>
          <table:table-cell table:style-name="ce32" table:formula="of:=[.$F83]/[.$G83]" office:value-type="float" office:value="1.79545454545455" calcext:value-type="float">
            <text:p>1.795</text:p>
          </table:table-cell>
          <table:table-cell table:style-name="ce45" table:formula="of:=[.$D83]*(LOG10([.$D83])/LOG10(2))+[.$E83]*(LOG10([.$E83])/LOG10(2))" office:value-type="float" office:value="190.749722772736" calcext:value-type="float">
            <text:p>190.750</text:p>
          </table:table-cell>
          <table:table-cell table:style-name="ce49" table:formula="of:=[.$F83]+[.$G83]" office:value-type="float" office:value="123" calcext:value-type="float">
            <text:p>123</text:p>
          </table:table-cell>
          <table:table-cell table:style-name="ce52" table:formula="of:=ROUND(100*(MAX(ROUNDUP([.$I83];0);[.$J83])-MIN(ROUNDUP([.$I83];0);[.$J83]))/MAX(ROUNDUP([.$I83];0);[.$J83]);0)" office:value-type="float" office:value="36" calcext:value-type="float">
            <text:p>36</text:p>
          </table:table-cell>
          <table:table-cell table:style-name="ce25" table:formula="of:=([.$F83]+[.$G83])*LOG10([.$D83]+[.$E83])/LOG10(2)" office:value-type="float" office:value="667.430564828358" calcext:value-type="float">
            <text:p>667.431</text:p>
          </table:table-cell>
          <table:table-cell table:style-name="ce32" table:formula="of:=2*[.$E83]/([.$D83]*[.$G83])" office:value-type="float" office:value="0.0574162679425837" calcext:value-type="float">
            <text:p>0.057</text:p>
          </table:table-cell>
          <table:table-cell table:style-name="ce32" table:formula="of:=8/[.$L83]" office:value-type="float" office:value="0.0119862655706476" calcext:value-type="float">
            <text:p>0.012</text:p>
          </table:table-cell>
          <table:table-cell table:style-name="ce45" table:formula="of:=1/[.$N83]" office:value-type="float" office:value="83.4288206035447" calcext:value-type="float">
            <text:p>83.429</text:p>
          </table:table-cell>
          <table:table-cell table:style-name="ce32" table:formula="of:=[.$M83]*[.$L83]" office:value-type="float" office:value="38.321372143255" calcext:value-type="float">
            <text:p>38.321</text:p>
          </table:table-cell>
          <table:table-cell table:style-name="ce25" table:formula="of:=8*[.$N83]" office:value-type="float" office:value="0.0958901245651805" calcext:value-type="float">
            <text:p>0.096</text:p>
          </table:table-cell>
          <table:table-cell table:style-name="ce16" table:formula="of:=ROUNDUP([.$L83]/[.$N83];0)" office:value-type="float" office:value="55683" calcext:value-type="float">
            <text:p>55683</text:p>
          </table:table-cell>
          <table:table-cell table:style-name="ce32" table:formula="of:=[.$R83]/[.$O83]" office:value-type="float" office:value="667.431225770368" calcext:value-type="float">
            <text:p>667.431</text:p>
          </table:table-cell>
          <table:table-cell table:style-name="ce25" table:formula="of:=[.$L83]/300" office:value-type="float" office:value="2.22476854942786" calcext:value-type="float">
            <text:p>2.225</text:p>
          </table:table-cell>
          <table:table-cell table:style-name="ce2" table:formula="of:=[.L83]/([.F83]+[.G83])" office:value-type="float" office:value="5.4262647547021" calcext:value-type="float">
            <text:p>5.426264754702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50" calcext:value-type="float">
            <text:p>50</text:p>
          </table:table-cell>
          <table:table-cell table:style-name="ce33" table:formula="of:=[.$F84]/[.$G84]" office:value-type="float" office:value="1.84" calcext:value-type="float">
            <text:p>1.840</text:p>
          </table:table-cell>
          <table:table-cell table:style-name="ce46" table:formula="of:=[.$D84]*(LOG10([.$D84])/LOG10(2))+[.$E84]*(LOG10([.$E84])/LOG10(2))" office:value-type="float" office:value="226.844603695967" calcext:value-type="float">
            <text:p>226.845</text:p>
          </table:table-cell>
          <table:table-cell table:style-name="ce50" table:formula="of:=[.$F84]+[.$G84]" office:value-type="float" office:value="142" calcext:value-type="float">
            <text:p>142</text:p>
          </table:table-cell>
          <table:table-cell table:style-name="ce53" table:formula="of:=ROUND(100*(MAX(ROUNDUP([.$I84];0);[.$J84])-MIN(ROUNDUP([.$I84];0);[.$J84]))/MAX(ROUNDUP([.$I84];0);[.$J84]);0)" office:value-type="float" office:value="37" calcext:value-type="float">
            <text:p>37</text:p>
          </table:table-cell>
          <table:table-cell table:style-name="ce26" table:formula="of:=([.$F84]+[.$G84])*LOG10([.$D84]+[.$E84])/LOG10(2)" office:value-type="float" office:value="797.28879786436" calcext:value-type="float">
            <text:p>797.289</text:p>
          </table:table-cell>
          <table:table-cell table:style-name="ce33" table:formula="of:=2*[.$E84]/([.$D84]*[.$G84])" office:value-type="float" office:value="0.0533333333333333" calcext:value-type="float">
            <text:p>0.053</text:p>
          </table:table-cell>
          <table:table-cell table:style-name="ce33" table:formula="of:=8/[.$L84]" office:value-type="float" office:value="0.0100340052706485" calcext:value-type="float">
            <text:p>0.010</text:p>
          </table:table-cell>
          <table:table-cell table:style-name="ce46" table:formula="of:=1/[.$N84]" office:value-type="float" office:value="99.661099733045" calcext:value-type="float">
            <text:p>99.661</text:p>
          </table:table-cell>
          <table:table-cell table:style-name="ce33" table:formula="of:=[.$M84]*[.$L84]" office:value-type="float" office:value="42.5220692194325" calcext:value-type="float">
            <text:p>42.522</text:p>
          </table:table-cell>
          <table:table-cell table:style-name="ce26" table:formula="of:=8*[.$N84]" office:value-type="float" office:value="0.0802720421651881" calcext:value-type="float">
            <text:p>0.080</text:p>
          </table:table-cell>
          <table:table-cell table:style-name="ce17" table:formula="of:=ROUNDUP([.$L84]/[.$N84];0)" office:value-type="float" office:value="79459" calcext:value-type="float">
            <text:p>79459</text:p>
          </table:table-cell>
          <table:table-cell table:style-name="ce33" table:formula="of:=[.$R84]/[.$O84]" office:value-type="float" office:value="797.29202480046" calcext:value-type="float">
            <text:p>797.292</text:p>
          </table:table-cell>
          <table:table-cell table:style-name="ce26" table:formula="of:=[.$L84]/300" office:value-type="float" office:value="2.65762932621453" calcext:value-type="float">
            <text:p>2.658</text:p>
          </table:table-cell>
          <table:table-cell table:style-name="ce2" table:formula="of:=[.L84]/([.F84]+[.G84])" office:value-type="float" office:value="5.61470984411521" calcext:value-type="float">
            <text:p>5.6147098441152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float" office:value="8" calcext:value-type="float">
            <text:p>8</text:p>
          </table:table-cell>
          <table:table-cell table:style-name="ce34" table:formula="of:=[.$F85]/[.$G85]" office:value-type="float" office:value="1" calcext:value-type="float">
            <text:p>1.000</text:p>
          </table:table-cell>
          <table:table-cell table:style-name="ce47" table:formula="of:=[.$D85]*(LOG10([.$D85])/LOG10(2))+[.$E85]*(LOG10([.$E85])/LOG10(2))" office:value-type="float" office:value="43.6514844544032" calcext:value-type="float">
            <text:p>43.651</text:p>
          </table:table-cell>
          <table:table-cell table:style-name="ce51" table:formula="of:=[.$F85]+[.$G85]" office:value-type="float" office:value="16" calcext:value-type="float">
            <text:p>16</text:p>
          </table:table-cell>
          <table:table-cell table:style-name="ce56" table:formula="of:=ROUND(100*(MAX(ROUNDUP([.$I85];0);[.$J85])-MIN(ROUNDUP([.$I85];0);[.$J85]))/MAX(ROUNDUP([.$I85];0);[.$J85]);0)" office:value-type="float" office:value="64" calcext:value-type="float">
            <text:p>64</text:p>
          </table:table-cell>
          <table:table-cell table:style-name="ce37" table:formula="of:=([.$F85]+[.$G85])*LOG10([.$D85]+[.$E85])/LOG10(2)" office:value-type="float" office:value="62.5102495297363" calcext:value-type="float">
            <text:p>62.510</text:p>
          </table:table-cell>
          <table:table-cell table:style-name="ce34" table:formula="of:=2*[.$E85]/([.$D85]*[.$G85])" office:value-type="float" office:value="0.285714285714286" calcext:value-type="float">
            <text:p>0.286</text:p>
          </table:table-cell>
          <table:table-cell table:style-name="ce34" table:formula="of:=8/[.$L85]" office:value-type="float" office:value="0.127979012404908" calcext:value-type="float">
            <text:p>0.128</text:p>
          </table:table-cell>
          <table:table-cell table:style-name="ce47" table:formula="of:=1/[.$N85]" office:value-type="float" office:value="7.81378119121704" calcext:value-type="float">
            <text:p>7.814</text:p>
          </table:table-cell>
          <table:table-cell table:style-name="ce34" table:formula="of:=[.$M85]*[.$L85]" office:value-type="float" office:value="17.8600712942104" calcext:value-type="float">
            <text:p>17.860</text:p>
          </table:table-cell>
          <table:table-cell table:style-name="ce37" table:formula="of:=8*[.$N85]" office:value-type="float" office:value="1.02383209923926" calcext:value-type="float">
            <text:p>1.024</text:p>
          </table:table-cell>
          <table:table-cell table:style-name="ce18" table:formula="of:=ROUNDUP([.$L85]/[.$N85];0)" office:value-type="float" office:value="489" calcext:value-type="float">
            <text:p>489</text:p>
          </table:table-cell>
          <table:table-cell table:style-name="ce34" table:formula="of:=[.$R85]/[.$O85]" office:value-type="float" office:value="62.5817370659999" calcext:value-type="float">
            <text:p>62.582</text:p>
          </table:table-cell>
          <table:table-cell table:style-name="ce37" table:formula="of:=[.$L85]/300" office:value-type="float" office:value="0.208367498432454" calcext:value-type="float">
            <text:p>0.208</text:p>
          </table:table-cell>
          <table:table-cell table:style-name="ce2" table:formula="of:=[.L85]/([.F85]+[.G85])" office:value-type="float" office:value="3.90689059560852" calcext:value-type="float">
            <text:p>3.90689059560852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78" calcext:value-type="float">
            <text:p>78</text:p>
          </table:table-cell>
          <table:table-cell table:style-name="ce40" table:formula="of:=[.$F86]/[.$G86]" office:value-type="float" office:value="2" calcext:value-type="float">
            <text:p>2.000</text:p>
          </table:table-cell>
          <table:table-cell table:style-name="ce45" table:formula="of:=[.$D86]*(LOG10([.$D86])/LOG10(2))+[.$E86]*(LOG10([.$E86])/LOG10(2))" office:value-type="float" office:value="265.212402480866" calcext:value-type="float">
            <text:p>265.212</text:p>
          </table:table-cell>
          <table:table-cell table:style-name="ce49" table:formula="of:=[.$F86]+[.$G86]" office:value-type="float" office:value="234" calcext:value-type="float">
            <text:p>234</text:p>
          </table:table-cell>
          <table:table-cell table:style-name="ce52" table:formula="of:=ROUND(100*(MAX(ROUNDUP([.$I86];0);[.$J86])-MIN(ROUNDUP([.$I86];0);[.$J86]))/MAX(ROUNDUP([.$I86];0);[.$J86]);0)" office:value-type="float" office:value="12" calcext:value-type="float">
            <text:p>12</text:p>
          </table:table-cell>
          <table:table-cell table:style-name="ce25" table:formula="of:=([.$F86]+[.$G86])*LOG10([.$D86]+[.$E86])/LOG10(2)" office:value-type="float" office:value="1352.83817296477" calcext:value-type="float">
            <text:p>1352.838</text:p>
          </table:table-cell>
          <table:table-cell table:style-name="ce32" table:formula="of:=2*[.$E86]/([.$D86]*[.$G86])" office:value-type="float" office:value="0.0415140415140415" calcext:value-type="float">
            <text:p>0.042</text:p>
          </table:table-cell>
          <table:table-cell table:style-name="ce32" table:formula="of:=8/[.$L86]" office:value-type="float" office:value="0.00591349369042999" calcext:value-type="float">
            <text:p>0.006</text:p>
          </table:table-cell>
          <table:table-cell table:style-name="ce45" table:formula="of:=1/[.$N86]" office:value-type="float" office:value="169.104771620596" calcext:value-type="float">
            <text:p>169.105</text:p>
          </table:table-cell>
          <table:table-cell table:style-name="ce32" table:formula="of:=[.$M86]*[.$L86]" office:value-type="float" office:value="56.1617800742396" calcext:value-type="float">
            <text:p>56.162</text:p>
          </table:table-cell>
          <table:table-cell table:style-name="ce25" table:formula="of:=8*[.$N86]" office:value-type="float" office:value="0.0473079495234399" calcext:value-type="float">
            <text:p>0.047</text:p>
          </table:table-cell>
          <table:table-cell table:style-name="ce16" table:formula="of:=ROUNDUP([.$L86]/[.$N86];0)" office:value-type="float" office:value="228772" calcext:value-type="float">
            <text:p>228772</text:p>
          </table:table-cell>
          <table:table-cell table:style-name="ce32" table:formula="of:=[.$R86]/[.$O86]" office:value-type="float" office:value="1352.84177854705" calcext:value-type="float">
            <text:p>1352.842</text:p>
          </table:table-cell>
          <table:table-cell table:style-name="ce25" table:formula="of:=[.$L86]/300" office:value-type="float" office:value="4.50946057654924" calcext:value-type="float">
            <text:p>4.509</text:p>
          </table:table-cell>
          <table:table-cell table:style-name="ce2" table:formula="of:=[.L86]/([.F86]+[.G86])" office:value-type="float" office:value="5.78135971352466" calcext:value-type="float">
            <text:p>5.7813597135246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41" table:formula="of:=[.$F87]/[.$G87]" office:value-type="float" office:value="2" calcext:value-type="float">
            <text:p>2.000</text:p>
          </table:table-cell>
          <table:table-cell table:style-name="ce47" table:formula="of:=[.$D87]*(LOG10([.$D87])/LOG10(2))+[.$E87]*(LOG10([.$E87])/LOG10(2))" office:value-type="float" office:value="44.0391000173077" calcext:value-type="float">
            <text:p>44.039</text:p>
          </table:table-cell>
          <table:table-cell table:style-name="ce51" table:formula="of:=[.$F87]+[.$G87]" office:value-type="float" office:value="18" calcext:value-type="float">
            <text:p>18</text:p>
          </table:table-cell>
          <table:table-cell table:style-name="ce55" table:formula="of:=ROUND(100*(MAX(ROUNDUP([.$I87];0);[.$J87])-MIN(ROUNDUP([.$I87];0);[.$J87]))/MAX(ROUNDUP([.$I87];0);[.$J87]);0)" office:value-type="float" office:value="60" calcext:value-type="float">
            <text:p>60</text:p>
          </table:table-cell>
          <table:table-cell table:style-name="ce37" table:formula="of:=([.$F87]+[.$G87])*LOG10([.$D87]+[.$E87])/LOG10(2)" office:value-type="float" office:value="70.3240307209533" calcext:value-type="float">
            <text:p>70.324</text:p>
          </table:table-cell>
          <table:table-cell table:style-name="ce34" table:formula="of:=2*[.$E87]/([.$D87]*[.$G87])" office:value-type="float" office:value="0.222222222222222" calcext:value-type="float">
            <text:p>0.222</text:p>
          </table:table-cell>
          <table:table-cell table:style-name="ce34" table:formula="of:=8/[.$L87]" office:value-type="float" office:value="0.113759122137696" calcext:value-type="float">
            <text:p>0.114</text:p>
          </table:table-cell>
          <table:table-cell table:style-name="ce47" table:formula="of:=1/[.$N87]" office:value-type="float" office:value="8.79050384011917" calcext:value-type="float">
            <text:p>8.791</text:p>
          </table:table-cell>
          <table:table-cell table:style-name="ce34" table:formula="of:=[.$M87]*[.$L87]" office:value-type="float" office:value="15.6275623824341" calcext:value-type="float">
            <text:p>15.628</text:p>
          </table:table-cell>
          <table:table-cell table:style-name="ce37" table:formula="of:=8*[.$N87]" office:value-type="float" office:value="0.910072977101566" calcext:value-type="float">
            <text:p>0.910</text:p>
          </table:table-cell>
          <table:table-cell table:style-name="ce18" table:formula="of:=ROUNDUP([.$L87]/[.$N87];0)" office:value-type="float" office:value="619" calcext:value-type="float">
            <text:p>619</text:p>
          </table:table-cell>
          <table:table-cell table:style-name="ce34" table:formula="of:=[.$R87]/[.$O87]" office:value-type="float" office:value="70.4168966032337" calcext:value-type="float">
            <text:p>70.417</text:p>
          </table:table-cell>
          <table:table-cell table:style-name="ce37" table:formula="of:=[.$L87]/300" office:value-type="float" office:value="0.234413435736511" calcext:value-type="float">
            <text:p>0.234</text:p>
          </table:table-cell>
          <table:table-cell table:style-name="ce2" table:formula="of:=[.L87]/([.F87]+[.G87])" office:value-type="float" office:value="3.90689059560852" calcext:value-type="float">
            <text:p>3.90689059560852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3" calcext:value-type="float">
            <text:p>53</text:p>
          </table:table-cell>
          <table:table-cell table:style-name="ce32" table:formula="of:=[.$F88]/[.$G88]" office:value-type="float" office:value="1.9811320754717" calcext:value-type="float">
            <text:p>1.981</text:p>
          </table:table-cell>
          <table:table-cell table:style-name="ce45" table:formula="of:=[.$D88]*(LOG10([.$D88])/LOG10(2))+[.$E88]*(LOG10([.$E88])/LOG10(2))" office:value-type="float" office:value="214.203900354389" calcext:value-type="float">
            <text:p>214.204</text:p>
          </table:table-cell>
          <table:table-cell table:style-name="ce49" table:formula="of:=[.$F88]+[.$G88]" office:value-type="float" office:value="158" calcext:value-type="float">
            <text:p>158</text:p>
          </table:table-cell>
          <table:table-cell table:style-name="ce52" table:formula="of:=ROUND(100*(MAX(ROUNDUP([.$I88];0);[.$J88])-MIN(ROUNDUP([.$I88];0);[.$J88]))/MAX(ROUNDUP([.$I88];0);[.$J88]);0)" office:value-type="float" office:value="27" calcext:value-type="float">
            <text:p>27</text:p>
          </table:table-cell>
          <table:table-cell table:style-name="ce25" table:formula="of:=([.$F88]+[.$G88])*LOG10([.$D88]+[.$E88])/LOG10(2)" office:value-type="float" office:value="877.625038565067" calcext:value-type="float">
            <text:p>877.625</text:p>
          </table:table-cell>
          <table:table-cell table:style-name="ce32" table:formula="of:=2*[.$E88]/([.$D88]*[.$G88])" office:value-type="float" office:value="0.0428816466552316" calcext:value-type="float">
            <text:p>0.043</text:p>
          </table:table-cell>
          <table:table-cell table:style-name="ce32" table:formula="of:=8/[.$L88]" office:value-type="float" office:value="0.00911551021046545" calcext:value-type="float">
            <text:p>0.009</text:p>
          </table:table-cell>
          <table:table-cell table:style-name="ce45" table:formula="of:=1/[.$N88]" office:value-type="float" office:value="109.703129820633" calcext:value-type="float">
            <text:p>109.703</text:p>
          </table:table-cell>
          <table:table-cell table:style-name="ce32" table:formula="of:=[.$M88]*[.$L88]" office:value-type="float" office:value="37.6340067995312" calcext:value-type="float">
            <text:p>37.634</text:p>
          </table:table-cell>
          <table:table-cell table:style-name="ce25" table:formula="of:=8*[.$N88]" office:value-type="float" office:value="0.0729240816837236" calcext:value-type="float">
            <text:p>0.073</text:p>
          </table:table-cell>
          <table:table-cell table:style-name="ce16" table:formula="of:=ROUNDUP([.$L88]/[.$N88];0)" office:value-type="float" office:value="96279" calcext:value-type="float">
            <text:p>96279</text:p>
          </table:table-cell>
          <table:table-cell table:style-name="ce32" table:formula="of:=[.$R88]/[.$O88]" office:value-type="float" office:value="877.632207553403" calcext:value-type="float">
            <text:p>877.632</text:p>
          </table:table-cell>
          <table:table-cell table:style-name="ce25" table:formula="of:=[.$L88]/300" office:value-type="float" office:value="2.92541679521689" calcext:value-type="float">
            <text:p>2.925</text:p>
          </table:table-cell>
          <table:table-cell table:style-name="ce2" table:formula="of:=[.L88]/([.F88]+[.G88])" office:value-type="float" office:value="5.55458885167764" calcext:value-type="float">
            <text:p>5.5545888516776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37" calcext:value-type="float">
            <text:p>37</text:p>
          </table:table-cell>
          <table:table-cell table:style-name="ce33" table:formula="of:=[.$F89]/[.$G89]" office:value-type="float" office:value="1.83783783783784" calcext:value-type="float">
            <text:p>1.838</text:p>
          </table:table-cell>
          <table:table-cell table:style-name="ce46" table:formula="of:=[.$D89]*(LOG10([.$D89])/LOG10(2))+[.$E89]*(LOG10([.$E89])/LOG10(2))" office:value-type="float" office:value="161.497211923709" calcext:value-type="float">
            <text:p>161.497</text:p>
          </table:table-cell>
          <table:table-cell table:style-name="ce50" table:formula="of:=[.$F89]+[.$G89]" office:value-type="float" office:value="105" calcext:value-type="float">
            <text:p>105</text:p>
          </table:table-cell>
          <table:table-cell table:style-name="ce53" table:formula="of:=ROUND(100*(MAX(ROUNDUP([.$I89];0);[.$J89])-MIN(ROUNDUP([.$I89];0);[.$J89]))/MAX(ROUNDUP([.$I89];0);[.$J89]);0)" office:value-type="float" office:value="35" calcext:value-type="float">
            <text:p>35</text:p>
          </table:table-cell>
          <table:table-cell table:style-name="ce26" table:formula="of:=([.$F89]+[.$G89])*LOG10([.$D89]+[.$E89])/LOG10(2)" office:value-type="float" office:value="551.032388911576" calcext:value-type="float">
            <text:p>551.032</text:p>
          </table:table-cell>
          <table:table-cell table:style-name="ce33" table:formula="of:=2*[.$E89]/([.$D89]*[.$G89])" office:value-type="float" office:value="0.0600600600600601" calcext:value-type="float">
            <text:p>0.060</text:p>
          </table:table-cell>
          <table:table-cell table:style-name="ce33" table:formula="of:=8/[.$L89]" office:value-type="float" office:value="0.0145182028515637" calcext:value-type="float">
            <text:p>0.015</text:p>
          </table:table-cell>
          <table:table-cell table:style-name="ce46" table:formula="of:=1/[.$N89]" office:value-type="float" office:value="68.8790486139471" calcext:value-type="float">
            <text:p>68.879</text:p>
          </table:table-cell>
          <table:table-cell table:style-name="ce33" table:formula="of:=[.$M89]*[.$L89]" office:value-type="float" office:value="33.0950383730677" calcext:value-type="float">
            <text:p>33.095</text:p>
          </table:table-cell>
          <table:table-cell table:style-name="ce26" table:formula="of:=8*[.$N89]" office:value-type="float" office:value="0.11614562281251" calcext:value-type="float">
            <text:p>0.116</text:p>
          </table:table-cell>
          <table:table-cell table:style-name="ce17" table:formula="of:=ROUNDUP([.$L89]/[.$N89];0)" office:value-type="float" office:value="37955" calcext:value-type="float">
            <text:p>37955</text:p>
          </table:table-cell>
          <table:table-cell table:style-name="ce33" table:formula="of:=[.$R89]/[.$O89]" office:value-type="float" office:value="551.0383892311" calcext:value-type="float">
            <text:p>551.038</text:p>
          </table:table-cell>
          <table:table-cell table:style-name="ce26" table:formula="of:=[.$L89]/300" office:value-type="float" office:value="1.83677462970525" calcext:value-type="float">
            <text:p>1.837</text:p>
          </table:table-cell>
          <table:table-cell table:style-name="ce2" table:formula="of:=[.L89]/([.F89]+[.G89])" office:value-type="float" office:value="5.24792751344358" calcext:value-type="float">
            <text:p>5.24792751344358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34" table:formula="of:=[.$F90]/[.$G90]" office:value-type="float" office:value="1.14285714285714" calcext:value-type="float">
            <text:p>1.143</text:p>
          </table:table-cell>
          <table:table-cell table:style-name="ce47" table:formula="of:=[.$D90]*(LOG10([.$D90])/LOG10(2))+[.$E90]*(LOG10([.$E90])/LOG10(2))" office:value-type="float" office:value="43.6514844544032" calcext:value-type="float">
            <text:p>43.651</text:p>
          </table:table-cell>
          <table:table-cell table:style-name="ce51" table:formula="of:=[.$F90]+[.$G90]" office:value-type="float" office:value="15" calcext:value-type="float">
            <text:p>15</text:p>
          </table:table-cell>
          <table:table-cell table:style-name="ce56" table:formula="of:=ROUND(100*(MAX(ROUNDUP([.$I90];0);[.$J90])-MIN(ROUNDUP([.$I90];0);[.$J90]))/MAX(ROUNDUP([.$I90];0);[.$J90]);0)" office:value-type="float" office:value="66" calcext:value-type="float">
            <text:p>66</text:p>
          </table:table-cell>
          <table:table-cell table:style-name="ce37" table:formula="of:=([.$F90]+[.$G90])*LOG10([.$D90]+[.$E90])/LOG10(2)" office:value-type="float" office:value="58.6033589341278" calcext:value-type="float">
            <text:p>58.603</text:p>
          </table:table-cell>
          <table:table-cell table:style-name="ce34" table:formula="of:=2*[.$E90]/([.$D90]*[.$G90])" office:value-type="float" office:value="0.25" calcext:value-type="float">
            <text:p>0.250</text:p>
          </table:table-cell>
          <table:table-cell table:style-name="ce34" table:formula="of:=8/[.$L90]" office:value-type="float" office:value="0.136510946565235" calcext:value-type="float">
            <text:p>0.137</text:p>
          </table:table-cell>
          <table:table-cell table:style-name="ce47" table:formula="of:=1/[.$N90]" office:value-type="float" office:value="7.32541986676597" calcext:value-type="float">
            <text:p>7.325</text:p>
          </table:table-cell>
          <table:table-cell table:style-name="ce34" table:formula="of:=[.$M90]*[.$L90]" office:value-type="float" office:value="14.6508397335319" calcext:value-type="float">
            <text:p>14.651</text:p>
          </table:table-cell>
          <table:table-cell table:style-name="ce37" table:formula="of:=8*[.$N90]" office:value-type="float" office:value="1.09208757252188" calcext:value-type="float">
            <text:p>1.092</text:p>
          </table:table-cell>
          <table:table-cell table:style-name="ce18" table:formula="of:=ROUNDUP([.$L90]/[.$N90];0)" office:value-type="float" office:value="430" calcext:value-type="float">
            <text:p>430</text:p>
          </table:table-cell>
          <table:table-cell table:style-name="ce34" table:formula="of:=[.$R90]/[.$O90]" office:value-type="float" office:value="58.699707023051" calcext:value-type="float">
            <text:p>58.700</text:p>
          </table:table-cell>
          <table:table-cell table:style-name="ce37" table:formula="of:=[.$L90]/300" office:value-type="float" office:value="0.195344529780426" calcext:value-type="float">
            <text:p>0.195</text:p>
          </table:table-cell>
          <table:table-cell table:style-name="ce2" table:formula="of:=[.L90]/([.F90]+[.G90])" office:value-type="float" office:value="3.90689059560852" calcext:value-type="float">
            <text:p>3.90689059560852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85" calcext:value-type="float">
            <text:p>85</text:p>
          </table:table-cell>
          <table:table-cell table:style-name="ce32" table:formula="of:=[.$F91]/[.$G91]" office:value-type="float" office:value="1.87058823529412" calcext:value-type="float">
            <text:p>1.871</text:p>
          </table:table-cell>
          <table:table-cell table:style-name="ce45" table:formula="of:=[.$D91]*(LOG10([.$D91])/LOG10(2))+[.$E91]*(LOG10([.$E91])/LOG10(2))" office:value-type="float" office:value="290.159225041235" calcext:value-type="float">
            <text:p>290.159</text:p>
          </table:table-cell>
          <table:table-cell table:style-name="ce49" table:formula="of:=[.$F91]+[.$G91]" office:value-type="float" office:value="244" calcext:value-type="float">
            <text:p>244</text:p>
          </table:table-cell>
          <table:table-cell table:style-name="ce52" table:formula="of:=ROUND(100*(MAX(ROUNDUP([.$I91];0);[.$J91])-MIN(ROUNDUP([.$I91];0);[.$J91]))/MAX(ROUNDUP([.$I91];0);[.$J91]);0)" office:value-type="float" office:value="16" calcext:value-type="float">
            <text:p>16</text:p>
          </table:table-cell>
          <table:table-cell table:style-name="ce25" table:formula="of:=([.$F91]+[.$G91])*LOG10([.$D91]+[.$E91])/LOG10(2)" office:value-type="float" office:value="1435.36490404429" calcext:value-type="float">
            <text:p>1435.365</text:p>
          </table:table-cell>
          <table:table-cell table:style-name="ce32" table:formula="of:=2*[.$E91]/([.$D91]*[.$G91])" office:value-type="float" office:value="0.0368286445012788" calcext:value-type="float">
            <text:p>0.037</text:p>
          </table:table-cell>
          <table:table-cell table:style-name="ce32" table:formula="of:=8/[.$L91]" office:value-type="float" office:value="0.00557349561596439" calcext:value-type="float">
            <text:p>0.006</text:p>
          </table:table-cell>
          <table:table-cell table:style-name="ce45" table:formula="of:=1/[.$N91]" office:value-type="float" office:value="179.420613005536" calcext:value-type="float">
            <text:p>179.421</text:p>
          </table:table-cell>
          <table:table-cell table:style-name="ce32" table:formula="of:=[.$M91]*[.$L91]" office:value-type="float" office:value="52.8625437806592" calcext:value-type="float">
            <text:p>52.863</text:p>
          </table:table-cell>
          <table:table-cell table:style-name="ce25" table:formula="of:=8*[.$N91]" office:value-type="float" office:value="0.0445879649277152" calcext:value-type="float">
            <text:p>0.045</text:p>
          </table:table-cell>
          <table:table-cell table:style-name="ce16" table:formula="of:=ROUNDUP([.$L91]/[.$N91];0)" office:value-type="float" office:value="257535" calcext:value-type="float">
            <text:p>257535</text:p>
          </table:table-cell>
          <table:table-cell table:style-name="ce32" table:formula="of:=[.$R91]/[.$O91]" office:value-type="float" office:value="1435.37019345739" calcext:value-type="float">
            <text:p>1435.370</text:p>
          </table:table-cell>
          <table:table-cell table:style-name="ce25" table:formula="of:=[.$L91]/300" office:value-type="float" office:value="4.78454968014763" calcext:value-type="float">
            <text:p>4.785</text:p>
          </table:table-cell>
          <table:table-cell table:style-name="ce2" table:formula="of:=[.L91]/([.F91]+[.G91])" office:value-type="float" office:value="5.88264304936184" calcext:value-type="float">
            <text:p>5.8826430493618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34" table:formula="of:=[.$F92]/[.$G92]" office:value-type="float" office:value="1.5" calcext:value-type="float">
            <text:p>1.500</text:p>
          </table:table-cell>
          <table:table-cell table:style-name="ce47" table:formula="of:=[.$D92]*(LOG10([.$D92])/LOG10(2))+[.$E92]*(LOG10([.$E92])/LOG10(2))" office:value-type="float" office:value="52.5293250129808" calcext:value-type="float">
            <text:p>52.529</text:p>
          </table:table-cell>
          <table:table-cell table:style-name="ce51" table:formula="of:=[.$F92]+[.$G92]" office:value-type="float" office:value="20" calcext:value-type="float">
            <text:p>20</text:p>
          </table:table-cell>
          <table:table-cell table:style-name="ce56" table:formula="of:=ROUND(100*(MAX(ROUNDUP([.$I92];0);[.$J92])-MIN(ROUNDUP([.$I92];0);[.$J92]))/MAX(ROUNDUP([.$I92];0);[.$J92]);0)" office:value-type="float" office:value="62" calcext:value-type="float">
            <text:p>62</text:p>
          </table:table-cell>
          <table:table-cell table:style-name="ce37" table:formula="of:=([.$F92]+[.$G92])*LOG10([.$D92]+[.$E92])/LOG10(2)" office:value-type="float" office:value="81.7492568250068" calcext:value-type="float">
            <text:p>81.749</text:p>
          </table:table-cell>
          <table:table-cell table:style-name="ce34" table:formula="of:=2*[.$E92]/([.$D92]*[.$G92])" office:value-type="float" office:value="0.222222222222222" calcext:value-type="float">
            <text:p>0.222</text:p>
          </table:table-cell>
          <table:table-cell table:style-name="ce34" table:formula="of:=8/[.$L92]" office:value-type="float" office:value="0.0978602168472904" calcext:value-type="float">
            <text:p>0.098</text:p>
          </table:table-cell>
          <table:table-cell table:style-name="ce47" table:formula="of:=1/[.$N92]" office:value-type="float" office:value="10.2186571031258" calcext:value-type="float">
            <text:p>10.219</text:p>
          </table:table-cell>
          <table:table-cell table:style-name="ce34" table:formula="of:=[.$M92]*[.$L92]" office:value-type="float" office:value="18.1665015166682" calcext:value-type="float">
            <text:p>18.167</text:p>
          </table:table-cell>
          <table:table-cell table:style-name="ce37" table:formula="of:=8*[.$N92]" office:value-type="float" office:value="0.782881734778323" calcext:value-type="float">
            <text:p>0.783</text:p>
          </table:table-cell>
          <table:table-cell table:style-name="ce18" table:formula="of:=ROUNDUP([.$L92]/[.$N92];0)" office:value-type="float" office:value="836" calcext:value-type="float">
            <text:p>836</text:p>
          </table:table-cell>
          <table:table-cell table:style-name="ce34" table:formula="of:=[.$R92]/[.$O92]" office:value-type="float" office:value="81.8111412843348" calcext:value-type="float">
            <text:p>81.811</text:p>
          </table:table-cell>
          <table:table-cell table:style-name="ce37" table:formula="of:=[.$L92]/300" office:value-type="float" office:value="0.272497522750023" calcext:value-type="float">
            <text:p>0.272</text:p>
          </table:table-cell>
          <table:table-cell table:style-name="ce2" table:formula="of:=[.L92]/([.F92]+[.G92])" office:value-type="float" office:value="4.08746284125034" calcext:value-type="float">
            <text:p>4.0874628412503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Prolog</text:p>
          </table:table-cell>
          <table:table-cell table:number-columns-repeated="2" table:style-name="ce9" office:value-type="float" office:value="23" calcext:value-type="float">
            <text:p>23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63" calcext:value-type="float">
            <text:p>63</text:p>
          </table:table-cell>
          <table:table-cell table:style-name="ce32" table:formula="of:=[.$F93]/[.$G93]" office:value-type="float" office:value="1.95238095238095" calcext:value-type="float">
            <text:p>1.952</text:p>
          </table:table-cell>
          <table:table-cell table:style-name="ce45" table:formula="of:=[.$D93]*(LOG10([.$D93])/LOG10(2))+[.$E93]*(LOG10([.$E93])/LOG10(2))" office:value-type="float" office:value="257.622010611304" calcext:value-type="float">
            <text:p>257.622</text:p>
          </table:table-cell>
          <table:table-cell table:style-name="ce49" table:formula="of:=[.$F93]+[.$G93]" office:value-type="float" office:value="186" calcext:value-type="float">
            <text:p>186</text:p>
          </table:table-cell>
          <table:table-cell table:style-name="ce52" table:formula="of:=ROUND(100*(MAX(ROUNDUP([.$I93];0);[.$J93])-MIN(ROUNDUP([.$I93];0);[.$J93]))/MAX(ROUNDUP([.$I93];0);[.$J93]);0)" office:value-type="float" office:value="28" calcext:value-type="float">
            <text:p>28</text:p>
          </table:table-cell>
          <table:table-cell table:style-name="ce25" table:formula="of:=([.$F93]+[.$G93])*LOG10([.$D93]+[.$E93])/LOG10(2)" office:value-type="float" office:value="1070.40907540241" calcext:value-type="float">
            <text:p>1070.409</text:p>
          </table:table-cell>
          <table:table-cell table:style-name="ce32" table:formula="of:=2*[.$E93]/([.$D93]*[.$G93])" office:value-type="float" office:value="0.0427881297446515" calcext:value-type="float">
            <text:p>0.043</text:p>
          </table:table-cell>
          <table:table-cell table:style-name="ce32" table:formula="of:=8/[.$L93]" office:value-type="float" office:value="0.00747377818801892" calcext:value-type="float">
            <text:p>0.007</text:p>
          </table:table-cell>
          <table:table-cell table:style-name="ce45" table:formula="of:=1/[.$N93]" office:value-type="float" office:value="133.801134425301" calcext:value-type="float">
            <text:p>133.801</text:p>
          </table:table-cell>
          <table:table-cell table:style-name="ce32" table:formula="of:=[.$M93]*[.$L93]" office:value-type="float" office:value="45.8008023981706" calcext:value-type="float">
            <text:p>45.801</text:p>
          </table:table-cell>
          <table:table-cell table:style-name="ce25" table:formula="of:=8*[.$N93]" office:value-type="float" office:value="0.0597902255041514" calcext:value-type="float">
            <text:p>0.060</text:p>
          </table:table-cell>
          <table:table-cell table:style-name="ce16" table:formula="of:=ROUNDUP([.$L93]/[.$N93];0)" office:value-type="float" office:value="143222" calcext:value-type="float">
            <text:p>143222</text:p>
          </table:table-cell>
          <table:table-cell table:style-name="ce32" table:formula="of:=[.$R93]/[.$O93]" office:value-type="float" office:value="1070.40945964445" calcext:value-type="float">
            <text:p>1070.409</text:p>
          </table:table-cell>
          <table:table-cell table:style-name="ce25" table:formula="of:=[.$L93]/300" office:value-type="float" office:value="3.56803025134135" calcext:value-type="float">
            <text:p>3.568</text:p>
          </table:table-cell>
          <table:table-cell table:style-name="ce2" table:formula="of:=[.L93]/([.F93]+[.G93])" office:value-type="float" office:value="5.75488750216347" calcext:value-type="float">
            <text:p>5.75488750216347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48" calcext:value-type="float">
            <text:p>48</text:p>
          </table:table-cell>
          <table:table-cell table:style-name="ce33" table:formula="of:=[.$F94]/[.$G94]" office:value-type="float" office:value="1.79166666666667" calcext:value-type="float">
            <text:p>1.792</text:p>
          </table:table-cell>
          <table:table-cell table:style-name="ce46" table:formula="of:=[.$D94]*(LOG10([.$D94])/LOG10(2))+[.$E94]*(LOG10([.$E94])/LOG10(2))" office:value-type="float" office:value="209.092585313842" calcext:value-type="float">
            <text:p>209.093</text:p>
          </table:table-cell>
          <table:table-cell table:style-name="ce50" table:formula="of:=[.$F94]+[.$G94]" office:value-type="float" office:value="134" calcext:value-type="float">
            <text:p>134</text:p>
          </table:table-cell>
          <table:table-cell table:style-name="ce53" table:formula="of:=ROUND(100*(MAX(ROUNDUP([.$I94];0);[.$J94])-MIN(ROUNDUP([.$I94];0);[.$J94]))/MAX(ROUNDUP([.$I94];0);[.$J94]);0)" office:value-type="float" office:value="36" calcext:value-type="float">
            <text:p>36</text:p>
          </table:table-cell>
          <table:table-cell table:style-name="ce26" table:formula="of:=([.$F94]+[.$G94])*LOG10([.$D94]+[.$E94])/LOG10(2)" office:value-type="float" office:value="740.15730211164" calcext:value-type="float">
            <text:p>740.157</text:p>
          </table:table-cell>
          <table:table-cell table:style-name="ce33" table:formula="of:=2*[.$E94]/([.$D94]*[.$G94])" office:value-type="float" office:value="0.0592105263157895" calcext:value-type="float">
            <text:p>0.059</text:p>
          </table:table-cell>
          <table:table-cell table:style-name="ce33" table:formula="of:=8/[.$L94]" office:value-type="float" office:value="0.0108085132405994" calcext:value-type="float">
            <text:p>0.011</text:p>
          </table:table-cell>
          <table:table-cell table:style-name="ce46" table:formula="of:=1/[.$N94]" office:value-type="float" office:value="92.519662763955" calcext:value-type="float">
            <text:p>92.520</text:p>
          </table:table-cell>
          <table:table-cell table:style-name="ce33" table:formula="of:=[.$M94]*[.$L94]" office:value-type="float" office:value="43.825103414505" calcext:value-type="float">
            <text:p>43.825</text:p>
          </table:table-cell>
          <table:table-cell table:style-name="ce26" table:formula="of:=8*[.$N94]" office:value-type="float" office:value="0.0864681059247953" calcext:value-type="float">
            <text:p>0.086</text:p>
          </table:table-cell>
          <table:table-cell table:style-name="ce17" table:formula="of:=ROUNDUP([.$L94]/[.$N94];0)" office:value-type="float" office:value="68480" calcext:value-type="float">
            <text:p>68480</text:p>
          </table:table-cell>
          <table:table-cell table:style-name="ce33" table:formula="of:=[.$R94]/[.$O94]" office:value-type="float" office:value="740.166986716248" calcext:value-type="float">
            <text:p>740.167</text:p>
          </table:table-cell>
          <table:table-cell table:style-name="ce26" table:formula="of:=[.$L94]/300" office:value-type="float" office:value="2.4671910070388" calcext:value-type="float">
            <text:p>2.467</text:p>
          </table:table-cell>
          <table:table-cell table:style-name="ce2" table:formula="of:=[.L94]/([.F94]+[.G94])" office:value-type="float" office:value="5.52356195605701" calcext:value-type="float">
            <text:p>5.5235619560570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34" table:formula="of:=[.$F95]/[.$G95]" office:value-type="float" office:value="1.16666666666667" calcext:value-type="float">
            <text:p>1.167</text:p>
          </table:table-cell>
          <table:table-cell table:style-name="ce47" table:formula="of:=[.$D95]*(LOG10([.$D95])/LOG10(2))+[.$E95]*(LOG10([.$E95])/LOG10(2))" office:value-type="float" office:value="66.5830728179911" calcext:value-type="float">
            <text:p>66.583</text:p>
          </table:table-cell>
          <table:table-cell table:style-name="ce51" table:formula="of:=[.$F95]+[.$G95]" office:value-type="float" office:value="26" calcext:value-type="float">
            <text:p>26</text:p>
          </table:table-cell>
          <table:table-cell table:style-name="ce55" table:formula="of:=ROUND(100*(MAX(ROUNDUP([.$I95];0);[.$J95])-MIN(ROUNDUP([.$I95];0);[.$J95]))/MAX(ROUNDUP([.$I95];0);[.$J95]);0)" office:value-type="float" office:value="61" calcext:value-type="float">
            <text:p>61</text:p>
          </table:table-cell>
          <table:table-cell table:style-name="ce37" table:formula="of:=([.$F95]+[.$G95])*LOG10([.$D95]+[.$E95])/LOG10(2)" office:value-type="float" office:value="112.370130467071" calcext:value-type="float">
            <text:p>112.370</text:p>
          </table:table-cell>
          <table:table-cell table:style-name="ce34" table:formula="of:=2*[.$E95]/([.$D95]*[.$G95])" office:value-type="float" office:value="0.203703703703704" calcext:value-type="float">
            <text:p>0.204</text:p>
          </table:table-cell>
          <table:table-cell table:style-name="ce34" table:formula="of:=8/[.$L95]" office:value-type="float" office:value="0.071193296356849" calcext:value-type="float">
            <text:p>0.071</text:p>
          </table:table-cell>
          <table:table-cell table:style-name="ce47" table:formula="of:=1/[.$N95]" office:value-type="float" office:value="14.0462663083839" calcext:value-type="float">
            <text:p>14.046</text:p>
          </table:table-cell>
          <table:table-cell table:style-name="ce34" table:formula="of:=[.$M95]*[.$L95]" office:value-type="float" office:value="22.8902117618108" calcext:value-type="float">
            <text:p>22.890</text:p>
          </table:table-cell>
          <table:table-cell table:style-name="ce37" table:formula="of:=8*[.$N95]" office:value-type="float" office:value="0.569546370854792" calcext:value-type="float">
            <text:p>0.570</text:p>
          </table:table-cell>
          <table:table-cell table:style-name="ce18" table:formula="of:=ROUNDUP([.$L95]/[.$N95];0)" office:value-type="float" office:value="1579" calcext:value-type="float">
            <text:p>1579</text:p>
          </table:table-cell>
          <table:table-cell table:style-name="ce34" table:formula="of:=[.$R95]/[.$O95]" office:value-type="float" office:value="112.414214947465" calcext:value-type="float">
            <text:p>112.414</text:p>
          </table:table-cell>
          <table:table-cell table:style-name="ce37" table:formula="of:=[.$L95]/300" office:value-type="float" office:value="0.374567101556905" calcext:value-type="float">
            <text:p>0.375</text:p>
          </table:table-cell>
          <table:table-cell table:style-name="ce2" table:formula="of:=[.L95]/([.F95]+[.G95])" office:value-type="float" office:value="4.32192809488736" calcext:value-type="float">
            <text:p>4.3219280948873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68" calcext:value-type="float">
            <text:p>68</text:p>
          </table:table-cell>
          <table:table-cell table:style-name="ce32" table:formula="of:=[.$F96]/[.$G96]" office:value-type="float" office:value="1.85294117647059" calcext:value-type="float">
            <text:p>1.853</text:p>
          </table:table-cell>
          <table:table-cell table:style-name="ce45" table:formula="of:=[.$D96]*(LOG10([.$D96])/LOG10(2))+[.$E96]*(LOG10([.$E96])/LOG10(2))" office:value-type="float" office:value="251.687581232014" calcext:value-type="float">
            <text:p>251.688</text:p>
          </table:table-cell>
          <table:table-cell table:style-name="ce49" table:formula="of:=[.$F96]+[.$G96]" office:value-type="float" office:value="194" calcext:value-type="float">
            <text:p>194</text:p>
          </table:table-cell>
          <table:table-cell table:style-name="ce52" table:formula="of:=ROUND(100*(MAX(ROUNDUP([.$I96];0);[.$J96])-MIN(ROUNDUP([.$I96];0);[.$J96]))/MAX(ROUNDUP([.$I96];0);[.$J96]);0)" office:value-type="float" office:value="23" calcext:value-type="float">
            <text:p>23</text:p>
          </table:table-cell>
          <table:table-cell table:style-name="ce25" table:formula="of:=([.$F96]+[.$G96])*LOG10([.$D96]+[.$E96])/LOG10(2)" office:value-type="float" office:value="1111.21656818526" calcext:value-type="float">
            <text:p>1111.217</text:p>
          </table:table-cell>
          <table:table-cell table:style-name="ce32" table:formula="of:=2*[.$E96]/([.$D96]*[.$G96])" office:value-type="float" office:value="0.0414438502673797" calcext:value-type="float">
            <text:p>0.041</text:p>
          </table:table-cell>
          <table:table-cell table:style-name="ce32" table:formula="of:=8/[.$L96]" office:value-type="float" office:value="0.00719931670301216" calcext:value-type="float">
            <text:p>0.007</text:p>
          </table:table-cell>
          <table:table-cell table:style-name="ce45" table:formula="of:=1/[.$N96]" office:value-type="float" office:value="138.902071023158" calcext:value-type="float">
            <text:p>138.902</text:p>
          </table:table-cell>
          <table:table-cell table:style-name="ce32" table:formula="of:=[.$M96]*[.$L96]" office:value-type="float" office:value="46.0530930665014" calcext:value-type="float">
            <text:p>46.053</text:p>
          </table:table-cell>
          <table:table-cell table:style-name="ce25" table:formula="of:=8*[.$N96]" office:value-type="float" office:value="0.0575945336240973" calcext:value-type="float">
            <text:p>0.058</text:p>
          </table:table-cell>
          <table:table-cell table:style-name="ce16" table:formula="of:=ROUNDUP([.$L96]/[.$N96];0)" office:value-type="float" office:value="154351" calcext:value-type="float">
            <text:p>154351</text:p>
          </table:table-cell>
          <table:table-cell table:style-name="ce32" table:formula="of:=[.$R96]/[.$O96]" office:value-type="float" office:value="1111.22173242663" calcext:value-type="float">
            <text:p>1111.222</text:p>
          </table:table-cell>
          <table:table-cell table:style-name="ce25" table:formula="of:=[.$L96]/300" office:value-type="float" office:value="3.7040552272842" calcext:value-type="float">
            <text:p>3.704</text:p>
          </table:table-cell>
          <table:table-cell table:style-name="ce2" table:formula="of:=[.L96]/([.F96]+[.G96])" office:value-type="float" office:value="5.7279204545632" calcext:value-type="float">
            <text:p>5.7279204545632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40" calcext:value-type="float">
            <text:p>40</text:p>
          </table:table-cell>
          <table:table-cell table:style-name="ce33" table:formula="of:=[.$F97]/[.$G97]" office:value-type="float" office:value="2.225" calcext:value-type="float">
            <text:p>2.225</text:p>
          </table:table-cell>
          <table:table-cell table:style-name="ce46" table:formula="of:=[.$D97]*(LOG10([.$D97])/LOG10(2))+[.$E97]*(LOG10([.$E97])/LOG10(2))" office:value-type="float" office:value="161.421245510856" calcext:value-type="float">
            <text:p>161.421</text:p>
          </table:table-cell>
          <table:table-cell table:style-name="ce50" table:formula="of:=[.$F97]+[.$G97]" office:value-type="float" office:value="129" calcext:value-type="float">
            <text:p>129</text:p>
          </table:table-cell>
          <table:table-cell table:style-name="ce53" table:formula="of:=ROUND(100*(MAX(ROUNDUP([.$I97];0);[.$J97])-MIN(ROUNDUP([.$I97];0);[.$J97]))/MAX(ROUNDUP([.$I97];0);[.$J97]);0)" office:value-type="float" office:value="20" calcext:value-type="float">
            <text:p>20</text:p>
          </table:table-cell>
          <table:table-cell table:style-name="ce26" table:formula="of:=([.$F97]+[.$G97])*LOG10([.$D97]+[.$E97])/LOG10(2)" office:value-type="float" office:value="676.982649234223" calcext:value-type="float">
            <text:p>676.983</text:p>
          </table:table-cell>
          <table:table-cell table:style-name="ce33" table:formula="of:=2*[.$E97]/([.$D97]*[.$G97])" office:value-type="float" office:value="0.05" calcext:value-type="float">
            <text:p>0.050</text:p>
          </table:table-cell>
          <table:table-cell table:style-name="ce33" table:formula="of:=8/[.$L97]" office:value-type="float" office:value="0.0118171418559239" calcext:value-type="float">
            <text:p>0.012</text:p>
          </table:table-cell>
          <table:table-cell table:style-name="ce46" table:formula="of:=1/[.$N97]" office:value-type="float" office:value="84.6228311542778" calcext:value-type="float">
            <text:p>84.623</text:p>
          </table:table-cell>
          <table:table-cell table:style-name="ce33" table:formula="of:=[.$M97]*[.$L97]" office:value-type="float" office:value="33.8491324617111" calcext:value-type="float">
            <text:p>33.849</text:p>
          </table:table-cell>
          <table:table-cell table:style-name="ce26" table:formula="of:=8*[.$N97]" office:value-type="float" office:value="0.0945371348473914" calcext:value-type="float">
            <text:p>0.095</text:p>
          </table:table-cell>
          <table:table-cell table:style-name="ce17" table:formula="of:=ROUNDUP([.$L97]/[.$N97];0)" office:value-type="float" office:value="57289" calcext:value-type="float">
            <text:p>57289</text:p>
          </table:table-cell>
          <table:table-cell table:style-name="ce33" table:formula="of:=[.$R97]/[.$O97]" office:value-type="float" office:value="676.992239784026" calcext:value-type="float">
            <text:p>676.992</text:p>
          </table:table-cell>
          <table:table-cell table:style-name="ce26" table:formula="of:=[.$L97]/300" office:value-type="float" office:value="2.25660883078074" calcext:value-type="float">
            <text:p>2.257</text:p>
          </table:table-cell>
          <table:table-cell table:style-name="ce2" table:formula="of:=[.L97]/([.F97]+[.G97])" office:value-type="float" office:value="5.24792751344359" calcext:value-type="float">
            <text:p>5.24792751344359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34" table:formula="of:=[.$F98]/[.$G98]" office:value-type="float" office:value="1.33333333333333" calcext:value-type="float">
            <text:p>1.333</text:p>
          </table:table-cell>
          <table:table-cell table:style-name="ce47" table:formula="of:=[.$D98]*(LOG10([.$D98])/LOG10(2))+[.$E98]*(LOG10([.$E98])/LOG10(2))" office:value-type="float" office:value="76.2388309575275" calcext:value-type="float">
            <text:p>76.239</text:p>
          </table:table-cell>
          <table:table-cell table:style-name="ce51" table:formula="of:=[.$F98]+[.$G98]" office:value-type="float" office:value="28" calcext:value-type="float">
            <text:p>28</text:p>
          </table:table-cell>
          <table:table-cell table:style-name="ce56" table:formula="of:=ROUND(100*(MAX(ROUNDUP([.$I98];0);[.$J98])-MIN(ROUNDUP([.$I98];0);[.$J98]))/MAX(ROUNDUP([.$I98];0);[.$J98]);0)" office:value-type="float" office:value="64" calcext:value-type="float">
            <text:p>64</text:p>
          </table:table-cell>
          <table:table-cell table:style-name="ce37" table:formula="of:=([.$F98]+[.$G98])*LOG10([.$D98]+[.$E98])/LOG10(2)" office:value-type="float" office:value="124.864085321844" calcext:value-type="float">
            <text:p>124.864</text:p>
          </table:table-cell>
          <table:table-cell table:style-name="ce34" table:formula="of:=2*[.$E98]/([.$D98]*[.$G98])" office:value-type="float" office:value="0.138888888888889" calcext:value-type="float">
            <text:p>0.139</text:p>
          </table:table-cell>
          <table:table-cell table:style-name="ce34" table:formula="of:=8/[.$L98]" office:value-type="float" office:value="0.0640696640621644" calcext:value-type="float">
            <text:p>0.064</text:p>
          </table:table-cell>
          <table:table-cell table:style-name="ce47" table:formula="of:=1/[.$N98]" office:value-type="float" office:value="15.6080106652305" calcext:value-type="float">
            <text:p>15.608</text:p>
          </table:table-cell>
          <table:table-cell table:style-name="ce34" table:formula="of:=[.$M98]*[.$L98]" office:value-type="float" office:value="17.3422340724784" calcext:value-type="float">
            <text:p>17.342</text:p>
          </table:table-cell>
          <table:table-cell table:style-name="ce37" table:formula="of:=8*[.$N98]" office:value-type="float" office:value="0.512557312497315" calcext:value-type="float">
            <text:p>0.513</text:p>
          </table:table-cell>
          <table:table-cell table:style-name="ce18" table:formula="of:=ROUNDUP([.$L98]/[.$N98];0)" office:value-type="float" office:value="1949" calcext:value-type="float">
            <text:p>1949</text:p>
          </table:table-cell>
          <table:table-cell table:style-name="ce34" table:formula="of:=[.$R98]/[.$O98]" office:value-type="float" office:value="124.871775257158" calcext:value-type="float">
            <text:p>124.872</text:p>
          </table:table-cell>
          <table:table-cell table:style-name="ce37" table:formula="of:=[.$L98]/300" office:value-type="float" office:value="0.416213617739481" calcext:value-type="float">
            <text:p>0.416</text:p>
          </table:table-cell>
          <table:table-cell table:style-name="ce2" table:formula="of:=[.L98]/([.F98]+[.G98])" office:value-type="float" office:value="4.4594316186373" calcext:value-type="float">
            <text:p>4.4594316186373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45" calcext:value-type="float">
            <text:p>45</text:p>
          </table:table-cell>
          <table:table-cell table:style-name="ce32" table:formula="of:=[.$F99]/[.$G99]" office:value-type="float" office:value="1.73333333333333" calcext:value-type="float">
            <text:p>1.733</text:p>
          </table:table-cell>
          <table:table-cell table:style-name="ce45" table:formula="of:=[.$D99]*(LOG10([.$D99])/LOG10(2))+[.$E99]*(LOG10([.$E99])/LOG10(2))" office:value-type="float" office:value="196.477661915055" calcext:value-type="float">
            <text:p>196.478</text:p>
          </table:table-cell>
          <table:table-cell table:style-name="ce49" table:formula="of:=[.$F99]+[.$G99]" office:value-type="float" office:value="123" calcext:value-type="float">
            <text:p>123</text:p>
          </table:table-cell>
          <table:table-cell table:style-name="ce52" table:formula="of:=ROUND(100*(MAX(ROUNDUP([.$I99];0);[.$J99])-MIN(ROUNDUP([.$I99];0);[.$J99]))/MAX(ROUNDUP([.$I99];0);[.$J99]);0)" office:value-type="float" office:value="38" calcext:value-type="float">
            <text:p>38</text:p>
          </table:table-cell>
          <table:table-cell table:style-name="ce25" table:formula="of:=([.$F99]+[.$G99])*LOG10([.$D99]+[.$E99])/LOG10(2)" office:value-type="float" office:value="671.510089092388" calcext:value-type="float">
            <text:p>671.510</text:p>
          </table:table-cell>
          <table:table-cell table:style-name="ce32" table:formula="of:=2*[.$E99]/([.$D99]*[.$G99])" office:value-type="float" office:value="0.0533333333333333" calcext:value-type="float">
            <text:p>0.053</text:p>
          </table:table-cell>
          <table:table-cell table:style-name="ce32" table:formula="of:=8/[.$L99]" office:value-type="float" office:value="0.0119134472138949" calcext:value-type="float">
            <text:p>0.012</text:p>
          </table:table-cell>
          <table:table-cell table:style-name="ce45" table:formula="of:=1/[.$N99]" office:value-type="float" office:value="83.9387611365484" calcext:value-type="float">
            <text:p>83.939</text:p>
          </table:table-cell>
          <table:table-cell table:style-name="ce32" table:formula="of:=[.$M99]*[.$L99]" office:value-type="float" office:value="35.8138714182607" calcext:value-type="float">
            <text:p>35.814</text:p>
          </table:table-cell>
          <table:table-cell table:style-name="ce25" table:formula="of:=8*[.$N99]" office:value-type="float" office:value="0.0953075777111589" calcext:value-type="float">
            <text:p>0.095</text:p>
          </table:table-cell>
          <table:table-cell table:style-name="ce16" table:formula="of:=ROUNDUP([.$L99]/[.$N99];0)" office:value-type="float" office:value="56366" calcext:value-type="float">
            <text:p>56366</text:p>
          </table:table-cell>
          <table:table-cell table:style-name="ce32" table:formula="of:=[.$R99]/[.$O99]" office:value-type="float" office:value="671.513365658398" calcext:value-type="float">
            <text:p>671.513</text:p>
          </table:table-cell>
          <table:table-cell table:style-name="ce25" table:formula="of:=[.$L99]/300" office:value-type="float" office:value="2.23836696364129" calcext:value-type="float">
            <text:p>2.238</text:p>
          </table:table-cell>
          <table:table-cell table:style-name="ce2" table:formula="of:=[.L99]/([.F99]+[.G99])" office:value-type="float" office:value="5.4594316186373" calcext:value-type="float">
            <text:p>5.4594316186373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34" table:formula="of:=[.$F100]/[.$G100]" office:value-type="float" office:value="1.28571428571429" calcext:value-type="float">
            <text:p>1.286</text:p>
          </table:table-cell>
          <table:table-cell table:style-name="ce47" table:formula="of:=[.$D100]*(LOG10([.$D100])/LOG10(2))+[.$E100]*(LOG10([.$E100])/LOG10(2))" office:value-type="float" office:value="91.3567167138167" calcext:value-type="float">
            <text:p>91.357</text:p>
          </table:table-cell>
          <table:table-cell table:style-name="ce51" table:formula="of:=[.$F100]+[.$G100]" office:value-type="float" office:value="32" calcext:value-type="float">
            <text:p>32</text:p>
          </table:table-cell>
          <table:table-cell table:style-name="ce56" table:formula="of:=ROUND(100*(MAX(ROUNDUP([.$I100];0);[.$J100])-MIN(ROUNDUP([.$I100];0);[.$J100]))/MAX(ROUNDUP([.$I100];0);[.$J100]);0)" office:value-type="float" office:value="65" calcext:value-type="float">
            <text:p>65</text:p>
          </table:table-cell>
          <table:table-cell table:style-name="ce37" table:formula="of:=([.$F100]+[.$G100])*LOG10([.$D100]+[.$E100])/LOG10(2)" office:value-type="float" office:value="148.603398072791" calcext:value-type="float">
            <text:p>148.603</text:p>
          </table:table-cell>
          <table:table-cell table:style-name="ce34" table:formula="of:=2*[.$E100]/([.$D100]*[.$G100])" office:value-type="float" office:value="0.112244897959184" calcext:value-type="float">
            <text:p>0.112</text:p>
          </table:table-cell>
          <table:table-cell table:style-name="ce34" table:formula="of:=8/[.$L100]" office:value-type="float" office:value="0.0538345697591741" calcext:value-type="float">
            <text:p>0.054</text:p>
          </table:table-cell>
          <table:table-cell table:style-name="ce47" table:formula="of:=1/[.$N100]" office:value-type="float" office:value="18.5754247590989" calcext:value-type="float">
            <text:p>18.575</text:p>
          </table:table-cell>
          <table:table-cell table:style-name="ce34" table:formula="of:=[.$M100]*[.$L100]" office:value-type="float" office:value="16.6799732530684" calcext:value-type="float">
            <text:p>16.680</text:p>
          </table:table-cell>
          <table:table-cell table:style-name="ce37" table:formula="of:=8*[.$N100]" office:value-type="float" office:value="0.430676558073393" calcext:value-type="float">
            <text:p>0.431</text:p>
          </table:table-cell>
          <table:table-cell table:style-name="ce18" table:formula="of:=ROUNDUP([.$L100]/[.$N100];0)" office:value-type="float" office:value="2761" calcext:value-type="float">
            <text:p>2761</text:p>
          </table:table-cell>
          <table:table-cell table:style-name="ce34" table:formula="of:=[.$R100]/[.$O100]" office:value-type="float" office:value="148.63724710508" calcext:value-type="float">
            <text:p>148.637</text:p>
          </table:table-cell>
          <table:table-cell table:style-name="ce37" table:formula="of:=[.$L100]/300" office:value-type="float" office:value="0.495344660242637" calcext:value-type="float">
            <text:p>0.495</text:p>
          </table:table-cell>
          <table:table-cell table:style-name="ce2" table:formula="of:=[.L100]/([.F100]+[.G100])" office:value-type="float" office:value="4.64385618977473" calcext:value-type="float">
            <text:p>4.64385618977473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30" calcext:value-type="float">
            <text:p>30</text:p>
          </table:table-cell>
          <table:table-cell table:style-name="ce32" table:formula="of:=[.$F101]/[.$G101]" office:value-type="float" office:value="1.73333333333333" calcext:value-type="float">
            <text:p>1.733</text:p>
          </table:table-cell>
          <table:table-cell table:style-name="ce45" table:formula="of:=[.$D101]*(LOG10([.$D101])/LOG10(2))+[.$E101]*(LOG10([.$E101])/LOG10(2))" office:value-type="float" office:value="122.789837210062" calcext:value-type="float">
            <text:p>122.790</text:p>
          </table:table-cell>
          <table:table-cell table:style-name="ce49" table:formula="of:=[.$F101]+[.$G101]" office:value-type="float" office:value="82" calcext:value-type="float">
            <text:p>82</text:p>
          </table:table-cell>
          <table:table-cell table:style-name="ce52" table:formula="of:=ROUND(100*(MAX(ROUNDUP([.$I101];0);[.$J101])-MIN(ROUNDUP([.$I101];0);[.$J101]))/MAX(ROUNDUP([.$I101];0);[.$J101]);0)" office:value-type="float" office:value="33" calcext:value-type="float">
            <text:p>33</text:p>
          </table:table-cell>
          <table:table-cell table:style-name="ce25" table:formula="of:=([.$F101]+[.$G101])*LOG10([.$D101]+[.$E101])/LOG10(2)" office:value-type="float" office:value="406.244097451724" calcext:value-type="float">
            <text:p>406.244</text:p>
          </table:table-cell>
          <table:table-cell table:style-name="ce32" table:formula="of:=2*[.$E101]/([.$D101]*[.$G101])" office:value-type="float" office:value="0.080952380952381" calcext:value-type="float">
            <text:p>0.081</text:p>
          </table:table-cell>
          <table:table-cell table:style-name="ce32" table:formula="of:=8/[.$L101]" office:value-type="float" office:value="0.0196925938128878" calcext:value-type="float">
            <text:p>0.020</text:p>
          </table:table-cell>
          <table:table-cell table:style-name="ce45" table:formula="of:=1/[.$N101]" office:value-type="float" office:value="50.7805121814655" calcext:value-type="float">
            <text:p>50.781</text:p>
          </table:table-cell>
          <table:table-cell table:style-name="ce32" table:formula="of:=[.$M101]*[.$L101]" office:value-type="float" office:value="32.8864269365681" calcext:value-type="float">
            <text:p>32.886</text:p>
          </table:table-cell>
          <table:table-cell table:style-name="ce25" table:formula="of:=8*[.$N101]" office:value-type="float" office:value="0.157540750503102" calcext:value-type="float">
            <text:p>0.158</text:p>
          </table:table-cell>
          <table:table-cell table:style-name="ce16" table:formula="of:=ROUNDUP([.$L101]/[.$N101];0)" office:value-type="float" office:value="20630" calcext:value-type="float">
            <text:p>20630</text:p>
          </table:table-cell>
          <table:table-cell table:style-name="ce32" table:formula="of:=[.$R101]/[.$O101]" office:value-type="float" office:value="406.258210359875" calcext:value-type="float">
            <text:p>406.258</text:p>
          </table:table-cell>
          <table:table-cell table:style-name="ce25" table:formula="of:=[.$L101]/300" office:value-type="float" office:value="1.35414699150575" calcext:value-type="float">
            <text:p>1.354</text:p>
          </table:table-cell>
          <table:table-cell table:style-name="ce2" table:formula="of:=[.L101]/([.F101]+[.G101])" office:value-type="float" office:value="4.95419631038688" calcext:value-type="float">
            <text:p>4.95419631038688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2" calcext:value-type="float">
            <text:p>22</text:p>
          </table:table-cell>
          <table:table-cell table:style-name="ce33" table:formula="of:=[.$F102]/[.$G102]" office:value-type="float" office:value="1.5" calcext:value-type="float">
            <text:p>1.500</text:p>
          </table:table-cell>
          <table:table-cell table:style-name="ce46" table:formula="of:=[.$D102]*(LOG10([.$D102])/LOG10(2))+[.$E102]*(LOG10([.$E102])/LOG10(2))" office:value-type="float" office:value="81.3249972847078" calcext:value-type="float">
            <text:p>81.325</text:p>
          </table:table-cell>
          <table:table-cell table:style-name="ce50" table:formula="of:=[.$F102]+[.$G102]" office:value-type="float" office:value="55" calcext:value-type="float">
            <text:p>55</text:p>
          </table:table-cell>
          <table:table-cell table:style-name="ce53" table:formula="of:=ROUND(100*(MAX(ROUNDUP([.$I102];0);[.$J102])-MIN(ROUNDUP([.$I102];0);[.$J102]))/MAX(ROUNDUP([.$I102];0);[.$J102]);0)" office:value-type="float" office:value="33" calcext:value-type="float">
            <text:p>33</text:p>
          </table:table-cell>
          <table:table-cell table:style-name="ce26" table:formula="of:=([.$F102]+[.$G102])*LOG10([.$D102]+[.$E102])/LOG10(2)" office:value-type="float" office:value="248.795907583136" calcext:value-type="float">
            <text:p>248.796</text:p>
          </table:table-cell>
          <table:table-cell table:style-name="ce33" table:formula="of:=2*[.$E102]/([.$D102]*[.$G102])" office:value-type="float" office:value="0.118181818181818" calcext:value-type="float">
            <text:p>0.118</text:p>
          </table:table-cell>
          <table:table-cell table:style-name="ce33" table:formula="of:=8/[.$L102]" office:value-type="float" office:value="0.0321548697392733" calcext:value-type="float">
            <text:p>0.032</text:p>
          </table:table-cell>
          <table:table-cell table:style-name="ce46" table:formula="of:=1/[.$N102]" office:value-type="float" office:value="31.099488447892" calcext:value-type="float">
            <text:p>31.099</text:p>
          </table:table-cell>
          <table:table-cell table:style-name="ce33" table:formula="of:=[.$M102]*[.$L102]" office:value-type="float" office:value="29.4031527143706" calcext:value-type="float">
            <text:p>29.403</text:p>
          </table:table-cell>
          <table:table-cell table:style-name="ce26" table:formula="of:=8*[.$N102]" office:value-type="float" office:value="0.257238957914186" calcext:value-type="float">
            <text:p>0.257</text:p>
          </table:table-cell>
          <table:table-cell table:style-name="ce17" table:formula="of:=ROUNDUP([.$L102]/[.$N102];0)" office:value-type="float" office:value="7738" calcext:value-type="float">
            <text:p>7738</text:p>
          </table:table-cell>
          <table:table-cell table:style-name="ce33" table:formula="of:=[.$R102]/[.$O102]" office:value-type="float" office:value="248.814382042497" calcext:value-type="float">
            <text:p>248.814</text:p>
          </table:table-cell>
          <table:table-cell table:style-name="ce26" table:formula="of:=[.$L102]/300" office:value-type="float" office:value="0.829319691943786" calcext:value-type="float">
            <text:p>0.829</text:p>
          </table:table-cell>
          <table:table-cell table:style-name="ce2" table:formula="of:=[.L102]/([.F102]+[.G102])" office:value-type="float" office:value="4.52356195605701" calcext:value-type="float">
            <text:p>4.5235619560570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34" table:formula="of:=[.$F103]/[.$G103]" office:value-type="float" office:value="0.9" calcext:value-type="float">
            <text:p>0.900</text:p>
          </table:table-cell>
          <table:table-cell table:style-name="ce47" table:formula="of:=[.$D103]*(LOG10([.$D103])/LOG10(2))+[.$E103]*(LOG10([.$E103])/LOG10(2))" office:value-type="float" office:value="36.5293250129808" calcext:value-type="float">
            <text:p>36.529</text:p>
          </table:table-cell>
          <table:table-cell table:style-name="ce51" table:formula="of:=[.$F103]+[.$G103]" office:value-type="float" office:value="19" calcext:value-type="float">
            <text:p>19</text:p>
          </table:table-cell>
          <table:table-cell table:style-name="ce55" table:formula="of:=ROUND(100*(MAX(ROUNDUP([.$I103];0);[.$J103])-MIN(ROUNDUP([.$I103];0);[.$J103]))/MAX(ROUNDUP([.$I103];0);[.$J103]);0)" office:value-type="float" office:value="49" calcext:value-type="float">
            <text:p>49</text:p>
          </table:table-cell>
          <table:table-cell table:style-name="ce37" table:formula="of:=([.$F103]+[.$G103])*LOG10([.$D103]+[.$E103])/LOG10(2)" office:value-type="float" office:value="70.3083546446807" calcext:value-type="float">
            <text:p>70.308</text:p>
          </table:table-cell>
          <table:table-cell table:style-name="ce34" table:formula="of:=2*[.$E103]/([.$D103]*[.$G103])" office:value-type="float" office:value="0.45" calcext:value-type="float">
            <text:p>0.450</text:p>
          </table:table-cell>
          <table:table-cell table:style-name="ce34" table:formula="of:=8/[.$L103]" office:value-type="float" office:value="0.113784486074661" calcext:value-type="float">
            <text:p>0.114</text:p>
          </table:table-cell>
          <table:table-cell table:style-name="ce47" table:formula="of:=1/[.$N103]" office:value-type="float" office:value="8.78854433058509" calcext:value-type="float">
            <text:p>8.789</text:p>
          </table:table-cell>
          <table:table-cell table:style-name="ce34" table:formula="of:=[.$M103]*[.$L103]" office:value-type="float" office:value="31.6387595901063" calcext:value-type="float">
            <text:p>31.639</text:p>
          </table:table-cell>
          <table:table-cell table:style-name="ce37" table:formula="of:=8*[.$N103]" office:value-type="float" office:value="0.910275888597288" calcext:value-type="float">
            <text:p>0.910</text:p>
          </table:table-cell>
          <table:table-cell table:style-name="ce18" table:formula="of:=ROUNDUP([.$L103]/[.$N103];0)" office:value-type="float" office:value="618" calcext:value-type="float">
            <text:p>618</text:p>
          </table:table-cell>
          <table:table-cell table:style-name="ce34" table:formula="of:=[.$R103]/[.$O103]" office:value-type="float" office:value="70.3188123941405" calcext:value-type="float">
            <text:p>70.319</text:p>
          </table:table-cell>
          <table:table-cell table:style-name="ce37" table:formula="of:=[.$L103]/300" office:value-type="float" office:value="0.234361182148936" calcext:value-type="float">
            <text:p>0.234</text:p>
          </table:table-cell>
          <table:table-cell table:style-name="ce2" table:formula="of:=[.L103]/([.F103]+[.G103])" office:value-type="float" office:value="3.70043971814109" calcext:value-type="float">
            <text:p>3.70043971814109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70" calcext:value-type="float">
            <text:p>70</text:p>
          </table:table-cell>
          <table:table-cell table:style-name="ce32" table:formula="of:=[.$F104]/[.$G104]" office:value-type="float" office:value="1.72857142857143" calcext:value-type="float">
            <text:p>1.729</text:p>
          </table:table-cell>
          <table:table-cell table:style-name="ce45" table:formula="of:=[.$D104]*(LOG10([.$D104])/LOG10(2))+[.$E104]*(LOG10([.$E104])/LOG10(2))" office:value-type="float" office:value="239.44538374661" calcext:value-type="float">
            <text:p>239.445</text:p>
          </table:table-cell>
          <table:table-cell table:style-name="ce49" table:formula="of:=[.$F104]+[.$G104]" office:value-type="float" office:value="191" calcext:value-type="float">
            <text:p>191</text:p>
          </table:table-cell>
          <table:table-cell table:style-name="ce52" table:formula="of:=ROUND(100*(MAX(ROUNDUP([.$I104];0);[.$J104])-MIN(ROUNDUP([.$I104];0);[.$J104]))/MAX(ROUNDUP([.$I104];0);[.$J104]);0)" office:value-type="float" office:value="20" calcext:value-type="float">
            <text:p>20</text:p>
          </table:table-cell>
          <table:table-cell table:style-name="ce25" table:formula="of:=([.$F104]+[.$G104])*LOG10([.$D104]+[.$E104])/LOG10(2)" office:value-type="float" office:value="1083.43324031656" calcext:value-type="float">
            <text:p>1083.433</text:p>
          </table:table-cell>
          <table:table-cell table:style-name="ce32" table:formula="of:=2*[.$E104]/([.$D104]*[.$G104])" office:value-type="float" office:value="0.0408163265306122" calcext:value-type="float">
            <text:p>0.041</text:p>
          </table:table-cell>
          <table:table-cell table:style-name="ce32" table:formula="of:=8/[.$L104]" office:value-type="float" office:value="0.00738393442466522" calcext:value-type="float">
            <text:p>0.007</text:p>
          </table:table-cell>
          <table:table-cell table:style-name="ce45" table:formula="of:=1/[.$N104]" office:value-type="float" office:value="135.429155039569" calcext:value-type="float">
            <text:p>135.429</text:p>
          </table:table-cell>
          <table:table-cell table:style-name="ce32" table:formula="of:=[.$M104]*[.$L104]" office:value-type="float" office:value="44.2217649108798" calcext:value-type="float">
            <text:p>44.222</text:p>
          </table:table-cell>
          <table:table-cell table:style-name="ce25" table:formula="of:=8*[.$N104]" office:value-type="float" office:value="0.0590714753973217" calcext:value-type="float">
            <text:p>0.059</text:p>
          </table:table-cell>
          <table:table-cell table:style-name="ce16" table:formula="of:=ROUNDUP([.$L104]/[.$N104];0)" office:value-type="float" office:value="146729" calcext:value-type="float">
            <text:p>146729</text:p>
          </table:table-cell>
          <table:table-cell table:style-name="ce32" table:formula="of:=[.$R104]/[.$O104]" office:value-type="float" office:value="1083.4373141967" calcext:value-type="float">
            <text:p>1083.437</text:p>
          </table:table-cell>
          <table:table-cell table:style-name="ce25" table:formula="of:=[.$L104]/300" office:value-type="float" office:value="3.61144413438852" calcext:value-type="float">
            <text:p>3.611</text:p>
          </table:table-cell>
          <table:table-cell table:style-name="ce2" table:formula="of:=[.L104]/([.F104]+[.G104])" office:value-type="float" office:value="5.6724253419715" calcext:value-type="float">
            <text:p>5.6724253419715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34" table:formula="of:=[.$F105]/[.$G105]" office:value-type="float" office:value="0.952380952380952" calcext:value-type="float">
            <text:p>0.952</text:p>
          </table:table-cell>
          <table:table-cell table:style-name="ce47" table:formula="of:=[.$D105]*(LOG10([.$D105])/LOG10(2))+[.$E105]*(LOG10([.$E105])/LOG10(2))" office:value-type="float" office:value="102.706149250129" calcext:value-type="float">
            <text:p>102.706</text:p>
          </table:table-cell>
          <table:table-cell table:style-name="ce51" table:formula="of:=[.$F105]+[.$G105]" office:value-type="float" office:value="41" calcext:value-type="float">
            <text:p>41</text:p>
          </table:table-cell>
          <table:table-cell table:style-name="ce55" table:formula="of:=ROUND(100*(MAX(ROUNDUP([.$I105];0);[.$J105])-MIN(ROUNDUP([.$I105];0);[.$J105]))/MAX(ROUNDUP([.$I105];0);[.$J105]);0)" office:value-type="float" office:value="60" calcext:value-type="float">
            <text:p>60</text:p>
          </table:table-cell>
          <table:table-cell table:style-name="ce37" table:formula="of:=([.$F105]+[.$G105])*LOG10([.$D105]+[.$E105])/LOG10(2)" office:value-type="float" office:value="194.950387588702" calcext:value-type="float">
            <text:p>194.950</text:p>
          </table:table-cell>
          <table:table-cell table:style-name="ce34" table:formula="of:=2*[.$E105]/([.$D105]*[.$G105])" office:value-type="float" office:value="0.161904761904762" calcext:value-type="float">
            <text:p>0.162</text:p>
          </table:table-cell>
          <table:table-cell table:style-name="ce34" table:formula="of:=8/[.$L105]" office:value-type="float" office:value="0.0410360815331029" calcext:value-type="float">
            <text:p>0.041</text:p>
          </table:table-cell>
          <table:table-cell table:style-name="ce47" table:formula="of:=1/[.$N105]" office:value-type="float" office:value="24.3687984485878" calcext:value-type="float">
            <text:p>24.369</text:p>
          </table:table-cell>
          <table:table-cell table:style-name="ce34" table:formula="of:=[.$M105]*[.$L105]" office:value-type="float" office:value="31.5633960857899" calcext:value-type="float">
            <text:p>31.563</text:p>
          </table:table-cell>
          <table:table-cell table:style-name="ce37" table:formula="of:=8*[.$N105]" office:value-type="float" office:value="0.328288652264823" calcext:value-type="float">
            <text:p>0.328</text:p>
          </table:table-cell>
          <table:table-cell table:style-name="ce18" table:formula="of:=ROUNDUP([.$L105]/[.$N105];0)" office:value-type="float" office:value="4751" calcext:value-type="float">
            <text:p>4751</text:p>
          </table:table-cell>
          <table:table-cell table:style-name="ce34" table:formula="of:=[.$R105]/[.$O105]" office:value-type="float" office:value="194.962423363772" calcext:value-type="float">
            <text:p>194.962</text:p>
          </table:table-cell>
          <table:table-cell table:style-name="ce37" table:formula="of:=[.$L105]/300" office:value-type="float" office:value="0.649834625295674" calcext:value-type="float">
            <text:p>0.650</text:p>
          </table:table-cell>
          <table:table-cell table:style-name="ce2" table:formula="of:=[.L105]/([.F105]+[.G105])" office:value-type="float" office:value="4.75488750216347" calcext:value-type="float">
            <text:p>4.75488750216347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Prolog</text:p>
          </table:table-cell>
          <table:table-cell table:number-columns-repeated="2" table:style-name="ce9" office:value-type="float" office:value="23" calcext:value-type="float">
            <text:p>2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67" calcext:value-type="float">
            <text:p>67</text:p>
          </table:table-cell>
          <table:table-cell table:style-name="ce32" table:formula="of:=[.$F106]/[.$G106]" office:value-type="float" office:value="2.1044776119403" calcext:value-type="float">
            <text:p>2.104</text:p>
          </table:table-cell>
          <table:table-cell table:style-name="ce45" table:formula="of:=[.$D106]*(LOG10([.$D106])/LOG10(2))+[.$E106]*(LOG10([.$E106])/LOG10(2))" office:value-type="float" office:value="251.248642857567" calcext:value-type="float">
            <text:p>251.249</text:p>
          </table:table-cell>
          <table:table-cell table:style-name="ce49" table:formula="of:=[.$F106]+[.$G106]" office:value-type="float" office:value="208" calcext:value-type="float">
            <text:p>208</text:p>
          </table:table-cell>
          <table:table-cell table:style-name="ce52" table:formula="of:=ROUND(100*(MAX(ROUNDUP([.$I106];0);[.$J106])-MIN(ROUNDUP([.$I106];0);[.$J106]))/MAX(ROUNDUP([.$I106];0);[.$J106]);0)" office:value-type="float" office:value="17" calcext:value-type="float">
            <text:p>17</text:p>
          </table:table-cell>
          <table:table-cell table:style-name="ce25" table:formula="of:=([.$F106]+[.$G106])*LOG10([.$D106]+[.$E106])/LOG10(2)" office:value-type="float" office:value="1191.40745454915" calcext:value-type="float">
            <text:p>1191.407</text:p>
          </table:table-cell>
          <table:table-cell table:style-name="ce32" table:formula="of:=2*[.$E106]/([.$D106]*[.$G106])" office:value-type="float" office:value="0.0389357560025957" calcext:value-type="float">
            <text:p>0.039</text:p>
          </table:table-cell>
          <table:table-cell table:style-name="ce32" table:formula="of:=8/[.$L106]" office:value-type="float" office:value="0.00671474730954019" calcext:value-type="float">
            <text:p>0.007</text:p>
          </table:table-cell>
          <table:table-cell table:style-name="ce45" table:formula="of:=1/[.$N106]" office:value-type="float" office:value="148.925931818643" calcext:value-type="float">
            <text:p>148.926</text:p>
          </table:table-cell>
          <table:table-cell table:style-name="ce32" table:formula="of:=[.$M106]*[.$L106]" office:value-type="float" office:value="46.3883499499992" calcext:value-type="float">
            <text:p>46.388</text:p>
          </table:table-cell>
          <table:table-cell table:style-name="ce25" table:formula="of:=8*[.$N106]" office:value-type="float" office:value="0.0537179784763215" calcext:value-type="float">
            <text:p>0.054</text:p>
          </table:table-cell>
          <table:table-cell table:style-name="ce16" table:formula="of:=ROUNDUP([.$L106]/[.$N106];0)" office:value-type="float" office:value="177432" calcext:value-type="float">
            <text:p>177432</text:p>
          </table:table-cell>
          <table:table-cell table:style-name="ce32" table:formula="of:=[.$R106]/[.$O106]" office:value-type="float" office:value="1191.41104462633" calcext:value-type="float">
            <text:p>1191.411</text:p>
          </table:table-cell>
          <table:table-cell table:style-name="ce25" table:formula="of:=[.$L106]/300" office:value-type="float" office:value="3.97135818183049" calcext:value-type="float">
            <text:p>3.971</text:p>
          </table:table-cell>
          <table:table-cell table:style-name="ce2" table:formula="of:=[.L106]/([.F106]+[.G106])" office:value-type="float" office:value="5.7279204545632" calcext:value-type="float">
            <text:p>5.7279204545632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47" calcext:value-type="float">
            <text:p>47</text:p>
          </table:table-cell>
          <table:table-cell table:style-name="ce33" table:formula="of:=[.$F107]/[.$G107]" office:value-type="float" office:value="1.95744680851064" calcext:value-type="float">
            <text:p>1.957</text:p>
          </table:table-cell>
          <table:table-cell table:style-name="ce46" table:formula="of:=[.$D107]*(LOG10([.$D107])/LOG10(2))+[.$E107]*(LOG10([.$E107])/LOG10(2))" office:value-type="float" office:value="196.477661915055" calcext:value-type="float">
            <text:p>196.478</text:p>
          </table:table-cell>
          <table:table-cell table:style-name="ce50" table:formula="of:=[.$F107]+[.$G107]" office:value-type="float" office:value="139" calcext:value-type="float">
            <text:p>139</text:p>
          </table:table-cell>
          <table:table-cell table:style-name="ce53" table:formula="of:=ROUND(100*(MAX(ROUNDUP([.$I107];0);[.$J107])-MIN(ROUNDUP([.$I107];0);[.$J107]))/MAX(ROUNDUP([.$I107];0);[.$J107]);0)" office:value-type="float" office:value="29" calcext:value-type="float">
            <text:p>29</text:p>
          </table:table-cell>
          <table:table-cell table:style-name="ce26" table:formula="of:=([.$F107]+[.$G107])*LOG10([.$D107]+[.$E107])/LOG10(2)" office:value-type="float" office:value="758.860994990584" calcext:value-type="float">
            <text:p>758.861</text:p>
          </table:table-cell>
          <table:table-cell table:style-name="ce33" table:formula="of:=2*[.$E107]/([.$D107]*[.$G107])" office:value-type="float" office:value="0.051063829787234" calcext:value-type="float">
            <text:p>0.051</text:p>
          </table:table-cell>
          <table:table-cell table:style-name="ce33" table:formula="of:=8/[.$L107]" office:value-type="float" office:value="0.0105421151604969" calcext:value-type="float">
            <text:p>0.011</text:p>
          </table:table-cell>
          <table:table-cell table:style-name="ce46" table:formula="of:=1/[.$N107]" office:value-type="float" office:value="94.857624373823" calcext:value-type="float">
            <text:p>94.858</text:p>
          </table:table-cell>
          <table:table-cell table:style-name="ce33" table:formula="of:=[.$M107]*[.$L107]" office:value-type="float" office:value="38.7503486803703" calcext:value-type="float">
            <text:p>38.750</text:p>
          </table:table-cell>
          <table:table-cell table:style-name="ce26" table:formula="of:=8*[.$N107]" office:value-type="float" office:value="0.0843369212839752" calcext:value-type="float">
            <text:p>0.084</text:p>
          </table:table-cell>
          <table:table-cell table:style-name="ce17" table:formula="of:=ROUNDUP([.$L107]/[.$N107];0)" office:value-type="float" office:value="71984" calcext:value-type="float">
            <text:p>71984</text:p>
          </table:table-cell>
          <table:table-cell table:style-name="ce33" table:formula="of:=[.$R107]/[.$O107]" office:value-type="float" office:value="758.863617713209" calcext:value-type="float">
            <text:p>758.864</text:p>
          </table:table-cell>
          <table:table-cell table:style-name="ce26" table:formula="of:=[.$L107]/300" office:value-type="float" office:value="2.52953664996861" calcext:value-type="float">
            <text:p>2.530</text:p>
          </table:table-cell>
          <table:table-cell table:style-name="ce2" table:formula="of:=[.L107]/([.F107]+[.G107])" office:value-type="float" office:value="5.4594316186373" calcext:value-type="float">
            <text:p>5.4594316186373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34" table:formula="of:=[.$F108]/[.$G108]" office:value-type="float" office:value="1.71428571428571" calcext:value-type="float">
            <text:p>1.714</text:p>
          </table:table-cell>
          <table:table-cell table:style-name="ce47" table:formula="of:=[.$D108]*(LOG10([.$D108])/LOG10(2))+[.$E108]*(LOG10([.$E108])/LOG10(2))" office:value-type="float" office:value="43.6514844544032" calcext:value-type="float">
            <text:p>43.651</text:p>
          </table:table-cell>
          <table:table-cell table:style-name="ce51" table:formula="of:=[.$F108]+[.$G108]" office:value-type="float" office:value="19" calcext:value-type="float">
            <text:p>19</text:p>
          </table:table-cell>
          <table:table-cell table:style-name="ce55" table:formula="of:=ROUND(100*(MAX(ROUNDUP([.$I108];0);[.$J108])-MIN(ROUNDUP([.$I108];0);[.$J108]))/MAX(ROUNDUP([.$I108];0);[.$J108]);0)" office:value-type="float" office:value="57" calcext:value-type="float">
            <text:p>57</text:p>
          </table:table-cell>
          <table:table-cell table:style-name="ce37" table:formula="of:=([.$F108]+[.$G108])*LOG10([.$D108]+[.$E108])/LOG10(2)" office:value-type="float" office:value="74.2309213165619" calcext:value-type="float">
            <text:p>74.231</text:p>
          </table:table-cell>
          <table:table-cell table:style-name="ce34" table:formula="of:=2*[.$E108]/([.$D108]*[.$G108])" office:value-type="float" office:value="0.25" calcext:value-type="float">
            <text:p>0.250</text:p>
          </table:table-cell>
          <table:table-cell table:style-name="ce34" table:formula="of:=8/[.$L108]" office:value-type="float" office:value="0.107771799919922" calcext:value-type="float">
            <text:p>0.108</text:p>
          </table:table-cell>
          <table:table-cell table:style-name="ce47" table:formula="of:=1/[.$N108]" office:value-type="float" office:value="9.27886516457023" calcext:value-type="float">
            <text:p>9.279</text:p>
          </table:table-cell>
          <table:table-cell table:style-name="ce34" table:formula="of:=[.$M108]*[.$L108]" office:value-type="float" office:value="18.5577303291405" calcext:value-type="float">
            <text:p>18.558</text:p>
          </table:table-cell>
          <table:table-cell table:style-name="ce37" table:formula="of:=8*[.$N108]" office:value-type="float" office:value="0.862174399359378" calcext:value-type="float">
            <text:p>0.862</text:p>
          </table:table-cell>
          <table:table-cell table:style-name="ce18" table:formula="of:=ROUNDUP([.$L108]/[.$N108];0)" office:value-type="float" office:value="689" calcext:value-type="float">
            <text:p>689</text:p>
          </table:table-cell>
          <table:table-cell table:style-name="ce34" table:formula="of:=[.$R108]/[.$O108]" office:value-type="float" office:value="74.2547701448265" calcext:value-type="float">
            <text:p>74.255</text:p>
          </table:table-cell>
          <table:table-cell table:style-name="ce37" table:formula="of:=[.$L108]/300" office:value-type="float" office:value="0.24743640438854" calcext:value-type="float">
            <text:p>0.247</text:p>
          </table:table-cell>
          <table:table-cell table:style-name="ce2" table:formula="of:=[.L108]/([.F108]+[.G108])" office:value-type="float" office:value="3.90689059560852" calcext:value-type="float">
            <text:p>3.90689059560852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99" calcext:value-type="float">
            <text:p>99</text:p>
          </table:table-cell>
          <table:table-cell table:style-name="ce32" table:formula="of:=[.$F109]/[.$G109]" office:value-type="float" office:value="1.37373737373737" calcext:value-type="float">
            <text:p>1.374</text:p>
          </table:table-cell>
          <table:table-cell table:style-name="ce45" table:formula="of:=[.$D109]*(LOG10([.$D109])/LOG10(2))+[.$E109]*(LOG10([.$E109])/LOG10(2))" office:value-type="float" office:value="281.189336561589" calcext:value-type="float">
            <text:p>281.189</text:p>
          </table:table-cell>
          <table:table-cell table:style-name="ce49" table:formula="of:=[.$F109]+[.$G109]" office:value-type="float" office:value="235" calcext:value-type="float">
            <text:p>235</text:p>
          </table:table-cell>
          <table:table-cell table:style-name="ce52" table:formula="of:=ROUND(100*(MAX(ROUNDUP([.$I109];0);[.$J109])-MIN(ROUNDUP([.$I109];0);[.$J109]))/MAX(ROUNDUP([.$I109];0);[.$J109]);0)" office:value-type="float" office:value="17" calcext:value-type="float">
            <text:p>17</text:p>
          </table:table-cell>
          <table:table-cell table:style-name="ce25" table:formula="of:=([.$F109]+[.$G109])*LOG10([.$D109]+[.$E109])/LOG10(2)" office:value-type="float" office:value="1370.72915332871" calcext:value-type="float">
            <text:p>1370.729</text:p>
          </table:table-cell>
          <table:table-cell table:style-name="ce32" table:formula="of:=2*[.$E109]/([.$D109]*[.$G109])" office:value-type="float" office:value="0.0437710437710438" calcext:value-type="float">
            <text:p>0.044</text:p>
          </table:table-cell>
          <table:table-cell table:style-name="ce32" table:formula="of:=8/[.$L109]" office:value-type="float" office:value="0.00583630980677152" calcext:value-type="float">
            <text:p>0.006</text:p>
          </table:table-cell>
          <table:table-cell table:style-name="ce45" table:formula="of:=1/[.$N109]" office:value-type="float" office:value="171.341144166089" calcext:value-type="float">
            <text:p>171.341</text:p>
          </table:table-cell>
          <table:table-cell table:style-name="ce32" table:formula="of:=[.$M109]*[.$L109]" office:value-type="float" office:value="59.9982457685969" calcext:value-type="float">
            <text:p>59.998</text:p>
          </table:table-cell>
          <table:table-cell table:style-name="ce25" table:formula="of:=8*[.$N109]" office:value-type="float" office:value="0.0466904784541722" calcext:value-type="float">
            <text:p>0.047</text:p>
          </table:table-cell>
          <table:table-cell table:style-name="ce16" table:formula="of:=ROUNDUP([.$L109]/[.$N109];0)" office:value-type="float" office:value="234863" calcext:value-type="float">
            <text:p>234863</text:p>
          </table:table-cell>
          <table:table-cell table:style-name="ce32" table:formula="of:=[.$R109]/[.$O109]" office:value-type="float" office:value="1370.73323014778" calcext:value-type="float">
            <text:p>1370.733</text:p>
          </table:table-cell>
          <table:table-cell table:style-name="ce25" table:formula="of:=[.$L109]/300" office:value-type="float" office:value="4.56909717776238" calcext:value-type="float">
            <text:p>4.569</text:p>
          </table:table-cell>
          <table:table-cell table:style-name="ce2" table:formula="of:=[.L109]/([.F109]+[.G109])" office:value-type="float" office:value="5.83289001416474" calcext:value-type="float">
            <text:p>5.8328900141647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8" calcext:value-type="float">
            <text:p>18</text:p>
          </table:table-cell>
          <table:table-cell table:style-name="ce34" table:formula="of:=[.$F110]/[.$G110]" office:value-type="float" office:value="1.11111111111111" calcext:value-type="float">
            <text:p>1.111</text:p>
          </table:table-cell>
          <table:table-cell table:style-name="ce47" table:formula="of:=[.$D110]*(LOG10([.$D110])/LOG10(2))+[.$E110]*(LOG10([.$E110])/LOG10(2))" office:value-type="float" office:value="75.6096404744368" calcext:value-type="float">
            <text:p>75.610</text:p>
          </table:table-cell>
          <table:table-cell table:style-name="ce51" table:formula="of:=[.$F110]+[.$G110]" office:value-type="float" office:value="38" calcext:value-type="float">
            <text:p>38</text:p>
          </table:table-cell>
          <table:table-cell table:style-name="ce55" table:formula="of:=ROUND(100*(MAX(ROUNDUP([.$I110];0);[.$J110])-MIN(ROUNDUP([.$I110];0);[.$J110]))/MAX(ROUNDUP([.$I110];0);[.$J110]);0)" office:value-type="float" office:value="50" calcext:value-type="float">
            <text:p>50</text:p>
          </table:table-cell>
          <table:table-cell table:style-name="ce37" table:formula="of:=([.$F110]+[.$G110])*LOG10([.$D110]+[.$E110])/LOG10(2)" office:value-type="float" office:value="166.908062065593" calcext:value-type="float">
            <text:p>166.908</text:p>
          </table:table-cell>
          <table:table-cell table:style-name="ce34" table:formula="of:=2*[.$E110]/([.$D110]*[.$G110])" office:value-type="float" office:value="0.355555555555556" calcext:value-type="float">
            <text:p>0.356</text:p>
          </table:table-cell>
          <table:table-cell table:style-name="ce34" table:formula="of:=8/[.$L110]" office:value-type="float" office:value="0.0479305786730427" calcext:value-type="float">
            <text:p>0.048</text:p>
          </table:table-cell>
          <table:table-cell table:style-name="ce47" table:formula="of:=1/[.$N110]" office:value-type="float" office:value="20.8635077581991" calcext:value-type="float">
            <text:p>20.864</text:p>
          </table:table-cell>
          <table:table-cell table:style-name="ce34" table:formula="of:=[.$M110]*[.$L110]" office:value-type="float" office:value="59.345088734433" calcext:value-type="float">
            <text:p>59.345</text:p>
          </table:table-cell>
          <table:table-cell table:style-name="ce37" table:formula="of:=8*[.$N110]" office:value-type="float" office:value="0.383444629384342" calcext:value-type="float">
            <text:p>0.383</text:p>
          </table:table-cell>
          <table:table-cell table:style-name="ce18" table:formula="of:=ROUNDUP([.$L110]/[.$N110];0)" office:value-type="float" office:value="3483" calcext:value-type="float">
            <text:p>3483</text:p>
          </table:table-cell>
          <table:table-cell table:style-name="ce34" table:formula="of:=[.$R110]/[.$O110]" office:value-type="float" office:value="166.942205518208" calcext:value-type="float">
            <text:p>166.942</text:p>
          </table:table-cell>
          <table:table-cell table:style-name="ce37" table:formula="of:=[.$L110]/300" office:value-type="float" office:value="0.55636020688531" calcext:value-type="float">
            <text:p>0.556</text:p>
          </table:table-cell>
          <table:table-cell table:style-name="ce2" table:formula="of:=[.L110]/([.F110]+[.G110])" office:value-type="float" office:value="4.39231742277876" calcext:value-type="float">
            <text:p>4.392317422778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64" calcext:value-type="float">
            <text:p>64</text:p>
          </table:table-cell>
          <table:table-cell table:style-name="ce32" table:formula="of:=[.$F111]/[.$G111]" office:value-type="float" office:value="1.84375" calcext:value-type="float">
            <text:p>1.844</text:p>
          </table:table-cell>
          <table:table-cell table:style-name="ce45" table:formula="of:=[.$D111]*(LOG10([.$D111])/LOG10(2))+[.$E111]*(LOG10([.$E111])/LOG10(2))" office:value-type="float" office:value="226.489458168434" calcext:value-type="float">
            <text:p>226.489</text:p>
          </table:table-cell>
          <table:table-cell table:style-name="ce49" table:formula="of:=[.$F111]+[.$G111]" office:value-type="float" office:value="182" calcext:value-type="float">
            <text:p>182</text:p>
          </table:table-cell>
          <table:table-cell table:style-name="ce52" table:formula="of:=ROUND(100*(MAX(ROUNDUP([.$I111];0);[.$J111])-MIN(ROUNDUP([.$I111];0);[.$J111]))/MAX(ROUNDUP([.$I111];0);[.$J111]);0)" office:value-type="float" office:value="20" calcext:value-type="float">
            <text:p>20</text:p>
          </table:table-cell>
          <table:table-cell table:style-name="ce25" table:formula="of:=([.$F111]+[.$G111])*LOG10([.$D111]+[.$E111])/LOG10(2)" office:value-type="float" office:value="1021.87719162897" calcext:value-type="float">
            <text:p>1021.877</text:p>
          </table:table-cell>
          <table:table-cell table:style-name="ce32" table:formula="of:=2*[.$E111]/([.$D111]*[.$G111])" office:value-type="float" office:value="0.0383522727272727" calcext:value-type="float">
            <text:p>0.038</text:p>
          </table:table-cell>
          <table:table-cell table:style-name="ce32" table:formula="of:=8/[.$L111]" office:value-type="float" office:value="0.0078287293869895" calcext:value-type="float">
            <text:p>0.008</text:p>
          </table:table-cell>
          <table:table-cell table:style-name="ce45" table:formula="of:=1/[.$N111]" office:value-type="float" office:value="127.734648953621" calcext:value-type="float">
            <text:p>127.735</text:p>
          </table:table-cell>
          <table:table-cell table:style-name="ce32" table:formula="of:=[.$M111]*[.$L111]" office:value-type="float" office:value="39.1913127471337" calcext:value-type="float">
            <text:p>39.191</text:p>
          </table:table-cell>
          <table:table-cell table:style-name="ce25" table:formula="of:=8*[.$N111]" office:value-type="float" office:value="0.062629835095916" calcext:value-type="float">
            <text:p>0.063</text:p>
          </table:table-cell>
          <table:table-cell table:style-name="ce16" table:formula="of:=ROUNDUP([.$L111]/[.$N111];0)" office:value-type="float" office:value="130530" calcext:value-type="float">
            <text:p>130530</text:p>
          </table:table-cell>
          <table:table-cell table:style-name="ce32" table:formula="of:=[.$R111]/[.$O111]" office:value-type="float" office:value="1021.88404688374" calcext:value-type="float">
            <text:p>1021.884</text:p>
          </table:table-cell>
          <table:table-cell table:style-name="ce25" table:formula="of:=[.$L111]/300" office:value-type="float" office:value="3.40625730542989" calcext:value-type="float">
            <text:p>3.406</text:p>
          </table:table-cell>
          <table:table-cell table:style-name="ce2" table:formula="of:=[.L111]/([.F111]+[.G111])" office:value-type="float" office:value="5.61470984411521" calcext:value-type="float">
            <text:p>5.6147098441152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34" table:formula="of:=[.$F112]/[.$G112]" office:value-type="float" office:value="1.11111111111111" calcext:value-type="float">
            <text:p>1.111</text:p>
          </table:table-cell>
          <table:table-cell table:style-name="ce47" table:formula="of:=[.$D112]*(LOG10([.$D112])/LOG10(2))+[.$E112]*(LOG10([.$E112])/LOG10(2))" office:value-type="float" office:value="52.5293250129808" calcext:value-type="float">
            <text:p>52.529</text:p>
          </table:table-cell>
          <table:table-cell table:style-name="ce51" table:formula="of:=[.$F112]+[.$G112]" office:value-type="float" office:value="19" calcext:value-type="float">
            <text:p>19</text:p>
          </table:table-cell>
          <table:table-cell table:style-name="ce56" table:formula="of:=ROUND(100*(MAX(ROUNDUP([.$I112];0);[.$J112])-MIN(ROUNDUP([.$I112];0);[.$J112]))/MAX(ROUNDUP([.$I112];0);[.$J112]);0)" office:value-type="float" office:value="64" calcext:value-type="float">
            <text:p>64</text:p>
          </table:table-cell>
          <table:table-cell table:style-name="ce37" table:formula="of:=([.$F112]+[.$G112])*LOG10([.$D112]+[.$E112])/LOG10(2)" office:value-type="float" office:value="77.6617939837564" calcext:value-type="float">
            <text:p>77.662</text:p>
          </table:table-cell>
          <table:table-cell table:style-name="ce34" table:formula="of:=2*[.$E112]/([.$D112]*[.$G112])" office:value-type="float" office:value="0.25" calcext:value-type="float">
            <text:p>0.250</text:p>
          </table:table-cell>
          <table:table-cell table:style-name="ce34" table:formula="of:=8/[.$L112]" office:value-type="float" office:value="0.103010754576095" calcext:value-type="float">
            <text:p>0.103</text:p>
          </table:table-cell>
          <table:table-cell table:style-name="ce47" table:formula="of:=1/[.$N112]" office:value-type="float" office:value="9.70772424796956" calcext:value-type="float">
            <text:p>9.708</text:p>
          </table:table-cell>
          <table:table-cell table:style-name="ce34" table:formula="of:=[.$M112]*[.$L112]" office:value-type="float" office:value="19.4154484959391" calcext:value-type="float">
            <text:p>19.415</text:p>
          </table:table-cell>
          <table:table-cell table:style-name="ce37" table:formula="of:=8*[.$N112]" office:value-type="float" office:value="0.824086036608761" calcext:value-type="float">
            <text:p>0.824</text:p>
          </table:table-cell>
          <table:table-cell table:style-name="ce18" table:formula="of:=ROUNDUP([.$L112]/[.$N112];0)" office:value-type="float" office:value="754" calcext:value-type="float">
            <text:p>754</text:p>
          </table:table-cell>
          <table:table-cell table:style-name="ce34" table:formula="of:=[.$R112]/[.$O112]" office:value-type="float" office:value="77.6701089503758" calcext:value-type="float">
            <text:p>77.670</text:p>
          </table:table-cell>
          <table:table-cell table:style-name="ce37" table:formula="of:=[.$L112]/300" office:value-type="float" office:value="0.258872646612521" calcext:value-type="float">
            <text:p>0.259</text:p>
          </table:table-cell>
          <table:table-cell table:style-name="ce2" table:formula="of:=[.L112]/([.F112]+[.G112])" office:value-type="float" office:value="4.08746284125034" calcext:value-type="float">
            <text:p>4.0874628412503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71" calcext:value-type="float">
            <text:p>71</text:p>
          </table:table-cell>
          <table:table-cell table:style-name="ce40" table:formula="of:=[.$F113]/[.$G113]" office:value-type="float" office:value="2.07042253521127" calcext:value-type="float">
            <text:p>2.070</text:p>
          </table:table-cell>
          <table:table-cell table:style-name="ce45" table:formula="of:=[.$D113]*(LOG10([.$D113])/LOG10(2))+[.$E113]*(LOG10([.$E113])/LOG10(2))" office:value-type="float" office:value="245.818751500347" calcext:value-type="float">
            <text:p>245.819</text:p>
          </table:table-cell>
          <table:table-cell table:style-name="ce49" table:formula="of:=[.$F113]+[.$G113]" office:value-type="float" office:value="218" calcext:value-type="float">
            <text:p>218</text:p>
          </table:table-cell>
          <table:table-cell table:style-name="ce52" table:formula="of:=ROUND(100*(MAX(ROUNDUP([.$I113];0);[.$J113])-MIN(ROUNDUP([.$I113];0);[.$J113]))/MAX(ROUNDUP([.$I113];0);[.$J113]);0)" office:value-type="float" office:value="11" calcext:value-type="float">
            <text:p>11</text:p>
          </table:table-cell>
          <table:table-cell table:style-name="ce25" table:formula="of:=([.$F113]+[.$G113])*LOG10([.$D113]+[.$E113])/LOG10(2)" office:value-type="float" office:value="1242.69585855476" calcext:value-type="float">
            <text:p>1242.696</text:p>
          </table:table-cell>
          <table:table-cell table:style-name="ce32" table:formula="of:=2*[.$E113]/([.$D113]*[.$G113])" office:value-type="float" office:value="0.0415828303152247" calcext:value-type="float">
            <text:p>0.042</text:p>
          </table:table-cell>
          <table:table-cell table:style-name="ce32" table:formula="of:=8/[.$L113]" office:value-type="float" office:value="0.00643761701218182" calcext:value-type="float">
            <text:p>0.006</text:p>
          </table:table-cell>
          <table:table-cell table:style-name="ce45" table:formula="of:=1/[.$N113]" office:value-type="float" office:value="155.336982319345" calcext:value-type="float">
            <text:p>155.337</text:p>
          </table:table-cell>
          <table:table-cell table:style-name="ce32" table:formula="of:=[.$M113]*[.$L113]" office:value-type="float" office:value="51.674811019715" calcext:value-type="float">
            <text:p>51.675</text:p>
          </table:table-cell>
          <table:table-cell table:style-name="ce25" table:formula="of:=8*[.$N113]" office:value-type="float" office:value="0.0515009360974545" calcext:value-type="float">
            <text:p>0.052</text:p>
          </table:table-cell>
          <table:table-cell table:style-name="ce16" table:formula="of:=ROUNDUP([.$L113]/[.$N113];0)" office:value-type="float" office:value="193037" calcext:value-type="float">
            <text:p>193037</text:p>
          </table:table-cell>
          <table:table-cell table:style-name="ce32" table:formula="of:=[.$R113]/[.$O113]" office:value-type="float" office:value="1242.69827518054" calcext:value-type="float">
            <text:p>1242.698</text:p>
          </table:table-cell>
          <table:table-cell table:style-name="ce25" table:formula="of:=[.$L113]/300" office:value-type="float" office:value="4.14231952851586" calcext:value-type="float">
            <text:p>4.142</text:p>
          </table:table-cell>
          <table:table-cell table:style-name="ce2" table:formula="of:=[.L113]/([.F113]+[.G113])" office:value-type="float" office:value="5.70043971814109" calcext:value-type="float">
            <text:p>5.70043971814109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style-name="ce41" table:formula="of:=[.$F114]/[.$G114]" office:value-type="float" office:value="2" calcext:value-type="float">
            <text:p>2.000</text:p>
          </table:table-cell>
          <table:table-cell table:style-name="ce47" table:formula="of:=[.$D114]*(LOG10([.$D114])/LOG10(2))+[.$E114]*(LOG10([.$E114])/LOG10(2))" office:value-type="float" office:value="52.5293250129808" calcext:value-type="float">
            <text:p>52.529</text:p>
          </table:table-cell>
          <table:table-cell table:style-name="ce51" table:formula="of:=[.$F114]+[.$G114]" office:value-type="float" office:value="27" calcext:value-type="float">
            <text:p>27</text:p>
          </table:table-cell>
          <table:table-cell table:style-name="ce55" table:formula="of:=ROUND(100*(MAX(ROUNDUP([.$I114];0);[.$J114])-MIN(ROUNDUP([.$I114];0);[.$J114]))/MAX(ROUNDUP([.$I114];0);[.$J114]);0)" office:value-type="float" office:value="49" calcext:value-type="float">
            <text:p>49</text:p>
          </table:table-cell>
          <table:table-cell table:style-name="ce37" table:formula="of:=([.$F114]+[.$G114])*LOG10([.$D114]+[.$E114])/LOG10(2)" office:value-type="float" office:value="110.361496713759" calcext:value-type="float">
            <text:p>110.361</text:p>
          </table:table-cell>
          <table:table-cell table:style-name="ce34" table:formula="of:=2*[.$E114]/([.$D114]*[.$G114])" office:value-type="float" office:value="0.25" calcext:value-type="float">
            <text:p>0.250</text:p>
          </table:table-cell>
          <table:table-cell table:style-name="ce34" table:formula="of:=8/[.$L114]" office:value-type="float" office:value="0.0724890495165114" calcext:value-type="float">
            <text:p>0.072</text:p>
          </table:table-cell>
          <table:table-cell table:style-name="ce47" table:formula="of:=1/[.$N114]" office:value-type="float" office:value="13.7951870892199" calcext:value-type="float">
            <text:p>13.795</text:p>
          </table:table-cell>
          <table:table-cell table:style-name="ce34" table:formula="of:=[.$M114]*[.$L114]" office:value-type="float" office:value="27.5903741784398" calcext:value-type="float">
            <text:p>27.590</text:p>
          </table:table-cell>
          <table:table-cell table:style-name="ce37" table:formula="of:=8*[.$N114]" office:value-type="float" office:value="0.579912396132091" calcext:value-type="float">
            <text:p>0.580</text:p>
          </table:table-cell>
          <table:table-cell table:style-name="ce18" table:formula="of:=ROUNDUP([.$L114]/[.$N114];0)" office:value-type="float" office:value="1523" calcext:value-type="float">
            <text:p>1523</text:p>
          </table:table-cell>
          <table:table-cell table:style-name="ce34" table:formula="of:=[.$R114]/[.$O114]" office:value-type="float" office:value="110.400822413647" calcext:value-type="float">
            <text:p>110.401</text:p>
          </table:table-cell>
          <table:table-cell table:style-name="ce37" table:formula="of:=[.$L114]/300" office:value-type="float" office:value="0.36787165571253" calcext:value-type="float">
            <text:p>0.368</text:p>
          </table:table-cell>
          <table:table-cell table:style-name="ce2" table:formula="of:=[.L114]/([.F114]+[.G114])" office:value-type="float" office:value="4.08746284125034" calcext:value-type="float">
            <text:p>4.0874628412503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35" calcext:value-type="float">
            <text:p>35</text:p>
          </table:table-cell>
          <table:table-cell table:style-name="ce32" table:formula="of:=[.$F115]/[.$G115]" office:value-type="float" office:value="1.88571428571429" calcext:value-type="float">
            <text:p>1.886</text:p>
          </table:table-cell>
          <table:table-cell table:style-name="ce45" table:formula="of:=[.$D115]*(LOG10([.$D115])/LOG10(2))+[.$E115]*(LOG10([.$E115])/LOG10(2))" office:value-type="float" office:value="144.545518327217" calcext:value-type="float">
            <text:p>144.546</text:p>
          </table:table-cell>
          <table:table-cell table:style-name="ce49" table:formula="of:=[.$F115]+[.$G115]" office:value-type="float" office:value="101" calcext:value-type="float">
            <text:p>101</text:p>
          </table:table-cell>
          <table:table-cell table:style-name="ce52" table:formula="of:=ROUND(100*(MAX(ROUNDUP([.$I115];0);[.$J115])-MIN(ROUNDUP([.$I115];0);[.$J115]))/MAX(ROUNDUP([.$I115];0);[.$J115]);0)" office:value-type="float" office:value="30" calcext:value-type="float">
            <text:p>30</text:p>
          </table:table-cell>
          <table:table-cell table:style-name="ce25" table:formula="of:=([.$F115]+[.$G115])*LOG10([.$D115]+[.$E115])/LOG10(2)" office:value-type="float" office:value="518.057584711442" calcext:value-type="float">
            <text:p>518.058</text:p>
          </table:table-cell>
          <table:table-cell table:style-name="ce32" table:formula="of:=2*[.$E115]/([.$D115]*[.$G115])" office:value-type="float" office:value="0.0605042016806723" calcext:value-type="float">
            <text:p>0.061</text:p>
          </table:table-cell>
          <table:table-cell table:style-name="ce32" table:formula="of:=8/[.$L115]" office:value-type="float" office:value="0.0154422987638643" calcext:value-type="float">
            <text:p>0.015</text:p>
          </table:table-cell>
          <table:table-cell table:style-name="ce45" table:formula="of:=1/[.$N115]" office:value-type="float" office:value="64.7571980889302" calcext:value-type="float">
            <text:p>64.757</text:p>
          </table:table-cell>
          <table:table-cell table:style-name="ce32" table:formula="of:=[.$M115]*[.$L115]" office:value-type="float" office:value="31.344660587583" calcext:value-type="float">
            <text:p>31.345</text:p>
          </table:table-cell>
          <table:table-cell table:style-name="ce25" table:formula="of:=8*[.$N115]" office:value-type="float" office:value="0.123538390110914" calcext:value-type="float">
            <text:p>0.124</text:p>
          </table:table-cell>
          <table:table-cell table:style-name="ce16" table:formula="of:=ROUNDUP([.$L115]/[.$N115];0)" office:value-type="float" office:value="33548" calcext:value-type="float">
            <text:p>33548</text:p>
          </table:table-cell>
          <table:table-cell table:style-name="ce32" table:formula="of:=[.$R115]/[.$O115]" office:value-type="float" office:value="518.058238930118" calcext:value-type="float">
            <text:p>518.058</text:p>
          </table:table-cell>
          <table:table-cell table:style-name="ce25" table:formula="of:=[.$L115]/300" office:value-type="float" office:value="1.72685861570481" calcext:value-type="float">
            <text:p>1.727</text:p>
          </table:table-cell>
          <table:table-cell table:style-name="ce2" table:formula="of:=[.L115]/([.F115]+[.G115])" office:value-type="float" office:value="5.12928301694497" calcext:value-type="float">
            <text:p>5.12928301694497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34" calcext:value-type="float">
            <text:p>34</text:p>
          </table:table-cell>
          <table:table-cell table:style-name="ce33" table:formula="of:=[.$F116]/[.$G116]" office:value-type="float" office:value="1.97058823529412" calcext:value-type="float">
            <text:p>1.971</text:p>
          </table:table-cell>
          <table:table-cell table:style-name="ce46" table:formula="of:=[.$D116]*(LOG10([.$D116])/LOG10(2))+[.$E116]*(LOG10([.$E116])/LOG10(2))" office:value-type="float" office:value="155.76927278139" calcext:value-type="float">
            <text:p>155.769</text:p>
          </table:table-cell>
          <table:table-cell table:style-name="ce50" table:formula="of:=[.$F116]+[.$G116]" office:value-type="float" office:value="101" calcext:value-type="float">
            <text:p>101</text:p>
          </table:table-cell>
          <table:table-cell table:style-name="ce53" table:formula="of:=ROUND(100*(MAX(ROUNDUP([.$I116];0);[.$J116])-MIN(ROUNDUP([.$I116];0);[.$J116]))/MAX(ROUNDUP([.$I116];0);[.$J116]);0)" office:value-type="float" office:value="35" calcext:value-type="float">
            <text:p>35</text:p>
          </table:table-cell>
          <table:table-cell table:style-name="ce26" table:formula="of:=([.$F116]+[.$G116])*LOG10([.$D116]+[.$E116])/LOG10(2)" office:value-type="float" office:value="526.154789928524" calcext:value-type="float">
            <text:p>526.155</text:p>
          </table:table-cell>
          <table:table-cell table:style-name="ce33" table:formula="of:=2*[.$E116]/([.$D116]*[.$G116])" office:value-type="float" office:value="0.0557275541795666" calcext:value-type="float">
            <text:p>0.056</text:p>
          </table:table-cell>
          <table:table-cell table:style-name="ce33" table:formula="of:=8/[.$L116]" office:value-type="float" office:value="0.0152046510896285" calcext:value-type="float">
            <text:p>0.015</text:p>
          </table:table-cell>
          <table:table-cell table:style-name="ce46" table:formula="of:=1/[.$N116]" office:value-type="float" office:value="65.7693487410655" calcext:value-type="float">
            <text:p>65.769</text:p>
          </table:table-cell>
          <table:table-cell table:style-name="ce33" table:formula="of:=[.$M116]*[.$L116]" office:value-type="float" office:value="29.3213195625803" calcext:value-type="float">
            <text:p>29.321</text:p>
          </table:table-cell>
          <table:table-cell table:style-name="ce26" table:formula="of:=8*[.$N116]" office:value-type="float" office:value="0.121637208717028" calcext:value-type="float">
            <text:p>0.122</text:p>
          </table:table-cell>
          <table:table-cell table:style-name="ce17" table:formula="of:=ROUNDUP([.$L116]/[.$N116];0)" office:value-type="float" office:value="34605" calcext:value-type="float">
            <text:p>34605</text:p>
          </table:table-cell>
          <table:table-cell table:style-name="ce33" table:formula="of:=[.$R116]/[.$O116]" office:value-type="float" office:value="526.156950956595" calcext:value-type="float">
            <text:p>526.157</text:p>
          </table:table-cell>
          <table:table-cell table:style-name="ce26" table:formula="of:=[.$L116]/300" office:value-type="float" office:value="1.75384929976175" calcext:value-type="float">
            <text:p>1.754</text:p>
          </table:table-cell>
          <table:table-cell table:style-name="ce2" table:formula="of:=[.L116]/([.F116]+[.G116])" office:value-type="float" office:value="5.20945336562895" calcext:value-type="float">
            <text:p>5.20945336562895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4" table:style-name="ce11" office:value-type="float" office:value="5" calcext:value-type="float">
            <text:p>5</text:p>
          </table:table-cell>
          <table:table-cell table:style-name="ce34" table:formula="of:=[.$F117]/[.$G117]" office:value-type="float" office:value="1" calcext:value-type="float">
            <text:p>1.000</text:p>
          </table:table-cell>
          <table:table-cell table:style-name="ce47" table:formula="of:=[.$D117]*(LOG10([.$D117])/LOG10(2))+[.$E117]*(LOG10([.$E117])/LOG10(2))" office:value-type="float" office:value="23.2192809488736" calcext:value-type="float">
            <text:p>23.219</text:p>
          </table:table-cell>
          <table:table-cell table:style-name="ce51" table:formula="of:=[.$F117]+[.$G117]" office:value-type="float" office:value="10" calcext:value-type="float">
            <text:p>10</text:p>
          </table:table-cell>
          <table:table-cell table:style-name="ce55" table:formula="of:=ROUND(100*(MAX(ROUNDUP([.$I117];0);[.$J117])-MIN(ROUNDUP([.$I117];0);[.$J117]))/MAX(ROUNDUP([.$I117];0);[.$J117]);0)" office:value-type="float" office:value="58" calcext:value-type="float">
            <text:p>58</text:p>
          </table:table-cell>
          <table:table-cell table:style-name="ce37" table:formula="of:=([.$F117]+[.$G117])*LOG10([.$D117]+[.$E117])/LOG10(2)" office:value-type="float" office:value="33.2192809488736" calcext:value-type="float">
            <text:p>33.219</text:p>
          </table:table-cell>
          <table:table-cell table:style-name="ce34" table:formula="of:=2*[.$E117]/([.$D117]*[.$G117])" office:value-type="float" office:value="0.4" calcext:value-type="float">
            <text:p>0.400</text:p>
          </table:table-cell>
          <table:table-cell table:style-name="ce34" table:formula="of:=8/[.$L117]" office:value-type="float" office:value="0.240823996531185" calcext:value-type="float">
            <text:p>0.241</text:p>
          </table:table-cell>
          <table:table-cell table:style-name="ce47" table:formula="of:=1/[.$N117]" office:value-type="float" office:value="4.1524101186092" calcext:value-type="float">
            <text:p>4.152</text:p>
          </table:table-cell>
          <table:table-cell table:style-name="ce34" table:formula="of:=[.$M117]*[.$L117]" office:value-type="float" office:value="13.2877123795495" calcext:value-type="float">
            <text:p>13.288</text:p>
          </table:table-cell>
          <table:table-cell table:style-name="ce37" table:formula="of:=8*[.$N117]" office:value-type="float" office:value="1.92659197224948" calcext:value-type="float">
            <text:p>1.927</text:p>
          </table:table-cell>
          <table:table-cell table:style-name="ce18" table:formula="of:=ROUNDUP([.$L117]/[.$N117];0)" office:value-type="float" office:value="138" calcext:value-type="float">
            <text:p>138</text:p>
          </table:table-cell>
          <table:table-cell table:style-name="ce34" table:formula="of:=[.$R117]/[.$O117]" office:value-type="float" office:value="33.2337115213035" calcext:value-type="float">
            <text:p>33.234</text:p>
          </table:table-cell>
          <table:table-cell table:style-name="ce37" table:formula="of:=[.$L117]/300" office:value-type="float" office:value="0.110730936496245" calcext:value-type="float">
            <text:p>0.111</text:p>
          </table:table-cell>
          <table:table-cell table:style-name="ce2" table:formula="of:=[.L117]/([.F117]+[.G117])" office:value-type="float" office:value="3.32192809488736" calcext:value-type="float">
            <text:p>3.3219280948873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51" calcext:value-type="float">
            <text:p>51</text:p>
          </table:table-cell>
          <table:table-cell table:style-name="ce32" table:formula="of:=[.$F118]/[.$G118]" office:value-type="float" office:value="2.01960784313725" calcext:value-type="float">
            <text:p>2.020</text:p>
          </table:table-cell>
          <table:table-cell table:style-name="ce45" table:formula="of:=[.$D118]*(LOG10([.$D118])/LOG10(2))+[.$E118]*(LOG10([.$E118])/LOG10(2))" office:value-type="float" office:value="203.440612584375" calcext:value-type="float">
            <text:p>203.441</text:p>
          </table:table-cell>
          <table:table-cell table:style-name="ce49" table:formula="of:=[.$F118]+[.$G118]" office:value-type="float" office:value="154" calcext:value-type="float">
            <text:p>154</text:p>
          </table:table-cell>
          <table:table-cell table:style-name="ce52" table:formula="of:=ROUND(100*(MAX(ROUNDUP([.$I118];0);[.$J118])-MIN(ROUNDUP([.$I118];0);[.$J118]))/MAX(ROUNDUP([.$I118];0);[.$J118]);0)" office:value-type="float" office:value="25" calcext:value-type="float">
            <text:p>25</text:p>
          </table:table-cell>
          <table:table-cell table:style-name="ce25" table:formula="of:=([.$F118]+[.$G118])*LOG10([.$D118]+[.$E118])/LOG10(2)" office:value-type="float" office:value="845.74537683477" calcext:value-type="float">
            <text:p>845.745</text:p>
          </table:table-cell>
          <table:table-cell table:style-name="ce32" table:formula="of:=2*[.$E118]/([.$D118]*[.$G118])" office:value-type="float" office:value="0.0588235294117647" calcext:value-type="float">
            <text:p>0.059</text:p>
          </table:table-cell>
          <table:table-cell table:style-name="ce32" table:formula="of:=8/[.$L118]" office:value-type="float" office:value="0.00945911171272407" calcext:value-type="float">
            <text:p>0.009</text:p>
          </table:table-cell>
          <table:table-cell table:style-name="ce45" table:formula="of:=1/[.$N118]" office:value-type="float" office:value="105.718172104346" calcext:value-type="float">
            <text:p>105.718</text:p>
          </table:table-cell>
          <table:table-cell table:style-name="ce32" table:formula="of:=[.$M118]*[.$L118]" office:value-type="float" office:value="49.7497280491041" calcext:value-type="float">
            <text:p>49.750</text:p>
          </table:table-cell>
          <table:table-cell table:style-name="ce25" table:formula="of:=8*[.$N118]" office:value-type="float" office:value="0.0756728937017925" calcext:value-type="float">
            <text:p>0.076</text:p>
          </table:table-cell>
          <table:table-cell table:style-name="ce16" table:formula="of:=ROUNDUP([.$L118]/[.$N118];0)" office:value-type="float" office:value="89411" calcext:value-type="float">
            <text:p>89411</text:p>
          </table:table-cell>
          <table:table-cell table:style-name="ce32" table:formula="of:=[.$R118]/[.$O118]" office:value-type="float" office:value="845.748637346371" calcext:value-type="float">
            <text:p>845.749</text:p>
          </table:table-cell>
          <table:table-cell table:style-name="ce25" table:formula="of:=[.$L118]/300" office:value-type="float" office:value="2.8191512561159" calcext:value-type="float">
            <text:p>2.819</text:p>
          </table:table-cell>
          <table:table-cell table:style-name="ce2" table:formula="of:=[.L118]/([.F118]+[.G118])" office:value-type="float" office:value="5.49185309632968" calcext:value-type="float">
            <text:p>5.49185309632968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34" table:formula="of:=[.$F119]/[.$G119]" office:value-type="float" office:value="1.625" calcext:value-type="float">
            <text:p>1.625</text:p>
          </table:table-cell>
          <table:table-cell table:style-name="ce47" table:formula="of:=[.$D119]*(LOG10([.$D119])/LOG10(2))+[.$E119]*(LOG10([.$E119])/LOG10(2))" office:value-type="float" office:value="52.5293250129808" calcext:value-type="float">
            <text:p>52.529</text:p>
          </table:table-cell>
          <table:table-cell table:style-name="ce51" table:formula="of:=[.$F119]+[.$G119]" office:value-type="float" office:value="21" calcext:value-type="float">
            <text:p>21</text:p>
          </table:table-cell>
          <table:table-cell table:style-name="ce55" table:formula="of:=ROUND(100*(MAX(ROUNDUP([.$I119];0);[.$J119])-MIN(ROUNDUP([.$I119];0);[.$J119]))/MAX(ROUNDUP([.$I119];0);[.$J119]);0)" office:value-type="float" office:value="60" calcext:value-type="float">
            <text:p>60</text:p>
          </table:table-cell>
          <table:table-cell table:style-name="ce37" table:formula="of:=([.$F119]+[.$G119])*LOG10([.$D119]+[.$E119])/LOG10(2)" office:value-type="float" office:value="85.8367196662571" calcext:value-type="float">
            <text:p>85.837</text:p>
          </table:table-cell>
          <table:table-cell table:style-name="ce34" table:formula="of:=2*[.$E119]/([.$D119]*[.$G119])" office:value-type="float" office:value="0.222222222222222" calcext:value-type="float">
            <text:p>0.222</text:p>
          </table:table-cell>
          <table:table-cell table:style-name="ce34" table:formula="of:=8/[.$L119]" office:value-type="float" office:value="0.093200206521229" calcext:value-type="float">
            <text:p>0.093</text:p>
          </table:table-cell>
          <table:table-cell table:style-name="ce47" table:formula="of:=1/[.$N119]" office:value-type="float" office:value="10.7295899582821" calcext:value-type="float">
            <text:p>10.730</text:p>
          </table:table-cell>
          <table:table-cell table:style-name="ce34" table:formula="of:=[.$M119]*[.$L119]" office:value-type="float" office:value="19.0748265925016" calcext:value-type="float">
            <text:p>19.075</text:p>
          </table:table-cell>
          <table:table-cell table:style-name="ce37" table:formula="of:=8*[.$N119]" office:value-type="float" office:value="0.745601652169832" calcext:value-type="float">
            <text:p>0.746</text:p>
          </table:table-cell>
          <table:table-cell table:style-name="ce18" table:formula="of:=ROUNDUP([.$L119]/[.$N119];0)" office:value-type="float" office:value="921" calcext:value-type="float">
            <text:p>921</text:p>
          </table:table-cell>
          <table:table-cell table:style-name="ce34" table:formula="of:=[.$R119]/[.$O119]" office:value-type="float" office:value="85.8373902060519" calcext:value-type="float">
            <text:p>85.837</text:p>
          </table:table-cell>
          <table:table-cell table:style-name="ce37" table:formula="of:=[.$L119]/300" office:value-type="float" office:value="0.286122398887524" calcext:value-type="float">
            <text:p>0.286</text:p>
          </table:table-cell>
          <table:table-cell table:style-name="ce2" table:formula="of:=[.L119]/([.F119]+[.G119])" office:value-type="float" office:value="4.08746284125034" calcext:value-type="float">
            <text:p>4.0874628412503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51" calcext:value-type="float">
            <text:p>51</text:p>
          </table:table-cell>
          <table:table-cell table:style-name="ce32" table:formula="of:=[.$F120]/[.$G120]" office:value-type="float" office:value="2.01960784313725" calcext:value-type="float">
            <text:p>2.020</text:p>
          </table:table-cell>
          <table:table-cell table:style-name="ce45" table:formula="of:=[.$D120]*(LOG10([.$D120])/LOG10(2))+[.$E120]*(LOG10([.$E120])/LOG10(2))" office:value-type="float" office:value="161.72553417961" calcext:value-type="float">
            <text:p>161.726</text:p>
          </table:table-cell>
          <table:table-cell table:style-name="ce49" table:formula="of:=[.$F120]+[.$G120]" office:value-type="float" office:value="154" calcext:value-type="float">
            <text:p>154</text:p>
          </table:table-cell>
          <table:table-cell table:style-name="ce52" table:formula="of:=ROUND(100*(MAX(ROUNDUP([.$I120];0);[.$J120])-MIN(ROUNDUP([.$I120];0);[.$J120]))/MAX(ROUNDUP([.$I120];0);[.$J120]);0)" office:value-type="float" office:value="5" calcext:value-type="float">
            <text:p>5</text:p>
          </table:table-cell>
          <table:table-cell table:style-name="ce25" table:formula="of:=([.$F120]+[.$G120])*LOG10([.$D120]+[.$E120])/LOG10(2)" office:value-type="float" office:value="808.180837070312" calcext:value-type="float">
            <text:p>808.181</text:p>
          </table:table-cell>
          <table:table-cell table:style-name="ce32" table:formula="of:=2*[.$E120]/([.$D120]*[.$G120])" office:value-type="float" office:value="0.0484429065743945" calcext:value-type="float">
            <text:p>0.048</text:p>
          </table:table-cell>
          <table:table-cell table:style-name="ce32" table:formula="of:=8/[.$L120]" office:value-type="float" office:value="0.0098987746715207" calcext:value-type="float">
            <text:p>0.010</text:p>
          </table:table-cell>
          <table:table-cell table:style-name="ce45" table:formula="of:=1/[.$N120]" office:value-type="float" office:value="101.022604633789" calcext:value-type="float">
            <text:p>101.023</text:p>
          </table:table-cell>
          <table:table-cell table:style-name="ce32" table:formula="of:=[.$M120]*[.$L120]" office:value-type="float" office:value="39.150628785413" calcext:value-type="float">
            <text:p>39.151</text:p>
          </table:table-cell>
          <table:table-cell table:style-name="ce25" table:formula="of:=8*[.$N120]" office:value-type="float" office:value="0.0791901973721656" calcext:value-type="float">
            <text:p>0.079</text:p>
          </table:table-cell>
          <table:table-cell table:style-name="ce16" table:formula="of:=ROUNDUP([.$L120]/[.$N120];0)" office:value-type="float" office:value="81645" calcext:value-type="float">
            <text:p>81645</text:p>
          </table:table-cell>
          <table:table-cell table:style-name="ce32" table:formula="of:=[.$R120]/[.$O120]" office:value-type="float" office:value="808.185458056307" calcext:value-type="float">
            <text:p>808.185</text:p>
          </table:table-cell>
          <table:table-cell table:style-name="ce25" table:formula="of:=[.$L120]/300" office:value-type="float" office:value="2.69393612356771" calcext:value-type="float">
            <text:p>2.694</text:p>
          </table:table-cell>
          <table:table-cell table:style-name="ce2" table:formula="of:=[.L120]/([.F120]+[.G120])" office:value-type="float" office:value="5.24792751344359" calcext:value-type="float">
            <text:p>5.24792751344359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3" calcext:value-type="float">
            <text:p>53</text:p>
          </table:table-cell>
          <table:table-cell table:style-name="ce33" table:formula="of:=[.$F121]/[.$G121]" office:value-type="float" office:value="1.92452830188679" calcext:value-type="float">
            <text:p>1.925</text:p>
          </table:table-cell>
          <table:table-cell table:style-name="ce46" table:formula="of:=[.$D121]*(LOG10([.$D121])/LOG10(2))+[.$E121]*(LOG10([.$E121])/LOG10(2))" office:value-type="float" office:value="184.752547744739" calcext:value-type="float">
            <text:p>184.753</text:p>
          </table:table-cell>
          <table:table-cell table:style-name="ce50" table:formula="of:=[.$F121]+[.$G121]" office:value-type="float" office:value="155" calcext:value-type="float">
            <text:p>155</text:p>
          </table:table-cell>
          <table:table-cell table:style-name="ce53" table:formula="of:=ROUND(100*(MAX(ROUNDUP([.$I121];0);[.$J121])-MIN(ROUNDUP([.$I121];0);[.$J121]))/MAX(ROUNDUP([.$I121];0);[.$J121]);0)" office:value-type="float" office:value="16" calcext:value-type="float">
            <text:p>16</text:p>
          </table:table-cell>
          <table:table-cell table:style-name="ce26" table:formula="of:=([.$F121]+[.$G121])*LOG10([.$D121]+[.$E121])/LOG10(2)" office:value-type="float" office:value="835.809200530708" calcext:value-type="float">
            <text:p>835.809</text:p>
          </table:table-cell>
          <table:table-cell table:style-name="ce33" table:formula="of:=2*[.$E121]/([.$D121]*[.$G121])" office:value-type="float" office:value="0.0456802383316783" calcext:value-type="float">
            <text:p>0.046</text:p>
          </table:table-cell>
          <table:table-cell table:style-name="ce33" table:formula="of:=8/[.$L121]" office:value-type="float" office:value="0.00957156249885775" calcext:value-type="float">
            <text:p>0.010</text:p>
          </table:table-cell>
          <table:table-cell table:style-name="ce46" table:formula="of:=1/[.$N121]" office:value-type="float" office:value="104.476150066338" calcext:value-type="float">
            <text:p>104.476</text:p>
          </table:table-cell>
          <table:table-cell table:style-name="ce33" table:formula="of:=[.$M121]*[.$L121]" office:value-type="float" office:value="38.1799634800522" calcext:value-type="float">
            <text:p>38.180</text:p>
          </table:table-cell>
          <table:table-cell table:style-name="ce26" table:formula="of:=8*[.$N121]" office:value-type="float" office:value="0.076572499990862" calcext:value-type="float">
            <text:p>0.077</text:p>
          </table:table-cell>
          <table:table-cell table:style-name="ce17" table:formula="of:=ROUNDUP([.$L121]/[.$N121];0)" office:value-type="float" office:value="87323" calcext:value-type="float">
            <text:p>87323</text:p>
          </table:table-cell>
          <table:table-cell table:style-name="ce33" table:formula="of:=[.$R121]/[.$O121]" office:value-type="float" office:value="835.817552087755" calcext:value-type="float">
            <text:p>835.818</text:p>
          </table:table-cell>
          <table:table-cell table:style-name="ce26" table:formula="of:=[.$L121]/300" office:value-type="float" office:value="2.78603066843569" calcext:value-type="float">
            <text:p>2.786</text:p>
          </table:table-cell>
          <table:table-cell table:style-name="ce2" table:formula="of:=[.L121]/([.F121]+[.G121])" office:value-type="float" office:value="5.39231742277876" calcext:value-type="float">
            <text:p>5.392317422778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34" table:formula="of:=[.$F122]/[.$G122]" office:value-type="float" office:value="1.125" calcext:value-type="float">
            <text:p>1.125</text:p>
          </table:table-cell>
          <table:table-cell table:style-name="ce47" table:formula="of:=[.$D122]*(LOG10([.$D122])/LOG10(2))+[.$E122]*(LOG10([.$E122])/LOG10(2))" office:value-type="float" office:value="31.26112492884" calcext:value-type="float">
            <text:p>31.261</text:p>
          </table:table-cell>
          <table:table-cell table:style-name="ce51" table:formula="of:=[.$F122]+[.$G122]" office:value-type="float" office:value="17" calcext:value-type="float">
            <text:p>17</text:p>
          </table:table-cell>
          <table:table-cell table:style-name="ce55" table:formula="of:=ROUND(100*(MAX(ROUNDUP([.$I122];0);[.$J122])-MIN(ROUNDUP([.$I122];0);[.$J122]))/MAX(ROUNDUP([.$I122];0);[.$J122]);0)" office:value-type="float" office:value="47" calcext:value-type="float">
            <text:p>47</text:p>
          </table:table-cell>
          <table:table-cell table:style-name="ce37" table:formula="of:=([.$F122]+[.$G122])*LOG10([.$D122]+[.$E122])/LOG10(2)" office:value-type="float" office:value="60.9443625122597" calcext:value-type="float">
            <text:p>60.944</text:p>
          </table:table-cell>
          <table:table-cell table:style-name="ce34" table:formula="of:=2*[.$E122]/([.$D122]*[.$G122])" office:value-type="float" office:value="0.35" calcext:value-type="float">
            <text:p>0.350</text:p>
          </table:table-cell>
          <table:table-cell table:style-name="ce34" table:formula="of:=8/[.$L122]" office:value-type="float" office:value="0.131267268541708" calcext:value-type="float">
            <text:p>0.131</text:p>
          </table:table-cell>
          <table:table-cell table:style-name="ce47" table:formula="of:=1/[.$N122]" office:value-type="float" office:value="7.61804531403246" calcext:value-type="float">
            <text:p>7.618</text:p>
          </table:table-cell>
          <table:table-cell table:style-name="ce34" table:formula="of:=[.$M122]*[.$L122]" office:value-type="float" office:value="21.3305268792909" calcext:value-type="float">
            <text:p>21.331</text:p>
          </table:table-cell>
          <table:table-cell table:style-name="ce37" table:formula="of:=8*[.$N122]" office:value-type="float" office:value="1.05013814833367" calcext:value-type="float">
            <text:p>1.050</text:p>
          </table:table-cell>
          <table:table-cell table:style-name="ce18" table:formula="of:=ROUNDUP([.$L122]/[.$N122];0)" office:value-type="float" office:value="465" calcext:value-type="float">
            <text:p>465</text:p>
          </table:table-cell>
          <table:table-cell table:style-name="ce34" table:formula="of:=[.$R122]/[.$O122]" office:value-type="float" office:value="61.0392798718943" calcext:value-type="float">
            <text:p>61.039</text:p>
          </table:table-cell>
          <table:table-cell table:style-name="ce37" table:formula="of:=[.$L122]/300" office:value-type="float" office:value="0.203147875040865" calcext:value-type="float">
            <text:p>0.203</text:p>
          </table:table-cell>
          <table:table-cell table:style-name="ce2" table:formula="of:=[.L122]/([.F122]+[.G122])" office:value-type="float" office:value="3.58496250072116" calcext:value-type="float">
            <text:p>3.5849625007211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37" calcext:value-type="float">
            <text:p>37</text:p>
          </table:table-cell>
          <table:table-cell table:style-name="ce32" table:formula="of:=[.$F123]/[.$G123]" office:value-type="float" office:value="1.78378378378378" calcext:value-type="float">
            <text:p>1.784</text:p>
          </table:table-cell>
          <table:table-cell table:style-name="ce45" table:formula="of:=[.$D123]*(LOG10([.$D123])/LOG10(2))+[.$E123]*(LOG10([.$E123])/LOG10(2))" office:value-type="float" office:value="179.100575015273" calcext:value-type="float">
            <text:p>179.101</text:p>
          </table:table-cell>
          <table:table-cell table:style-name="ce49" table:formula="of:=[.$F123]+[.$G123]" office:value-type="float" office:value="103" calcext:value-type="float">
            <text:p>103</text:p>
          </table:table-cell>
          <table:table-cell table:style-name="ce52" table:formula="of:=ROUND(100*(MAX(ROUNDUP([.$I123];0);[.$J123])-MIN(ROUNDUP([.$I123];0);[.$J123]))/MAX(ROUNDUP([.$I123];0);[.$J123]);0)" office:value-type="float" office:value="43" calcext:value-type="float">
            <text:p>43</text:p>
          </table:table-cell>
          <table:table-cell table:style-name="ce25" table:formula="of:=([.$F123]+[.$G123])*LOG10([.$D123]+[.$E123])/LOG10(2)" office:value-type="float" office:value="551.827856475663" calcext:value-type="float">
            <text:p>551.828</text:p>
          </table:table-cell>
          <table:table-cell table:style-name="ce32" table:formula="of:=2*[.$E123]/([.$D123]*[.$G123])" office:value-type="float" office:value="0.0690690690690691" calcext:value-type="float">
            <text:p>0.069</text:p>
          </table:table-cell>
          <table:table-cell table:style-name="ce32" table:formula="of:=8/[.$L123]" office:value-type="float" office:value="0.0144972746593354" calcext:value-type="float">
            <text:p>0.014</text:p>
          </table:table-cell>
          <table:table-cell table:style-name="ce45" table:formula="of:=1/[.$N123]" office:value-type="float" office:value="68.9784820594578" calcext:value-type="float">
            <text:p>68.978</text:p>
          </table:table-cell>
          <table:table-cell table:style-name="ce32" table:formula="of:=[.$M123]*[.$L123]" office:value-type="float" office:value="38.1142363331539" calcext:value-type="float">
            <text:p>38.114</text:p>
          </table:table-cell>
          <table:table-cell table:style-name="ce25" table:formula="of:=8*[.$N123]" office:value-type="float" office:value="0.115978197274683" calcext:value-type="float">
            <text:p>0.116</text:p>
          </table:table-cell>
          <table:table-cell table:style-name="ce16" table:formula="of:=ROUNDUP([.$L123]/[.$N123];0)" office:value-type="float" office:value="38065" calcext:value-type="float">
            <text:p>38065</text:p>
          </table:table-cell>
          <table:table-cell table:style-name="ce32" table:formula="of:=[.$R123]/[.$O123]" office:value-type="float" office:value="551.838759907602" calcext:value-type="float">
            <text:p>551.839</text:p>
          </table:table-cell>
          <table:table-cell table:style-name="ce25" table:formula="of:=[.$L123]/300" office:value-type="float" office:value="1.83942618825221" calcext:value-type="float">
            <text:p>1.839</text:p>
          </table:table-cell>
          <table:table-cell table:style-name="ce2" table:formula="of:=[.L123]/([.F123]+[.G123])" office:value-type="float" office:value="5.35755200461808" calcext:value-type="float">
            <text:p>5.35755200461808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7" calcext:value-type="float">
            <text:p>7</text:p>
          </table:table-cell>
          <table:table-cell table:style-name="ce34" table:formula="of:=[.$F124]/[.$G124]" office:value-type="float" office:value="1" calcext:value-type="float">
            <text:p>1.000</text:p>
          </table:table-cell>
          <table:table-cell table:style-name="ce47" table:formula="of:=[.$D124]*(LOG10([.$D124])/LOG10(2))+[.$E124]*(LOG10([.$E124])/LOG10(2))" office:value-type="float" office:value="31.26112492884" calcext:value-type="float">
            <text:p>31.261</text:p>
          </table:table-cell>
          <table:table-cell table:style-name="ce51" table:formula="of:=[.$F124]+[.$G124]" office:value-type="float" office:value="14" calcext:value-type="float">
            <text:p>14</text:p>
          </table:table-cell>
          <table:table-cell table:style-name="ce55" table:formula="of:=ROUND(100*(MAX(ROUNDUP([.$I124];0);[.$J124])-MIN(ROUNDUP([.$I124];0);[.$J124]))/MAX(ROUNDUP([.$I124];0);[.$J124]);0)" office:value-type="float" office:value="56" calcext:value-type="float">
            <text:p>56</text:p>
          </table:table-cell>
          <table:table-cell table:style-name="ce37" table:formula="of:=([.$F124]+[.$G124])*LOG10([.$D124]+[.$E124])/LOG10(2)" office:value-type="float" office:value="50.1894750100962" calcext:value-type="float">
            <text:p>50.189</text:p>
          </table:table-cell>
          <table:table-cell table:style-name="ce34" table:formula="of:=2*[.$E124]/([.$D124]*[.$G124])" office:value-type="float" office:value="0.4" calcext:value-type="float">
            <text:p>0.400</text:p>
          </table:table-cell>
          <table:table-cell table:style-name="ce34" table:formula="of:=8/[.$L124]" office:value-type="float" office:value="0.159395968943503" calcext:value-type="float">
            <text:p>0.159</text:p>
          </table:table-cell>
          <table:table-cell table:style-name="ce47" table:formula="of:=1/[.$N124]" office:value-type="float" office:value="6.27368437626202" calcext:value-type="float">
            <text:p>6.274</text:p>
          </table:table-cell>
          <table:table-cell table:style-name="ce34" table:formula="of:=[.$M124]*[.$L124]" office:value-type="float" office:value="20.0757900040385" calcext:value-type="float">
            <text:p>20.076</text:p>
          </table:table-cell>
          <table:table-cell table:style-name="ce37" table:formula="of:=8*[.$N124]" office:value-type="float" office:value="1.27516775154802" calcext:value-type="float">
            <text:p>1.275</text:p>
          </table:table-cell>
          <table:table-cell table:style-name="ce18" table:formula="of:=ROUNDUP([.$L124]/[.$N124];0)" office:value-type="float" office:value="315" calcext:value-type="float">
            <text:p>315</text:p>
          </table:table-cell>
          <table:table-cell table:style-name="ce34" table:formula="of:=[.$R124]/[.$O124]" office:value-type="float" office:value="50.2097302172034" calcext:value-type="float">
            <text:p>50.210</text:p>
          </table:table-cell>
          <table:table-cell table:style-name="ce37" table:formula="of:=[.$L124]/300" office:value-type="float" office:value="0.167298250033654" calcext:value-type="float">
            <text:p>0.167</text:p>
          </table:table-cell>
          <table:table-cell table:style-name="ce2" table:formula="of:=[.L124]/([.F124]+[.G124])" office:value-type="float" office:value="3.58496250072116" calcext:value-type="float">
            <text:p>3.5849625007211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Prolog</text:p>
          </table:table-cell>
          <table:table-cell table:number-columns-repeated="2" table:style-name="ce9" office:value-type="float" office:value="14" calcext:value-type="float">
            <text:p>1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40" calcext:value-type="float">
            <text:p>40</text:p>
          </table:table-cell>
          <table:table-cell table:style-name="ce32" table:formula="of:=[.$F125]/[.$G125]" office:value-type="float" office:value="2.475" calcext:value-type="float">
            <text:p>2.475</text:p>
          </table:table-cell>
          <table:table-cell table:style-name="ce45" table:formula="of:=[.$D125]*(LOG10([.$D125])/LOG10(2))+[.$E125]*(LOG10([.$E125])/LOG10(2))" office:value-type="float" office:value="139.741530806554" calcext:value-type="float">
            <text:p>139.742</text:p>
          </table:table-cell>
          <table:table-cell table:style-name="ce49" table:formula="of:=[.$F125]+[.$G125]" office:value-type="float" office:value="139" calcext:value-type="float">
            <text:p>139</text:p>
          </table:table-cell>
          <table:table-cell table:style-name="ce52" table:formula="of:=ROUND(100*(MAX(ROUNDUP([.$I125];0);[.$J125])-MIN(ROUNDUP([.$I125];0);[.$J125]))/MAX(ROUNDUP([.$I125];0);[.$J125]);0)" office:value-type="float" office:value="1" calcext:value-type="float">
            <text:p>1</text:p>
          </table:table-cell>
          <table:table-cell table:style-name="ce25" table:formula="of:=([.$F125]+[.$G125])*LOG10([.$D125]+[.$E125])/LOG10(2)" office:value-type="float" office:value="707.157334933797" calcext:value-type="float">
            <text:p>707.157</text:p>
          </table:table-cell>
          <table:table-cell table:style-name="ce32" table:formula="of:=2*[.$E125]/([.$D125]*[.$G125])" office:value-type="float" office:value="0.0714285714285714" calcext:value-type="float">
            <text:p>0.071</text:p>
          </table:table-cell>
          <table:table-cell table:style-name="ce32" table:formula="of:=8/[.$L125]" office:value-type="float" office:value="0.0113128996968531" calcext:value-type="float">
            <text:p>0.011</text:p>
          </table:table-cell>
          <table:table-cell table:style-name="ce45" table:formula="of:=1/[.$N125]" office:value-type="float" office:value="88.3946668667246" calcext:value-type="float">
            <text:p>88.395</text:p>
          </table:table-cell>
          <table:table-cell table:style-name="ce32" table:formula="of:=[.$M125]*[.$L125]" office:value-type="float" office:value="50.5112382095569" calcext:value-type="float">
            <text:p>50.511</text:p>
          </table:table-cell>
          <table:table-cell table:style-name="ce25" table:formula="of:=8*[.$N125]" office:value-type="float" office:value="0.0905031975748248" calcext:value-type="float">
            <text:p>0.091</text:p>
          </table:table-cell>
          <table:table-cell table:style-name="ce16" table:formula="of:=ROUNDUP([.$L125]/[.$N125];0)" office:value-type="float" office:value="62509" calcext:value-type="float">
            <text:p>62509</text:p>
          </table:table-cell>
          <table:table-cell table:style-name="ce32" table:formula="of:=[.$R125]/[.$O125]" office:value-type="float" office:value="707.15804715059" calcext:value-type="float">
            <text:p>707.158</text:p>
          </table:table-cell>
          <table:table-cell table:style-name="ce25" table:formula="of:=[.$L125]/300" office:value-type="float" office:value="2.35719111644599" calcext:value-type="float">
            <text:p>2.357</text:p>
          </table:table-cell>
          <table:table-cell table:style-name="ce2" table:formula="of:=[.L125]/([.F125]+[.G125])" office:value-type="float" office:value="5.08746284125034" calcext:value-type="float">
            <text:p>5.0874628412503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58" calcext:value-type="float">
            <text:p>58</text:p>
          </table:table-cell>
          <table:table-cell table:style-name="ce33" table:formula="of:=[.$F126]/[.$G126]" office:value-type="float" office:value="1.82758620689655" calcext:value-type="float">
            <text:p>1.828</text:p>
          </table:table-cell>
          <table:table-cell table:style-name="ce46" table:formula="of:=[.$D126]*(LOG10([.$D126])/LOG10(2))+[.$E126]*(LOG10([.$E126])/LOG10(2))" office:value-type="float" office:value="202.922055427097" calcext:value-type="float">
            <text:p>202.922</text:p>
          </table:table-cell>
          <table:table-cell table:style-name="ce50" table:formula="of:=[.$F126]+[.$G126]" office:value-type="float" office:value="164" calcext:value-type="float">
            <text:p>164</text:p>
          </table:table-cell>
          <table:table-cell table:style-name="ce53" table:formula="of:=ROUND(100*(MAX(ROUNDUP([.$I126];0);[.$J126])-MIN(ROUNDUP([.$I126];0);[.$J126]))/MAX(ROUNDUP([.$I126];0);[.$J126]);0)" office:value-type="float" office:value="19" calcext:value-type="float">
            <text:p>19</text:p>
          </table:table-cell>
          <table:table-cell table:style-name="ce26" table:formula="of:=([.$F126]+[.$G126])*LOG10([.$D126]+[.$E126])/LOG10(2)" office:value-type="float" office:value="900.663907798067" calcext:value-type="float">
            <text:p>900.664</text:p>
          </table:table-cell>
          <table:table-cell table:style-name="ce33" table:formula="of:=2*[.$E126]/([.$D126]*[.$G126])" office:value-type="float" office:value="0.0471869328493648" calcext:value-type="float">
            <text:p>0.047</text:p>
          </table:table-cell>
          <table:table-cell table:style-name="ce33" table:formula="of:=8/[.$L126]" office:value-type="float" office:value="0.00888233660828967" calcext:value-type="float">
            <text:p>0.009</text:p>
          </table:table-cell>
          <table:table-cell table:style-name="ce46" table:formula="of:=1/[.$N126]" office:value-type="float" office:value="112.582988474758" calcext:value-type="float">
            <text:p>112.583</text:p>
          </table:table-cell>
          <table:table-cell table:style-name="ce33" table:formula="of:=[.$M126]*[.$L126]" office:value-type="float" office:value="42.4995673371139" calcext:value-type="float">
            <text:p>42.500</text:p>
          </table:table-cell>
          <table:table-cell table:style-name="ce26" table:formula="of:=8*[.$N126]" office:value-type="float" office:value="0.0710586928663174" calcext:value-type="float">
            <text:p>0.071</text:p>
          </table:table-cell>
          <table:table-cell table:style-name="ce17" table:formula="of:=ROUNDUP([.$L126]/[.$N126];0)" office:value-type="float" office:value="101400" calcext:value-type="float">
            <text:p>101400</text:p>
          </table:table-cell>
          <table:table-cell table:style-name="ce33" table:formula="of:=[.$R126]/[.$O126]" office:value-type="float" office:value="900.668932080573" calcext:value-type="float">
            <text:p>900.669</text:p>
          </table:table-cell>
          <table:table-cell table:style-name="ce26" table:formula="of:=[.$L126]/300" office:value-type="float" office:value="3.00221302599355" calcext:value-type="float">
            <text:p>3.002</text:p>
          </table:table-cell>
          <table:table-cell table:style-name="ce2" table:formula="of:=[.L126]/([.F126]+[.G126])" office:value-type="float" office:value="5.49185309632967" calcext:value-type="float">
            <text:p>5.49185309632967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34" table:formula="of:=[.$F127]/[.$G127]" office:value-type="float" office:value="1.1" calcext:value-type="float">
            <text:p>1.100</text:p>
          </table:table-cell>
          <table:table-cell table:style-name="ce47" table:formula="of:=[.$D127]*(LOG10([.$D127])/LOG10(2))+[.$E127]*(LOG10([.$E127])/LOG10(2))" office:value-type="float" office:value="52.8707654032769" calcext:value-type="float">
            <text:p>52.871</text:p>
          </table:table-cell>
          <table:table-cell table:style-name="ce51" table:formula="of:=[.$F127]+[.$G127]" office:value-type="float" office:value="21" calcext:value-type="float">
            <text:p>21</text:p>
          </table:table-cell>
          <table:table-cell table:style-name="ce55" table:formula="of:=ROUND(100*(MAX(ROUNDUP([.$I127];0);[.$J127])-MIN(ROUNDUP([.$I127];0);[.$J127]))/MAX(ROUNDUP([.$I127];0);[.$J127]);0)" office:value-type="float" office:value="60" calcext:value-type="float">
            <text:p>60</text:p>
          </table:table-cell>
          <table:table-cell table:style-name="ce37" table:formula="of:=([.$F127]+[.$G127])*LOG10([.$D127]+[.$E127])/LOG10(2)" office:value-type="float" office:value="85.8367196662571" calcext:value-type="float">
            <text:p>85.837</text:p>
          </table:table-cell>
          <table:table-cell table:style-name="ce34" table:formula="of:=2*[.$E127]/([.$D127]*[.$G127])" office:value-type="float" office:value="0.285714285714286" calcext:value-type="float">
            <text:p>0.286</text:p>
          </table:table-cell>
          <table:table-cell table:style-name="ce34" table:formula="of:=8/[.$L127]" office:value-type="float" office:value="0.093200206521229" calcext:value-type="float">
            <text:p>0.093</text:p>
          </table:table-cell>
          <table:table-cell table:style-name="ce47" table:formula="of:=1/[.$N127]" office:value-type="float" office:value="10.7295899582821" calcext:value-type="float">
            <text:p>10.730</text:p>
          </table:table-cell>
          <table:table-cell table:style-name="ce34" table:formula="of:=[.$M127]*[.$L127]" office:value-type="float" office:value="24.524777047502" calcext:value-type="float">
            <text:p>24.525</text:p>
          </table:table-cell>
          <table:table-cell table:style-name="ce37" table:formula="of:=8*[.$N127]" office:value-type="float" office:value="0.745601652169832" calcext:value-type="float">
            <text:p>0.746</text:p>
          </table:table-cell>
          <table:table-cell table:style-name="ce18" table:formula="of:=ROUNDUP([.$L127]/[.$N127];0)" office:value-type="float" office:value="921" calcext:value-type="float">
            <text:p>921</text:p>
          </table:table-cell>
          <table:table-cell table:style-name="ce34" table:formula="of:=[.$R127]/[.$O127]" office:value-type="float" office:value="85.8373902060519" calcext:value-type="float">
            <text:p>85.837</text:p>
          </table:table-cell>
          <table:table-cell table:style-name="ce37" table:formula="of:=[.$L127]/300" office:value-type="float" office:value="0.286122398887524" calcext:value-type="float">
            <text:p>0.286</text:p>
          </table:table-cell>
          <table:table-cell table:style-name="ce2" table:formula="of:=[.L127]/([.F127]+[.G127])" office:value-type="float" office:value="4.08746284125034" calcext:value-type="float">
            <text:p>4.0874628412503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103" calcext:value-type="float">
            <text:p>103</text:p>
          </table:table-cell>
          <table:table-cell table:style-name="ce32" table:formula="of:=[.$F128]/[.$G128]" office:value-type="float" office:value="1.80582524271845" calcext:value-type="float">
            <text:p>1.806</text:p>
          </table:table-cell>
          <table:table-cell table:style-name="ce45" table:formula="of:=[.$D128]*(LOG10([.$D128])/LOG10(2))+[.$E128]*(LOG10([.$E128])/LOG10(2))" office:value-type="float" office:value="311.898298067695" calcext:value-type="float">
            <text:p>311.898</text:p>
          </table:table-cell>
          <table:table-cell table:style-name="ce49" table:formula="of:=[.$F128]+[.$G128]" office:value-type="float" office:value="289" calcext:value-type="float">
            <text:p>289</text:p>
          </table:table-cell>
          <table:table-cell table:style-name="ce52" table:formula="of:=ROUND(100*(MAX(ROUNDUP([.$I128];0);[.$J128])-MIN(ROUNDUP([.$I128];0);[.$J128]))/MAX(ROUNDUP([.$I128];0);[.$J128]);0)" office:value-type="float" office:value="7" calcext:value-type="float">
            <text:p>7</text:p>
          </table:table-cell>
          <table:table-cell table:style-name="ce25" table:formula="of:=([.$F128]+[.$G128])*LOG10([.$D128]+[.$E128])/LOG10(2)" office:value-type="float" office:value="1720.76273370181" calcext:value-type="float">
            <text:p>1720.763</text:p>
          </table:table-cell>
          <table:table-cell table:style-name="ce32" table:formula="of:=2*[.$E128]/([.$D128]*[.$G128])" office:value-type="float" office:value="0.0379103097549699" calcext:value-type="float">
            <text:p>0.038</text:p>
          </table:table-cell>
          <table:table-cell table:style-name="ce32" table:formula="of:=8/[.$L128]" office:value-type="float" office:value="0.00464910114759978" calcext:value-type="float">
            <text:p>0.005</text:p>
          </table:table-cell>
          <table:table-cell table:style-name="ce45" table:formula="of:=1/[.$N128]" office:value-type="float" office:value="215.095341712726" calcext:value-type="float">
            <text:p>215.095</text:p>
          </table:table-cell>
          <table:table-cell table:style-name="ce32" table:formula="of:=[.$M128]*[.$L128]" office:value-type="float" office:value="65.2346482494444" calcext:value-type="float">
            <text:p>65.235</text:p>
          </table:table-cell>
          <table:table-cell table:style-name="ce25" table:formula="of:=8*[.$N128]" office:value-type="float" office:value="0.0371928091807982" calcext:value-type="float">
            <text:p>0.037</text:p>
          </table:table-cell>
          <table:table-cell table:style-name="ce16" table:formula="of:=ROUNDUP([.$L128]/[.$N128];0)" office:value-type="float" office:value="370129" calcext:value-type="float">
            <text:p>370129</text:p>
          </table:table-cell>
          <table:table-cell table:style-name="ce32" table:formula="of:=[.$R128]/[.$O128]" office:value-type="float" office:value="1720.76715865996" calcext:value-type="float">
            <text:p>1720.767</text:p>
          </table:table-cell>
          <table:table-cell table:style-name="ce25" table:formula="of:=[.$L128]/300" office:value-type="float" office:value="5.73587577900602" calcext:value-type="float">
            <text:p>5.736</text:p>
          </table:table-cell>
          <table:table-cell table:style-name="ce2" table:formula="of:=[.L128]/([.F128]+[.G128])" office:value-type="float" office:value="5.95419631038688" calcext:value-type="float">
            <text:p>5.95419631038688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34" table:formula="of:=[.$F129]/[.$G129]" office:value-type="float" office:value="1" calcext:value-type="float">
            <text:p>1.000</text:p>
          </table:table-cell>
          <table:table-cell table:style-name="ce47" table:formula="of:=[.$D129]*(LOG10([.$D129])/LOG10(2))+[.$E129]*(LOG10([.$E129])/LOG10(2))" office:value-type="float" office:value="101.948336902074" calcext:value-type="float">
            <text:p>101.948</text:p>
          </table:table-cell>
          <table:table-cell table:style-name="ce51" table:formula="of:=[.$F129]+[.$G129]" office:value-type="float" office:value="56" calcext:value-type="float">
            <text:p>56</text:p>
          </table:table-cell>
          <table:table-cell table:style-name="ce55" table:formula="of:=ROUND(100*(MAX(ROUNDUP([.$I129];0);[.$J129])-MIN(ROUNDUP([.$I129];0);[.$J129]))/MAX(ROUNDUP([.$I129];0);[.$J129]);0)" office:value-type="float" office:value="45" calcext:value-type="float">
            <text:p>45</text:p>
          </table:table-cell>
          <table:table-cell table:style-name="ce37" table:formula="of:=([.$F129]+[.$G129])*LOG10([.$D129]+[.$E129])/LOG10(2)" office:value-type="float" office:value="263.224624215901" calcext:value-type="float">
            <text:p>263.225</text:p>
          </table:table-cell>
          <table:table-cell table:style-name="ce34" table:formula="of:=2*[.$E129]/([.$D129]*[.$G129])" office:value-type="float" office:value="0.238095238095238" calcext:value-type="float">
            <text:p>0.238</text:p>
          </table:table-cell>
          <table:table-cell table:style-name="ce34" table:formula="of:=8/[.$L129]" office:value-type="float" office:value="0.0303922933647662" calcext:value-type="float">
            <text:p>0.030</text:p>
          </table:table-cell>
          <table:table-cell table:style-name="ce47" table:formula="of:=1/[.$N129]" office:value-type="float" office:value="32.9030780269876" calcext:value-type="float">
            <text:p>32.903</text:p>
          </table:table-cell>
          <table:table-cell table:style-name="ce34" table:formula="of:=[.$M129]*[.$L129]" office:value-type="float" office:value="62.6725295752146" calcext:value-type="float">
            <text:p>62.673</text:p>
          </table:table-cell>
          <table:table-cell table:style-name="ce37" table:formula="of:=8*[.$N129]" office:value-type="float" office:value="0.243138346918129" calcext:value-type="float">
            <text:p>0.243</text:p>
          </table:table-cell>
          <table:table-cell table:style-name="ce18" table:formula="of:=ROUNDUP([.$L129]/[.$N129];0)" office:value-type="float" office:value="8661" calcext:value-type="float">
            <text:p>8661</text:p>
          </table:table-cell>
          <table:table-cell table:style-name="ce34" table:formula="of:=[.$R129]/[.$O129]" office:value-type="float" office:value="263.22765283224" calcext:value-type="float">
            <text:p>263.228</text:p>
          </table:table-cell>
          <table:table-cell table:style-name="ce37" table:formula="of:=[.$L129]/300" office:value-type="float" office:value="0.877415414053004" calcext:value-type="float">
            <text:p>0.877</text:p>
          </table:table-cell>
          <table:table-cell table:style-name="ce2" table:formula="of:=[.L129]/([.F129]+[.G129])" office:value-type="float" office:value="4.70043971814109" calcext:value-type="float">
            <text:p>4.70043971814109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Prolog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39" calcext:value-type="float">
            <text:p>39</text:p>
          </table:table-cell>
          <table:table-cell table:style-name="ce32" table:formula="of:=[.$F130]/[.$G130]" office:value-type="float" office:value="1.33333333333333" calcext:value-type="float">
            <text:p>1.333</text:p>
          </table:table-cell>
          <table:table-cell table:style-name="ce45" table:formula="of:=[.$D130]*(LOG10([.$D130])/LOG10(2))+[.$E130]*(LOG10([.$E130])/LOG10(2))" office:value-type="float" office:value="140.344382214188" calcext:value-type="float">
            <text:p>140.344</text:p>
          </table:table-cell>
          <table:table-cell table:style-name="ce49" table:formula="of:=[.$F130]+[.$G130]" office:value-type="float" office:value="91" calcext:value-type="float">
            <text:p>91</text:p>
          </table:table-cell>
          <table:table-cell table:style-name="ce52" table:formula="of:=ROUND(100*(MAX(ROUNDUP([.$I130];0);[.$J130])-MIN(ROUNDUP([.$I130];0);[.$J130]))/MAX(ROUNDUP([.$I130];0);[.$J130]);0)" office:value-type="float" office:value="35" calcext:value-type="float">
            <text:p>35</text:p>
          </table:table-cell>
          <table:table-cell table:style-name="ce25" table:formula="of:=([.$F130]+[.$G130])*LOG10([.$D130]+[.$E130])/LOG10(2)" office:value-type="float" office:value="462.959118553781" calcext:value-type="float">
            <text:p>462.959</text:p>
          </table:table-cell>
          <table:table-cell table:style-name="ce32" table:formula="of:=2*[.$E130]/([.$D130]*[.$G130])" office:value-type="float" office:value="0.0828402366863905" calcext:value-type="float">
            <text:p>0.083</text:p>
          </table:table-cell>
          <table:table-cell table:style-name="ce32" table:formula="of:=8/[.$L130]" office:value-type="float" office:value="0.0172801434929954" calcext:value-type="float">
            <text:p>0.017</text:p>
          </table:table-cell>
          <table:table-cell table:style-name="ce45" table:formula="of:=1/[.$N130]" office:value-type="float" office:value="57.8698898192226" calcext:value-type="float">
            <text:p>57.870</text:p>
          </table:table-cell>
          <table:table-cell table:style-name="ce32" table:formula="of:=[.$M130]*[.$L130]" office:value-type="float" office:value="38.3516429571179" calcext:value-type="float">
            <text:p>38.352</text:p>
          </table:table-cell>
          <table:table-cell table:style-name="ce25" table:formula="of:=8*[.$N130]" office:value-type="float" office:value="0.138241147943963" calcext:value-type="float">
            <text:p>0.138</text:p>
          </table:table-cell>
          <table:table-cell table:style-name="ce16" table:formula="of:=ROUNDUP([.$L130]/[.$N130];0)" office:value-type="float" office:value="26792" calcext:value-type="float">
            <text:p>26792</text:p>
          </table:table-cell>
          <table:table-cell table:style-name="ce32" table:formula="of:=[.$R130]/[.$O130]" office:value-type="float" office:value="462.969604464333" calcext:value-type="float">
            <text:p>462.970</text:p>
          </table:table-cell>
          <table:table-cell table:style-name="ce25" table:formula="of:=[.$L130]/300" office:value-type="float" office:value="1.54319706184594" calcext:value-type="float">
            <text:p>1.543</text:p>
          </table:table-cell>
          <table:table-cell table:style-name="ce2" table:formula="of:=[.L130]/([.F130]+[.G130])" office:value-type="float" office:value="5.08746284125034" calcext:value-type="float">
            <text:p>5.0874628412503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34" table:formula="of:=[.$F131]/[.$G131]" office:value-type="float" office:value="0.833333333333333" calcext:value-type="float">
            <text:p>0.833</text:p>
          </table:table-cell>
          <table:table-cell table:style-name="ce47" table:formula="of:=[.$D131]*(LOG10([.$D131])/LOG10(2))+[.$E131]*(LOG10([.$E131])/LOG10(2))" office:value-type="float" office:value="27.1194154787637" calcext:value-type="float">
            <text:p>27.119</text:p>
          </table:table-cell>
          <table:table-cell table:style-name="ce51" table:formula="of:=[.$F131]+[.$G131]" office:value-type="float" office:value="11" calcext:value-type="float">
            <text:p>11</text:p>
          </table:table-cell>
          <table:table-cell table:style-name="ce55" table:formula="of:=ROUND(100*(MAX(ROUNDUP([.$I131];0);[.$J131])-MIN(ROUNDUP([.$I131];0);[.$J131]))/MAX(ROUNDUP([.$I131];0);[.$J131]);0)" office:value-type="float" office:value="61" calcext:value-type="float">
            <text:p>61</text:p>
          </table:table-cell>
          <table:table-cell table:style-name="ce37" table:formula="of:=([.$F131]+[.$G131])*LOG10([.$D131]+[.$E131])/LOG10(2)" office:value-type="float" office:value="38.0537478050103" calcext:value-type="float">
            <text:p>38.054</text:p>
          </table:table-cell>
          <table:table-cell table:style-name="ce34" table:formula="of:=2*[.$E131]/([.$D131]*[.$G131])" office:value-type="float" office:value="0.4" calcext:value-type="float">
            <text:p>0.400</text:p>
          </table:table-cell>
          <table:table-cell table:style-name="ce34" table:formula="of:=8/[.$L131]" office:value-type="float" office:value="0.210228964594828" calcext:value-type="float">
            <text:p>0.210</text:p>
          </table:table-cell>
          <table:table-cell table:style-name="ce47" table:formula="of:=1/[.$N131]" office:value-type="float" office:value="4.75671847562628" calcext:value-type="float">
            <text:p>4.757</text:p>
          </table:table-cell>
          <table:table-cell table:style-name="ce34" table:formula="of:=[.$M131]*[.$L131]" office:value-type="float" office:value="15.2214991220041" calcext:value-type="float">
            <text:p>15.221</text:p>
          </table:table-cell>
          <table:table-cell table:style-name="ce37" table:formula="of:=8*[.$N131]" office:value-type="float" office:value="1.68183171675862" calcext:value-type="float">
            <text:p>1.682</text:p>
          </table:table-cell>
          <table:table-cell table:style-name="ce18" table:formula="of:=ROUNDUP([.$L131]/[.$N131];0)" office:value-type="float" office:value="182" calcext:value-type="float">
            <text:p>182</text:p>
          </table:table-cell>
          <table:table-cell table:style-name="ce34" table:formula="of:=[.$R131]/[.$O131]" office:value-type="float" office:value="38.2616715562586" calcext:value-type="float">
            <text:p>38.262</text:p>
          </table:table-cell>
          <table:table-cell table:style-name="ce37" table:formula="of:=[.$L131]/300" office:value-type="float" office:value="0.126845826016701" calcext:value-type="float">
            <text:p>0.127</text:p>
          </table:table-cell>
          <table:table-cell table:style-name="ce2" table:formula="of:=[.L131]/([.F131]+[.G131])" office:value-type="float" office:value="3.4594316186373" calcext:value-type="float">
            <text:p>3.4594316186373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06" calcext:value-type="float">
            <text:p>206</text:p>
          </table:table-cell>
          <table:table-cell table:style-name="ce9" office:value-type="float" office:value="110" calcext:value-type="float">
            <text:p>110</text:p>
          </table:table-cell>
          <table:table-cell table:style-name="ce40" table:formula="of:=[.$F132]/[.$G132]" office:value-type="float" office:value="1.87272727272727" calcext:value-type="float">
            <text:p>1.873</text:p>
          </table:table-cell>
          <table:table-cell table:style-name="ce45" table:formula="of:=[.$D132]*(LOG10([.$D132])/LOG10(2))+[.$E132]*(LOG10([.$E132])/LOG10(2))" office:value-type="float" office:value="316.919048784806" calcext:value-type="float">
            <text:p>316.919</text:p>
          </table:table-cell>
          <table:table-cell table:style-name="ce49" table:formula="of:=[.$F132]+[.$G132]" office:value-type="float" office:value="316" calcext:value-type="float">
            <text:p>316</text:p>
          </table:table-cell>
          <table:table-cell table:style-name="ce52" table:formula="of:=ROUND(100*(MAX(ROUNDUP([.$I132];0);[.$J132])-MIN(ROUNDUP([.$I132];0);[.$J132]))/MAX(ROUNDUP([.$I132];0);[.$J132]);0)" office:value-type="float" office:value="0" calcext:value-type="float">
            <text:p>0</text:p>
          </table:table-cell>
          <table:table-cell table:style-name="ce25" table:formula="of:=([.$F132]+[.$G132])*LOG10([.$D132]+[.$E132])/LOG10(2)" office:value-type="float" office:value="1888.82045582597" calcext:value-type="float">
            <text:p>1888.820</text:p>
          </table:table-cell>
          <table:table-cell table:style-name="ce32" table:formula="of:=2*[.$E132]/([.$D132]*[.$G132])" office:value-type="float" office:value="0.0316205533596838" calcext:value-type="float">
            <text:p>0.032</text:p>
          </table:table-cell>
          <table:table-cell table:style-name="ce32" table:formula="of:=8/[.$L132]" office:value-type="float" office:value="0.00423544756481453" calcext:value-type="float">
            <text:p>0.004</text:p>
          </table:table-cell>
          <table:table-cell table:style-name="ce45" table:formula="of:=1/[.$N132]" office:value-type="float" office:value="236.102556978247" calcext:value-type="float">
            <text:p>236.103</text:p>
          </table:table-cell>
          <table:table-cell table:style-name="ce32" table:formula="of:=[.$M132]*[.$L132]" office:value-type="float" office:value="59.7255480103075" calcext:value-type="float">
            <text:p>59.726</text:p>
          </table:table-cell>
          <table:table-cell table:style-name="ce25" table:formula="of:=8*[.$N132]" office:value-type="float" office:value="0.0338835805185163" calcext:value-type="float">
            <text:p>0.034</text:p>
          </table:table-cell>
          <table:table-cell table:style-name="ce16" table:formula="of:=ROUNDUP([.$L132]/[.$N132];0)" office:value-type="float" office:value="445956" calcext:value-type="float">
            <text:p>445956</text:p>
          </table:table-cell>
          <table:table-cell table:style-name="ce32" table:formula="of:=[.$R132]/[.$O132]" office:value-type="float" office:value="1888.82325421443" calcext:value-type="float">
            <text:p>1888.823</text:p>
          </table:table-cell>
          <table:table-cell table:style-name="ce25" table:formula="of:=[.$L132]/300" office:value-type="float" office:value="6.29606818608658" calcext:value-type="float">
            <text:p>6.296</text:p>
          </table:table-cell>
          <table:table-cell table:style-name="ce2" table:formula="of:=[.L132]/([.F132]+[.G132])" office:value-type="float" office:value="5.97727992349992" calcext:value-type="float">
            <text:p>5.97727992349992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41" table:formula="of:=[.$F133]/[.$G133]" office:value-type="float" office:value="1.8" calcext:value-type="float">
            <text:p>1.800</text:p>
          </table:table-cell>
          <table:table-cell table:style-name="ce47" table:formula="of:=[.$D133]*(LOG10([.$D133])/LOG10(2))+[.$E133]*(LOG10([.$E133])/LOG10(2))" office:value-type="float" office:value="57.2192809488736" calcext:value-type="float">
            <text:p>57.219</text:p>
          </table:table-cell>
          <table:table-cell table:style-name="ce51" table:formula="of:=[.$F133]+[.$G133]" office:value-type="float" office:value="28" calcext:value-type="float">
            <text:p>28</text:p>
          </table:table-cell>
          <table:table-cell table:style-name="ce55" table:formula="of:=ROUND(100*(MAX(ROUNDUP([.$I133];0);[.$J133])-MIN(ROUNDUP([.$I133];0);[.$J133]))/MAX(ROUNDUP([.$I133];0);[.$J133]);0)" office:value-type="float" office:value="52" calcext:value-type="float">
            <text:p>52</text:p>
          </table:table-cell>
          <table:table-cell table:style-name="ce37" table:formula="of:=([.$F133]+[.$G133])*LOG10([.$D133]+[.$E133])/LOG10(2)" office:value-type="float" office:value="116.757900040385" calcext:value-type="float">
            <text:p>116.758</text:p>
          </table:table-cell>
          <table:table-cell table:style-name="ce34" table:formula="of:=2*[.$E133]/([.$D133]*[.$G133])" office:value-type="float" office:value="0.25" calcext:value-type="float">
            <text:p>0.250</text:p>
          </table:table-cell>
          <table:table-cell table:style-name="ce34" table:formula="of:=8/[.$L133]" office:value-type="float" office:value="0.0685178475908947" calcext:value-type="float">
            <text:p>0.069</text:p>
          </table:table-cell>
          <table:table-cell table:style-name="ce47" table:formula="of:=1/[.$N133]" office:value-type="float" office:value="14.5947375050481" calcext:value-type="float">
            <text:p>14.595</text:p>
          </table:table-cell>
          <table:table-cell table:style-name="ce34" table:formula="of:=[.$M133]*[.$L133]" office:value-type="float" office:value="29.1894750100962" calcext:value-type="float">
            <text:p>29.189</text:p>
          </table:table-cell>
          <table:table-cell table:style-name="ce37" table:formula="of:=8*[.$N133]" office:value-type="float" office:value="0.548142780727158" calcext:value-type="float">
            <text:p>0.548</text:p>
          </table:table-cell>
          <table:table-cell table:style-name="ce18" table:formula="of:=ROUNDUP([.$L133]/[.$N133];0)" office:value-type="float" office:value="1705" calcext:value-type="float">
            <text:p>1705</text:p>
          </table:table-cell>
          <table:table-cell table:style-name="ce34" table:formula="of:=[.$R133]/[.$O133]" office:value-type="float" office:value="116.822930142475" calcext:value-type="float">
            <text:p>116.823</text:p>
          </table:table-cell>
          <table:table-cell table:style-name="ce37" table:formula="of:=[.$L133]/300" office:value-type="float" office:value="0.389193000134616" calcext:value-type="float">
            <text:p>0.389</text:p>
          </table:table-cell>
          <table:table-cell table:style-name="ce2" table:formula="of:=[.L133]/([.F133]+[.G133])" office:value-type="float" office:value="4.16992500144231" calcext:value-type="float">
            <text:p>4.1699250014423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95" calcext:value-type="float">
            <text:p>95</text:p>
          </table:table-cell>
          <table:table-cell table:style-name="ce32" table:formula="of:=[.$F134]/[.$G134]" office:value-type="float" office:value="1.53684210526316" calcext:value-type="float">
            <text:p>1.537</text:p>
          </table:table-cell>
          <table:table-cell table:style-name="ce45" table:formula="of:=[.$D134]*(LOG10([.$D134])/LOG10(2))+[.$E134]*(LOG10([.$E134])/LOG10(2))" office:value-type="float" office:value="263.421245510856" calcext:value-type="float">
            <text:p>263.421</text:p>
          </table:table-cell>
          <table:table-cell table:style-name="ce49" table:formula="of:=[.$F134]+[.$G134]" office:value-type="float" office:value="241" calcext:value-type="float">
            <text:p>241</text:p>
          </table:table-cell>
          <table:table-cell table:style-name="ce52" table:formula="of:=ROUND(100*(MAX(ROUNDUP([.$I134];0);[.$J134])-MIN(ROUNDUP([.$I134];0);[.$J134]))/MAX(ROUNDUP([.$I134];0);[.$J134]);0)" office:value-type="float" office:value="9" calcext:value-type="float">
            <text:p>9</text:p>
          </table:table-cell>
          <table:table-cell table:style-name="ce25" table:formula="of:=([.$F134]+[.$G134])*LOG10([.$D134]+[.$E134])/LOG10(2)" office:value-type="float" office:value="1386.9278880214" calcext:value-type="float">
            <text:p>1386.928</text:p>
          </table:table-cell>
          <table:table-cell table:style-name="ce32" table:formula="of:=2*[.$E134]/([.$D134]*[.$G134])" office:value-type="float" office:value="0.05" calcext:value-type="float">
            <text:p>0.050</text:p>
          </table:table-cell>
          <table:table-cell table:style-name="ce32" table:formula="of:=8/[.$L134]" office:value-type="float" office:value="0.00576814416170755" calcext:value-type="float">
            <text:p>0.006</text:p>
          </table:table-cell>
          <table:table-cell table:style-name="ce45" table:formula="of:=1/[.$N134]" office:value-type="float" office:value="173.365986002675" calcext:value-type="float">
            <text:p>173.366</text:p>
          </table:table-cell>
          <table:table-cell table:style-name="ce32" table:formula="of:=[.$M134]*[.$L134]" office:value-type="float" office:value="69.3463944010698" calcext:value-type="float">
            <text:p>69.346</text:p>
          </table:table-cell>
          <table:table-cell table:style-name="ce25" table:formula="of:=8*[.$N134]" office:value-type="float" office:value="0.0461451532936604" calcext:value-type="float">
            <text:p>0.046</text:p>
          </table:table-cell>
          <table:table-cell table:style-name="ce16" table:formula="of:=ROUNDUP([.$L134]/[.$N134];0)" office:value-type="float" office:value="240447" calcext:value-type="float">
            <text:p>240447</text:p>
          </table:table-cell>
          <table:table-cell table:style-name="ce32" table:formula="of:=[.$R134]/[.$O134]" office:value-type="float" office:value="1386.9329592501" calcext:value-type="float">
            <text:p>1386.933</text:p>
          </table:table-cell>
          <table:table-cell table:style-name="ce25" table:formula="of:=[.$L134]/300" office:value-type="float" office:value="4.62309296007132" calcext:value-type="float">
            <text:p>4.623</text:p>
          </table:table-cell>
          <table:table-cell table:style-name="ce2" table:formula="of:=[.L134]/([.F134]+[.G134])" office:value-type="float" office:value="5.75488750216347" calcext:value-type="float">
            <text:p>5.75488750216347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3" calcext:value-type="float">
            <text:p>23</text:p>
          </table:table-cell>
          <table:table-cell table:style-name="ce34" table:formula="of:=[.$F135]/[.$G135]" office:value-type="float" office:value="1.34782608695652" calcext:value-type="float">
            <text:p>1.348</text:p>
          </table:table-cell>
          <table:table-cell table:style-name="ce47" table:formula="of:=[.$D135]*(LOG10([.$D135])/LOG10(2))+[.$E135]*(LOG10([.$E135])/LOG10(2))" office:value-type="float" office:value="84.9966433055827" calcext:value-type="float">
            <text:p>84.997</text:p>
          </table:table-cell>
          <table:table-cell table:style-name="ce51" table:formula="of:=[.$F135]+[.$G135]" office:value-type="float" office:value="54" calcext:value-type="float">
            <text:p>54</text:p>
          </table:table-cell>
          <table:table-cell table:style-name="ce55" table:formula="of:=ROUND(100*(MAX(ROUNDUP([.$I135];0);[.$J135])-MIN(ROUNDUP([.$I135];0);[.$J135]))/MAX(ROUNDUP([.$I135];0);[.$J135]);0)" office:value-type="float" office:value="36" calcext:value-type="float">
            <text:p>36</text:p>
          </table:table-cell>
          <table:table-cell table:style-name="ce37" table:formula="of:=([.$F135]+[.$G135])*LOG10([.$D135]+[.$E135])/LOG10(2)" office:value-type="float" office:value="244.272345627079" calcext:value-type="float">
            <text:p>244.272</text:p>
          </table:table-cell>
          <table:table-cell table:style-name="ce34" table:formula="of:=2*[.$E135]/([.$D135]*[.$G135])" office:value-type="float" office:value="0.246376811594203" calcext:value-type="float">
            <text:p>0.246</text:p>
          </table:table-cell>
          <table:table-cell table:style-name="ce34" table:formula="of:=8/[.$L135]" office:value-type="float" office:value="0.0327503302900006" calcext:value-type="float">
            <text:p>0.033</text:p>
          </table:table-cell>
          <table:table-cell table:style-name="ce47" table:formula="of:=1/[.$N135]" office:value-type="float" office:value="30.5340432033848" calcext:value-type="float">
            <text:p>30.534</text:p>
          </table:table-cell>
          <table:table-cell table:style-name="ce34" table:formula="of:=[.$M135]*[.$L135]" office:value-type="float" office:value="60.1830416762368" calcext:value-type="float">
            <text:p>60.183</text:p>
          </table:table-cell>
          <table:table-cell table:style-name="ce37" table:formula="of:=8*[.$N135]" office:value-type="float" office:value="0.262002642320004" calcext:value-type="float">
            <text:p>0.262</text:p>
          </table:table-cell>
          <table:table-cell table:style-name="ce18" table:formula="of:=ROUNDUP([.$L135]/[.$N135];0)" office:value-type="float" office:value="7459" calcext:value-type="float">
            <text:p>7459</text:p>
          </table:table-cell>
          <table:table-cell table:style-name="ce34" table:formula="of:=[.$R135]/[.$O135]" office:value-type="float" office:value="244.284713633114" calcext:value-type="float">
            <text:p>244.285</text:p>
          </table:table-cell>
          <table:table-cell table:style-name="ce37" table:formula="of:=[.$L135]/300" office:value-type="float" office:value="0.814241152090262" calcext:value-type="float">
            <text:p>0.814</text:p>
          </table:table-cell>
          <table:table-cell table:style-name="ce2" table:formula="of:=[.L135]/([.F135]+[.G135])" office:value-type="float" office:value="4.52356195605701" calcext:value-type="float">
            <text:p>4.5235619560570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64" calcext:value-type="float">
            <text:p>64</text:p>
          </table:table-cell>
          <table:table-cell table:style-name="ce32" table:formula="of:=[.$F136]/[.$G136]" office:value-type="float" office:value="1.984375" calcext:value-type="float">
            <text:p>1.984</text:p>
          </table:table-cell>
          <table:table-cell table:style-name="ce45" table:formula="of:=[.$D136]*(LOG10([.$D136])/LOG10(2))+[.$E136]*(LOG10([.$E136])/LOG10(2))" office:value-type="float" office:value="228.638735647955" calcext:value-type="float">
            <text:p>228.639</text:p>
          </table:table-cell>
          <table:table-cell table:style-name="ce49" table:formula="of:=[.$F136]+[.$G136]" office:value-type="float" office:value="191" calcext:value-type="float">
            <text:p>191</text:p>
          </table:table-cell>
          <table:table-cell table:style-name="ce52" table:formula="of:=ROUND(100*(MAX(ROUNDUP([.$I136];0);[.$J136])-MIN(ROUNDUP([.$I136];0);[.$J136]))/MAX(ROUNDUP([.$I136];0);[.$J136]);0)" office:value-type="float" office:value="17" calcext:value-type="float">
            <text:p>17</text:p>
          </table:table-cell>
          <table:table-cell table:style-name="ce25" table:formula="of:=([.$F136]+[.$G136])*LOG10([.$D136]+[.$E136])/LOG10(2)" office:value-type="float" office:value="1072.409580226" calcext:value-type="float">
            <text:p>1072.410</text:p>
          </table:table-cell>
          <table:table-cell table:style-name="ce32" table:formula="of:=2*[.$E136]/([.$D136]*[.$G136])" office:value-type="float" office:value="0.0538194444444444" calcext:value-type="float">
            <text:p>0.054</text:p>
          </table:table-cell>
          <table:table-cell table:style-name="ce32" table:formula="of:=8/[.$L136]" office:value-type="float" office:value="0.0074598363792256" calcext:value-type="float">
            <text:p>0.007</text:p>
          </table:table-cell>
          <table:table-cell table:style-name="ce45" table:formula="of:=1/[.$N136]" office:value-type="float" office:value="134.051197528251" calcext:value-type="float">
            <text:p>134.051</text:p>
          </table:table-cell>
          <table:table-cell table:style-name="ce32" table:formula="of:=[.$M136]*[.$L136]" office:value-type="float" office:value="57.7164878246635" calcext:value-type="float">
            <text:p>57.716</text:p>
          </table:table-cell>
          <table:table-cell table:style-name="ce25" table:formula="of:=8*[.$N136]" office:value-type="float" office:value="0.0596786910338048" calcext:value-type="float">
            <text:p>0.060</text:p>
          </table:table-cell>
          <table:table-cell table:style-name="ce16" table:formula="of:=ROUNDUP([.$L136]/[.$N136];0)" office:value-type="float" office:value="143758" calcext:value-type="float">
            <text:p>143758</text:p>
          </table:table-cell>
          <table:table-cell table:style-name="ce32" table:formula="of:=[.$R136]/[.$O136]" office:value-type="float" office:value="1072.41115820471" calcext:value-type="float">
            <text:p>1072.411</text:p>
          </table:table-cell>
          <table:table-cell table:style-name="ce25" table:formula="of:=[.$L136]/300" office:value-type="float" office:value="3.57469860075335" calcext:value-type="float">
            <text:p>3.575</text:p>
          </table:table-cell>
          <table:table-cell table:style-name="ce2" table:formula="of:=[.L136]/([.F136]+[.G136])" office:value-type="float" office:value="5.61470984411521" calcext:value-type="float">
            <text:p>5.6147098441152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34" table:formula="of:=[.$F137]/[.$G137]" office:value-type="float" office:value="1.75" calcext:value-type="float">
            <text:p>1.750</text:p>
          </table:table-cell>
          <table:table-cell table:style-name="ce47" table:formula="of:=[.$D137]*(LOG10([.$D137])/LOG10(2))+[.$E137]*(LOG10([.$E137])/LOG10(2))" office:value-type="float" office:value="48" calcext:value-type="float">
            <text:p>48.000</text:p>
          </table:table-cell>
          <table:table-cell table:style-name="ce51" table:formula="of:=[.$F137]+[.$G137]" office:value-type="float" office:value="22" calcext:value-type="float">
            <text:p>22</text:p>
          </table:table-cell>
          <table:table-cell table:style-name="ce55" table:formula="of:=ROUND(100*(MAX(ROUNDUP([.$I137];0);[.$J137])-MIN(ROUNDUP([.$I137];0);[.$J137]))/MAX(ROUNDUP([.$I137];0);[.$J137]);0)" office:value-type="float" office:value="54" calcext:value-type="float">
            <text:p>54</text:p>
          </table:table-cell>
          <table:table-cell table:style-name="ce37" table:formula="of:=([.$F137]+[.$G137])*LOG10([.$D137]+[.$E137])/LOG10(2)" office:value-type="float" office:value="88" calcext:value-type="float">
            <text:p>88.000</text:p>
          </table:table-cell>
          <table:table-cell table:style-name="ce34" table:formula="of:=2*[.$E137]/([.$D137]*[.$G137])" office:value-type="float" office:value="0.25" calcext:value-type="float">
            <text:p>0.250</text:p>
          </table:table-cell>
          <table:table-cell table:style-name="ce34" table:formula="of:=8/[.$L137]" office:value-type="float" office:value="0.0909090909090909" calcext:value-type="float">
            <text:p>0.091</text:p>
          </table:table-cell>
          <table:table-cell table:style-name="ce47" table:formula="of:=1/[.$N137]" office:value-type="float" office:value="11" calcext:value-type="float">
            <text:p>11.000</text:p>
          </table:table-cell>
          <table:table-cell table:style-name="ce34" table:formula="of:=[.$M137]*[.$L137]" office:value-type="float" office:value="22" calcext:value-type="float">
            <text:p>22.000</text:p>
          </table:table-cell>
          <table:table-cell table:style-name="ce37" table:formula="of:=8*[.$N137]" office:value-type="float" office:value="0.727272727272727" calcext:value-type="float">
            <text:p>0.727</text:p>
          </table:table-cell>
          <table:table-cell table:style-name="ce18" table:formula="of:=ROUNDUP([.$L137]/[.$N137];0)" office:value-type="float" office:value="968" calcext:value-type="float">
            <text:p>968</text:p>
          </table:table-cell>
          <table:table-cell table:style-name="ce34" table:formula="of:=[.$R137]/[.$O137]" office:value-type="float" office:value="88" calcext:value-type="float">
            <text:p>88.000</text:p>
          </table:table-cell>
          <table:table-cell table:style-name="ce37" table:formula="of:=[.$L137]/300" office:value-type="float" office:value="0.293333333333333" calcext:value-type="float">
            <text:p>0.293</text:p>
          </table:table-cell>
          <table:table-cell table:style-name="ce2" table:formula="of:=[.L137]/([.F137]+[.G137])" office:value-type="float" office:value="4" calcext:value-type="float">
            <text:p>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55" calcext:value-type="float">
            <text:p>55</text:p>
          </table:table-cell>
          <table:table-cell table:style-name="ce42" table:formula="of:=[.$F138]/[.$G138]" office:value-type="float" office:value="0.618181818181818" calcext:value-type="float">
            <text:p>0.618</text:p>
          </table:table-cell>
          <table:table-cell table:style-name="ce45" table:formula="of:=[.$D138]*(LOG10([.$D138])/LOG10(2))+[.$E138]*(LOG10([.$E138])/LOG10(2))" office:value-type="float" office:value="178.93519666371" calcext:value-type="float">
            <text:p>178.935</text:p>
          </table:table-cell>
          <table:table-cell table:style-name="ce49" table:formula="of:=[.$F138]+[.$G138]" office:value-type="float" office:value="89" calcext:value-type="float">
            <text:p>89</text:p>
          </table:table-cell>
          <table:table-cell table:style-name="ce57" table:formula="of:=ROUND(100*(MAX(ROUNDUP([.$I138];0);[.$J138])-MIN(ROUNDUP([.$I138];0);[.$J138]))/MAX(ROUNDUP([.$I138];0);[.$J138]);0)" office:value-type="float" office:value="50" calcext:value-type="float">
            <text:p>50</text:p>
          </table:table-cell>
          <table:table-cell table:style-name="ce25" table:formula="of:=([.$F138]+[.$G138])*LOG10([.$D138]+[.$E138])/LOG10(2)" office:value-type="float" office:value="473.651600444975" calcext:value-type="float">
            <text:p>473.652</text:p>
          </table:table-cell>
          <table:table-cell table:style-name="ce32" table:formula="of:=2*[.$E138]/([.$D138]*[.$G138])" office:value-type="float" office:value="0.0958677685950413" calcext:value-type="float">
            <text:p>0.096</text:p>
          </table:table-cell>
          <table:table-cell table:style-name="ce32" table:formula="of:=8/[.$L138]" office:value-type="float" office:value="0.0168900516592456" calcext:value-type="float">
            <text:p>0.017</text:p>
          </table:table-cell>
          <table:table-cell table:style-name="ce45" table:formula="of:=1/[.$N138]" office:value-type="float" office:value="59.2064500556219" calcext:value-type="float">
            <text:p>59.206</text:p>
          </table:table-cell>
          <table:table-cell table:style-name="ce32" table:formula="of:=[.$M138]*[.$L138]" office:value-type="float" office:value="45.4079220261299" calcext:value-type="float">
            <text:p>45.408</text:p>
          </table:table-cell>
          <table:table-cell table:style-name="ce25" table:formula="of:=8*[.$N138]" office:value-type="float" office:value="0.135120413273965" calcext:value-type="float">
            <text:p>0.135</text:p>
          </table:table-cell>
          <table:table-cell table:style-name="ce16" table:formula="of:=ROUNDUP([.$L138]/[.$N138];0)" office:value-type="float" office:value="28044" calcext:value-type="float">
            <text:p>28044</text:p>
          </table:table-cell>
          <table:table-cell table:style-name="ce32" table:formula="of:=[.$R138]/[.$O138]" office:value-type="float" office:value="473.664608731884" calcext:value-type="float">
            <text:p>473.665</text:p>
          </table:table-cell>
          <table:table-cell table:style-name="ce25" table:formula="of:=[.$L138]/300" office:value-type="float" office:value="1.57883866814992" calcext:value-type="float">
            <text:p>1.579</text:p>
          </table:table-cell>
          <table:table-cell table:style-name="ce2" table:formula="of:=[.L138]/([.F138]+[.G138])" office:value-type="float" office:value="5.32192809488736" calcext:value-type="float">
            <text:p>5.3219280948873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43" table:formula="of:=[.$F139]/[.$G139]" office:value-type="float" office:value="1.5" calcext:value-type="float">
            <text:p>1.500</text:p>
          </table:table-cell>
          <table:table-cell table:style-name="ce47" table:formula="of:=[.$D139]*(LOG10([.$D139])/LOG10(2))+[.$E139]*(LOG10([.$E139])/LOG10(2))" office:value-type="float" office:value="32" calcext:value-type="float">
            <text:p>32.000</text:p>
          </table:table-cell>
          <table:table-cell table:style-name="ce51" table:formula="of:=[.$F139]+[.$G139]" office:value-type="float" office:value="20" calcext:value-type="float">
            <text:p>20</text:p>
          </table:table-cell>
          <table:table-cell table:style-name="ce55" table:formula="of:=ROUND(100*(MAX(ROUNDUP([.$I139];0);[.$J139])-MIN(ROUNDUP([.$I139];0);[.$J139]))/MAX(ROUNDUP([.$I139];0);[.$J139]);0)" office:value-type="float" office:value="38" calcext:value-type="float">
            <text:p>38</text:p>
          </table:table-cell>
          <table:table-cell table:style-name="ce37" table:formula="of:=([.$F139]+[.$G139])*LOG10([.$D139]+[.$E139])/LOG10(2)" office:value-type="float" office:value="71.6992500144231" calcext:value-type="float">
            <text:p>71.699</text:p>
          </table:table-cell>
          <table:table-cell table:style-name="ce34" table:formula="of:=2*[.$E139]/([.$D139]*[.$G139])" office:value-type="float" office:value="0.5" calcext:value-type="float">
            <text:p>0.500</text:p>
          </table:table-cell>
          <table:table-cell table:style-name="ce34" table:formula="of:=8/[.$L139]" office:value-type="float" office:value="0.111577178260452" calcext:value-type="float">
            <text:p>0.112</text:p>
          </table:table-cell>
          <table:table-cell table:style-name="ce47" table:formula="of:=1/[.$N139]" office:value-type="float" office:value="8.96240625180289" calcext:value-type="float">
            <text:p>8.962</text:p>
          </table:table-cell>
          <table:table-cell table:style-name="ce34" table:formula="of:=[.$M139]*[.$L139]" office:value-type="float" office:value="35.8496250072116" calcext:value-type="float">
            <text:p>35.850</text:p>
          </table:table-cell>
          <table:table-cell table:style-name="ce37" table:formula="of:=8*[.$N139]" office:value-type="float" office:value="0.892617426083615" calcext:value-type="float">
            <text:p>0.893</text:p>
          </table:table-cell>
          <table:table-cell table:style-name="ce18" table:formula="of:=ROUNDUP([.$L139]/[.$N139];0)" office:value-type="float" office:value="643" calcext:value-type="float">
            <text:p>643</text:p>
          </table:table-cell>
          <table:table-cell table:style-name="ce34" table:formula="of:=[.$R139]/[.$O139]" office:value-type="float" office:value="71.7441256214706" calcext:value-type="float">
            <text:p>71.744</text:p>
          </table:table-cell>
          <table:table-cell table:style-name="ce37" table:formula="of:=[.$L139]/300" office:value-type="float" office:value="0.238997500048077" calcext:value-type="float">
            <text:p>0.239</text:p>
          </table:table-cell>
          <table:table-cell table:style-name="ce2" table:formula="of:=[.L139]/([.F139]+[.G139])" office:value-type="float" office:value="3.58496250072116" calcext:value-type="float">
            <text:p>3.5849625007211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93" calcext:value-type="float">
            <text:p>93</text:p>
          </table:table-cell>
          <table:table-cell table:style-name="ce32" table:formula="of:=[.$F140]/[.$G140]" office:value-type="float" office:value="1.76344086021505" calcext:value-type="float">
            <text:p>1.763</text:p>
          </table:table-cell>
          <table:table-cell table:style-name="ce45" table:formula="of:=[.$D140]*(LOG10([.$D140])/LOG10(2))+[.$E140]*(LOG10([.$E140])/LOG10(2))" office:value-type="float" office:value="314.040007207618" calcext:value-type="float">
            <text:p>314.040</text:p>
          </table:table-cell>
          <table:table-cell table:style-name="ce49" table:formula="of:=[.$F140]+[.$G140]" office:value-type="float" office:value="257" calcext:value-type="float">
            <text:p>257</text:p>
          </table:table-cell>
          <table:table-cell table:style-name="ce52" table:formula="of:=ROUND(100*(MAX(ROUNDUP([.$I140];0);[.$J140])-MIN(ROUNDUP([.$I140];0);[.$J140]))/MAX(ROUNDUP([.$I140];0);[.$J140]);0)" office:value-type="float" office:value="18" calcext:value-type="float">
            <text:p>18</text:p>
          </table:table-cell>
          <table:table-cell table:style-name="ce25" table:formula="of:=([.$F140]+[.$G140])*LOG10([.$D140]+[.$E140])/LOG10(2)" office:value-type="float" office:value="1530.22845176943" calcext:value-type="float">
            <text:p>1530.228</text:p>
          </table:table-cell>
          <table:table-cell table:style-name="ce32" table:formula="of:=2*[.$E140]/([.$D140]*[.$G140])" office:value-type="float" office:value="0.0486700622524052" calcext:value-type="float">
            <text:p>0.049</text:p>
          </table:table-cell>
          <table:table-cell table:style-name="ce32" table:formula="of:=8/[.$L140]" office:value-type="float" office:value="0.00522797755508302" calcext:value-type="float">
            <text:p>0.005</text:p>
          </table:table-cell>
          <table:table-cell table:style-name="ce45" table:formula="of:=1/[.$N140]" office:value-type="float" office:value="191.278556471178" calcext:value-type="float">
            <text:p>191.279</text:p>
          </table:table-cell>
          <table:table-cell table:style-name="ce32" table:formula="of:=[.$M140]*[.$L140]" office:value-type="float" office:value="74.4763140080196" calcext:value-type="float">
            <text:p>74.476</text:p>
          </table:table-cell>
          <table:table-cell table:style-name="ce25" table:formula="of:=8*[.$N140]" office:value-type="float" office:value="0.0418238204406642" calcext:value-type="float">
            <text:p>0.042</text:p>
          </table:table-cell>
          <table:table-cell table:style-name="ce16" table:formula="of:=ROUNDUP([.$L140]/[.$N140];0)" office:value-type="float" office:value="292700" calcext:value-type="float">
            <text:p>292700</text:p>
          </table:table-cell>
          <table:table-cell table:style-name="ce32" table:formula="of:=[.$R140]/[.$O140]" office:value-type="float" office:value="1530.2290303728" calcext:value-type="float">
            <text:p>1530.229</text:p>
          </table:table-cell>
          <table:table-cell table:style-name="ce25" table:formula="of:=[.$L140]/300" office:value-type="float" office:value="5.10076150589809" calcext:value-type="float">
            <text:p>5.101</text:p>
          </table:table-cell>
          <table:table-cell table:style-name="ce2" table:formula="of:=[.L140]/([.F140]+[.G140])" office:value-type="float" office:value="5.95419631038688" calcext:value-type="float">
            <text:p>5.95419631038688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7" calcext:value-type="float">
            <text:p>17</text:p>
          </table:table-cell>
          <table:table-cell table:style-name="ce34" table:formula="of:=[.$F141]/[.$G141]" office:value-type="float" office:value="1.11764705882353" calcext:value-type="float">
            <text:p>1.118</text:p>
          </table:table-cell>
          <table:table-cell table:style-name="ce47" table:formula="of:=[.$D141]*(LOG10([.$D141])/LOG10(2))+[.$E141]*(LOG10([.$E141])/LOG10(2))" office:value-type="float" office:value="81.8322939217873" calcext:value-type="float">
            <text:p>81.832</text:p>
          </table:table-cell>
          <table:table-cell table:style-name="ce51" table:formula="of:=[.$F141]+[.$G141]" office:value-type="float" office:value="36" calcext:value-type="float">
            <text:p>36</text:p>
          </table:table-cell>
          <table:table-cell table:style-name="ce55" table:formula="of:=ROUND(100*(MAX(ROUNDUP([.$I141];0);[.$J141])-MIN(ROUNDUP([.$I141];0);[.$J141]))/MAX(ROUNDUP([.$I141];0);[.$J141]);0)" office:value-type="float" office:value="56" calcext:value-type="float">
            <text:p>56</text:p>
          </table:table-cell>
          <table:table-cell table:style-name="ce37" table:formula="of:=([.$F141]+[.$G141])*LOG10([.$D141]+[.$E141])/LOG10(2)" office:value-type="float" office:value="162.848230418052" calcext:value-type="float">
            <text:p>162.848</text:p>
          </table:table-cell>
          <table:table-cell table:style-name="ce34" table:formula="of:=2*[.$E141]/([.$D141]*[.$G141])" office:value-type="float" office:value="0.183006535947712" calcext:value-type="float">
            <text:p>0.183</text:p>
          </table:table-cell>
          <table:table-cell table:style-name="ce34" table:formula="of:=8/[.$L141]" office:value-type="float" office:value="0.0491254954350008" calcext:value-type="float">
            <text:p>0.049</text:p>
          </table:table-cell>
          <table:table-cell table:style-name="ce47" table:formula="of:=1/[.$N141]" office:value-type="float" office:value="20.3560288022566" calcext:value-type="float">
            <text:p>20.356</text:p>
          </table:table-cell>
          <table:table-cell table:style-name="ce34" table:formula="of:=[.$M141]*[.$L141]" office:value-type="float" office:value="29.8022905340227" calcext:value-type="float">
            <text:p>29.802</text:p>
          </table:table-cell>
          <table:table-cell table:style-name="ce37" table:formula="of:=8*[.$N141]" office:value-type="float" office:value="0.393003963480007" calcext:value-type="float">
            <text:p>0.393</text:p>
          </table:table-cell>
          <table:table-cell table:style-name="ce18" table:formula="of:=ROUNDUP([.$L141]/[.$N141];0)" office:value-type="float" office:value="3315" calcext:value-type="float">
            <text:p>3315</text:p>
          </table:table-cell>
          <table:table-cell table:style-name="ce34" table:formula="of:=[.$R141]/[.$O141]" office:value-type="float" office:value="162.851017367028" calcext:value-type="float">
            <text:p>162.851</text:p>
          </table:table-cell>
          <table:table-cell table:style-name="ce37" table:formula="of:=[.$L141]/300" office:value-type="float" office:value="0.542827434726841" calcext:value-type="float">
            <text:p>0.543</text:p>
          </table:table-cell>
          <table:table-cell table:style-name="ce2" table:formula="of:=[.L141]/([.F141]+[.G141])" office:value-type="float" office:value="4.52356195605701" calcext:value-type="float">
            <text:p>4.52356195605701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96" calcext:value-type="float">
            <text:p>96</text:p>
          </table:table-cell>
          <table:table-cell table:style-name="ce32" table:formula="of:=[.$F142]/[.$G142]" office:value-type="float" office:value="1.82291666666667" calcext:value-type="float">
            <text:p>1.823</text:p>
          </table:table-cell>
          <table:table-cell table:style-name="ce45" table:formula="of:=[.$D142]*(LOG10([.$D142])/LOG10(2))+[.$E142]*(LOG10([.$E142])/LOG10(2))" office:value-type="float" office:value="300.37025494477" calcext:value-type="float">
            <text:p>300.370</text:p>
          </table:table-cell>
          <table:table-cell table:style-name="ce49" table:formula="of:=[.$F142]+[.$G142]" office:value-type="float" office:value="271" calcext:value-type="float">
            <text:p>271</text:p>
          </table:table-cell>
          <table:table-cell table:style-name="ce52" table:formula="of:=ROUND(100*(MAX(ROUNDUP([.$I142];0);[.$J142])-MIN(ROUNDUP([.$I142];0);[.$J142]))/MAX(ROUNDUP([.$I142];0);[.$J142]);0)" office:value-type="float" office:value="10" calcext:value-type="float">
            <text:p>10</text:p>
          </table:table-cell>
          <table:table-cell table:style-name="ce25" table:formula="of:=([.$F142]+[.$G142])*LOG10([.$D142]+[.$E142])/LOG10(2)" office:value-type="float" office:value="1600.76735140991" calcext:value-type="float">
            <text:p>1600.767</text:p>
          </table:table-cell>
          <table:table-cell table:style-name="ce32" table:formula="of:=2*[.$E142]/([.$D142]*[.$G142])" office:value-type="float" office:value="0.0449561403508772" calcext:value-type="float">
            <text:p>0.045</text:p>
          </table:table-cell>
          <table:table-cell table:style-name="ce32" table:formula="of:=8/[.$L142]" office:value-type="float" office:value="0.00499760317634779" calcext:value-type="float">
            <text:p>0.005</text:p>
          </table:table-cell>
          <table:table-cell table:style-name="ce45" table:formula="of:=1/[.$N142]" office:value-type="float" office:value="200.095918926239" calcext:value-type="float">
            <text:p>200.096</text:p>
          </table:table-cell>
          <table:table-cell table:style-name="ce32" table:formula="of:=[.$M142]*[.$L142]" office:value-type="float" office:value="71.9643217190858" calcext:value-type="float">
            <text:p>71.964</text:p>
          </table:table-cell>
          <table:table-cell table:style-name="ce25" table:formula="of:=8*[.$N142]" office:value-type="float" office:value="0.0399808254107823" calcext:value-type="float">
            <text:p>0.040</text:p>
          </table:table-cell>
          <table:table-cell table:style-name="ce16" table:formula="of:=ROUNDUP([.$L142]/[.$N142];0)" office:value-type="float" office:value="320308" calcext:value-type="float">
            <text:p>320308</text:p>
          </table:table-cell>
          <table:table-cell table:style-name="ce32" table:formula="of:=[.$R142]/[.$O142]" office:value-type="float" office:value="1600.77227820961" calcext:value-type="float">
            <text:p>1600.772</text:p>
          </table:table-cell>
          <table:table-cell table:style-name="ce25" table:formula="of:=[.$L142]/300" office:value-type="float" office:value="5.33589117136636" calcext:value-type="float">
            <text:p>5.336</text:p>
          </table:table-cell>
          <table:table-cell table:style-name="ce2" table:formula="of:=[.L142]/([.F142]+[.G142])" office:value-type="float" office:value="5.90689059560852" calcext:value-type="float">
            <text:p>5.90689059560852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88" calcext:value-type="float">
            <text:p>88</text:p>
          </table:table-cell>
          <table:table-cell table:style-name="ce33" table:formula="of:=[.$F143]/[.$G143]" office:value-type="float" office:value="1.82954545454545" calcext:value-type="float">
            <text:p>1.830</text:p>
          </table:table-cell>
          <table:table-cell table:style-name="ce46" table:formula="of:=[.$D143]*(LOG10([.$D143])/LOG10(2))+[.$E143]*(LOG10([.$E143])/LOG10(2))" office:value-type="float" office:value="275.617554836883" calcext:value-type="float">
            <text:p>275.618</text:p>
          </table:table-cell>
          <table:table-cell table:style-name="ce50" table:formula="of:=[.$F143]+[.$G143]" office:value-type="float" office:value="249" calcext:value-type="float">
            <text:p>249</text:p>
          </table:table-cell>
          <table:table-cell table:style-name="ce53" table:formula="of:=ROUND(100*(MAX(ROUNDUP([.$I143];0);[.$J143])-MIN(ROUNDUP([.$I143];0);[.$J143]))/MAX(ROUNDUP([.$I143];0);[.$J143]);0)" office:value-type="float" office:value="10" calcext:value-type="float">
            <text:p>10</text:p>
          </table:table-cell>
          <table:table-cell table:style-name="ce26" table:formula="of:=([.$F143]+[.$G143])*LOG10([.$D143]+[.$E143])/LOG10(2)" office:value-type="float" office:value="1446.03137559234" calcext:value-type="float">
            <text:p>1446.031</text:p>
          </table:table-cell>
          <table:table-cell table:style-name="ce33" table:formula="of:=2*[.$E143]/([.$D143]*[.$G143])" office:value-type="float" office:value="0.0521390374331551" calcext:value-type="float">
            <text:p>0.052</text:p>
          </table:table-cell>
          <table:table-cell table:style-name="ce33" table:formula="of:=8/[.$L143]" office:value-type="float" office:value="0.00553238341507143" calcext:value-type="float">
            <text:p>0.006</text:p>
          </table:table-cell>
          <table:table-cell table:style-name="ce46" table:formula="of:=1/[.$N143]" office:value-type="float" office:value="180.753921949043" calcext:value-type="float">
            <text:p>180.754</text:p>
          </table:table-cell>
          <table:table-cell table:style-name="ce33" table:formula="of:=[.$M143]*[.$L143]" office:value-type="float" office:value="75.3946840215259" calcext:value-type="float">
            <text:p>75.395</text:p>
          </table:table-cell>
          <table:table-cell table:style-name="ce26" table:formula="of:=8*[.$N143]" office:value-type="float" office:value="0.0442590673205714" calcext:value-type="float">
            <text:p>0.044</text:p>
          </table:table-cell>
          <table:table-cell table:style-name="ce17" table:formula="of:=ROUNDUP([.$L143]/[.$N143];0)" office:value-type="float" office:value="261376" calcext:value-type="float">
            <text:p>261376</text:p>
          </table:table-cell>
          <table:table-cell table:style-name="ce33" table:formula="of:=[.$R143]/[.$O143]" office:value-type="float" office:value="1446.03224749771" calcext:value-type="float">
            <text:p>1446.032</text:p>
          </table:table-cell>
          <table:table-cell table:style-name="ce26" table:formula="of:=[.$L143]/300" office:value-type="float" office:value="4.82010458530781" calcext:value-type="float">
            <text:p>4.820</text:p>
          </table:table-cell>
          <table:table-cell table:style-name="ce2" table:formula="of:=[.L143]/([.F143]+[.G143])" office:value-type="float" office:value="5.8073549220576" calcext:value-type="float">
            <text:p>5.807354922057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34" table:formula="of:=[.$F144]/[.$G144]" office:value-type="float" office:value="1.63636363636364" calcext:value-type="float">
            <text:p>1.636</text:p>
          </table:table-cell>
          <table:table-cell table:style-name="ce47" table:formula="of:=[.$D144]*(LOG10([.$D144])/LOG10(2))+[.$E144]*(LOG10([.$E144])/LOG10(2))" office:value-type="float" office:value="53.5635228093372" calcext:value-type="float">
            <text:p>53.564</text:p>
          </table:table-cell>
          <table:table-cell table:style-name="ce51" table:formula="of:=[.$F144]+[.$G144]" office:value-type="float" office:value="29" calcext:value-type="float">
            <text:p>29</text:p>
          </table:table-cell>
          <table:table-cell table:style-name="ce55" table:formula="of:=ROUND(100*(MAX(ROUNDUP([.$I144];0);[.$J144])-MIN(ROUNDUP([.$I144];0);[.$J144]))/MAX(ROUNDUP([.$I144];0);[.$J144]);0)" office:value-type="float" office:value="46" calcext:value-type="float">
            <text:p>46</text:p>
          </table:table-cell>
          <table:table-cell table:style-name="ce37" table:formula="of:=([.$F144]+[.$G144])*LOG10([.$D144]+[.$E144])/LOG10(2)" office:value-type="float" office:value="118.53642239626" calcext:value-type="float">
            <text:p>118.536</text:p>
          </table:table-cell>
          <table:table-cell table:style-name="ce34" table:formula="of:=2*[.$E144]/([.$D144]*[.$G144])" office:value-type="float" office:value="0.333333333333333" calcext:value-type="float">
            <text:p>0.333</text:p>
          </table:table-cell>
          <table:table-cell table:style-name="ce34" table:formula="of:=8/[.$L144]" office:value-type="float" office:value="0.0674898047222693" calcext:value-type="float">
            <text:p>0.067</text:p>
          </table:table-cell>
          <table:table-cell table:style-name="ce47" table:formula="of:=1/[.$N144]" office:value-type="float" office:value="14.8170527995325" calcext:value-type="float">
            <text:p>14.817</text:p>
          </table:table-cell>
          <table:table-cell table:style-name="ce34" table:formula="of:=[.$M144]*[.$L144]" office:value-type="float" office:value="39.5121407987533" calcext:value-type="float">
            <text:p>39.512</text:p>
          </table:table-cell>
          <table:table-cell table:style-name="ce37" table:formula="of:=8*[.$N144]" office:value-type="float" office:value="0.539918437778154" calcext:value-type="float">
            <text:p>0.540</text:p>
          </table:table-cell>
          <table:table-cell table:style-name="ce18" table:formula="of:=ROUNDUP([.$L144]/[.$N144];0)" office:value-type="float" office:value="1757" calcext:value-type="float">
            <text:p>1757</text:p>
          </table:table-cell>
          <table:table-cell table:style-name="ce34" table:formula="of:=[.$R144]/[.$O144]" office:value-type="float" office:value="118.579586897027" calcext:value-type="float">
            <text:p>118.580</text:p>
          </table:table-cell>
          <table:table-cell table:style-name="ce37" table:formula="of:=[.$L144]/300" office:value-type="float" office:value="0.395121407987533" calcext:value-type="float">
            <text:p>0.395</text:p>
          </table:table-cell>
          <table:table-cell table:style-name="ce2" table:formula="of:=[.L144]/([.F144]+[.G144])" office:value-type="float" office:value="4.08746284125034" calcext:value-type="float">
            <text:p>4.08746284125034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43" calcext:value-type="float">
            <text:p>43</text:p>
          </table:table-cell>
          <table:table-cell table:style-name="ce32" table:formula="of:=[.$F145]/[.$G145]" office:value-type="float" office:value="1.95348837209302" calcext:value-type="float">
            <text:p>1.953</text:p>
          </table:table-cell>
          <table:table-cell table:style-name="ce45" table:formula="of:=[.$D145]*(LOG10([.$D145])/LOG10(2))+[.$E145]*(LOG10([.$E145])/LOG10(2))" office:value-type="float" office:value="157.344893898118" calcext:value-type="float">
            <text:p>157.345</text:p>
          </table:table-cell>
          <table:table-cell table:style-name="ce49" table:formula="of:=[.$F145]+[.$G145]" office:value-type="float" office:value="127" calcext:value-type="float">
            <text:p>127</text:p>
          </table:table-cell>
          <table:table-cell table:style-name="ce52" table:formula="of:=ROUND(100*(MAX(ROUNDUP([.$I145];0);[.$J145])-MIN(ROUNDUP([.$I145];0);[.$J145]))/MAX(ROUNDUP([.$I145];0);[.$J145]);0)" office:value-type="float" office:value="20" calcext:value-type="float">
            <text:p>20</text:p>
          </table:table-cell>
          <table:table-cell table:style-name="ce25" table:formula="of:=([.$F145]+[.$G145])*LOG10([.$D145]+[.$E145])/LOG10(2)" office:value-type="float" office:value="661.600577434877" calcext:value-type="float">
            <text:p>661.601</text:p>
          </table:table-cell>
          <table:table-cell table:style-name="ce32" table:formula="of:=2*[.$E145]/([.$D145]*[.$G145])" office:value-type="float" office:value="0.0764119601328904" calcext:value-type="float">
            <text:p>0.076</text:p>
          </table:table-cell>
          <table:table-cell table:style-name="ce32" table:formula="of:=8/[.$L145]" office:value-type="float" office:value="0.012091887874429" calcext:value-type="float">
            <text:p>0.012</text:p>
          </table:table-cell>
          <table:table-cell table:style-name="ce45" table:formula="of:=1/[.$N145]" office:value-type="float" office:value="82.7000721793596" calcext:value-type="float">
            <text:p>82.700</text:p>
          </table:table-cell>
          <table:table-cell table:style-name="ce32" table:formula="of:=[.$M145]*[.$L145]" office:value-type="float" office:value="50.554196946851" calcext:value-type="float">
            <text:p>50.554</text:p>
          </table:table-cell>
          <table:table-cell table:style-name="ce25" table:formula="of:=8*[.$N145]" office:value-type="float" office:value="0.0967351029954319" calcext:value-type="float">
            <text:p>0.097</text:p>
          </table:table-cell>
          <table:table-cell table:style-name="ce16" table:formula="of:=ROUNDUP([.$L145]/[.$N145];0)" office:value-type="float" office:value="54715" calcext:value-type="float">
            <text:p>54715</text:p>
          </table:table-cell>
          <table:table-cell table:style-name="ce32" table:formula="of:=[.$R145]/[.$O145]" office:value-type="float" office:value="661.607645049382" calcext:value-type="float">
            <text:p>661.608</text:p>
          </table:table-cell>
          <table:table-cell table:style-name="ce25" table:formula="of:=[.$L145]/300" office:value-type="float" office:value="2.20533525811626" calcext:value-type="float">
            <text:p>2.205</text:p>
          </table:table-cell>
          <table:table-cell table:style-name="ce2" table:formula="of:=[.L145]/([.F145]+[.G145])" office:value-type="float" office:value="5.20945336562895" calcext:value-type="float">
            <text:p>5.20945336562895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34" table:formula="of:=[.$F146]/[.$G146]" office:value-type="float" office:value="1.33333333333333" calcext:value-type="float">
            <text:p>1.333</text:p>
          </table:table-cell>
          <table:table-cell table:style-name="ce47" table:formula="of:=[.$D146]*(LOG10([.$D146])/LOG10(2))+[.$E146]*(LOG10([.$E146])/LOG10(2))" office:value-type="float" office:value="23.5097750043269" calcext:value-type="float">
            <text:p>23.510</text:p>
          </table:table-cell>
          <table:table-cell table:style-name="ce51" table:formula="of:=[.$F146]+[.$G146]" office:value-type="float" office:value="14" calcext:value-type="float">
            <text:p>14</text:p>
          </table:table-cell>
          <table:table-cell table:style-name="ce55" table:formula="of:=ROUND(100*(MAX(ROUNDUP([.$I146];0);[.$J146])-MIN(ROUNDUP([.$I146];0);[.$J146]))/MAX(ROUNDUP([.$I146];0);[.$J146]);0)" office:value-type="float" office:value="42" calcext:value-type="float">
            <text:p>42</text:p>
          </table:table-cell>
          <table:table-cell table:style-name="ce37" table:formula="of:=([.$F146]+[.$G146])*LOG10([.$D146]+[.$E146])/LOG10(2)" office:value-type="float" office:value="46.5069933284231" calcext:value-type="float">
            <text:p>46.507</text:p>
          </table:table-cell>
          <table:table-cell table:style-name="ce34" table:formula="of:=2*[.$E146]/([.$D146]*[.$G146])" office:value-type="float" office:value="0.5" calcext:value-type="float">
            <text:p>0.500</text:p>
          </table:table-cell>
          <table:table-cell table:style-name="ce34" table:formula="of:=8/[.$L146]" office:value-type="float" office:value="0.172017140379418" calcext:value-type="float">
            <text:p>0.172</text:p>
          </table:table-cell>
          <table:table-cell table:style-name="ce47" table:formula="of:=1/[.$N146]" office:value-type="float" office:value="5.81337416605288" calcext:value-type="float">
            <text:p>5.813</text:p>
          </table:table-cell>
          <table:table-cell table:style-name="ce34" table:formula="of:=[.$M146]*[.$L146]" office:value-type="float" office:value="23.2534966642115" calcext:value-type="float">
            <text:p>23.253</text:p>
          </table:table-cell>
          <table:table-cell table:style-name="ce37" table:formula="of:=8*[.$N146]" office:value-type="float" office:value="1.37613712303534" calcext:value-type="float">
            <text:p>1.376</text:p>
          </table:table-cell>
          <table:table-cell table:style-name="ce18" table:formula="of:=ROUNDUP([.$L146]/[.$N146];0)" office:value-type="float" office:value="271" calcext:value-type="float">
            <text:p>271</text:p>
          </table:table-cell>
          <table:table-cell table:style-name="ce34" table:formula="of:=[.$R146]/[.$O146]" office:value-type="float" office:value="46.6166450428222" calcext:value-type="float">
            <text:p>46.617</text:p>
          </table:table-cell>
          <table:table-cell table:style-name="ce37" table:formula="of:=[.$L146]/300" office:value-type="float" office:value="0.155023311094744" calcext:value-type="float">
            <text:p>0.155</text:p>
          </table:table-cell>
          <table:table-cell table:style-name="ce2" table:formula="of:=[.L146]/([.F146]+[.G146])" office:value-type="float" office:value="3.32192809488736" calcext:value-type="float">
            <text:p>3.32192809488736</text:p>
          </table:table-cell>
          <table:table-cell table:style-name="ce59"/>
          <table:table-cell table:number-columns-repeated="100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174" calcext:value-type="float">
            <text:p>174</text:p>
          </table:table-cell>
          <table:table-cell table:style-name="ce32" table:formula="of:=[.$F147]/[.$G147]" office:value-type="float" office:value="1.73563218390805" calcext:value-type="float">
            <text:p>1.736</text:p>
          </table:table-cell>
          <table:table-cell table:style-name="ce45" table:formula="of:=[.$D147]*(LOG10([.$D147])/LOG10(2))+[.$E147]*(LOG10([.$E147])/LOG10(2))" office:value-type="float" office:value="367.935322269803" calcext:value-type="float">
            <text:p>367.935</text:p>
          </table:table-cell>
          <table:table-cell table:style-name="ce49" table:formula="of:=[.$F147]+[.$G147]" office:value-type="float" office:value="476" calcext:value-type="float">
            <text:p>476</text:p>
          </table:table-cell>
          <table:table-cell table:style-name="ce52" table:formula="of:=ROUND(100*(MAX(ROUNDUP([.$I147];0);[.$J147])-MIN(ROUNDUP([.$I147];0);[.$J147]))/MAX(ROUNDUP([.$I147];0);[.$J147]);0)" office:value-type="float" office:value="23" calcext:value-type="float">
            <text:p>23</text:p>
          </table:table-cell>
          <table:table-cell table:style-name="ce25" table:formula="of:=([.$F147]+[.$G147])*LOG10([.$D147]+[.$E147])/LOG10(2)" office:value-type="float" office:value="2927.27962888423" calcext:value-type="float">
            <text:p>2927.280</text:p>
          </table:table-cell>
          <table:table-cell table:style-name="ce32" table:formula="of:=2*[.$E147]/([.$D147]*[.$G147])" office:value-type="float" office:value="0.0176518883415435" calcext:value-type="float">
            <text:p>0.018</text:p>
          </table:table-cell>
          <table:table-cell table:style-name="ce32" table:formula="of:=8/[.$L147]" office:value-type="float" office:value="0.00273291281128797" calcext:value-type="float">
            <text:p>0.003</text:p>
          </table:table-cell>
          <table:table-cell table:style-name="ce45" table:formula="of:=1/[.$N147]" office:value-type="float" office:value="365.909953610529" calcext:value-type="float">
            <text:p>365.910</text:p>
          </table:table-cell>
          <table:table-cell table:style-name="ce32" table:formula="of:=[.$M147]*[.$L147]" office:value-type="float" office:value="51.6720131535393" calcext:value-type="float">
            <text:p>51.672</text:p>
          </table:table-cell>
          <table:table-cell table:style-name="ce25" table:formula="of:=8*[.$N147]" office:value-type="float" office:value="0.0218633024903037" calcext:value-type="float">
            <text:p>0.022</text:p>
          </table:table-cell>
          <table:table-cell table:style-name="ce16" table:formula="of:=ROUNDUP([.$L147]/[.$N147];0)" office:value-type="float" office:value="1071121" calcext:value-type="float">
            <text:p>1071121</text:p>
          </table:table-cell>
          <table:table-cell table:style-name="ce32" table:formula="of:=[.$R147]/[.$O147]" office:value-type="float" office:value="2927.28030333958" calcext:value-type="float">
            <text:p>2927.280</text:p>
          </table:table-cell>
          <table:table-cell table:style-name="ce25" table:formula="of:=[.$L147]/300" office:value-type="float" office:value="9.75759876294743" calcext:value-type="float">
            <text:p>9.758</text:p>
          </table:table-cell>
          <table:table-cell table:style-name="ce2" table:formula="of:=[.L147]/([.F147]+[.G147])" office:value-type="float" office:value="6.14974711950468" calcext:value-type="float">
            <text:p>6.14974711950468</text:p>
          </table:table-cell>
          <table:table-cell table:number-columns-repeated="1003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34" table:formula="of:=[.$F148]/[.$G148]" office:value-type="float" office:value="1.0625" calcext:value-type="float">
            <text:p>1.063</text:p>
          </table:table-cell>
          <table:table-cell table:style-name="ce47" table:formula="of:=[.$D148]*(LOG10([.$D148])/LOG10(2))+[.$E148]*(LOG10([.$E148])/LOG10(2))" office:value-type="float" office:value="101.622908942782" calcext:value-type="float">
            <text:p>101.623</text:p>
          </table:table-cell>
          <table:table-cell table:style-name="ce51" table:formula="of:=[.$F148]+[.$G148]" office:value-type="float" office:value="33" calcext:value-type="float">
            <text:p>33</text:p>
          </table:table-cell>
          <table:table-cell table:style-name="ce56" table:formula="of:=ROUND(100*(MAX(ROUNDUP([.$I148];0);[.$J148])-MIN(ROUNDUP([.$I148];0);[.$J148]))/MAX(ROUNDUP([.$I148];0);[.$J148]);0)" office:value-type="float" office:value="68" calcext:value-type="float">
            <text:p>68</text:p>
          </table:table-cell>
          <table:table-cell table:style-name="ce37" table:formula="of:=([.$F148]+[.$G148])*LOG10([.$D148]+[.$E148])/LOG10(2)" office:value-type="float" office:value="156.911287571394" calcext:value-type="float">
            <text:p>156.911</text:p>
          </table:table-cell>
          <table:table-cell table:style-name="ce34" table:formula="of:=2*[.$E148]/([.$D148]*[.$G148])" office:value-type="float" office:value="0.15625" calcext:value-type="float">
            <text:p>0.156</text:p>
          </table:table-cell>
          <table:table-cell table:style-name="ce34" table:formula="of:=8/[.$L148]" office:value-type="float" office:value="0.0509842225108248" calcext:value-type="float">
            <text:p>0.051</text:p>
          </table:table-cell>
          <table:table-cell table:style-name="ce47" table:formula="of:=1/[.$N148]" office:value-type="float" office:value="19.6139109464243" calcext:value-type="float">
            <text:p>19.614</text:p>
          </table:table-cell>
          <table:table-cell table:style-name="ce34" table:formula="of:=[.$M148]*[.$L148]" office:value-type="float" office:value="24.5173886830304" calcext:value-type="float">
            <text:p>24.517</text:p>
          </table:table-cell>
          <table:table-cell table:style-name="ce37" table:formula="of:=8*[.$N148]" office:value-type="float" office:value="0.407873780086599" calcext:value-type="float">
            <text:p>0.408</text:p>
          </table:table-cell>
          <table:table-cell table:style-name="ce18" table:formula="of:=ROUNDUP([.$L148]/[.$N148];0)" office:value-type="float" office:value="3078" calcext:value-type="float">
            <text:p>3078</text:p>
          </table:table-cell>
          <table:table-cell table:style-name="ce34" table:formula="of:=[.$R148]/[.$O148]" office:value-type="float" office:value="156.929436888319" calcext:value-type="float">
            <text:p>156.929</text:p>
          </table:table-cell>
          <table:table-cell table:style-name="ce37" table:formula="of:=[.$L148]/300" office:value-type="float" office:value="0.523037625237982" calcext:value-type="float">
            <text:p>0.523</text:p>
          </table:table-cell>
          <table:table-cell table:style-name="ce2" table:formula="of:=[.L148]/([.F148]+[.G148])" office:value-type="float" office:value="4.75488750216347" calcext:value-type="float">
            <text:p>4.75488750216347</text:p>
          </table:table-cell>
          <table:table-cell table:number-columns-repeated="1003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45" calcext:value-type="float">
            <text:p>45</text:p>
          </table:table-cell>
          <table:table-cell table:style-name="ce40" table:formula="of:=[.$F149]/[.$G149]" office:value-type="float" office:value="2.02222222222222" calcext:value-type="float">
            <text:p>2.022</text:p>
          </table:table-cell>
          <table:table-cell table:style-name="ce45" table:formula="of:=[.$D149]*(LOG10([.$D149])/LOG10(2))+[.$E149]*(LOG10([.$E149])/LOG10(2))" office:value-type="float" office:value="168.041924989311" calcext:value-type="float">
            <text:p>168.042</text:p>
          </table:table-cell>
          <table:table-cell table:style-name="ce49" table:formula="of:=[.$F149]+[.$G149]" office:value-type="float" office:value="136" calcext:value-type="float">
            <text:p>136</text:p>
          </table:table-cell>
          <table:table-cell table:style-name="ce52" table:formula="of:=ROUND(100*(MAX(ROUNDUP([.$I149];0);[.$J149])-MIN(ROUNDUP([.$I149];0);[.$J149]))/MAX(ROUNDUP([.$I149];0);[.$J149]);0)" office:value-type="float" office:value="20" calcext:value-type="float">
            <text:p>20</text:p>
          </table:table-cell>
          <table:table-cell table:style-name="ce25" table:formula="of:=([.$F149]+[.$G149])*LOG10([.$D149]+[.$E149])/LOG10(2)" office:value-type="float" office:value="718.814701765266" calcext:value-type="float">
            <text:p>718.815</text:p>
          </table:table-cell>
          <table:table-cell table:style-name="ce32" table:formula="of:=2*[.$E149]/([.$D149]*[.$G149])" office:value-type="float" office:value="0.0638888888888889" calcext:value-type="float">
            <text:p>0.064</text:p>
          </table:table-cell>
          <table:table-cell table:style-name="ce32" table:formula="of:=8/[.$L149]" office:value-type="float" office:value="0.0111294329127571" calcext:value-type="float">
            <text:p>0.011</text:p>
          </table:table-cell>
          <table:table-cell table:style-name="ce45" table:formula="of:=1/[.$N149]" office:value-type="float" office:value="89.8518377206582" calcext:value-type="float">
            <text:p>89.852</text:p>
          </table:table-cell>
          <table:table-cell table:style-name="ce32" table:formula="of:=[.$M149]*[.$L149]" office:value-type="float" office:value="45.9242726127809" calcext:value-type="float">
            <text:p>45.924</text:p>
          </table:table-cell>
          <table:table-cell table:style-name="ce25" table:formula="of:=8*[.$N149]" office:value-type="float" office:value="0.0890354633020565" calcext:value-type="float">
            <text:p>0.089</text:p>
          </table:table-cell>
          <table:table-cell table:style-name="ce16" table:formula="of:=ROUNDUP([.$L149]/[.$N149];0)" office:value-type="float" office:value="64587" calcext:value-type="float">
            <text:p>64587</text:p>
          </table:table-cell>
          <table:table-cell table:style-name="ce32" table:formula="of:=[.$R149]/[.$O149]" office:value-type="float" office:value="718.81668353624" calcext:value-type="float">
            <text:p>718.817</text:p>
          </table:table-cell>
          <table:table-cell table:style-name="ce25" table:formula="of:=[.$L149]/300" office:value-type="float" office:value="2.39604900588422" calcext:value-type="float">
            <text:p>2.396</text:p>
          </table:table-cell>
          <table:table-cell table:style-name="ce2" table:formula="of:=[.L149]/([.F149]+[.G149])" office:value-type="float" office:value="5.28540221886225" calcext:value-type="float">
            <text:p>5.28540221886225</text:p>
          </table:table-cell>
          <table:table-cell table:number-columns-repeated="1003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43" calcext:value-type="float">
            <text:p>43</text:p>
          </table:table-cell>
          <table:table-cell table:style-name="ce44" table:formula="of:=[.$F150]/[.$G150]" office:value-type="float" office:value="1.6046511627907" calcext:value-type="float">
            <text:p>1.605</text:p>
          </table:table-cell>
          <table:table-cell table:style-name="ce46" table:formula="of:=[.$D150]*(LOG10([.$D150])/LOG10(2))+[.$E150]*(LOG10([.$E150])/LOG10(2))" office:value-type="float" office:value="151.410464518827" calcext:value-type="float">
            <text:p>151.410</text:p>
          </table:table-cell>
          <table:table-cell table:style-name="ce50" table:formula="of:=[.$F150]+[.$G150]" office:value-type="float" office:value="112" calcext:value-type="float">
            <text:p>112</text:p>
          </table:table-cell>
          <table:table-cell table:style-name="ce53" table:formula="of:=ROUND(100*(MAX(ROUNDUP([.$I150];0);[.$J150])-MIN(ROUNDUP([.$I150];0);[.$J150]))/MAX(ROUNDUP([.$I150];0);[.$J150]);0)" office:value-type="float" office:value="26" calcext:value-type="float">
            <text:p>26</text:p>
          </table:table-cell>
          <table:table-cell table:style-name="ce26" table:formula="of:=([.$F150]+[.$G150])*LOG10([.$D150]+[.$E150])/LOG10(2)" office:value-type="float" office:value="579.031600161539" calcext:value-type="float">
            <text:p>579.032</text:p>
          </table:table-cell>
          <table:table-cell table:style-name="ce33" table:formula="of:=2*[.$E150]/([.$D150]*[.$G150])" office:value-type="float" office:value="0.0730897009966778" calcext:value-type="float">
            <text:p>0.073</text:p>
          </table:table-cell>
          <table:table-cell table:style-name="ce33" table:formula="of:=8/[.$L150]" office:value-type="float" office:value="0.0138161716869479" calcext:value-type="float">
            <text:p>0.014</text:p>
          </table:table-cell>
          <table:table-cell table:style-name="ce46" table:formula="of:=1/[.$N150]" office:value-type="float" office:value="72.3789500201924" calcext:value-type="float">
            <text:p>72.379</text:p>
          </table:table-cell>
          <table:table-cell table:style-name="ce33" table:formula="of:=[.$M150]*[.$L150]" office:value-type="float" office:value="42.3212465234347" calcext:value-type="float">
            <text:p>42.321</text:p>
          </table:table-cell>
          <table:table-cell table:style-name="ce26" table:formula="of:=8*[.$N150]" office:value-type="float" office:value="0.110529373495583" calcext:value-type="float">
            <text:p>0.111</text:p>
          </table:table-cell>
          <table:table-cell table:style-name="ce17" table:formula="of:=ROUNDUP([.$L150]/[.$N150];0)" office:value-type="float" office:value="41910" calcext:value-type="float">
            <text:p>41910</text:p>
          </table:table-cell>
          <table:table-cell table:style-name="ce33" table:formula="of:=[.$R150]/[.$O150]" office:value-type="float" office:value="579.035755399987" calcext:value-type="float">
            <text:p>579.036</text:p>
          </table:table-cell>
          <table:table-cell table:style-name="ce26" table:formula="of:=[.$L150]/300" office:value-type="float" office:value="1.9301053338718" calcext:value-type="float">
            <text:p>1.930</text:p>
          </table:table-cell>
          <table:table-cell table:style-name="ce2" table:formula="of:=[.L150]/([.F150]+[.G150])" office:value-type="float" office:value="5.16992500144231" calcext:value-type="float">
            <text:p>5.16992500144231</text:p>
          </table:table-cell>
          <table:table-cell table:number-columns-repeated="1003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43" table:formula="of:=[.$F151]/[.$G151]" office:value-type="float" office:value="1.75" calcext:value-type="float">
            <text:p>1.750</text:p>
          </table:table-cell>
          <table:table-cell table:style-name="ce47" table:formula="of:=[.$D151]*(LOG10([.$D151])/LOG10(2))+[.$E151]*(LOG10([.$E151])/LOG10(2))" office:value-type="float" office:value="43.6514844544032" calcext:value-type="float">
            <text:p>43.651</text:p>
          </table:table-cell>
          <table:table-cell table:style-name="ce51" table:formula="of:=[.$F151]+[.$G151]" office:value-type="float" office:value="22" calcext:value-type="float">
            <text:p>22</text:p>
          </table:table-cell>
          <table:table-cell table:style-name="ce55" table:formula="of:=ROUND(100*(MAX(ROUNDUP([.$I151];0);[.$J151])-MIN(ROUNDUP([.$I151];0);[.$J151]))/MAX(ROUNDUP([.$I151];0);[.$J151]);0)" office:value-type="float" office:value="50" calcext:value-type="float">
            <text:p>50</text:p>
          </table:table-cell>
          <table:table-cell table:style-name="ce37" table:formula="of:=([.$F151]+[.$G151])*LOG10([.$D151]+[.$E151])/LOG10(2)" office:value-type="float" office:value="85.9515931033874" calcext:value-type="float">
            <text:p>85.952</text:p>
          </table:table-cell>
          <table:table-cell table:style-name="ce34" table:formula="of:=2*[.$E151]/([.$D151]*[.$G151])" office:value-type="float" office:value="0.21875" calcext:value-type="float">
            <text:p>0.219</text:p>
          </table:table-cell>
          <table:table-cell table:style-name="ce34" table:formula="of:=8/[.$L151]" office:value-type="float" office:value="0.0930756453853874" calcext:value-type="float">
            <text:p>0.093</text:p>
          </table:table-cell>
          <table:table-cell table:style-name="ce47" table:formula="of:=1/[.$N151]" office:value-type="float" office:value="10.7439491379234" calcext:value-type="float">
            <text:p>10.744</text:p>
          </table:table-cell>
          <table:table-cell table:style-name="ce34" table:formula="of:=[.$M151]*[.$L151]" office:value-type="float" office:value="18.801910991366" calcext:value-type="float">
            <text:p>18.802</text:p>
          </table:table-cell>
          <table:table-cell table:style-name="ce37" table:formula="of:=8*[.$N151]" office:value-type="float" office:value="0.7446051630831" calcext:value-type="float">
            <text:p>0.745</text:p>
          </table:table-cell>
          <table:table-cell table:style-name="ce18" table:formula="of:=ROUNDUP([.$L151]/[.$N151];0)" office:value-type="float" office:value="924" calcext:value-type="float">
            <text:p>924</text:p>
          </table:table-cell>
          <table:table-cell table:style-name="ce34" table:formula="of:=[.$R151]/[.$O151]" office:value-type="float" office:value="86.001896336098" calcext:value-type="float">
            <text:p>86.002</text:p>
          </table:table-cell>
          <table:table-cell table:style-name="ce37" table:formula="of:=[.$L151]/300" office:value-type="float" office:value="0.286505310344625" calcext:value-type="float">
            <text:p>0.287</text:p>
          </table:table-cell>
          <table:table-cell table:style-name="ce2" table:formula="of:=[.L151]/([.F151]+[.G151])" office:value-type="float" office:value="3.90689059560852" calcext:value-type="float">
            <text:p>3.90689059560852</text:p>
          </table:table-cell>
          <table:table-cell table:number-columns-repeated="1003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38" calcext:value-type="float">
            <text:p>38</text:p>
          </table:table-cell>
          <table:table-cell table:style-name="ce32" table:formula="of:=[.$F152]/[.$G152]" office:value-type="float" office:value="1.76315789473684" calcext:value-type="float">
            <text:p>1.763</text:p>
          </table:table-cell>
          <table:table-cell table:style-name="ce45" table:formula="of:=[.$D152]*(LOG10([.$D152])/LOG10(2))+[.$E152]*(LOG10([.$E152])/LOG10(2))" office:value-type="float" office:value="156.710854544148" calcext:value-type="float">
            <text:p>156.711</text:p>
          </table:table-cell>
          <table:table-cell table:style-name="ce49" table:formula="of:=[.$F152]+[.$G152]" office:value-type="float" office:value="105" calcext:value-type="float">
            <text:p>105</text:p>
          </table:table-cell>
          <table:table-cell table:style-name="ce52" table:formula="of:=ROUND(100*(MAX(ROUNDUP([.$I152];0);[.$J152])-MIN(ROUNDUP([.$I152];0);[.$J152]))/MAX(ROUNDUP([.$I152];0);[.$J152]);0)" office:value-type="float" office:value="33" calcext:value-type="float">
            <text:p>33</text:p>
          </table:table-cell>
          <table:table-cell table:style-name="ce25" table:formula="of:=([.$F152]+[.$G152])*LOG10([.$D152]+[.$E152])/LOG10(2)" office:value-type="float" office:value="546.99260339104" calcext:value-type="float">
            <text:p>546.993</text:p>
          </table:table-cell>
          <table:table-cell table:style-name="ce32" table:formula="of:=2*[.$E152]/([.$D152]*[.$G152])" office:value-type="float" office:value="0.0771929824561404" calcext:value-type="float">
            <text:p>0.077</text:p>
          </table:table-cell>
          <table:table-cell table:style-name="ce32" table:formula="of:=8/[.$L152]" office:value-type="float" office:value="0.0146254262862141" calcext:value-type="float">
            <text:p>0.015</text:p>
          </table:table-cell>
          <table:table-cell table:style-name="ce45" table:formula="of:=1/[.$N152]" office:value-type="float" office:value="68.37407542388" calcext:value-type="float">
            <text:p>68.374</text:p>
          </table:table-cell>
          <table:table-cell table:style-name="ce32" table:formula="of:=[.$M152]*[.$L152]" office:value-type="float" office:value="42.2239904372031" calcext:value-type="float">
            <text:p>42.224</text:p>
          </table:table-cell>
          <table:table-cell table:style-name="ce25" table:formula="of:=8*[.$N152]" office:value-type="float" office:value="0.117003410289713" calcext:value-type="float">
            <text:p>0.117</text:p>
          </table:table-cell>
          <table:table-cell table:style-name="ce16" table:formula="of:=ROUNDUP([.$L152]/[.$N152];0)" office:value-type="float" office:value="37401" calcext:value-type="float">
            <text:p>37401</text:p>
          </table:table-cell>
          <table:table-cell table:style-name="ce32" table:formula="of:=[.$R152]/[.$O152]" office:value-type="float" office:value="547.005568530694" calcext:value-type="float">
            <text:p>547.006</text:p>
          </table:table-cell>
          <table:table-cell table:style-name="ce25" table:formula="of:=[.$L152]/300" office:value-type="float" office:value="1.82330867797013" calcext:value-type="float">
            <text:p>1.823</text:p>
          </table:table-cell>
          <table:table-cell table:style-name="ce2" table:formula="of:=[.L152]/([.F152]+[.G152])" office:value-type="float" office:value="5.20945336562895" calcext:value-type="float">
            <text:p>5.20945336562895</text:p>
          </table:table-cell>
          <table:table-cell table:number-columns-repeated="1003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43" calcext:value-type="float">
            <text:p>43</text:p>
          </table:table-cell>
          <table:table-cell table:style-name="ce33" table:formula="of:=[.$F153]/[.$G153]" office:value-type="float" office:value="1.6046511627907" calcext:value-type="float">
            <text:p>1.605</text:p>
          </table:table-cell>
          <table:table-cell table:style-name="ce46" table:formula="of:=[.$D153]*(LOG10([.$D153])/LOG10(2))+[.$E153]*(LOG10([.$E153])/LOG10(2))" office:value-type="float" office:value="118.764370560438" calcext:value-type="float">
            <text:p>118.764</text:p>
          </table:table-cell>
          <table:table-cell table:style-name="ce50" table:formula="of:=[.$F153]+[.$G153]" office:value-type="float" office:value="112" calcext:value-type="float">
            <text:p>112</text:p>
          </table:table-cell>
          <table:table-cell table:style-name="ce53" table:formula="of:=ROUND(100*(MAX(ROUNDUP([.$I153];0);[.$J153])-MIN(ROUNDUP([.$I153];0);[.$J153]))/MAX(ROUNDUP([.$I153];0);[.$J153]);0)" office:value-type="float" office:value="6" calcext:value-type="float">
            <text:p>6</text:p>
          </table:table-cell>
          <table:table-cell table:style-name="ce26" table:formula="of:=([.$F153]+[.$G153])*LOG10([.$D153]+[.$E153])/LOG10(2)" office:value-type="float" office:value="549.571746708154" calcext:value-type="float">
            <text:p>549.572</text:p>
          </table:table-cell>
          <table:table-cell table:style-name="ce33" table:formula="of:=2*[.$E153]/([.$D153]*[.$G153])" office:value-type="float" office:value="0.080338266384778" calcext:value-type="float">
            <text:p>0.080</text:p>
          </table:table-cell>
          <table:table-cell table:style-name="ce33" table:formula="of:=8/[.$L153]" office:value-type="float" office:value="0.0145567890778933" calcext:value-type="float">
            <text:p>0.015</text:p>
          </table:table-cell>
          <table:table-cell table:style-name="ce46" table:formula="of:=1/[.$N153]" office:value-type="float" office:value="68.6964683385193" calcext:value-type="float">
            <text:p>68.696</text:p>
          </table:table-cell>
          <table:table-cell table:style-name="ce33" table:formula="of:=[.$M153]*[.$L153]" office:value-type="float" office:value="44.1516413845874" calcext:value-type="float">
            <text:p>44.152</text:p>
          </table:table-cell>
          <table:table-cell table:style-name="ce26" table:formula="of:=8*[.$N153]" office:value-type="float" office:value="0.116454312623146" calcext:value-type="float">
            <text:p>0.116</text:p>
          </table:table-cell>
          <table:table-cell table:style-name="ce17" table:formula="of:=ROUNDUP([.$L153]/[.$N153];0)" office:value-type="float" office:value="37754" calcext:value-type="float">
            <text:p>37754</text:p>
          </table:table-cell>
          <table:table-cell table:style-name="ce33" table:formula="of:=[.$R153]/[.$O153]" office:value-type="float" office:value="549.577014846784" calcext:value-type="float">
            <text:p>549.577</text:p>
          </table:table-cell>
          <table:table-cell table:style-name="ce26" table:formula="of:=[.$L153]/300" office:value-type="float" office:value="1.83190582236051" calcext:value-type="float">
            <text:p>1.832</text:p>
          </table:table-cell>
          <table:table-cell table:style-name="ce2" table:formula="of:=[.L153]/([.F153]+[.G153])" office:value-type="float" office:value="4.90689059560852" calcext:value-type="float">
            <text:p>4.90689059560852</text:p>
          </table:table-cell>
          <table:table-cell table:number-columns-repeated="1003"/>
        </table:table-row>
        <table:table-row table:style-name="ro1">
          <table:table-cell table:style-name="ce5"/>
          <table:table-cell table:style-name="ce13" office:value-type="string" calcext:value-type="string">
            <text:p>Prolog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8" calcext:value-type="float">
            <text:p>28</text:p>
          </table:table-cell>
          <table:table-cell table:style-name="ce33" table:formula="of:=[.$F154]/[.$G154]" office:value-type="float" office:value="1.57142857142857" calcext:value-type="float">
            <text:p>1.571</text:p>
          </table:table-cell>
          <table:table-cell table:style-name="ce46" table:formula="of:=[.$D154]*(LOG10([.$D154])/LOG10(2))+[.$E154]*(LOG10([.$E154])/LOG10(2))" office:value-type="float" office:value="123.730172764082" calcext:value-type="float">
            <text:p>123.730</text:p>
          </table:table-cell>
          <table:table-cell table:style-name="ce50" table:formula="of:=[.$F154]+[.$G154]" office:value-type="float" office:value="72" calcext:value-type="float">
            <text:p>72</text:p>
          </table:table-cell>
          <table:table-cell table:style-name="ce53" table:formula="of:=ROUND(100*(MAX(ROUNDUP([.$I154];0);[.$J154])-MIN(ROUNDUP([.$I154];0);[.$J154]))/MAX(ROUNDUP([.$I154];0);[.$J154]);0)" office:value-type="float" office:value="42" calcext:value-type="float">
            <text:p>42</text:p>
          </table:table-cell>
          <table:table-cell table:style-name="ce26" table:formula="of:=([.$F154]+[.$G154])*LOG10([.$D154]+[.$E154])/LOG10(2)" office:value-type="float" office:value="356.702134347855" calcext:value-type="float">
            <text:p>356.702</text:p>
          </table:table-cell>
          <table:table-cell table:style-name="ce33" table:formula="of:=2*[.$E154]/([.$D154]*[.$G154])" office:value-type="float" office:value="0.113095238095238" calcext:value-type="float">
            <text:p>0.113</text:p>
          </table:table-cell>
          <table:table-cell table:style-name="ce33" table:formula="of:=8/[.$L154]" office:value-type="float" office:value="0.0224276762869" calcext:value-type="float">
            <text:p>0.022</text:p>
          </table:table-cell>
          <table:table-cell table:style-name="ce46" table:formula="of:=1/[.$N154]" office:value-type="float" office:value="44.5877667934819" calcext:value-type="float">
            <text:p>44.588</text:p>
          </table:table-cell>
          <table:table-cell table:style-name="ce33" table:formula="of:=[.$M154]*[.$L154]" office:value-type="float" office:value="40.3413128131503" calcext:value-type="float">
            <text:p>40.341</text:p>
          </table:table-cell>
          <table:table-cell table:style-name="ce26" table:formula="of:=8*[.$N154]" office:value-type="float" office:value="0.1794214102952" calcext:value-type="float">
            <text:p>0.179</text:p>
          </table:table-cell>
          <table:table-cell table:style-name="ce17" table:formula="of:=ROUNDUP([.$L154]/[.$N154];0)" office:value-type="float" office:value="15905" calcext:value-type="float">
            <text:p>15905</text:p>
          </table:table-cell>
          <table:table-cell table:style-name="ce33" table:formula="of:=[.$R154]/[.$O154]" office:value-type="float" office:value="356.712191343144" calcext:value-type="float">
            <text:p>356.712</text:p>
          </table:table-cell>
          <table:table-cell table:style-name="ce26" table:formula="of:=[.$L154]/300" office:value-type="float" office:value="1.18900711449285" calcext:value-type="float">
            <text:p>1.189</text:p>
          </table:table-cell>
          <table:table-cell table:style-name="ce2" table:formula="of:=[.L154]/([.F154]+[.G154])" office:value-type="float" office:value="4.95419631038688" calcext:value-type="float">
            <text:p>4.95419631038688</text:p>
          </table:table-cell>
          <table:table-cell table:number-columns-repeated="1003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34" table:formula="of:=[.$F155]/[.$G155]" office:value-type="float" office:value="0.9375" calcext:value-type="float">
            <text:p>0.938</text:p>
          </table:table-cell>
          <table:table-cell table:style-name="ce47" table:formula="of:=[.$D155]*(LOG10([.$D155])/LOG10(2))+[.$E155]*(LOG10([.$E155])/LOG10(2))" office:value-type="float" office:value="57.7052322594135" calcext:value-type="float">
            <text:p>57.705</text:p>
          </table:table-cell>
          <table:table-cell table:style-name="ce51" table:formula="of:=[.$F155]+[.$G155]" office:value-type="float" office:value="31" calcext:value-type="float">
            <text:p>31</text:p>
          </table:table-cell>
          <table:table-cell table:style-name="ce55" table:formula="of:=ROUND(100*(MAX(ROUNDUP([.$I155];0);[.$J155])-MIN(ROUNDUP([.$I155];0);[.$J155]))/MAX(ROUNDUP([.$I155];0);[.$J155]);0)" office:value-type="float" office:value="47" calcext:value-type="float">
            <text:p>47</text:p>
          </table:table-cell>
          <table:table-cell table:style-name="ce37" table:formula="of:=([.$F155]+[.$G155])*LOG10([.$D155]+[.$E155])/LOG10(2)" office:value-type="float" office:value="129.267675044712" calcext:value-type="float">
            <text:p>129.268</text:p>
          </table:table-cell>
          <table:table-cell table:style-name="ce34" table:formula="of:=2*[.$E155]/([.$D155]*[.$G155])" office:value-type="float" office:value="0.196428571428571" calcext:value-type="float">
            <text:p>0.196</text:p>
          </table:table-cell>
          <table:table-cell table:style-name="ce34" table:formula="of:=8/[.$L155]" office:value-type="float" office:value="0.0618870881466146" calcext:value-type="float">
            <text:p>0.062</text:p>
          </table:table-cell>
          <table:table-cell table:style-name="ce47" table:formula="of:=1/[.$N155]" office:value-type="float" office:value="16.158459380589" calcext:value-type="float">
            <text:p>16.158</text:p>
          </table:table-cell>
          <table:table-cell table:style-name="ce34" table:formula="of:=[.$M155]*[.$L155]" office:value-type="float" office:value="25.3918647409255" calcext:value-type="float">
            <text:p>25.392</text:p>
          </table:table-cell>
          <table:table-cell table:style-name="ce37" table:formula="of:=8*[.$N155]" office:value-type="float" office:value="0.495096705172917" calcext:value-type="float">
            <text:p>0.495</text:p>
          </table:table-cell>
          <table:table-cell table:style-name="ce18" table:formula="of:=ROUNDUP([.$L155]/[.$N155];0)" office:value-type="float" office:value="2089" calcext:value-type="float">
            <text:p>2089</text:p>
          </table:table-cell>
          <table:table-cell table:style-name="ce34" table:formula="of:=[.$R155]/[.$O155]" office:value-type="float" office:value="129.282127138278" calcext:value-type="float">
            <text:p>129.282</text:p>
          </table:table-cell>
          <table:table-cell table:style-name="ce37" table:formula="of:=[.$L155]/300" office:value-type="float" office:value="0.430892250149039" calcext:value-type="float">
            <text:p>0.431</text:p>
          </table:table-cell>
          <table:table-cell table:style-name="ce2" table:formula="of:=[.L155]/([.F155]+[.G155])" office:value-type="float" office:value="4.16992500144231" calcext:value-type="float">
            <text:p>4.16992500144231</text:p>
          </table:table-cell>
          <table:table-cell table:number-columns-repeated="1003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2" office:value-type="string" calcext:value-type="string">
            <text:p>Prolog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81" calcext:value-type="float">
            <text:p>81</text:p>
          </table:table-cell>
          <table:table-cell table:style-name="ce32" table:formula="of:=[.$F156]/[.$G156]" office:value-type="float" office:value="2.1358024691358" calcext:value-type="float">
            <text:p>2.136</text:p>
          </table:table-cell>
          <table:table-cell table:style-name="ce45" table:formula="of:=[.$D156]*(LOG10([.$D156])/LOG10(2))+[.$E156]*(LOG10([.$E156])/LOG10(2))" office:value-type="float" office:value="271.081232212532" calcext:value-type="float">
            <text:p>271.081</text:p>
          </table:table-cell>
          <table:table-cell table:style-name="ce49" table:formula="of:=[.$F156]+[.$G156]" office:value-type="float" office:value="254" calcext:value-type="float">
            <text:p>254</text:p>
          </table:table-cell>
          <table:table-cell table:style-name="ce52" table:formula="of:=ROUND(100*(MAX(ROUNDUP([.$I156];0);[.$J156])-MIN(ROUNDUP([.$I156];0);[.$J156]))/MAX(ROUNDUP([.$I156];0);[.$J156]);0)" office:value-type="float" office:value="7" calcext:value-type="float">
            <text:p>7</text:p>
          </table:table-cell>
          <table:table-cell table:style-name="ce25" table:formula="of:=([.$F156]+[.$G156])*LOG10([.$D156]+[.$E156])/LOG10(2)" office:value-type="float" office:value="1475.06815020263" calcext:value-type="float">
            <text:p>1475.068</text:p>
          </table:table-cell>
          <table:table-cell table:style-name="ce32" table:formula="of:=2*[.$E156]/([.$D156]*[.$G156])" office:value-type="float" office:value="0.0381593714927048" calcext:value-type="float">
            <text:p>0.038</text:p>
          </table:table-cell>
          <table:table-cell table:style-name="ce32" table:formula="of:=8/[.$L156]" office:value-type="float" office:value="0.00542347822973537" calcext:value-type="float">
            <text:p>0.005</text:p>
          </table:table-cell>
          <table:table-cell table:style-name="ce45" table:formula="of:=1/[.$N156]" office:value-type="float" office:value="184.383518775329" calcext:value-type="float">
            <text:p>184.384</text:p>
          </table:table-cell>
          <table:table-cell table:style-name="ce32" table:formula="of:=[.$M156]*[.$L156]" office:value-type="float" office:value="56.2876735206391" calcext:value-type="float">
            <text:p>56.288</text:p>
          </table:table-cell>
          <table:table-cell table:style-name="ce25" table:formula="of:=8*[.$N156]" office:value-type="float" office:value="0.043387825837883" calcext:value-type="float">
            <text:p>0.043</text:p>
          </table:table-cell>
          <table:table-cell table:style-name="ce16" table:formula="of:=ROUNDUP([.$L156]/[.$N156];0)" office:value-type="float" office:value="271979" calcext:value-type="float">
            <text:p>271979</text:p>
          </table:table-cell>
          <table:table-cell table:style-name="ce32" table:formula="of:=[.$R156]/[.$O156]" office:value-type="float" office:value="1475.0721854452" calcext:value-type="float">
            <text:p>1475.072</text:p>
          </table:table-cell>
          <table:table-cell table:style-name="ce25" table:formula="of:=[.$L156]/300" office:value-type="float" office:value="4.91689383400877" calcext:value-type="float">
            <text:p>4.917</text:p>
          </table:table-cell>
          <table:table-cell table:style-name="ce2" table:formula="of:=[.L156]/([.F156]+[.G156])" office:value-type="float" office:value="5.8073549220576" calcext:value-type="float">
            <text:p>5.8073549220576</text:p>
          </table:table-cell>
          <table:table-cell table:number-columns-repeated="1003"/>
        </table:table-row>
        <table:table-row table:style-name="ro1">
          <table:table-cell table:style-name="ce5"/>
          <table:table-cell table:style-name="ce13" office:value-type="string" calcext:value-type="string">
            <text:p>Prolog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81" calcext:value-type="float">
            <text:p>81</text:p>
          </table:table-cell>
          <table:table-cell table:style-name="ce33" table:formula="of:=[.$F157]/[.$G157]" office:value-type="float" office:value="2.03703703703704" calcext:value-type="float">
            <text:p>2.037</text:p>
          </table:table-cell>
          <table:table-cell table:style-name="ce46" table:formula="of:=[.$D157]*(LOG10([.$D157])/LOG10(2))+[.$E157]*(LOG10([.$E157])/LOG10(2))" office:value-type="float" office:value="265.212402480866" calcext:value-type="float">
            <text:p>265.212</text:p>
          </table:table-cell>
          <table:table-cell table:style-name="ce50" table:formula="of:=[.$F157]+[.$G157]" office:value-type="float" office:value="246" calcext:value-type="float">
            <text:p>246</text:p>
          </table:table-cell>
          <table:table-cell table:style-name="ce53" table:formula="of:=ROUND(100*(MAX(ROUNDUP([.$I157];0);[.$J157])-MIN(ROUNDUP([.$I157];0);[.$J157]))/MAX(ROUNDUP([.$I157];0);[.$J157]);0)" office:value-type="float" office:value="8" calcext:value-type="float">
            <text:p>8</text:p>
          </table:table-cell>
          <table:table-cell table:style-name="ce26" table:formula="of:=([.$F157]+[.$G157])*LOG10([.$D157]+[.$E157])/LOG10(2)" office:value-type="float" office:value="1422.21448952707" calcext:value-type="float">
            <text:p>1422.214</text:p>
          </table:table-cell>
          <table:table-cell table:style-name="ce33" table:formula="of:=2*[.$E157]/([.$D157]*[.$G157])" office:value-type="float" office:value="0.0399764844209289" calcext:value-type="float">
            <text:p>0.040</text:p>
          </table:table-cell>
          <table:table-cell table:style-name="ce33" table:formula="of:=8/[.$L157]" office:value-type="float" office:value="0.00562503058357974" calcext:value-type="float">
            <text:p>0.006</text:p>
          </table:table-cell>
          <table:table-cell table:style-name="ce46" table:formula="of:=1/[.$N157]" office:value-type="float" office:value="177.776811190883" calcext:value-type="float">
            <text:p>177.777</text:p>
          </table:table-cell>
          <table:table-cell table:style-name="ce33" table:formula="of:=[.$M157]*[.$L157]" office:value-type="float" office:value="56.8551353837981" calcext:value-type="float">
            <text:p>56.855</text:p>
          </table:table-cell>
          <table:table-cell table:style-name="ce26" table:formula="of:=8*[.$N157]" office:value-type="float" office:value="0.0450002446686379" calcext:value-type="float">
            <text:p>0.045</text:p>
          </table:table-cell>
          <table:table-cell table:style-name="ce17" table:formula="of:=ROUNDUP([.$L157]/[.$N157];0)" office:value-type="float" office:value="252837" calcext:value-type="float">
            <text:p>252837</text:p>
          </table:table-cell>
          <table:table-cell table:style-name="ce33" table:formula="of:=[.$R157]/[.$O157]" office:value-type="float" office:value="1422.21585766055" calcext:value-type="float">
            <text:p>1422.216</text:p>
          </table:table-cell>
          <table:table-cell table:style-name="ce26" table:formula="of:=[.$L157]/300" office:value-type="float" office:value="4.74071496509022" calcext:value-type="float">
            <text:p>4.741</text:p>
          </table:table-cell>
          <table:table-cell table:style-name="ce2" table:formula="of:=[.L157]/([.F157]+[.G157])" office:value-type="float" office:value="5.78135971352466" calcext:value-type="float">
            <text:p>5.78135971352466</text:p>
          </table:table-cell>
          <table:table-cell table:number-columns-repeated="1003"/>
        </table:table-row>
        <table:table-row table:style-name="ro1">
          <table:table-cell table:style-name="ce8"/>
          <table:table-cell table:style-name="ce14" office:value-type="string" calcext:value-type="string">
            <text:p>XSLT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34" table:formula="of:=[.$F158]/[.$G158]" office:value-type="float" office:value="1.8" calcext:value-type="float">
            <text:p>1.800</text:p>
          </table:table-cell>
          <table:table-cell table:style-name="ce47" table:formula="of:=[.$D158]*(LOG10([.$D158])/LOG10(2))+[.$E158]*(LOG10([.$E158])/LOG10(2))" office:value-type="float" office:value="57.2192809488736" calcext:value-type="float">
            <text:p>57.219</text:p>
          </table:table-cell>
          <table:table-cell table:style-name="ce51" table:formula="of:=[.$F158]+[.$G158]" office:value-type="float" office:value="28" calcext:value-type="float">
            <text:p>28</text:p>
          </table:table-cell>
          <table:table-cell table:style-name="ce55" table:formula="of:=ROUND(100*(MAX(ROUNDUP([.$I158];0);[.$J158])-MIN(ROUNDUP([.$I158];0);[.$J158]))/MAX(ROUNDUP([.$I158];0);[.$J158]);0)" office:value-type="float" office:value="52" calcext:value-type="float">
            <text:p>52</text:p>
          </table:table-cell>
          <table:table-cell table:style-name="ce37" table:formula="of:=([.$F158]+[.$G158])*LOG10([.$D158]+[.$E158])/LOG10(2)" office:value-type="float" office:value="116.757900040385" calcext:value-type="float">
            <text:p>116.758</text:p>
          </table:table-cell>
          <table:table-cell table:style-name="ce34" table:formula="of:=2*[.$E158]/([.$D158]*[.$G158])" office:value-type="float" office:value="0.25" calcext:value-type="float">
            <text:p>0.250</text:p>
          </table:table-cell>
          <table:table-cell table:style-name="ce34" table:formula="of:=8/[.$L158]" office:value-type="float" office:value="0.0685178475908947" calcext:value-type="float">
            <text:p>0.069</text:p>
          </table:table-cell>
          <table:table-cell table:style-name="ce47" table:formula="of:=1/[.$N158]" office:value-type="float" office:value="14.5947375050481" calcext:value-type="float">
            <text:p>14.595</text:p>
          </table:table-cell>
          <table:table-cell table:style-name="ce34" table:formula="of:=[.$M158]*[.$L158]" office:value-type="float" office:value="29.1894750100962" calcext:value-type="float">
            <text:p>29.189</text:p>
          </table:table-cell>
          <table:table-cell table:style-name="ce37" table:formula="of:=8*[.$N158]" office:value-type="float" office:value="0.548142780727158" calcext:value-type="float">
            <text:p>0.548</text:p>
          </table:table-cell>
          <table:table-cell table:style-name="ce18" table:formula="of:=ROUNDUP([.$L158]/[.$N158];0)" office:value-type="float" office:value="1705" calcext:value-type="float">
            <text:p>1705</text:p>
          </table:table-cell>
          <table:table-cell table:style-name="ce34" table:formula="of:=[.$R158]/[.$O158]" office:value-type="float" office:value="116.822930142475" calcext:value-type="float">
            <text:p>116.823</text:p>
          </table:table-cell>
          <table:table-cell table:style-name="ce37" table:formula="of:=[.$L158]/300" office:value-type="float" office:value="0.389193000134616" calcext:value-type="float">
            <text:p>0.389</text:p>
          </table:table-cell>
          <table:table-cell table:style-name="ce2" table:formula="of:=[.L158]/([.F158]+[.G158])" office:value-type="float" office:value="4.16992500144231" calcext:value-type="float">
            <text:p>4.16992500144231</text:p>
          </table:table-cell>
          <table:table-cell table:number-columns-repeated="1003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3">
          <table:table-cell table:style-name="ce60" office:value-type="string" calcext:value-type="string">
            <text:p>N<text:span text:style-name="T10">1</text:span><text:span text:style-name="T11">/N</text:span><text:span text:style-name="T12">2</text:span></text:p>
          </table:table-cell>
          <table:table-cell table:number-columns-repeated="1023"/>
        </table:table-row>
        <table:table-row table:style-name="ro4">
          <table:table-cell table:style-name="ce61" office:value-type="string" calcext:value-type="string">
            <text:p>#</text:p>
          </table:table-cell>
          <table:table-cell table:style-name="ce21" office:value-type="string" calcext:value-type="string">
            <text:p>XSLT</text:p>
          </table:table-cell>
          <table:table-cell table:style-name="ce21" office:value-type="string" calcext:value-type="string">
            <text:p>Prolog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2" office:value-type="float" office:value="1.261" calcext:value-type="float">
            <text:p>1.261</text:p>
          </table:table-cell>
          <table:table-cell table:style-name="ce2" office:value-type="float" office:value="1.786" calcext:value-type="float">
            <text:p>1.786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2" office:value-type="float" office:value="0.889" calcext:value-type="float">
            <text:p>0.889</text:p>
          </table:table-cell>
          <table:table-cell table:style-name="ce2" office:value-type="float" office:value="1.933" calcext:value-type="float">
            <text:p>1.933</text:p>
          </table:table-cell>
          <table:table-cell table:number-columns-repeated="1021"/>
        </table:table-row>
        <table:table-row table:style-name="ro1">
          <table:table-cell table:style-name="ce62" office:value-type="float" office:value="3" calcext:value-type="float">
            <text:p>3</text:p>
          </table:table-cell>
          <table:table-cell table:style-name="ce2" office:value-type="float" office:value="1.333" calcext:value-type="float">
            <text:p>1.333</text:p>
          </table:table-cell>
          <table:table-cell table:style-name="ce2" office:value-type="float" office:value="2.025" calcext:value-type="float">
            <text:p>2.025</text:p>
          </table:table-cell>
          <table:table-cell/>
          <table:table-cell office:value-type="string" calcext:value-type="string">
            <text:p>Comment:</text:p>
          </table:table-cell>
          <table:table-cell office:value-type="string" calcext:value-type="string">
            <text:p>Prolog has on average 30% higher functionality than XSLT</text:p>
          </table:table-cell>
          <table:table-cell table:number-columns-repeated="1018"/>
        </table:table-row>
        <table:table-row table:style-name="ro4">
          <table:table-cell table:style-name="ce62" office:value-type="float" office:value="4" calcext:value-type="float">
            <text:p>4</text:p>
          </table:table-cell>
          <table:table-cell table:style-name="ce2" office:value-type="float" office:value="1.167" calcext:value-type="float">
            <text:p>1.16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2" office:value-type="float" office:value="1.333" calcext:value-type="float">
            <text:p>1.333</text:p>
          </table:table-cell>
          <table:table-cell table:style-name="ce2" office:value-type="float" office:value="1.667" calcext:value-type="float">
            <text:p>1.667</text:p>
          </table:table-cell>
          <table:table-cell>
            <draw:frame table:end-cell-address="Лист2.L27" table:end-x="8.33mm" table:end-y="1.06mm" draw:z-index="0" draw:name="Chart 1" draw:style-name="gr1" draw:text-style-name="P1" svg:width="138.24mm" svg:height="86.78mm" svg:x="11.91mm" svg:y="4.24mm">
              <draw:object draw:notify-on-update-of-ranges="Лист2.A3:Лист2.A12 Лист2.B3:Лист2.B12 Лист2.C3:Лист2.C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62" office:value-type="float" office:value="6" calcext:value-type="float">
            <text:p>6</text:p>
          </table:table-cell>
          <table:table-cell table:style-name="ce2" office:value-type="float" office:value="1.071" calcext:value-type="float">
            <text:p>1.071</text:p>
          </table:table-cell>
          <table:table-cell table:style-name="ce2" office:value-type="float" office:value="1.822" calcext:value-type="float">
            <text:p>1.822</text:p>
          </table:table-cell>
          <table:table-cell table:number-columns-repeated="1021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2" office:value-type="float" office:value="1.063" calcext:value-type="float">
            <text:p>1.063</text:p>
          </table:table-cell>
          <table:table-cell table:style-name="ce2" office:value-type="float" office:value="1.905" calcext:value-type="float">
            <text:p>1.905</text:p>
          </table:table-cell>
          <table:table-cell table:number-columns-repeated="102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2" office:value-type="float" office:value="1.143" calcext:value-type="float">
            <text:p>1.143</text:p>
          </table:table-cell>
          <table:table-cell table:style-name="ce2" office:value-type="float" office:value="1.871" calcext:value-type="float">
            <text:p>1.871</text:p>
          </table:table-cell>
          <table:table-cell table:number-columns-repeated="102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956" calcext:value-type="float">
            <text:p>1.956</text:p>
          </table:table-cell>
          <table:table-cell table:number-columns-repeated="102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2" office:value-type="float" office:value="1.088" calcext:value-type="float">
            <text:p>1.088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3">
          <table:table-cell table:style-name="ce63" office:value-type="string" calcext:value-type="string">
            <text:p>N<text:span text:style-name="T13">T</text:span></text:p>
          </table:table-cell>
          <table:table-cell table:number-columns-repeated="2"/>
          <table:table-cell>
            <draw:frame table:end-cell-address="Лист3.M22" table:end-x="15.28mm" table:end-y="2.54mm" draw:z-index="0" draw:name="Chart 3" draw:style-name="gr1" draw:text-style-name="P1" svg:width="174.51mm" svg:height="97.27mm" svg:x="0.31mm" svg:y="1.84mm">
              <draw:object draw:notify-on-update-of-ranges="Лист3.A3:Лист3.A59 Лист3.B3:Лист3.B5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SLT</text:p>
          </table:table-cell>
          <table:table-cell table:style-name="ce2" office:value-type="string" calcext:value-type="string">
            <text:p>Prolog</text:p>
          </table:table-cell>
          <table:table-cell table:number-columns-repeated="1022"/>
        </table:table-row>
        <table:table-row table:style-name="ro1">
          <table:table-cell table:style-name="ce33" office:value-type="float" office:value="23.2192809488736" calcext:value-type="float">
            <text:p>23.219</text:p>
          </table:table-cell>
          <table:table-cell table:style-name="ce33" office:value-type="float" office:value="122.789837210062" calcext:value-type="float">
            <text:p>122.790</text:p>
          </table:table-cell>
          <table:table-cell table:number-columns-repeated="1022"/>
        </table:table-row>
        <table:table-row table:style-name="ro1">
          <table:table-cell table:style-name="ce33" office:value-type="float" office:value="2" calcext:value-type="float">
            <text:p>2.000</text:p>
          </table:table-cell>
          <table:table-cell table:style-name="ce33" office:value-type="float" office:value="71.2730287538839" calcext:value-type="float">
            <text:p>71.273</text:p>
          </table:table-cell>
          <table:table-cell table:number-columns-repeated="1022"/>
        </table:table-row>
        <table:table-row table:style-name="ro1">
          <table:table-cell table:style-name="ce33" office:value-type="float" office:value="35.1612594587302" calcext:value-type="float">
            <text:p>35.161</text:p>
          </table:table-cell>
          <table:table-cell table:style-name="ce32" office:value-type="float" office:value="130.292413683364" calcext:value-type="float">
            <text:p>130.292</text:p>
          </table:table-cell>
          <table:table-cell table:number-columns-repeated="1022"/>
        </table:table-row>
        <table:table-row table:style-name="ro1">
          <table:table-cell table:style-name="ce33" office:value-type="float" office:value="23.2192809488736" calcext:value-type="float">
            <text:p>23.219</text:p>
          </table:table-cell>
          <table:table-cell table:style-name="ce33" office:value-type="float" office:value="86.0391000173078" calcext:value-type="float">
            <text:p>86.039</text:p>
          </table:table-cell>
          <table:table-cell table:number-columns-repeated="1022"/>
        </table:table-row>
        <table:table-row table:style-name="ro1">
          <table:table-cell table:style-name="ce33" office:value-type="float" office:value="35.1612594587302" calcext:value-type="float">
            <text:p>35.161</text:p>
          </table:table-cell>
          <table:table-cell table:style-name="ce32" office:value-type="float" office:value="162.645283923439" calcext:value-type="float">
            <text:p>162.645</text:p>
          </table:table-cell>
          <table:table-cell table:number-columns-repeated="1022"/>
        </table:table-row>
        <table:table-row table:style-name="ro1">
          <table:table-cell table:style-name="ce33" office:value-type="float" office:value="44.0391000173077" calcext:value-type="float">
            <text:p>44.039</text:p>
          </table:table-cell>
          <table:table-cell table:style-name="ce32" office:value-type="float" office:value="174.039100017308" calcext:value-type="float">
            <text:p>174.039</text:p>
          </table:table-cell>
          <table:table-cell table:number-columns-repeated="1022"/>
        </table:table-row>
        <table:table-row table:style-name="ro1">
          <table:table-cell table:style-name="ce33" office:value-type="float" office:value="31.26112492884" calcext:value-type="float">
            <text:p>31.261</text:p>
          </table:table-cell>
          <table:table-cell table:style-name="ce33" office:value-type="float" office:value="106.605937817613" calcext:value-type="float">
            <text:p>106.606</text:p>
          </table:table-cell>
          <table:table-cell table:number-columns-repeated="1022"/>
        </table:table-row>
        <table:table-row table:style-name="ro1">
          <table:table-cell table:style-name="ce33" office:value-type="float" office:value="74.1131339384547" calcext:value-type="float">
            <text:p>74.113</text:p>
          </table:table-cell>
          <table:table-cell table:style-name="ce32" office:value-type="float" office:value="157.344893898118" calcext:value-type="float">
            <text:p>157.345</text:p>
          </table:table-cell>
          <table:table-cell table:number-columns-repeated="1022"/>
        </table:table-row>
        <table:table-row table:style-name="ro1">
          <table:table-cell table:style-name="ce33" office:value-type="float" office:value="35.1612594587302" calcext:value-type="float">
            <text:p>35.161</text:p>
          </table:table-cell>
          <table:table-cell table:style-name="ce32" office:value-type="float" office:value="150.438561897747" calcext:value-type="float">
            <text:p>150.439</text:p>
          </table:table-cell>
          <table:table-cell table:number-columns-repeated="1022"/>
        </table:table-row>
        <table:table-row table:style-name="ro1">
          <table:table-cell table:style-name="ce33" office:value-type="float" office:value="90.5684250302886" calcext:value-type="float">
            <text:p>90.568</text:p>
          </table:table-cell>
          <table:table-cell table:style-name="ce32" office:value-type="float" office:value="225.068364872957" calcext:value-type="float">
            <text:p>225.068</text:p>
          </table:table-cell>
          <table:table-cell table:number-columns-repeated="1022"/>
        </table:table-row>
        <table:table-row table:style-name="ro1">
          <table:table-cell table:style-name="ce33" office:value-type="float" office:value="63.6154913401611" calcext:value-type="float">
            <text:p>63.615</text:p>
          </table:table-cell>
          <table:table-cell table:style-name="ce33" office:value-type="float" office:value="290.857270138292" calcext:value-type="float">
            <text:p>290.857</text:p>
          </table:table-cell>
          <table:table-cell table:number-columns-repeated="1022"/>
        </table:table-row>
        <table:table-row table:style-name="ro1">
          <table:table-cell table:style-name="ce47" office:value-type="float" office:value="35.1612594587302" calcext:value-type="float">
            <text:p>35.161</text:p>
          </table:table-cell>
          <table:table-cell table:style-name="ce46" office:value-type="float" office:value="152.147641325145" calcext:value-type="float">
            <text:p>152.148</text:p>
          </table:table-cell>
          <table:table-cell table:number-columns-repeated="1022"/>
        </table:table-row>
        <table:table-row table:style-name="ro1">
          <table:table-cell table:style-name="ce47" office:value-type="float" office:value="39.3029689088065" calcext:value-type="float">
            <text:p>39.303</text:p>
          </table:table-cell>
          <table:table-cell table:style-name="ce45" office:value-type="float" office:value="128.361618934768" calcext:value-type="float">
            <text:p>128.362</text:p>
          </table:table-cell>
          <table:table-cell table:number-columns-repeated="1022"/>
        </table:table-row>
        <table:table-row table:style-name="ro1">
          <table:table-cell table:style-name="ce47" office:value-type="float" office:value="23.2192809488736" calcext:value-type="float">
            <text:p>23.219</text:p>
          </table:table-cell>
          <table:table-cell table:style-name="ce45" office:value-type="float" office:value="122.789837210062" calcext:value-type="float">
            <text:p>122.790</text:p>
          </table:table-cell>
          <table:table-cell table:number-columns-repeated="1022"/>
        </table:table-row>
        <table:table-row table:style-name="ro1">
          <table:table-cell table:style-name="ce47" office:value-type="float" office:value="81.3249972847078" calcext:value-type="float">
            <text:p>81.325</text:p>
          </table:table-cell>
          <table:table-cell table:style-name="ce45" office:value-type="float" office:value="264.041924989311" calcext:value-type="float">
            <text:p>264.042</text:p>
          </table:table-cell>
          <table:table-cell table:number-columns-repeated="1022"/>
        </table:table-row>
        <table:table-row table:style-name="ro1">
          <table:table-cell table:style-name="ce47" office:value-type="float" office:value="57.0586500259616" calcext:value-type="float">
            <text:p>57.059</text:p>
          </table:table-cell>
          <table:table-cell table:style-name="ce45" office:value-type="float" office:value="248.032386628473" calcext:value-type="float">
            <text:p>248.032</text:p>
          </table:table-cell>
          <table:table-cell table:number-columns-repeated="1022"/>
        </table:table-row>
        <table:table-row table:style-name="ro1">
          <table:table-cell table:style-name="ce47" office:value-type="float" office:value="48.7290559532006" calcext:value-type="float">
            <text:p>48.729</text:p>
          </table:table-cell>
          <table:table-cell table:style-name="ce45" office:value-type="float" office:value="202.277765895662" calcext:value-type="float">
            <text:p>202.278</text:p>
          </table:table-cell>
          <table:table-cell table:number-columns-repeated="1022"/>
        </table:table-row>
        <table:table-row table:style-name="ro1">
          <table:table-cell table:style-name="ce47" office:value-type="float" office:value="39.5097750043269" calcext:value-type="float">
            <text:p>39.510</text:p>
          </table:table-cell>
          <table:table-cell table:style-name="ce45" office:value-type="float" office:value="150.197491056684" calcext:value-type="float">
            <text:p>150.197</text:p>
          </table:table-cell>
          <table:table-cell/>
          <table:table-cell table:style-name="ce19" table:number-columns-repeated="2"/>
          <table:table-cell table:style-name="ce33"/>
          <table:table-cell table:style-name="ce19"/>
          <table:table-cell table:number-columns-repeated="1017"/>
        </table:table-row>
        <table:table-row table:style-name="ro1">
          <table:table-cell table:style-name="ce47" office:value-type="float" office:value="48.180809467384" calcext:value-type="float">
            <text:p>48.181</text:p>
          </table:table-cell>
          <table:table-cell table:style-name="ce45" office:value-type="float" office:value="162.107495610021" calcext:value-type="float">
            <text:p>162.107</text:p>
          </table:table-cell>
          <table:table-cell/>
          <table:table-cell table:style-name="ce19" table:number-columns-repeated="2"/>
          <table:table-cell table:style-name="ce33"/>
          <table:table-cell table:style-name="ce19"/>
          <table:table-cell table:number-columns-repeated="1017"/>
        </table:table-row>
        <table:table-row table:style-name="ro4">
          <table:table-cell table:style-name="ce34" office:value-type="float" office:value="39.5097750043269" calcext:value-type="float">
            <text:p>39.510</text:p>
          </table:table-cell>
          <table:table-cell table:style-name="ce33" office:value-type="float" office:value="150.197491056684" calcext:value-type="float">
            <text:p>150.197</text:p>
          </table:table-cell>
          <table:table-cell/>
          <table:table-cell table:style-name="ce19" table:number-columns-repeated="2"/>
          <table:table-cell table:style-name="ce33"/>
          <table:table-cell table:style-name="ce19"/>
          <table:table-cell table:number-columns-repeated="1017"/>
        </table:table-row>
        <table:table-row table:style-name="ro1">
          <table:table-cell table:style-name="ce47" office:value-type="float" office:value="27.1194154787637" calcext:value-type="float">
            <text:p>27.119</text:p>
          </table:table-cell>
          <table:table-cell table:style-name="ce45" office:value-type="float" office:value="133.662008960089" calcext:value-type="float">
            <text:p>133.662</text:p>
          </table:table-cell>
          <table:table-cell/>
          <table:table-cell table:style-name="ce19" office:value-type="string" calcext:value-type="string">
            <text:p>Comment:</text:p>
          </table:table-cell>
          <table:table-cell table:style-name="ce19" office:value-type="string" calcext:value-type="string">
            <text:p>XSLT may not be evaluated independently from path-expressions</text:p>
          </table:table-cell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47" office:value-type="float" office:value="39.5097750043269" calcext:value-type="float">
            <text:p>39.510</text:p>
          </table:table-cell>
          <table:table-cell table:style-name="ce45" office:value-type="float" office:value="145.041920831875" calcext:value-type="float">
            <text:p>145.042</text:p>
          </table:table-cell>
          <table:table-cell/>
          <table:table-cell table:style-name="ce19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46" office:value-type="float" office:value="186.211432671668" calcext:value-type="float">
            <text:p>186.211</text:p>
          </table:table-cell>
          <table:table-cell table:style-name="ce45" office:value-type="float" office:value="168.041924989311" calcext:value-type="float">
            <text:p>168.042</text:p>
          </table:table-cell>
          <table:table-cell/>
          <table:table-cell table:style-name="ce19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47" office:value-type="float" office:value="57.7052322594135" calcext:value-type="float">
            <text:p>57.705</text:p>
          </table:table-cell>
          <table:table-cell table:style-name="ce46" office:value-type="float" office:value="118.764370560438" calcext:value-type="float">
            <text:p>118.764</text:p>
          </table:table-cell>
          <table:table-cell/>
          <table:table-cell table:style-name="ce19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47" office:value-type="float" office:value="27.1194154787637" calcext:value-type="float">
            <text:p>27.119</text:p>
          </table:table-cell>
          <table:table-cell table:style-name="ce46" office:value-type="float" office:value="139.058650025962" calcext:value-type="float">
            <text:p>139.059</text:p>
          </table:table-cell>
          <table:table-cell/>
          <table:table-cell table:style-name="ce19" table:number-columns-repeated="2"/>
          <table:table-cell table:style-name="ce64"/>
          <table:table-cell table:style-name="ce33"/>
          <table:table-cell table:number-columns-repeated="1017"/>
        </table:table-row>
        <table:table-row table:style-name="ro1">
          <table:table-cell table:style-name="ce47" office:value-type="float" office:value="52.5293250129808" calcext:value-type="float">
            <text:p>52.529</text:p>
          </table:table-cell>
          <table:table-cell table:style-name="ce45" office:value-type="float" office:value="156.238665878354" calcext:value-type="float">
            <text:p>156.239</text:p>
          </table:table-cell>
          <table:table-cell/>
          <table:table-cell table:style-name="ce19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47" office:value-type="float" office:value="43.6514844544032" calcext:value-type="float">
            <text:p>43.651</text:p>
          </table:table-cell>
          <table:table-cell table:style-name="ce45" office:value-type="float" office:value="190.749722772736" calcext:value-type="float">
            <text:p>190.750</text:p>
          </table:table-cell>
          <table:table-cell/>
          <table:table-cell table:style-name="ce19" table:number-columns-repeated="2"/>
          <table:table-cell table:style-name="ce33" table:number-columns-repeated="2"/>
          <table:table-cell table:number-columns-repeated="1017"/>
        </table:table-row>
        <table:table-row table:style-name="ro1">
          <table:table-cell table:style-name="ce47" office:value-type="float" office:value="44.0391000173077" calcext:value-type="float">
            <text:p>44.039</text:p>
          </table:table-cell>
          <table:table-cell table:style-name="ce45" office:value-type="float" office:value="265.212402480866" calcext:value-type="float">
            <text:p>265.212</text:p>
          </table:table-cell>
          <table:table-cell/>
          <table:table-cell table:style-name="ce19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7" office:value-type="float" office:value="43.6514844544032" calcext:value-type="float">
            <text:p>43.651</text:p>
          </table:table-cell>
          <table:table-cell table:style-name="ce46" office:value-type="float" office:value="161.497211923709" calcext:value-type="float">
            <text:p>161.497</text:p>
          </table:table-cell>
          <table:table-cell/>
          <table:table-cell table:style-name="ce19"/>
          <table:table-cell table:style-name="ce33"/>
          <table:table-cell table:style-name="ce19"/>
          <table:table-cell table:style-name="ce33"/>
          <table:table-cell table:number-columns-repeated="1017"/>
        </table:table-row>
        <table:table-row table:style-name="ro1">
          <table:table-cell table:style-name="ce47" office:value-type="float" office:value="52.5293250129808" calcext:value-type="float">
            <text:p>52.529</text:p>
          </table:table-cell>
          <table:table-cell table:style-name="ce45" office:value-type="float" office:value="290.159225041235" calcext:value-type="float">
            <text:p>290.159</text:p>
          </table:table-cell>
          <table:table-cell/>
          <table:table-cell table:style-name="ce19"/>
          <table:table-cell table:style-name="ce33"/>
          <table:table-cell table:style-name="ce19"/>
          <table:table-cell table:style-name="ce33"/>
          <table:table-cell table:number-columns-repeated="1017"/>
        </table:table-row>
        <table:table-row table:style-name="ro1">
          <table:table-cell table:style-name="ce47" office:value-type="float" office:value="66.5830728179911" calcext:value-type="float">
            <text:p>66.583</text:p>
          </table:table-cell>
          <table:table-cell table:style-name="ce46" office:value-type="float" office:value="209.092585313842" calcext:value-type="float">
            <text:p>209.093</text:p>
          </table:table-cell>
          <table:table-cell/>
          <table:table-cell table:style-name="ce19"/>
          <table:table-cell table:style-name="ce33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7" office:value-type="float" office:value="76.2388309575275" calcext:value-type="float">
            <text:p>76.239</text:p>
          </table:table-cell>
          <table:table-cell table:style-name="ce46" office:value-type="float" office:value="161.421245510856" calcext:value-type="float">
            <text:p>161.421</text:p>
          </table:table-cell>
          <table:table-cell/>
          <table:table-cell table:style-name="ce19"/>
          <table:table-cell table:style-name="ce33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7" office:value-type="float" office:value="91.3567167138167" calcext:value-type="float">
            <text:p>91.357</text:p>
          </table:table-cell>
          <table:table-cell table:style-name="ce45" office:value-type="float" office:value="196.477661915055" calcext:value-type="float">
            <text:p>196.478</text:p>
          </table:table-cell>
          <table:table-cell/>
          <table:table-cell table:style-name="ce19"/>
          <table:table-cell table:style-name="ce33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7" office:value-type="float" office:value="36.5293250129808" calcext:value-type="float">
            <text:p>36.529</text:p>
          </table:table-cell>
          <table:table-cell table:style-name="ce46" office:value-type="float" office:value="81.3249972847078" calcext:value-type="float">
            <text:p>81.325</text:p>
          </table:table-cell>
          <table:table-cell/>
          <table:table-cell table:style-name="ce19"/>
          <table:table-cell table:style-name="ce33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7" office:value-type="float" office:value="102.706149250129" calcext:value-type="float">
            <text:p>102.706</text:p>
          </table:table-cell>
          <table:table-cell table:style-name="ce45" office:value-type="float" office:value="239.44538374661" calcext:value-type="float">
            <text:p>239.445</text:p>
          </table:table-cell>
          <table:table-cell/>
          <table:table-cell table:style-name="ce19"/>
          <table:table-cell table:style-name="ce33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7" office:value-type="float" office:value="43.6514844544032" calcext:value-type="float">
            <text:p>43.651</text:p>
          </table:table-cell>
          <table:table-cell table:style-name="ce46" office:value-type="float" office:value="196.477661915055" calcext:value-type="float">
            <text:p>196.478</text:p>
          </table:table-cell>
          <table:table-cell/>
          <table:table-cell table:style-name="ce19"/>
          <table:table-cell table:style-name="ce33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7" office:value-type="float" office:value="75.6096404744368" calcext:value-type="float">
            <text:p>75.610</text:p>
          </table:table-cell>
          <table:table-cell table:style-name="ce45" office:value-type="float" office:value="281.189336561589" calcext:value-type="float">
            <text:p>281.189</text:p>
          </table:table-cell>
          <table:table-cell/>
          <table:table-cell table:style-name="ce19"/>
          <table:table-cell table:style-name="ce33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7" office:value-type="float" office:value="52.5293250129808" calcext:value-type="float">
            <text:p>52.529</text:p>
          </table:table-cell>
          <table:table-cell table:style-name="ce45" office:value-type="float" office:value="226.489458168434" calcext:value-type="float">
            <text:p>226.489</text:p>
          </table:table-cell>
          <table:table-cell/>
          <table:table-cell table:style-name="ce19"/>
          <table:table-cell table:style-name="ce33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7" office:value-type="float" office:value="52.5293250129808" calcext:value-type="float">
            <text:p>52.529</text:p>
          </table:table-cell>
          <table:table-cell table:style-name="ce45" office:value-type="float" office:value="245.818751500347" calcext:value-type="float">
            <text:p>245.819</text:p>
          </table:table-cell>
          <table:table-cell table:number-columns-repeated="1022"/>
        </table:table-row>
        <table:table-row table:style-name="ro1">
          <table:table-cell table:style-name="ce47" office:value-type="float" office:value="23.2192809488736" calcext:value-type="float">
            <text:p>23.219</text:p>
          </table:table-cell>
          <table:table-cell table:style-name="ce45" office:value-type="float" office:value="144.545518327217" calcext:value-type="float">
            <text:p>144.546</text:p>
          </table:table-cell>
          <table:table-cell table:number-columns-repeated="1022"/>
        </table:table-row>
        <table:table-row table:style-name="ro1">
          <table:table-cell table:style-name="ce47" office:value-type="float" office:value="52.5293250129808" calcext:value-type="float">
            <text:p>52.529</text:p>
          </table:table-cell>
          <table:table-cell table:style-name="ce45" office:value-type="float" office:value="203.440612584375" calcext:value-type="float">
            <text:p>203.441</text:p>
          </table:table-cell>
          <table:table-cell table:number-columns-repeated="1022"/>
        </table:table-row>
        <table:table-row table:style-name="ro1">
          <table:table-cell table:style-name="ce47" office:value-type="float" office:value="31.26112492884" calcext:value-type="float">
            <text:p>31.261</text:p>
          </table:table-cell>
          <table:table-cell table:style-name="ce45" office:value-type="float" office:value="161.72553417961" calcext:value-type="float">
            <text:p>161.726</text:p>
          </table:table-cell>
          <table:table-cell table:number-columns-repeated="1022"/>
        </table:table-row>
        <table:table-row table:style-name="ro1">
          <table:table-cell table:style-name="ce47" office:value-type="float" office:value="31.26112492884" calcext:value-type="float">
            <text:p>31.261</text:p>
          </table:table-cell>
          <table:table-cell table:style-name="ce45" office:value-type="float" office:value="179.100575015273" calcext:value-type="float">
            <text:p>179.101</text:p>
          </table:table-cell>
          <table:table-cell table:number-columns-repeated="1022"/>
        </table:table-row>
        <table:table-row table:style-name="ro1">
          <table:table-cell table:style-name="ce47" office:value-type="float" office:value="52.8707654032769" calcext:value-type="float">
            <text:p>52.871</text:p>
          </table:table-cell>
          <table:table-cell table:style-name="ce45" office:value-type="float" office:value="139.741530806554" calcext:value-type="float">
            <text:p>139.742</text:p>
          </table:table-cell>
          <table:table-cell table:number-columns-repeated="1022"/>
        </table:table-row>
        <table:table-row table:style-name="ro1">
          <table:table-cell table:style-name="ce47" office:value-type="float" office:value="101.948336902074" calcext:value-type="float">
            <text:p>101.948</text:p>
          </table:table-cell>
          <table:table-cell table:style-name="ce45" office:value-type="float" office:value="311.898298067695" calcext:value-type="float">
            <text:p>311.898</text:p>
          </table:table-cell>
          <table:table-cell table:number-columns-repeated="1022"/>
        </table:table-row>
        <table:table-row table:style-name="ro1">
          <table:table-cell table:style-name="ce47" office:value-type="float" office:value="27.1194154787637" calcext:value-type="float">
            <text:p>27.119</text:p>
          </table:table-cell>
          <table:table-cell table:style-name="ce45" office:value-type="float" office:value="140.344382214188" calcext:value-type="float">
            <text:p>140.344</text:p>
          </table:table-cell>
          <table:table-cell table:number-columns-repeated="1022"/>
        </table:table-row>
        <table:table-row table:style-name="ro1">
          <table:table-cell table:style-name="ce47" office:value-type="float" office:value="57.2192809488736" calcext:value-type="float">
            <text:p>57.219</text:p>
          </table:table-cell>
          <table:table-cell table:style-name="ce45" office:value-type="float" office:value="316.919048784806" calcext:value-type="float">
            <text:p>316.919</text:p>
          </table:table-cell>
          <table:table-cell table:number-columns-repeated="1022"/>
        </table:table-row>
        <table:table-row table:style-name="ro1">
          <table:table-cell table:style-name="ce47" office:value-type="float" office:value="84.9966433055827" calcext:value-type="float">
            <text:p>84.997</text:p>
          </table:table-cell>
          <table:table-cell table:style-name="ce45" office:value-type="float" office:value="263.421245510856" calcext:value-type="float">
            <text:p>263.421</text:p>
          </table:table-cell>
          <table:table-cell table:number-columns-repeated="1022"/>
        </table:table-row>
        <table:table-row table:style-name="ro1">
          <table:table-cell table:style-name="ce47" office:value-type="float" office:value="48" calcext:value-type="float">
            <text:p>48.000</text:p>
          </table:table-cell>
          <table:table-cell table:style-name="ce45" office:value-type="float" office:value="228.638735647955" calcext:value-type="float">
            <text:p>228.639</text:p>
          </table:table-cell>
          <table:table-cell table:number-columns-repeated="1022"/>
        </table:table-row>
        <table:table-row table:style-name="ro1">
          <table:table-cell table:style-name="ce47" office:value-type="float" office:value="32" calcext:value-type="float">
            <text:p>32.000</text:p>
          </table:table-cell>
          <table:table-cell table:style-name="ce45" office:value-type="float" office:value="178.93519666371" calcext:value-type="float">
            <text:p>178.935</text:p>
          </table:table-cell>
          <table:table-cell table:number-columns-repeated="1022"/>
        </table:table-row>
        <table:table-row table:style-name="ro1">
          <table:table-cell table:style-name="ce47" office:value-type="float" office:value="81.8322939217873" calcext:value-type="float">
            <text:p>81.832</text:p>
          </table:table-cell>
          <table:table-cell table:style-name="ce45" office:value-type="float" office:value="314.040007207618" calcext:value-type="float">
            <text:p>314.040</text:p>
          </table:table-cell>
          <table:table-cell table:number-columns-repeated="1022"/>
        </table:table-row>
        <table:table-row table:style-name="ro1">
          <table:table-cell table:style-name="ce47" office:value-type="float" office:value="53.5635228093372" calcext:value-type="float">
            <text:p>53.564</text:p>
          </table:table-cell>
          <table:table-cell table:style-name="ce46" office:value-type="float" office:value="275.617554836883" calcext:value-type="float">
            <text:p>275.618</text:p>
          </table:table-cell>
          <table:table-cell table:number-columns-repeated="1022"/>
        </table:table-row>
        <table:table-row table:style-name="ro1">
          <table:table-cell table:style-name="ce47" office:value-type="float" office:value="23.5097750043269" calcext:value-type="float">
            <text:p>23.510</text:p>
          </table:table-cell>
          <table:table-cell table:style-name="ce45" office:value-type="float" office:value="157.344893898118" calcext:value-type="float">
            <text:p>157.345</text:p>
          </table:table-cell>
          <table:table-cell table:number-columns-repeated="1022"/>
        </table:table-row>
        <table:table-row table:style-name="ro1">
          <table:table-cell table:style-name="ce47" office:value-type="float" office:value="101.622908942782" calcext:value-type="float">
            <text:p>101.623</text:p>
          </table:table-cell>
          <table:table-cell table:style-name="ce45" office:value-type="float" office:value="367.935322269803" calcext:value-type="float">
            <text:p>367.935</text:p>
          </table:table-cell>
          <table:table-cell table:number-columns-repeated="1022"/>
        </table:table-row>
        <table:table-row table:style-name="ro1">
          <table:table-cell table:style-name="ce47" office:value-type="float" office:value="43.6514844544032" calcext:value-type="float">
            <text:p>43.651</text:p>
          </table:table-cell>
          <table:table-cell table:style-name="ce46" office:value-type="float" office:value="151.410464518827" calcext:value-type="float">
            <text:p>151.410</text:p>
          </table:table-cell>
          <table:table-cell table:number-columns-repeated="1022"/>
        </table:table-row>
        <table:table-row table:style-name="ro1">
          <table:table-cell table:style-name="ce47" office:value-type="float" office:value="57.7052322594135" calcext:value-type="float">
            <text:p>57.705</text:p>
          </table:table-cell>
          <table:table-cell table:style-name="ce46" office:value-type="float" office:value="118.764370560438" calcext:value-type="float">
            <text:p>118.764</text:p>
          </table:table-cell>
          <table:table-cell table:number-columns-repeated="1022"/>
        </table:table-row>
        <table:table-row table:style-name="ro1">
          <table:table-cell table:style-name="ce47" office:value-type="float" office:value="57.2192809488736" calcext:value-type="float">
            <text:p>57.219</text:p>
          </table:table-cell>
          <table:table-cell table:style-name="ce46" office:value-type="float" office:value="265.212402480866" calcext:value-type="float">
            <text:p>265.212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4" table:style-name="ta4">
        <office:forms form:automatic-focus="false" form:apply-design-mode="false"/>
        <table:table-column table:style-name="co2" table:number-columns-repeated="4" table:default-cell-style-name="Default"/>
        <table:table-column table:style-name="co17" table:default-cell-style-name="Default"/>
        <table:table-column table:style-name="co2" table:number-columns-repeated="1019" table:default-cell-style-name="Default"/>
        <table:table-row table:style-name="ro3">
          <table:table-cell table:style-name="ce65" office:value-type="string" calcext:value-type="string">
            <text:p>Prolog</text:p>
          </table:table-cell>
          <table:table-cell table:style-name="ce65" office:value-type="string" calcext:value-type="string">
            <text:p>XSLT</text:p>
          </table:table-cell>
          <table:table-cell table:style-name="ce66" office:value-type="string" calcext:value-type="string">
            <text:p>|<text:span text:style-name="T14">D</text:span><text:span text:style-name="T15">N</text:span><text:span text:style-name="T16">| in %</text:span></text:p>
          </table:table-cell>
          <table:table-cell table:style-name="ce67" office:value-type="string" calcext:value-type="string">
            <text:p>#</text:p>
          </table:table-cell>
          <table:table-cell office:value-type="string" calcext:value-type="string">
            <text:p>avg(Prolog)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formula="of:=SUM([.A2:.A58])/57" office:value-type="float" office:value="21.6140350877193" calcext:value-type="float">
            <text:p>21.6140350877193</text:p>
          </table:table-cell>
          <table:table-cell/>
          <table:table-cell office:value-type="string" calcext:value-type="string">
            <text:p>The deviation between minimal theoretical and empirical program length</text:p>
          </table:table-cell>
          <table:table-cell table:number-columns-repeated="1017"/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2]+1" office:value-type="float" office:value="2" calcext:value-type="float">
            <text:p>2</text:p>
          </table:table-cell>
          <table:table-cell/>
          <table:table-cell office:value-type="string" calcext:value-type="string">
            <text:p>Comment:</text:p>
          </table:table-cell>
          <table:table-cell table:style-name="ce2" office:value-type="string" calcext:value-type="string">
            <text:p>diverse, difficult to make estimates</text:p>
          </table:table-cell>
          <table:table-cell table:number-columns-repeated="101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3]+1" office:value-type="float" office:value="3" calcext:value-type="float">
            <text:p>3</text:p>
          </table:table-cell>
          <table:table-cell>
            <draw:frame table:end-cell-address="Лист4.N23" table:end-x="13.36mm" table:end-y="1.05mm" draw:z-index="1" draw:name="Chart 3" draw:style-name="gr1" draw:text-style-name="P1" svg:width="162.76mm" svg:height="85.84mm" svg:x="13.38mm" svg:y="1.34mm">
              <draw:object draw:notify-on-update-of-ranges="Лист4.B2:Лист4.B11 Лист4.A2:Лист4.A1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4]+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5]+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6]+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7]+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D9]+1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D10]+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table:formula="of:=[.D13]+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table:formula="of:=[.D14]+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table:formula="of:=[.D15]+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table:formula="of:=[.D17]+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table:formula="of:=[.D18]+1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table:formula="of:=[.D19]+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table:formula="of:=[.D20]+1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table:formula="of:=[.D21]+1" office:value-type="float" office:value="22" calcext:value-type="float">
            <text:p>22</text:p>
          </table:table-cell>
          <table:table-cell table:number-columns-repeated="1020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table:formula="of:=[.D22]+1" office:value-type="float" office:value="23" calcext:value-type="float">
            <text:p>23</text:p>
          </table:table-cell>
          <table:table-cell table:number-columns-repeated="8"/>
          <table:table-cell table:style-name="ce68" office:value-type="string" calcext:value-type="string">
            <text:p>Shows the deviations in Prolog (sorted):</text:p>
          </table:table-cell>
          <table:table-cell table:number-columns-repeated="1011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table:formula="of:=[.D23]+1" office:value-type="float" office:value="24" calcext:value-type="float">
            <text:p>24</text:p>
          </table:table-cell>
          <table:table-cell>
            <draw:frame table:end-cell-address="Лист4.N45" table:end-x="13.31mm" table:end-y="1.32mm" draw:z-index="0" draw:name="Chart 2" draw:style-name="gr1" draw:text-style-name="P1" svg:width="168.32mm" svg:height="96.18mm" svg:x="7.77mm" svg:y="0.28mm">
              <draw:object draw:notify-on-update-of-ranges="Лист4.D2:Лист4.D11 Лист4.D13:Лист4.D58 Лист4.A2:Лист4.A11 Лист4.A13:Лист4.A5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table:formula="of:=[.D24]+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" table:formula="of:=[.D25]+1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D26]+1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D27]+1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D28]+1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D29]+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table:formula="of:=[.D30]+1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2" table:formula="of:=[.D31]+1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style-name="ce2" table:formula="of:=[.D32]+1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table:formula="of:=[.D33]+1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2" table:formula="of:=[.D34]+1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table:style-name="ce2" table:formula="of:=[.D35]+1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table:style-name="ce2" table:formula="of:=[.D36]+1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style-name="ce2" table:formula="of:=[.D37]+1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style-name="ce2" table:formula="of:=[.D38]+1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2" table:formula="of:=[.D39]+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table:formula="of:=[.D41]+1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table:formula="of:=[.D42]+1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table:style-name="ce2" table:formula="of:=[.D43]+1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table:style-name="ce2" table:formula="of:=[.D44]+1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table:style-name="ce2" table:formula="of:=[.D45]+1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table:style-name="ce2" table:formula="of:=[.D46]+1" office:value-type="float" office:value="48" calcext:value-type="float">
            <text:p>48</text:p>
          </table:table-cell>
          <table:table-cell>
            <draw:frame table:end-cell-address="Лист4.L68" table:end-x="10.44mm" table:end-y="4.23mm" draw:z-index="2" draw:name="Chart 4" draw:style-name="gr1" draw:text-style-name="P1" svg:width="129.83mm" svg:height="95.77mm" svg:x="7.94mm" svg:y="2.92mm">
              <draw:object draw:notify-on-update-of-ranges="Лист4.A2:Лист4.A1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table:style-name="ce2" table:formula="of:=[.D47]+1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table:formula="of:=[.D48]+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table:style-name="ce2" table:formula="of:=[.D49]+1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 table:style-name="ce2" table:formula="of:=[.D50]+1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table:style-name="ce2" table:formula="of:=[.D51]+1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style-name="ce2" table:formula="of:=[.D52]+1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table:style-name="ce2" table:formula="of:=[.D53]+1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table:style-name="ce2" table:formula="of:=[.D54]+1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table:style-name="ce2" table:formula="of:=[.D56]+1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table:formula="of:=[.D57]+1" office:value-type="float" office:value="65" calcext:value-type="float">
            <text:p>65</text:p>
          </table:table-cell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5" table:style-name="ta5">
        <office:forms form:automatic-focus="false" form:apply-design-mode="false"/>
        <table:table-column table:style-name="co18" table:default-cell-style-name="ce2"/>
        <table:table-column table:style-name="co2" table:number-columns-repeated="1023" table:default-cell-style-name="Default"/>
        <table:table-row table:style-name="ro2">
          <table:table-cell/>
          <table:table-cell table:style-name="ce66" office:value-type="string" calcext:value-type="string">
            <text:p>Lines of Code</text:p>
          </table:table-cell>
          <table:table-cell table:number-columns-repeated="2"/>
          <table:table-cell>
            <draw:frame table:end-cell-address="Лист5.O25" table:end-x="16.65mm" table:end-y="0.87mm" draw:z-index="0" draw:name="Chart 1" draw:style-name="gr1" draw:text-style-name="P1" svg:width="189.24mm" svg:height="115.56mm" svg:x="4.69mm" svg:y="5.04mm">
              <draw:object draw:notify-on-update-of-ranges="Лист5.C4:Лист5.C32 Лист5.B4:Лист5.B32 Лист5.A4:Лист5.A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number-columns-repeated="15"/>
          <table:table-cell office:value-type="string" calcext:value-type="string">
            <text:p>Comments:</text:p>
          </table:table-cell>
          <table:table-cell/>
          <table:table-cell office:value-type="string" calcext:value-type="string">
            <text:p>examples (#) 1-27 (“easy examples”)</text:p>
          </table:table-cell>
          <table:table-cell table:number-columns-repeated="1006"/>
        </table:table-row>
        <table:table-row table:style-name="ro4">
          <table:table-cell table:style-name="ce21" office:value-type="string" calcext:value-type="string">
            <text:p>Prolog</text:p>
          </table:table-cell>
          <table:table-cell table:style-name="ce27" office:value-type="string" calcext:value-type="string">
            <text:p>XSLT</text:p>
          </table:table-cell>
          <table:table-cell table:style-name="ce2" office:value-type="string" calcext:value-type="string">
            <text:p>Beispiel</text:p>
          </table:table-cell>
          <table:table-cell table:style-name="ce67" office:value-type="string" calcext:value-type="string">
            <text:p>#</text:p>
          </table:table-cell>
          <table:table-cell table:number-columns-repeated="13"/>
          <table:table-cell office:value-type="string" calcext:value-type="string">
            <text:p>'#3,5,8,10 are significantly shorter</text:p>
          </table:table-cell>
          <table:table-cell table:number-columns-repeated="1006"/>
        </table:table-row>
        <table:table-row table:style-name="ro4">
          <table:table-cell table:style-name="ce10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Easy Examples: Prolog is always (much) better, never worse (at least the same as XSLT)</text:p>
          </table:table-cell>
          <table:table-cell table:number-columns-repeated="1006"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2" table:formula="of:=[.C4]+1" office:value-type="float" office:value="2" calcext:value-type="float">
            <text:p>2</text:p>
          </table:table-cell>
          <table:table-cell table:style-name="ce2" table:formula="of:=[.D4]+1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10" office:value-type="float" office:value="16" calcext:value-type="float">
            <text:p>16</text:p>
          </table:table-cell>
          <table:table-cell table:style-name="ce13" office:value-type="float" office:value="21" calcext:value-type="float">
            <text:p>21</text:p>
          </table:table-cell>
          <table:table-cell table:style-name="ce2" table:formula="of:=[.C5]+1" office:value-type="float" office:value="3" calcext:value-type="float">
            <text:p>3</text:p>
          </table:table-cell>
          <table:table-cell table:style-name="ce2" table:formula="of:=[.D5]+1" office:value-type="float" office:value="3" calcext:value-type="float">
            <text:p>3</text:p>
          </table:table-cell>
          <table:table-cell table:number-columns-repeated="1020"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2" table:formula="of:=[.C6]+1" office:value-type="float" office:value="4" calcext:value-type="float">
            <text:p>4</text:p>
          </table:table-cell>
          <table:table-cell table:style-name="ce2" table:formula="of:=[.D6]+1" office:value-type="float" office:value="4" calcext:value-type="float">
            <text:p>4</text:p>
          </table:table-cell>
          <table:table-cell table:number-columns-repeated="12"/>
          <table:table-cell table:style-name="ce2"/>
          <table:table-cell table:number-columns-repeated="1007"/>
        </table:table-row>
        <table:table-row table:style-name="ro4"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22" calcext:value-type="float">
            <text:p>22</text:p>
          </table:table-cell>
          <table:table-cell table:style-name="ce2" table:formula="of:=[.C7]+1" office:value-type="float" office:value="5" calcext:value-type="float">
            <text:p>5</text:p>
          </table:table-cell>
          <table:table-cell table:style-name="ce2" table:formula="of:=[.D7]+1" office:value-type="float" office:value="5" calcext:value-type="float">
            <text:p>5</text:p>
          </table:table-cell>
          <table:table-cell table:number-columns-repeated="12"/>
          <table:table-cell table:style-name="ce2"/>
          <table:table-cell table:number-columns-repeated="1007"/>
        </table:table-row>
        <table:table-row table:style-name="ro4">
          <table:table-cell table:style-name="ce10" office:value-type="float" office:value="17" calcext:value-type="float">
            <text:p>17</text:p>
          </table:table-cell>
          <table:table-cell table:style-name="ce13" office:value-type="float" office:value="17" calcext:value-type="float">
            <text:p>17</text:p>
          </table:table-cell>
          <table:table-cell table:style-name="ce2" table:formula="of:=[.C8]+1" office:value-type="float" office:value="6" calcext:value-type="float">
            <text:p>6</text:p>
          </table:table-cell>
          <table:table-cell table:style-name="ce2" table:formula="of:=[.D8]+1" office:value-type="float" office:value="6" calcext:value-type="float">
            <text:p>6</text:p>
          </table:table-cell>
          <table:table-cell table:number-columns-repeated="1020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2" table:formula="of:=[.C9]+1" office:value-type="float" office:value="7" calcext:value-type="float">
            <text:p>7</text:p>
          </table:table-cell>
          <table:table-cell table:style-name="ce2" table:formula="of:=[.D9]+1" office:value-type="float" office:value="7" calcext:value-type="float">
            <text:p>7</text:p>
          </table:table-cell>
          <table:table-cell table:number-columns-repeated="12"/>
          <table:table-cell table:style-name="ce2"/>
          <table:table-cell table:number-columns-repeated="1007"/>
        </table:table-row>
        <table:table-row table:style-name="ro4">
          <table:table-cell table:style-name="ce10" office:value-type="float" office:value="13" calcext:value-type="float">
            <text:p>13</text:p>
          </table:table-cell>
          <table:table-cell table:style-name="ce23" office:value-type="float" office:value="40" calcext:value-type="float">
            <text:p>40</text:p>
          </table:table-cell>
          <table:table-cell table:style-name="ce62" office:value-type="string" calcext:value-type="string">
            <text:p>7_2</text:p>
          </table:table-cell>
          <table:table-cell table:style-name="ce2" table:formula="of:=[.D10]+1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10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D11]+1" office:value-type="float" office:value="9" calcext:value-type="float">
            <text:p>9</text:p>
          </table:table-cell>
          <table:table-cell table:number-columns-repeated="12"/>
          <table:table-cell table:style-name="ce2"/>
          <table:table-cell table:number-columns-repeated="1007"/>
        </table:table-row>
        <table:table-row table:style-name="ro4">
          <table:table-cell table:style-name="ce10" office:value-type="float" office:value="17" calcext:value-type="float">
            <text:p>17</text:p>
          </table:table-cell>
          <table:table-cell table:style-name="ce23" office:value-type="float" office:value="37" calcext:value-type="float">
            <text:p>37</text:p>
          </table:table-cell>
          <table:table-cell table:style-name="ce2" table:formula="of:=[.C12]+1" office:value-type="float" office:value="9" calcext:value-type="float">
            <text:p>9</text:p>
          </table:table-cell>
          <table:table-cell table:style-name="ce2" table:formula="of:=[.D12]+1" office:value-type="float" office:value="10" calcext:value-type="float">
            <text:p>10</text:p>
          </table:table-cell>
          <table:table-cell table:number-columns-repeated="1020"/>
        </table:table-row>
        <table:table-row table:style-name="ro4">
          <table:table-cell table:style-name="ce10" office:value-type="float" office:value="25" calcext:value-type="float">
            <text:p>25</text:p>
          </table:table-cell>
          <table:table-cell table:style-name="ce23" office:value-type="float" office:value="29" calcext:value-type="float">
            <text:p>29</text:p>
          </table:table-cell>
          <table:table-cell table:style-name="ce2" table:formula="of:=[.C13]+1" office:value-type="float" office:value="10" calcext:value-type="float">
            <text:p>10</text:p>
          </table:table-cell>
          <table:table-cell table:style-name="ce2" table:formula="of:=[.D13]+1" office:value-type="float" office:value="11" calcext:value-type="float">
            <text:p>11</text:p>
          </table:table-cell>
          <table:table-cell table:number-columns-repeated="1020"/>
        </table:table-row>
        <table:table-row table:style-name="ro4">
          <table:table-cell table:style-name="ce10" office:value-type="float" office:value="11" calcext:value-type="float">
            <text:p>11</text:p>
          </table:table-cell>
          <table:table-cell table:style-name="ce13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D14]+1" office:value-type="float" office:value="12" calcext:value-type="float">
            <text:p>12</text:p>
          </table:table-cell>
          <table:table-cell table:number-columns-repeated="1020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2" table:formula="of:=[.C15]+1" office:value-type="float" office:value="13" calcext:value-type="float">
            <text:p>13</text:p>
          </table:table-cell>
          <table:table-cell table:style-name="ce2" table:formula="of:=[.D15]+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style-name="ce2" table:formula="of:=[.C16]+1" office:value-type="float" office:value="14" calcext:value-type="float">
            <text:p>14</text:p>
          </table:table-cell>
          <table:table-cell table:style-name="ce2" table:formula="of:=[.D16]+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3" office:value-type="float" office:value="32" calcext:value-type="float">
            <text:p>32</text:p>
          </table:table-cell>
          <table:table-cell table:style-name="ce2" table:formula="of:=[.C17]+1" office:value-type="float" office:value="15" calcext:value-type="float">
            <text:p>15</text:p>
          </table:table-cell>
          <table:table-cell table:style-name="ce2" table:formula="of:=[.D17]+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3" office:value-type="float" office:value="32" calcext:value-type="float">
            <text:p>32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D18]+1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3" office:value-type="float" office:value="19" calcext:value-type="float">
            <text:p>19</text:p>
          </table:table-cell>
          <table:table-cell table:style-name="ce2" table:formula="of:=[.C19]+1" office:value-type="float" office:value="18" calcext:value-type="float">
            <text:p>18</text:p>
          </table:table-cell>
          <table:table-cell table:style-name="ce2" table:formula="of:=[.D19]+1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15" calcext:value-type="float">
            <text:p>15</text:p>
          </table:table-cell>
          <table:table-cell table:style-name="ce2" table:formula="of:=[.C20]+1" office:value-type="float" office:value="19" calcext:value-type="float">
            <text:p>19</text:p>
          </table:table-cell>
          <table:table-cell table:style-name="ce2" table:formula="of:=[.D20]+1" office:value-type="float" office:value="18" calcext:value-type="float">
            <text:p>18</text:p>
          </table:table-cell>
          <table:table-cell table:number-columns-repeated="1020"/>
        </table:table-row>
        <table:table-row table:style-name="ro4"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16" calcext:value-type="float">
            <text:p>16</text:p>
          </table:table-cell>
          <table:table-cell table:style-name="ce2" table:formula="of:=[.C21]+1" office:value-type="float" office:value="20" calcext:value-type="float">
            <text:p>20</text:p>
          </table:table-cell>
          <table:table-cell table:style-name="ce2" table:formula="of:=[.D21]+1" office:value-type="float" office:value="19" calcext:value-type="float">
            <text:p>19</text:p>
          </table:table-cell>
          <table:table-cell table:number-columns-repeated="11"/>
          <table:table-cell table:style-name="ce2"/>
          <table:table-cell/>
          <table:table-cell office:value-type="string" calcext:value-type="string">
            <text:p>examples (#) 27-65 (“complex examples”)</text:p>
          </table:table-cell>
          <table:table-cell table:number-columns-repeated="1006"/>
        </table:table-row>
        <table:table-row table:style-name="ro4">
          <table:table-cell table:style-name="ce19" office:value-type="float" office:value="12" calcext:value-type="float">
            <text:p>12</text:p>
          </table:table-cell>
          <table:table-cell table:style-name="ce13" office:value-type="float" office:value="15" calcext:value-type="float">
            <text:p>15</text:p>
          </table:table-cell>
          <table:table-cell table:style-name="ce2" table:formula="of:=[.C22]+1" office:value-type="float" office:value="21" calcext:value-type="float">
            <text:p>21</text:p>
          </table:table-cell>
          <table:table-cell table:style-name="ce2" table:formula="of:=[.D22]+1" office:value-type="float" office:value="20" calcext:value-type="float">
            <text:p>20</text:p>
          </table:table-cell>
          <table:table-cell table:number-columns-repeated="11"/>
          <table:table-cell table:style-name="ce2"/>
          <table:table-cell table:number-columns-repeated="1008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3" office:value-type="float" office:value="10" calcext:value-type="float">
            <text:p>10</text:p>
          </table:table-cell>
          <table:table-cell table:style-name="ce2" table:formula="of:=[.C23]+1" office:value-type="float" office:value="22" calcext:value-type="float">
            <text:p>22</text:p>
          </table:table-cell>
          <table:table-cell table:style-name="ce2" table:formula="of:=[.D23]+1" office:value-type="float" office:value="21" calcext:value-type="float">
            <text:p>21</text:p>
          </table:table-cell>
          <table:table-cell table:number-columns-repeated="1020"/>
        </table:table-row>
        <table:table-row table:style-name="ro4">
          <table:table-cell table:style-name="ce10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2" table:formula="of:=[.C24]+1" office:value-type="float" office:value="23" calcext:value-type="float">
            <text:p>23</text:p>
          </table:table-cell>
          <table:table-cell table:style-name="ce2" table:formula="of:=[.D24]+1" office:value-type="float" office:value="22" calcext:value-type="float">
            <text:p>22</text:p>
          </table:table-cell>
          <table:table-cell>
            <draw:frame table:end-cell-address="Лист5.O49" table:end-x="16.72mm" table:end-y="0.64mm" draw:z-index="1" draw:name="Chart 2" draw:style-name="gr1" draw:text-style-name="P1" svg:width="189.03mm" svg:height="118.66mm" svg:x="4.96mm" svg:y="2.12mm">
              <draw:object draw:notify-on-update-of-ranges="Лист5.C33:Лист5.C60 Лист5.B33:Лист5.B60 Лист5.A33:Лист5.A6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"/>
          <table:table-cell table:style-name="ce2"/>
          <table:table-cell table:number-columns-repeated="2"/>
          <table:table-cell table:style-name="ce2"/>
          <table:table-cell table:number-columns-repeated="1005"/>
        </table:table-row>
        <table:table-row table:style-name="ro5">
          <table:table-cell table:style-name="ce10" office:value-type="float" office:value="14" calcext:value-type="float">
            <text:p>14</text:p>
          </table:table-cell>
          <table:table-cell table:style-name="ce13" office:value-type="float" office:value="23" calcext:value-type="float">
            <text:p>23</text:p>
          </table:table-cell>
          <table:table-cell table:style-name="ce2" table:formula="of:=[.C25]+1" office:value-type="float" office:value="24" calcext:value-type="float">
            <text:p>24</text:p>
          </table:table-cell>
          <table:table-cell table:style-name="ce2" table:formula="of:=[.D25]+1" office:value-type="float" office:value="23" calcext:value-type="float">
            <text:p>23</text:p>
          </table:table-cell>
          <table:table-cell table:number-columns-repeated="11"/>
          <table:table-cell office:value-type="string" calcext:value-type="string">
            <text:p>Comments:</text:p>
          </table:table-cell>
          <table:table-cell/>
          <table:table-cell office:value-type="string" calcext:value-type="string">
            <text:p>Example 56 is an extreme example: only here Prolog seems worse on the 1<text:span text:style-name="T17">st</text:span> glance due to lack of up-operator (however, algorithm could be rewritten, then still much simpler than XSLT, or predicate with side-effects)</text:p>
          </table:table-cell>
          <table:table-cell table:number-columns-repeated="1006"/>
        </table:table-row>
        <table:table-row table:style-name="ro4">
          <table:table-cell table:style-name="ce10" office:value-type="float" office:value="9" calcext:value-type="float">
            <text:p>9</text:p>
          </table:table-cell>
          <table:table-cell table:style-name="ce13" office:value-type="float" office:value="24" calcext:value-type="float">
            <text:p>24</text:p>
          </table:table-cell>
          <table:table-cell table:style-name="ce2" table:formula="of:=[.C26]+1" office:value-type="float" office:value="25" calcext:value-type="float">
            <text:p>25</text:p>
          </table:table-cell>
          <table:table-cell table:style-name="ce2" table:formula="of:=[.D26]+1" office:value-type="float" office:value="24" calcext:value-type="float">
            <text:p>24</text:p>
          </table:table-cell>
          <table:table-cell table:number-columns-repeated="13"/>
          <table:table-cell table:style-name="ce2"/>
          <table:table-cell table:style-name="ce2" office:value-type="string" calcext:value-type="string">
            <text:p>this is an exceptional singleton case, since this “problem” may always be rewritten in practice</text:p>
          </table:table-cell>
          <table:table-cell table:number-columns-repeated="1005"/>
        </table:table-row>
        <table:table-row table:style-name="ro4">
          <table:table-cell table:style-name="ce10" office:value-type="float" office:value="14" calcext:value-type="float">
            <text:p>14</text:p>
          </table:table-cell>
          <table:table-cell table:style-name="ce13" office:value-type="float" office:value="9" calcext:value-type="float">
            <text:p>9</text:p>
          </table:table-cell>
          <table:table-cell table:style-name="ce2" table:formula="of:=[.C27]+1" office:value-type="float" office:value="26" calcext:value-type="float">
            <text:p>26</text:p>
          </table:table-cell>
          <table:table-cell table:style-name="ce2" table:formula="of:=[.D27]+1" office:value-type="float" office:value="25" calcext:value-type="float">
            <text:p>25</text:p>
          </table:table-cell>
          <table:table-cell table:number-columns-repeated="15"/>
          <table:table-cell table:style-name="ce2"/>
          <table:table-cell table:number-columns-repeated="1004"/>
        </table:table-row>
        <table:table-row table:style-name="ro4">
          <table:table-cell table:style-name="ce10" office:value-type="float" office:value="17" calcext:value-type="float">
            <text:p>17</text:p>
          </table:table-cell>
          <table:table-cell table:style-name="ce13" office:value-type="float" office:value="21" calcext:value-type="float">
            <text:p>21</text:p>
          </table:table-cell>
          <table:table-cell table:style-name="ce2" table:formula="of:=[.C28]+1" office:value-type="float" office:value="27" calcext:value-type="float">
            <text:p>27</text:p>
          </table:table-cell>
          <table:table-cell table:style-name="ce2" table:formula="of:=[.D28]+1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Examples 38 and 39: arithmetics over nodes a little bit more overhead needed (since its default behaviour of XSLT on text nodes and string concatenation)</text:p>
          </table:table-cell>
          <table:table-cell table:number-columns-repeated="1006"/>
        </table:table-row>
        <table:table-row table:style-name="ro4">
          <table:table-cell table:style-name="ce10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2" table:formula="of:=[.C29]+1" office:value-type="float" office:value="28" calcext:value-type="float">
            <text:p>28</text:p>
          </table:table-cell>
          <table:table-cell table:style-name="ce2" table:formula="of:=[.D29]+1" office:value-type="float" office:value="27" calcext:value-type="float">
            <text:p>27</text:p>
          </table:table-cell>
          <table:table-cell table:number-columns-repeated="13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10" office:value-type="float" office:value="23" calcext:value-type="float">
            <text:p>23</text:p>
          </table:table-cell>
          <table:table-cell table:style-name="ce13" office:value-type="float" office:value="21" calcext:value-type="float">
            <text:p>21</text:p>
          </table:table-cell>
          <table:table-cell table:style-name="ce2" table:formula="of:=[.C30]+1" office:value-type="float" office:value="29" calcext:value-type="float">
            <text:p>29</text:p>
          </table:table-cell>
          <table:table-cell table:style-name="ce2" table:formula="of:=[.D30]+1" office:value-type="float" office:value="28" calcext:value-type="float">
            <text:p>28</text:p>
          </table:table-cell>
          <table:table-cell table:number-columns-repeated="13"/>
          <table:table-cell office:value-type="string" calcext:value-type="string">
            <text:p>Examples 29 and 31: integer convertions with type int→string</text:p>
          </table:table-cell>
          <table:table-cell table:number-columns-repeated="1006"/>
        </table:table-row>
        <table:table-row table:style-name="ro4">
          <table:table-cell table:style-name="ce69" office:value-type="float" office:value="13" calcext:value-type="float">
            <text:p>13</text:p>
          </table:table-cell>
          <table:table-cell table:style-name="ce70" office:value-type="float" office:value="15" calcext:value-type="float">
            <text:p>15</text:p>
          </table:table-cell>
          <table:table-cell table:style-name="ce1" table:formula="of:=[.C31]+1" office:value-type="float" office:value="30" calcext:value-type="float">
            <text:p>30</text:p>
          </table:table-cell>
          <table:table-cell table:style-name="ce1" table:formula="of:=[.D31]+1" office:value-type="float" office:value="29" calcext:value-type="float">
            <text:p>29</text:p>
          </table:table-cell>
          <table:table-cell table:number-columns-repeated="13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10" office:value-type="float" office:value="24" calcext:value-type="float">
            <text:p>24</text:p>
          </table:table-cell>
          <table:table-cell table:style-name="ce13" office:value-type="float" office:value="21" calcext:value-type="float">
            <text:p>21</text:p>
          </table:table-cell>
          <table:table-cell table:style-name="ce2" table:formula="of:=[.C32]+1" office:value-type="float" office:value="31" calcext:value-type="float">
            <text:p>31</text:p>
          </table:table-cell>
          <table:table-cell table:style-name="ce2" table:formula="of:=[.D32]+1" office:value-type="float" office:value="30" calcext:value-type="float">
            <text:p>30</text:p>
          </table:table-cell>
          <table:table-cell table:number-columns-repeated="13"/>
          <table:table-cell office:value-type="string" calcext:value-type="string">
            <text:p>Examples 24,25,32,33,34,64: <text:s/>This is a SIGNIFICANT improvement, since parameters and variables are much easier to use.</text:p>
          </table:table-cell>
          <table:table-cell table:number-columns-repeated="1006"/>
        </table:table-row>
        <table:table-row table:style-name="ro4">
          <table:table-cell table:style-name="ce10" office:value-type="float" office:value="16" calcext:value-type="float">
            <text:p>16</text:p>
          </table:table-cell>
          <table:table-cell table:style-name="ce13" office:value-type="float" office:value="22" calcext:value-type="float">
            <text:p>22</text:p>
          </table:table-cell>
          <table:table-cell table:style-name="ce2" table:formula="of:=[.C33]+1" office:value-type="float" office:value="32" calcext:value-type="float">
            <text:p>32</text:p>
          </table:table-cell>
          <table:table-cell table:style-name="ce2" table:formula="of:=[.D33]+1" office:value-type="float" office:value="31" calcext:value-type="float">
            <text:p>31</text:p>
          </table:table-cell>
          <table:table-cell table:number-columns-repeated="1020"/>
        </table:table-row>
        <table:table-row table:style-name="ro4">
          <table:table-cell table:style-name="ce10" office:value-type="float" office:value="17" calcext:value-type="float">
            <text:p>17</text:p>
          </table:table-cell>
          <table:table-cell table:style-name="ce13" office:value-type="float" office:value="26" calcext:value-type="float">
            <text:p>26</text:p>
          </table:table-cell>
          <table:table-cell table:style-name="ce2" table:formula="of:=[.C34]+1" office:value-type="float" office:value="33" calcext:value-type="float">
            <text:p>33</text:p>
          </table:table-cell>
          <table:table-cell table:style-name="ce2" table:formula="of:=[.D34]+1" office:value-type="float" office:value="32" calcext:value-type="float">
            <text:p>32</text:p>
          </table:table-cell>
          <table:table-cell table:number-columns-repeated="13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10" office:value-type="float" office:value="14" calcext:value-type="float">
            <text:p>14</text:p>
          </table:table-cell>
          <table:table-cell table:style-name="ce13" office:value-type="float" office:value="31" calcext:value-type="float">
            <text:p>31</text:p>
          </table:table-cell>
          <table:table-cell table:style-name="ce2" table:formula="of:=[.C35]+1" office:value-type="float" office:value="34" calcext:value-type="float">
            <text:p>34</text:p>
          </table:table-cell>
          <table:table-cell table:style-name="ce2" table:formula="of:=[.D35]+1" office:value-type="float" office:value="33" calcext:value-type="float">
            <text:p>33</text:p>
          </table:table-cell>
          <table:table-cell table:number-columns-repeated="15"/>
          <table:table-cell table:style-name="ce2"/>
          <table:table-cell table:number-columns-repeated="1004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13" office:value-type="float" office:value="14" calcext:value-type="float">
            <text:p>14</text:p>
          </table:table-cell>
          <table:table-cell table:style-name="ce2" table:formula="of:=[.C36]+1" office:value-type="float" office:value="35" calcext:value-type="float">
            <text:p>35</text:p>
          </table:table-cell>
          <table:table-cell table:style-name="ce2" table:formula="of:=[.D36]+1" office:value-type="float" office:value="34" calcext:value-type="float">
            <text:p>34</text:p>
          </table:table-cell>
          <table:table-cell table:number-columns-repeated="1020"/>
        </table:table-row>
        <table:table-row table:style-name="ro4"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28" calcext:value-type="float">
            <text:p>28</text:p>
          </table:table-cell>
          <table:table-cell table:style-name="ce2" table:formula="of:=[.C37]+1" office:value-type="float" office:value="36" calcext:value-type="float">
            <text:p>36</text:p>
          </table:table-cell>
          <table:table-cell table:style-name="ce2" table:formula="of:=[.D37]+1" office:value-type="float" office:value="35" calcext:value-type="float">
            <text:p>35</text:p>
          </table:table-cell>
          <table:table-cell table:number-columns-repeated="13"/>
          <table:table-cell table:style-name="ce2"/>
          <table:table-cell table:number-columns-repeated="1006"/>
        </table:table-row>
        <table:table-row table:style-name="ro4">
          <table:table-cell table:style-name="ce10" office:value-type="float" office:value="14" calcext:value-type="float">
            <text:p>14</text:p>
          </table:table-cell>
          <table:table-cell table:style-name="ce13" office:value-type="float" office:value="21" calcext:value-type="float">
            <text:p>21</text:p>
          </table:table-cell>
          <table:table-cell table:style-name="ce2" table:formula="of:=[.C38]+1" office:value-type="float" office:value="37" calcext:value-type="float">
            <text:p>37</text:p>
          </table:table-cell>
          <table:table-cell table:style-name="ce2" table:formula="of:=[.D38]+1" office:value-type="float" office:value="36" calcext:value-type="float">
            <text:p>36</text:p>
          </table:table-cell>
          <table:table-cell table:number-columns-repeated="1020"/>
        </table:table-row>
        <table:table-row table:style-name="ro4">
          <table:table-cell table:style-name="ce10" office:value-type="float" office:value="30" calcext:value-type="float">
            <text:p>30</text:p>
          </table:table-cell>
          <table:table-cell table:style-name="ce13" office:value-type="float" office:value="26" calcext:value-type="float">
            <text:p>26</text:p>
          </table:table-cell>
          <table:table-cell table:style-name="ce2" table:formula="of:=[.C39]+1" office:value-type="float" office:value="38" calcext:value-type="float">
            <text:p>38</text:p>
          </table:table-cell>
          <table:table-cell table:style-name="ce2" table:formula="of:=[.D39]+1" office:value-type="float" office:value="37" calcext:value-type="float">
            <text:p>37</text:p>
          </table:table-cell>
          <table:table-cell table:number-columns-repeated="1020"/>
        </table:table-row>
        <table:table-row table:style-name="ro4">
          <table:table-cell table:style-name="ce10" office:value-type="float" office:value="24" calcext:value-type="float">
            <text:p>24</text:p>
          </table:table-cell>
          <table:table-cell table:style-name="ce13" office:value-type="float" office:value="17" calcext:value-type="float">
            <text:p>17</text:p>
          </table:table-cell>
          <table:table-cell table:style-name="ce2" table:formula="of:=[.C40]+1" office:value-type="float" office:value="39" calcext:value-type="float">
            <text:p>39</text:p>
          </table:table-cell>
          <table:table-cell table:style-name="ce2" table:formula="of:=[.D40]+1" office:value-type="float" office:value="38" calcext:value-type="float">
            <text:p>38</text:p>
          </table:table-cell>
          <table:table-cell table:number-columns-repeated="1020"/>
        </table:table-row>
        <table:table-row table:style-name="ro4"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29" calcext:value-type="float">
            <text:p>29</text:p>
          </table:table-cell>
          <table:table-cell table:style-name="ce2" table:formula="of:=[.C41]+1" office:value-type="float" office:value="40" calcext:value-type="float">
            <text:p>40</text:p>
          </table:table-cell>
          <table:table-cell table:style-name="ce2" table:formula="of:=[.D41]+1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3" office:value-type="float" office:value="9" calcext:value-type="float">
            <text:p>9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D42]+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3" office:value-type="float" office:value="22" calcext:value-type="float">
            <text:p>22</text:p>
          </table:table-cell>
          <table:table-cell table:style-name="ce2" table:formula="of:=[.C43]+1" office:value-type="float" office:value="43" calcext:value-type="float">
            <text:p>43</text:p>
          </table:table-cell>
          <table:table-cell table:style-name="ce2" table:formula="of:=[.D43]+1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3" office:value-type="float" office:value="17" calcext:value-type="float">
            <text:p>17</text:p>
          </table:table-cell>
          <table:table-cell table:style-name="ce2" table:formula="of:=[.C44]+1" office:value-type="float" office:value="44" calcext:value-type="float">
            <text:p>44</text:p>
          </table:table-cell>
          <table:table-cell table:style-name="ce2" table:formula="of:=[.D44]+1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3" office:value-type="float" office:value="13" calcext:value-type="float">
            <text:p>13</text:p>
          </table:table-cell>
          <table:table-cell table:style-name="ce2" table:formula="of:=[.C45]+1" office:value-type="float" office:value="45" calcext:value-type="float">
            <text:p>45</text:p>
          </table:table-cell>
          <table:table-cell table:style-name="ce2" table:formula="of:=[.D45]+1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3" office:value-type="float" office:value="19" calcext:value-type="float">
            <text:p>19</text:p>
          </table:table-cell>
          <table:table-cell table:style-name="ce2" table:formula="of:=[.C46]+1" office:value-type="float" office:value="46" calcext:value-type="float">
            <text:p>46</text:p>
          </table:table-cell>
          <table:table-cell table:style-name="ce2" table:formula="of:=[.D46]+1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3" office:value-type="float" office:value="36" calcext:value-type="float">
            <text:p>36</text:p>
          </table:table-cell>
          <table:table-cell table:style-name="ce2" table:formula="of:=[.C47]+1" office:value-type="float" office:value="47" calcext:value-type="float">
            <text:p>47</text:p>
          </table:table-cell>
          <table:table-cell table:style-name="ce2" table:formula="of:=[.D47]+1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3" office:value-type="float" office:value="10" calcext:value-type="float">
            <text:p>10</text:p>
          </table:table-cell>
          <table:table-cell table:style-name="ce2" table:formula="of:=[.C48]+1" office:value-type="float" office:value="48" calcext:value-type="float">
            <text:p>48</text:p>
          </table:table-cell>
          <table:table-cell table:style-name="ce2" table:formula="of:=[.D48]+1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3" office:value-type="float" office:value="30" calcext:value-type="float">
            <text:p>30</text:p>
          </table:table-cell>
          <table:table-cell table:style-name="ce2" table:formula="of:=[.C49]+1" office:value-type="float" office:value="49" calcext:value-type="float">
            <text:p>49</text:p>
          </table:table-cell>
          <table:table-cell table:style-name="ce2" table:formula="of:=[.D49]+1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3" office:value-type="float" office:value="43" calcext:value-type="float">
            <text:p>43</text:p>
          </table:table-cell>
          <table:table-cell table:style-name="ce2" table:formula="of:=[.C50]+1" office:value-type="float" office:value="50" calcext:value-type="float">
            <text:p>50</text:p>
          </table:table-cell>
          <table:table-cell table:style-name="ce2" table:formula="of:=[.D50]+1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3" office:value-type="float" office:value="25" calcext:value-type="float">
            <text:p>25</text:p>
          </table:table-cell>
          <table:table-cell table:style-name="ce2" table:formula="of:=[.C51]+1" office:value-type="float" office:value="51" calcext:value-type="float">
            <text:p>51</text:p>
          </table:table-cell>
          <table:table-cell table:style-name="ce2" table:formula="of:=[.D51]+1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 table:style-name="ce2" table:formula="of:=[.C52]+1" office:value-type="float" office:value="52" calcext:value-type="float">
            <text:p>52</text:p>
          </table:table-cell>
          <table:table-cell table:style-name="ce2" table:formula="of:=[.D52]+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3" office:value-type="float" office:value="29" calcext:value-type="float">
            <text:p>29</text:p>
          </table:table-cell>
          <table:table-cell table:style-name="ce2" table:formula="of:=[.C53]+1" office:value-type="float" office:value="53" calcext:value-type="float">
            <text:p>53</text:p>
          </table:table-cell>
          <table:table-cell table:style-name="ce2" table:formula="of:=[.D53]+1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3" office:value-type="float" office:value="29" calcext:value-type="float">
            <text:p>29</text:p>
          </table:table-cell>
          <table:table-cell table:style-name="ce2" table:formula="of:=[.C54]+1" office:value-type="float" office:value="54" calcext:value-type="float">
            <text:p>54</text:p>
          </table:table-cell>
          <table:table-cell table:style-name="ce2" table:formula="of:=[.D54]+1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14" calcext:value-type="float">
            <text:p>14</text:p>
          </table:table-cell>
          <table:table-cell table:style-name="ce2" table:formula="of:=[.C55]+1" office:value-type="float" office:value="55" calcext:value-type="float">
            <text:p>55</text:p>
          </table:table-cell>
          <table:table-cell table:style-name="ce2" table:formula="of:=[.D55]+1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3" office:value-type="float" office:value="27" calcext:value-type="float">
            <text:p>27</text:p>
          </table:table-cell>
          <table:table-cell table:style-name="ce2" table:formula="of:=[.C56]+1" office:value-type="float" office:value="56" calcext:value-type="float">
            <text:p>56</text:p>
          </table:table-cell>
          <table:table-cell table:style-name="ce2" table:formula="of:=[.D56]+1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23" calcext:value-type="float">
            <text:p>23</text:p>
          </table:table-cell>
          <table:table-cell table:style-name="ce2" office:value-type="float" office:value="63" calcext:value-type="float">
            <text:p>63</text:p>
          </table:table-cell>
          <table:table-cell table:style-name="ce2" table:formula="of:=[.D57]+1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3" office:value-type="float" office:value="24" calcext:value-type="float">
            <text:p>24</text:p>
          </table:table-cell>
          <table:table-cell table:style-name="ce2" table:formula="of:=[.C58]+1" office:value-type="float" office:value="64" calcext:value-type="float">
            <text:p>64</text:p>
          </table:table-cell>
          <table:table-cell table:style-name="ce2" table:formula="of:=[.D58]+1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3" office:value-type="float" office:value="30" calcext:value-type="float">
            <text:p>30</text:p>
          </table:table-cell>
          <table:table-cell table:style-name="ce2" table:formula="of:=[.C59]+1" office:value-type="float" office:value="65" calcext:value-type="float">
            <text:p>65</text:p>
          </table:table-cell>
          <table:table-cell table:style-name="ce2" table:formula="of:=[.D59]+1" office:value-type="float" office:value="57" calcext:value-type="float">
            <text:p>57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6" table:style-name="ta6">
        <office:forms form:automatic-focus="false" form:apply-design-mode="false"/>
        <table:table-column table:style-name="co2" table:number-columns-repeated="1024" table:default-cell-style-name="Default"/>
        <table:table-row table:style-name="ro4">
          <table:table-cell table:style-name="ce71" office:value-type="string" calcext:value-type="string">
            <text:p>Lambda</text:p>
          </table:table-cell>
          <table:table-cell office:value-type="string" calcext:value-type="string">
            <text:p>abstraction level of the considered languages</text:p>
          </table:table-cell>
          <table:table-cell table:number-columns-repeated="1022"/>
        </table:table-row>
        <table:table-row table:style-name="ro1">
          <table:table-cell table:number-columns-repeated="2" table:style-name="ce32" office:value-type="float" office:value="0.128" calcext:value-type="float">
            <text:p>0.128</text:p>
          </table:table-cell>
          <table:table-cell/>
          <table:table-cell>
            <draw:frame table:end-cell-address="Лист6.P30" table:end-x="4.73mm" table:end-y="0.8mm" draw:z-index="0" draw:name="Chart 1" draw:style-name="gr1" draw:text-style-name="P1" svg:width="216.63mm" svg:height="124.62mm" svg:x="0.83mm" svg:y="2.13mm">
              <draw:object draw:notify-on-update-of-ranges="Лист6.A2:Лист6.A15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number-columns-repeated="2" table:style-name="ce33" office:value-type="float" office:value="0.166" calcext:value-type="float">
            <text:p>0.16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3" office:value-type="float" office:value="1.751" calcext:value-type="float">
            <text:p>1.751</text:p>
          </table:table-cell>
          <table:table-cell table:number-columns-repeated="1022"/>
        </table:table-row>
        <table:table-row table:style-name="ro1">
          <table:table-cell table:number-columns-repeated="2" table:style-name="ce21" office:value-type="float" office:value="0.30110836" calcext:value-type="float">
            <text:p>0.30110836</text:p>
          </table:table-cell>
          <table:table-cell table:number-columns-repeated="1022"/>
        </table:table-row>
        <table:table-row table:style-name="ro1">
          <table:table-cell table:number-columns-repeated="2" table:style-name="ce32" office:value-type="float" office:value="0.326" calcext:value-type="float">
            <text:p>0.326</text:p>
          </table:table-cell>
          <table:table-cell table:number-columns-repeated="1022"/>
        </table:table-row>
        <table:table-row table:style-name="ro1">
          <table:table-cell table:number-columns-repeated="2" table:style-name="ce33" office:value-type="float" office:value="0.394" calcext:value-type="float">
            <text:p>0.394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3" office:value-type="float" office:value="13.46" calcext:value-type="float">
            <text:p>13.460</text:p>
          </table:table-cell>
          <table:table-cell table:number-columns-repeated="1022"/>
        </table:table-row>
        <table:table-row table:style-name="ro1">
          <table:table-cell table:style-name="ce21"/>
          <table:table-cell table:style-name="ce21" office:value-type="float" office:value="1.133289395" calcext:value-type="float">
            <text:p>1.133289395</text:p>
          </table:table-cell>
          <table:table-cell table:number-columns-repeated="1022"/>
        </table:table-row>
        <table:table-row table:style-name="ro1">
          <table:table-cell table:number-columns-repeated="2" table:style-name="ce32" office:value-type="float" office:value="0.106" calcext:value-type="float">
            <text:p>0.10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3" office:value-type="float" office:value="0.824" calcext:value-type="float">
            <text:p>0.824</text:p>
          </table:table-cell>
          <table:table-cell table:number-columns-repeated="1022"/>
        </table:table-row>
        <table:table-row table:style-name="ro1">
          <table:table-cell table:number-columns-repeated="2" table:style-name="ce21" office:value-type="float" office:value="0.133473044" calcext:value-type="float">
            <text:p>0.133473044</text:p>
          </table:table-cell>
          <table:table-cell table:number-columns-repeated="1022"/>
        </table:table-row>
        <table:table-row table:style-name="ro1">
          <table:table-cell table:number-columns-repeated="2" table:style-name="ce32" office:value-type="float" office:value="0.15" calcext:value-type="float">
            <text:p>0.150</text:p>
          </table:table-cell>
          <table:table-cell table:number-columns-repeated="1022"/>
        </table:table-row>
        <table:table-row table:style-name="ro1">
          <table:table-cell table:number-columns-repeated="2" table:style-name="ce33" office:value-type="float" office:value="0.184" calcext:value-type="float">
            <text:p>0.184</text:p>
          </table:table-cell>
          <table:table-cell table:number-columns-repeated="1022"/>
        </table:table-row>
        <table:table-row table:style-name="ro1">
          <table:table-cell table:number-columns-repeated="2" table:style-name="ce33" office:value-type="float" office:value="0.317" calcext:value-type="float">
            <text:p>0.317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3" office:value-type="float" office:value="1.482" calcext:value-type="float">
            <text:p>1.482</text:p>
          </table:table-cell>
          <table:table-cell table:number-columns-repeated="1022"/>
        </table:table-row>
        <table:table-row table:style-name="ro1">
          <table:table-cell table:number-columns-repeated="2" table:style-name="ce21" office:value-type="float" office:value="0.221017995" calcext:value-type="float">
            <text:p>0.221017995</text:p>
          </table:table-cell>
          <table:table-cell table:number-columns-repeated="1022"/>
        </table:table-row>
        <table:table-row table:style-name="ro1">
          <table:table-cell table:number-columns-repeated="2" table:style-name="ce32" office:value-type="float" office:value="0.095" calcext:value-type="float">
            <text:p>0.09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3" office:value-type="float" office:value="0.824" calcext:value-type="float">
            <text:p>0.824</text:p>
          </table:table-cell>
          <table:table-cell table:number-columns-repeated="1022"/>
        </table:table-row>
        <table:table-row table:style-name="ro1">
          <table:table-cell table:number-columns-repeated="2" table:style-name="ce33" office:value-type="float" office:value="0.135" calcext:value-type="float">
            <text:p>0.135</text:p>
          </table:table-cell>
          <table:table-cell table:number-columns-repeated="1022"/>
        </table:table-row>
        <table:table-row table:style-name="ro1">
          <table:table-cell table:number-columns-repeated="2" table:style-name="ce32" office:value-type="float" office:value="0.095" calcext:value-type="float">
            <text:p>0.09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3" office:value-type="float" office:value="0.712" calcext:value-type="float">
            <text:p>0.712</text:p>
          </table:table-cell>
          <table:table-cell table:number-columns-repeated="1022"/>
        </table:table-row>
        <table:table-row table:style-name="ro1">
          <table:table-cell table:number-columns-repeated="2" table:style-name="ce21" office:value-type="float" office:value="0.113570666" calcext:value-type="float">
            <text:p>0.113570666</text:p>
          </table:table-cell>
          <table:table-cell table:number-columns-repeated="1022"/>
        </table:table-row>
        <table:table-row table:style-name="ro1">
          <table:table-cell table:number-columns-repeated="2" table:style-name="ce33" office:value-type="float" office:value="0.218" calcext:value-type="float">
            <text:p>0.218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3" office:value-type="float" office:value="1.373" calcext:value-type="float">
            <text:p>1.373</text:p>
          </table:table-cell>
          <table:table-cell table:number-columns-repeated="1022"/>
        </table:table-row>
        <table:table-row table:style-name="ro1">
          <table:table-cell table:number-columns-repeated="2" table:style-name="ce21" office:value-type="float" office:value="0.211495071" calcext:value-type="float">
            <text:p>0.211495071</text:p>
          </table:table-cell>
          <table:table-cell table:number-columns-repeated="1022"/>
        </table:table-row>
        <table:table-row table:style-name="ro1">
          <table:table-cell table:number-columns-repeated="2" table:style-name="ce32" office:value-type="float" office:value="0.071" calcext:value-type="float">
            <text:p>0.071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3" office:value-type="float" office:value="0.28" calcext:value-type="float">
            <text:p>0.280</text:p>
          </table:table-cell>
          <table:table-cell table:number-columns-repeated="1022"/>
        </table:table-row>
        <table:table-row table:style-name="ro1">
          <table:table-cell table:number-columns-repeated="2" table:style-name="ce21" office:value-type="float" office:value="0.048985912" calcext:value-type="float">
            <text:p>0.048985912</text:p>
          </table:table-cell>
          <table:table-cell table:number-columns-repeated="1022"/>
        </table:table-row>
        <table:table-row table:style-name="ro1">
          <table:table-cell table:number-columns-repeated="2" table:style-name="ce32" office:value-type="float" office:value="0.139" calcext:value-type="float">
            <text:p>0.139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3" office:value-type="float" office:value="1.153" calcext:value-type="float">
            <text:p>1.153</text:p>
          </table:table-cell>
          <table:table-cell table:number-columns-repeated="1022"/>
        </table:table-row>
        <table:table-row table:style-name="ro1">
          <table:table-cell table:number-columns-repeated="2" table:style-name="ce21" office:value-type="float" office:value="0.176692085" calcext:value-type="float">
            <text:p>0.176692085</text:p>
          </table:table-cell>
          <table:table-cell table:number-columns-repeated="1022"/>
        </table:table-row>
        <table:table-row table:style-name="ro4">
          <table:table-cell table:number-columns-repeated="2" table:style-name="ce32" office:value-type="float" office:value="0.043" calcext:value-type="float">
            <text:p>0.043</text:p>
          </table:table-cell>
          <table:table-cell table:number-columns-repeated="3"/>
          <table:table-cell office:value-type="string" calcext:value-type="string">
            <text:p>Comment:</text:p>
          </table:table-cell>
          <table:table-cell/>
          <table:table-cell office:value-type="string" calcext:value-type="string">
            <text:p>abstraction level in Prolog is much higher (higher reuse)</text:p>
          </table:table-cell>
          <table:table-cell table:number-columns-repeated="1016"/>
        </table:table-row>
        <table:table-row table:style-name="ro1">
          <table:table-cell table:style-name="ce33"/>
          <table:table-cell table:style-name="ce33" office:value-type="float" office:value="0.263" calcext:value-type="float">
            <text:p>0.263</text:p>
          </table:table-cell>
          <table:table-cell table:number-columns-repeated="1022"/>
        </table:table-row>
        <table:table-row table:style-name="ro1">
          <table:table-cell table:number-columns-repeated="2" table:style-name="ce21" office:value-type="float" office:value="0.051261468" calcext:value-type="float">
            <text:p>0.051261468</text:p>
          </table:table-cell>
          <table:table-cell table:number-columns-repeated="1022"/>
        </table:table-row>
        <table:table-row table:style-name="ro1">
          <table:table-cell table:number-columns-repeated="2" table:style-name="ce33" office:value-type="float" office:value="0.051" calcext:value-type="float">
            <text:p>0.051</text:p>
          </table:table-cell>
          <table:table-cell table:number-columns-repeated="1022"/>
        </table:table-row>
        <table:table-row table:style-name="ro1">
          <table:table-cell table:number-columns-repeated="2" table:style-name="ce33" office:value-type="float" office:value="0.052" calcext:value-type="float">
            <text:p>0.052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3" office:value-type="float" office:value="0.335" calcext:value-type="float">
            <text:p>0.335</text:p>
          </table:table-cell>
          <table:table-cell table:number-columns-repeated="1022"/>
        </table:table-row>
        <table:table-row table:style-name="ro1">
          <table:table-cell table:number-columns-repeated="2" table:style-name="ce21" office:value-type="float" office:value="0.062502039" calcext:value-type="float">
            <text:p>0.062502039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99" calcext:value-type="float">
            <text:p>0.099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118" calcext:value-type="float">
            <text:p>0.118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1.017" calcext:value-type="float">
            <text:p>1.017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162" calcext:value-type="float">
            <text:p>0.162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885" calcext:value-type="float">
            <text:p>0.88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164" calcext:value-type="float">
            <text:p>0.164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66" calcext:value-type="float">
            <text:p>0.06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98" calcext:value-type="float">
            <text:p>0.098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1.927" calcext:value-type="float">
            <text:p>1.927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4" calcext:value-type="float">
            <text:p>0.04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39" calcext:value-type="float">
            <text:p>0.039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404" calcext:value-type="float">
            <text:p>0.404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55" calcext:value-type="float">
            <text:p>0.05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43" calcext:value-type="float">
            <text:p>0.043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495" calcext:value-type="float">
            <text:p>0.49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63" calcext:value-type="float">
            <text:p>0.063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64" calcext:value-type="float">
            <text:p>0.64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125" calcext:value-type="float">
            <text:p>0.12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1.121" calcext:value-type="float">
            <text:p>1.121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118" calcext:value-type="float">
            <text:p>0.118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941" calcext:value-type="float">
            <text:p>0.941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2" office:value-type="float" office:value="0.096" calcext:value-type="float">
            <text:p>0.09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3" office:value-type="float" office:value="0.126" calcext:value-type="float">
            <text:p>0.12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float" office:value="1.121" calcext:value-type="float">
            <text:p>1.121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114" calcext:value-type="float">
            <text:p>0.114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1.682" calcext:value-type="float">
            <text:p>1.682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13" calcext:value-type="float">
            <text:p>0.13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9" calcext:value-type="float">
            <text:p>0.09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1.051" calcext:value-type="float">
            <text:p>1.051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84" calcext:value-type="float">
            <text:p>0.084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79" calcext:value-type="float">
            <text:p>0.079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745" calcext:value-type="float">
            <text:p>0.74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165" calcext:value-type="float">
            <text:p>0.16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495" calcext:value-type="float">
            <text:p>0.49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96" calcext:value-type="float">
            <text:p>0.09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131" calcext:value-type="float">
            <text:p>0.131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118" calcext:value-type="float">
            <text:p>0.118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1.682" calcext:value-type="float">
            <text:p>1.682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85" calcext:value-type="float">
            <text:p>0.08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61" calcext:value-type="float">
            <text:p>0.061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746" calcext:value-type="float">
            <text:p>0.74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96" calcext:value-type="float">
            <text:p>0.09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8" calcext:value-type="float">
            <text:p>0.08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1.024" calcext:value-type="float">
            <text:p>1.024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47" calcext:value-type="float">
            <text:p>0.047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91" calcext:value-type="float">
            <text:p>0.91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73" calcext:value-type="float">
            <text:p>0.073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116" calcext:value-type="float">
            <text:p>0.11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1.092" calcext:value-type="float">
            <text:p>1.092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45" calcext:value-type="float">
            <text:p>0.04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783" calcext:value-type="float">
            <text:p>0.783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6" calcext:value-type="float">
            <text:p>0.06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86" calcext:value-type="float">
            <text:p>0.08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57" calcext:value-type="float">
            <text:p>0.57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58" calcext:value-type="float">
            <text:p>0.058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95" calcext:value-type="float">
            <text:p>0.09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513" calcext:value-type="float">
            <text:p>0.513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95" calcext:value-type="float">
            <text:p>0.09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431" calcext:value-type="float">
            <text:p>0.431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158" calcext:value-type="float">
            <text:p>0.158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257" calcext:value-type="float">
            <text:p>0.257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91" calcext:value-type="float">
            <text:p>0.91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59" calcext:value-type="float">
            <text:p>0.059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328" calcext:value-type="float">
            <text:p>0.328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54" calcext:value-type="float">
            <text:p>0.054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84" calcext:value-type="float">
            <text:p>0.084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862" calcext:value-type="float">
            <text:p>0.862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47" calcext:value-type="float">
            <text:p>0.047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383" calcext:value-type="float">
            <text:p>0.383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63" calcext:value-type="float">
            <text:p>0.063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824" calcext:value-type="float">
            <text:p>0.824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52" calcext:value-type="float">
            <text:p>0.052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58" calcext:value-type="float">
            <text:p>0.58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124" calcext:value-type="float">
            <text:p>0.124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122" calcext:value-type="float">
            <text:p>0.122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1.927" calcext:value-type="float">
            <text:p>1.927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76" calcext:value-type="float">
            <text:p>0.07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746" calcext:value-type="float">
            <text:p>0.74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79" calcext:value-type="float">
            <text:p>0.079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77" calcext:value-type="float">
            <text:p>0.077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1.05" calcext:value-type="float">
            <text:p>1.05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116" calcext:value-type="float">
            <text:p>0.11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1.275" calcext:value-type="float">
            <text:p>1.27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91" calcext:value-type="float">
            <text:p>0.091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71" calcext:value-type="float">
            <text:p>0.071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746" calcext:value-type="float">
            <text:p>0.74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37" calcext:value-type="float">
            <text:p>0.037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243" calcext:value-type="float">
            <text:p>0.243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138" calcext:value-type="float">
            <text:p>0.138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1.682" calcext:value-type="float">
            <text:p>1.682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34" calcext:value-type="float">
            <text:p>0.034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548" calcext:value-type="float">
            <text:p>0.548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46" calcext:value-type="float">
            <text:p>0.04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262" calcext:value-type="float">
            <text:p>0.262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6" calcext:value-type="float">
            <text:p>0.06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727" calcext:value-type="float">
            <text:p>0.727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135" calcext:value-type="float">
            <text:p>0.13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893" calcext:value-type="float">
            <text:p>0.893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42" calcext:value-type="float">
            <text:p>0.042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393" calcext:value-type="float">
            <text:p>0.393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4" calcext:value-type="float">
            <text:p>0.04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44" calcext:value-type="float">
            <text:p>0.044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54" calcext:value-type="float">
            <text:p>0.540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97" calcext:value-type="float">
            <text:p>0.097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1.376" calcext:value-type="float">
            <text:p>1.37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22" calcext:value-type="float">
            <text:p>0.022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408" calcext:value-type="float">
            <text:p>0.408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89" calcext:value-type="float">
            <text:p>0.089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111" calcext:value-type="float">
            <text:p>0.111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745" calcext:value-type="float">
            <text:p>0.74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117" calcext:value-type="float">
            <text:p>0.117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116" calcext:value-type="float">
            <text:p>0.116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179" calcext:value-type="float">
            <text:p>0.179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495" calcext:value-type="float">
            <text:p>0.49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5" office:value-type="float" office:value="0.043" calcext:value-type="float">
            <text:p>0.043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26" office:value-type="float" office:value="0.045" calcext:value-type="float">
            <text:p>0.045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7" office:value-type="float" office:value="0.548" calcext:value-type="float">
            <text:p>0.548</text:p>
          </table:table-cell>
          <table:table-cell table:number-columns-repeated="1022"/>
        </table:table-row>
        <table:table-row table:style-name="ro1" table:number-rows-repeated="17">
          <table:table-cell table:style-name="ce19"/>
          <table:table-cell table:number-columns-repeated="1023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7" table:style-name="ta7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stimates number of errors (whilst programming; it is an estimated valu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Prolog</text:p>
          </table:table-cell>
          <table:table-cell table:style-name="ce2" office:value-type="string" calcext:value-type="string">
            <text:p>XSLT</text:p>
          </table:table-cell>
          <table:table-cell table:number-columns-repeated="1022"/>
        </table:table-row>
        <table:table-row table:style-name="ro1">
          <table:table-cell table:style-name="ce26" office:value-type="float" office:value="1.288" calcext:value-type="float">
            <text:p>1.288</text:p>
          </table:table-cell>
          <table:table-cell table:style-name="ce27" office:value-type="float" office:value="0.708493559" calcext:value-type="float">
            <text:p>0.708493559</text:p>
          </table:table-cell>
          <table:table-cell table:style-name="ce2" office:value-type="float" office:value="1" calcext:value-type="float">
            <text:p>1</text:p>
          </table:table-cell>
          <table:table-cell table:style-name="ce59" table:formula="of:=100-(100*[.B4]/[.A4])" office:value-type="float" office:value="44.9927361024845" calcext:value-type="float">
            <text:p>44.993</text:p>
          </table:table-cell>
          <table:table-cell table:style-name="ce59" table:formula="of:=[.A4]-[.B4]" office:value-type="float" office:value="0.579506441" calcext:value-type="float">
            <text:p>0.580</text:p>
          </table:table-cell>
          <table:table-cell/>
          <table:table-cell office:value-type="string" calcext:value-type="string">
            <text:p>Comment:</text:p>
          </table:table-cell>
          <table:table-cell office:value-type="string" calcext:value-type="string">
            <text:p>no severe difference between Prolog and XSLT</text:p>
          </table:table-cell>
          <table:table-cell table:number-columns-repeated="1016"/>
        </table:table-row>
        <table:table-row table:style-name="ro1">
          <table:table-cell table:style-name="ce26" office:value-type="float" office:value="0.542" calcext:value-type="float">
            <text:p>0.542</text:p>
          </table:table-cell>
          <table:table-cell table:style-name="ce27" office:value-type="float" office:value="0.188242592" calcext:value-type="float">
            <text:p>0.188242592</text:p>
          </table:table-cell>
          <table:table-cell table:style-name="ce2" office:value-type="float" office:value="2" calcext:value-type="float">
            <text:p>2</text:p>
          </table:table-cell>
          <table:table-cell table:style-name="ce59" table:formula="of:=100-(100*[.B5]/[.A5])" office:value-type="float" office:value="65.2688944649447" calcext:value-type="float">
            <text:p>65.269</text:p>
          </table:table-cell>
          <table:table-cell table:style-name="ce59" table:formula="of:=[.A5]-[.B5]" office:value-type="float" office:value="0.353757408" calcext:value-type="float">
            <text:p>0.354</text:p>
          </table:table-cell>
          <table:table-cell table:number-columns-repeated="1019"/>
        </table:table-row>
        <table:table-row table:style-name="ro1">
          <table:table-cell table:style-name="ce25" office:value-type="float" office:value="2.017" calcext:value-type="float">
            <text:p>2.017</text:p>
          </table:table-cell>
          <table:table-cell table:style-name="ce27" office:value-type="float" office:value="1.598325224" calcext:value-type="float">
            <text:p>1.598325224</text:p>
          </table:table-cell>
          <table:table-cell table:style-name="ce2" office:value-type="float" office:value="3" calcext:value-type="float">
            <text:p>3</text:p>
          </table:table-cell>
          <table:table-cell table:style-name="ce59" table:formula="of:=100-(100*[.B6]/[.A6])" office:value-type="float" office:value="20.7573017352504" calcext:value-type="float">
            <text:p>20.757</text:p>
          </table:table-cell>
          <table:table-cell table:style-name="ce59" table:formula="of:=[.A6]-[.B6]" office:value-type="float" office:value="0.418674776" calcext:value-type="float">
            <text:p>0.419</text:p>
          </table:table-cell>
          <table:table-cell table:number-columns-repeated="1019"/>
        </table:table-row>
        <table:table-row table:style-name="ro1">
          <table:table-cell table:style-name="ce26" office:value-type="float" office:value="0.672" calcext:value-type="float">
            <text:p>0.672</text:p>
          </table:table-cell>
          <table:table-cell table:style-name="ce27" office:value-type="float" office:value="0.965230608" calcext:value-type="float">
            <text:p>0.965230608</text:p>
          </table:table-cell>
          <table:table-cell table:style-name="ce2" office:value-type="float" office:value="4" calcext:value-type="float">
            <text:p>4</text:p>
          </table:table-cell>
          <table:table-cell table:style-name="ce59" table:formula="of:=100-(100*[.B7]/[.A7])" office:value-type="float" office:value="-43.6355071428571" calcext:value-type="float">
            <text:p>-43.636</text:p>
          </table:table-cell>
          <table:table-cell table:style-name="ce59" table:formula="of:=[.A7]-[.B7]" office:value-type="float" office:value="-0.293230608" calcext:value-type="float">
            <text:p>-0.293</text:p>
          </table:table-cell>
          <table:table-cell table:number-columns-repeated="1019"/>
        </table:table-row>
        <table:table-row table:style-name="ro1">
          <table:table-cell table:style-name="ce25" office:value-type="float" office:value="2.239" calcext:value-type="float">
            <text:p>2.239</text:p>
          </table:table-cell>
          <table:table-cell table:style-name="ce23" office:value-type="float" office:value="1.583246685" calcext:value-type="float">
            <text:p>1.583246685</text:p>
          </table:table-cell>
          <table:table-cell table:style-name="ce2" office:value-type="float" office:value="5" calcext:value-type="float">
            <text:p>5</text:p>
          </table:table-cell>
          <table:table-cell table:style-name="ce59" table:formula="of:=100-(100*[.B8]/[.A8])" office:value-type="float" office:value="29.2877764627066" calcext:value-type="float">
            <text:p>29.288</text:p>
          </table:table-cell>
          <table:table-cell table:style-name="ce59" table:formula="of:=[.A8]-[.B8]" office:value-type="float" office:value="0.655753315" calcext:value-type="float">
            <text:p>0.656</text:p>
          </table:table-cell>
          <table:table-cell table:number-columns-repeated="1019"/>
        </table:table-row>
        <table:table-row table:style-name="ro1">
          <table:table-cell table:style-name="ce25" office:value-type="float" office:value="2.253" calcext:value-type="float">
            <text:p>2.253</text:p>
          </table:table-cell>
          <table:table-cell table:style-name="ce27" office:value-type="float" office:value="1.878419318" calcext:value-type="float">
            <text:p>1.878419318</text:p>
          </table:table-cell>
          <table:table-cell table:style-name="ce2" office:value-type="float" office:value="6" calcext:value-type="float">
            <text:p>6</text:p>
          </table:table-cell>
          <table:table-cell table:style-name="ce59" table:formula="of:=100-(100*[.B9]/[.A9])" office:value-type="float" office:value="16.6258624944519" calcext:value-type="float">
            <text:p>16.626</text:p>
          </table:table-cell>
          <table:table-cell table:style-name="ce59" table:formula="of:=[.A9]-[.B9]" office:value-type="float" office:value="0.374580682" calcext:value-type="float">
            <text:p>0.375</text:p>
          </table:table-cell>
          <table:table-cell table:number-columns-repeated="1019"/>
        </table:table-row>
        <table:table-row table:style-name="ro1">
          <table:table-cell table:style-name="ce26" office:value-type="float" office:value="0.977" calcext:value-type="float">
            <text:p>0.977</text:p>
          </table:table-cell>
          <table:table-cell table:style-name="ce27" office:value-type="float" office:value="1.00869175" calcext:value-type="float">
            <text:p>1.00869175</text:p>
          </table:table-cell>
          <table:table-cell table:style-name="ce2" office:value-type="float" office:value="7" calcext:value-type="float">
            <text:p>7</text:p>
          </table:table-cell>
          <table:table-cell table:style-name="ce59" table:formula="of:=100-(100*[.B10]/[.A10])" office:value-type="float" office:value="-3.24378198567044" calcext:value-type="float">
            <text:p>-3.244</text:p>
          </table:table-cell>
          <table:table-cell table:style-name="ce59" table:formula="of:=[.A10]-[.B10]" office:value-type="float" office:value="-0.0316917500000001" calcext:value-type="float">
            <text:p>-0.032</text:p>
          </table:table-cell>
          <table:table-cell>
            <draw:frame table:end-cell-address="Лист7.M27" table:end-x="16.64mm" table:end-y="4.5mm" draw:z-index="0" draw:name="Chart 4" draw:style-name="gr1" draw:text-style-name="P1" svg:width="135.74mm" svg:height="78.04mm" svg:x="4.99mm" svg:y="2.92mm">
              <draw:object draw:notify-on-update-of-ranges="Лист7.A4:Лист7.B4 Лист7.A5:Лист7.B5 Лист7.A6:Лист7.B6 Лист7.A7:Лист7.B7 Лист7.A8:Лист7.B8 Лист7.A9:Лист7.B9 Лист7.A10:Лист7.B10 Лист7.A11:Лист7.B11 Лист7.A12:Лист7.B12 Лист7.A13:Лист7.B13 Лист7.A14:Лист7.B14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72" office:value-type="float" office:value="3.004" calcext:value-type="float">
            <text:p>3.004</text:p>
          </table:table-cell>
          <table:table-cell table:style-name="ce74" office:value-type="float" office:value="4.35499359" calcext:value-type="float">
            <text:p>4.35499359</text:p>
          </table:table-cell>
          <table:table-cell table:style-name="ce2" office:value-type="string" calcext:value-type="string">
            <text:p>7_2</text:p>
          </table:table-cell>
          <table:table-cell table:style-name="ce59" table:formula="of:=100-(100*[.B11]/[.A11])" office:value-type="float" office:value="-44.9731554593875" calcext:value-type="float">
            <text:p>-44.973</text:p>
          </table:table-cell>
          <table:table-cell table:style-name="ce59" table:formula="of:=[.A11]-[.B11]" office:value-type="float" office:value="-1.35099359" calcext:value-type="float">
            <text:p>-1.351</text:p>
          </table:table-cell>
          <table:table-cell table:number-columns-repeated="1019"/>
        </table:table-row>
        <table:table-row table:style-name="ro1">
          <table:table-cell table:style-name="ce25" office:value-type="float" office:value="1.534" calcext:value-type="float">
            <text:p>1.534</text:p>
          </table:table-cell>
          <table:table-cell table:style-name="ce27" office:value-type="float" office:value="1.207373459" calcext:value-type="float">
            <text:p>1.207373459</text:p>
          </table:table-cell>
          <table:table-cell table:style-name="ce2" office:value-type="float" office:value="8" calcext:value-type="float">
            <text:p>8</text:p>
          </table:table-cell>
          <table:table-cell table:style-name="ce59" table:formula="of:=100-(100*[.B12]/[.A12])" office:value-type="float" office:value="21.2924733376793" calcext:value-type="float">
            <text:p>21.292</text:p>
          </table:table-cell>
          <table:table-cell table:style-name="ce59" table:formula="of:=[.A12]-[.B12]" office:value-type="float" office:value="0.326626541" calcext:value-type="float">
            <text:p>0.327</text:p>
          </table:table-cell>
          <table:table-cell table:number-columns-repeated="1019"/>
        </table:table-row>
        <table:table-row table:style-name="ro1">
          <table:table-cell table:style-name="ce72" office:value-type="float" office:value="5.008" calcext:value-type="float">
            <text:p>5.008</text:p>
          </table:table-cell>
          <table:table-cell table:style-name="ce74" office:value-type="float" office:value="4.161670386" calcext:value-type="float">
            <text:p>4.161670386</text:p>
          </table:table-cell>
          <table:table-cell table:style-name="ce2" office:value-type="float" office:value="9" calcext:value-type="float">
            <text:p>9</text:p>
          </table:table-cell>
          <table:table-cell table:style-name="ce59" table:formula="of:=100-(100*[.B13]/[.A13])" office:value-type="float" office:value="16.8995529952077" calcext:value-type="float">
            <text:p>16.900</text:p>
          </table:table-cell>
          <table:table-cell table:style-name="ce59" table:formula="of:=[.A13]-[.B13]" office:value-type="float" office:value="0.846329614" calcext:value-type="float">
            <text:p>0.846</text:p>
          </table:table-cell>
          <table:table-cell table:number-columns-repeated="1019"/>
        </table:table-row>
        <table:table-row table:style-name="ro1">
          <table:table-cell table:style-name="ce73" office:value-type="float" office:value="4.098" calcext:value-type="float">
            <text:p>4.098</text:p>
          </table:table-cell>
          <table:table-cell table:style-name="ce74" office:value-type="float" office:value="3.413221995" calcext:value-type="float">
            <text:p>3.413221995</text:p>
          </table:table-cell>
          <table:table-cell table:style-name="ce2" office:value-type="float" office:value="10" calcext:value-type="float">
            <text:p>10</text:p>
          </table:table-cell>
          <table:table-cell table:style-name="ce59" table:formula="of:=100-(100*[.B14]/[.A14])" office:value-type="float" office:value="16.710053806735" calcext:value-type="float">
            <text:p>16.710</text:p>
          </table:table-cell>
          <table:table-cell table:style-name="ce59" table:formula="of:=[.A14]-[.B14]" office:value-type="float" office:value="0.684778005" calcext:value-type="float">
            <text:p>0.685</text:p>
          </table:table-cell>
          <table:table-cell table:number-columns-repeated="1019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number-columns-repeated="3"/>
          <table:table-cell table:style-name="ce59" table:formula="of:=SUM([.D4:.D15])/11" office:value-type="float" office:value="12.7256551646859" calcext:value-type="float">
            <text:p>12.726</text:p>
          </table:table-cell>
          <table:table-cell table:number-columns-repeated="1020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5" office:value-type="float" office:value="2.164" calcext:value-type="float">
            <text:p>2.164</text:p>
          </table:table-cell>
          <table:table-cell table:number-columns-repeated="1023"/>
        </table:table-row>
        <table:table-row table:style-name="ro1">
          <table:table-cell table:style-name="ce26" office:value-type="float" office:value="1.809" calcext:value-type="float">
            <text:p>1.809</text:p>
          </table:table-cell>
          <table:table-cell table:number-columns-repeated="1023"/>
        </table:table-row>
        <table:table-row table:style-name="ro1">
          <table:table-cell table:style-name="ce37" office:value-type="float" office:value="0.21" calcext:value-type="float">
            <text:p>0.210</text:p>
          </table:table-cell>
          <table:table-cell table:number-columns-repeated="1023"/>
        </table:table-row>
        <table:table-row table:style-name="ro1">
          <table:table-cell table:style-name="ce25" office:value-type="float" office:value="1.317" calcext:value-type="float">
            <text:p>1.317</text:p>
          </table:table-cell>
          <table:table-cell table:number-columns-repeated="1023"/>
        </table:table-row>
        <table:table-row table:style-name="ro1">
          <table:table-cell table:style-name="ce37" office:value-type="float" office:value="0.241" calcext:value-type="float">
            <text:p>0.241</text:p>
          </table:table-cell>
          <table:table-cell table:number-columns-repeated="1023"/>
        </table:table-row>
        <table:table-row table:style-name="ro1">
          <table:table-cell table:style-name="ce25" office:value-type="float" office:value="1.305" calcext:value-type="float">
            <text:p>1.305</text:p>
          </table:table-cell>
          <table:table-cell table:number-columns-repeated="1023"/>
        </table:table-row>
        <table:table-row table:style-name="ro1">
          <table:table-cell table:style-name="ce26" office:value-type="float" office:value="3.215" calcext:value-type="float">
            <text:p>3.215</text:p>
          </table:table-cell>
          <table:table-cell table:number-columns-repeated="1023"/>
        </table:table-row>
        <table:table-row table:style-name="ro1">
          <table:table-cell table:style-name="ce26" office:value-type="float" office:value="2.185" calcext:value-type="float">
            <text:p>2.185</text:p>
          </table:table-cell>
          <table:table-cell table:number-columns-repeated="1023"/>
        </table:table-row>
        <table:table-row table:style-name="ro1">
          <table:table-cell table:style-name="ce37" office:value-type="float" office:value="0.111" calcext:value-type="float">
            <text:p>0.111</text:p>
          </table:table-cell>
          <table:table-cell table:number-columns-repeated="1023"/>
        </table:table-row>
        <table:table-row table:style-name="ro1">
          <table:table-cell table:style-name="ce25" office:value-type="float" office:value="5.28" calcext:value-type="float">
            <text:p>5.280</text:p>
          </table:table-cell>
          <table:table-cell table:number-columns-repeated="1023"/>
        </table:table-row>
        <table:table-row table:style-name="ro1">
          <table:table-cell table:style-name="ce26" office:value-type="float" office:value="5.448" calcext:value-type="float">
            <text:p>5.448</text:p>
          </table:table-cell>
          <table:table-cell table:number-columns-repeated="1023"/>
        </table:table-row>
        <table:table-row table:style-name="ro1">
          <table:table-cell table:style-name="ce37" office:value-type="float" office:value="0.528" calcext:value-type="float">
            <text:p>0.528</text:p>
          </table:table-cell>
          <table:table-cell table:number-columns-repeated="1023"/>
        </table:table-row>
        <table:table-row table:style-name="ro1">
          <table:table-cell table:style-name="ce25" office:value-type="float" office:value="3.914" calcext:value-type="float">
            <text:p>3.914</text:p>
          </table:table-cell>
          <table:table-cell table:number-columns-repeated="1023"/>
        </table:table-row>
        <table:table-row table:style-name="ro1">
          <table:table-cell table:style-name="ce26" office:value-type="float" office:value="4.997" calcext:value-type="float">
            <text:p>4.997</text:p>
          </table:table-cell>
          <table:table-cell table:number-columns-repeated="1023"/>
        </table:table-row>
        <table:table-row table:style-name="ro1">
          <table:table-cell table:style-name="ce37" office:value-type="float" office:value="0.431" calcext:value-type="float">
            <text:p>0.431</text:p>
          </table:table-cell>
          <table:table-cell table:number-columns-repeated="1023"/>
        </table:table-row>
        <table:table-row table:style-name="ro1">
          <table:table-cell table:style-name="ce25" office:value-type="float" office:value="3.387" calcext:value-type="float">
            <text:p>3.387</text:p>
          </table:table-cell>
          <table:table-cell table:number-columns-repeated="1023"/>
        </table:table-row>
        <table:table-row table:style-name="ro1">
          <table:table-cell table:style-name="ce37" office:value-type="float" office:value="0.333" calcext:value-type="float">
            <text:p>0.333</text:p>
          </table:table-cell>
          <table:table-cell table:number-columns-repeated="1023"/>
        </table:table-row>
        <table:table-row table:style-name="ro1">
          <table:table-cell table:style-name="ce25" office:value-type="float" office:value="1.706" calcext:value-type="float">
            <text:p>1.706</text:p>
          </table:table-cell>
          <table:table-cell table:number-columns-repeated="1023"/>
        </table:table-row>
        <table:table-row table:style-name="ro1">
          <table:table-cell table:style-name="ce37" office:value-type="float" office:value="0.19" calcext:value-type="float">
            <text:p>0.190</text:p>
          </table:table-cell>
          <table:table-cell table:number-columns-repeated="1023"/>
        </table:table-row>
        <table:table-row table:style-name="ro1">
          <table:table-cell table:style-name="ce25" office:value-type="float" office:value="1.802" calcext:value-type="float">
            <text:p>1.802</text:p>
          </table:table-cell>
          <table:table-cell table:number-columns-repeated="1023"/>
        </table:table-row>
        <table:table-row table:style-name="ro1">
          <table:table-cell table:style-name="ce37" office:value-type="float" office:value="0.227" calcext:value-type="float">
            <text:p>0.227</text:p>
          </table:table-cell>
          <table:table-cell table:number-columns-repeated="1023"/>
        </table:table-row>
        <table:table-row table:style-name="ro1">
          <table:table-cell table:style-name="ce25" office:value-type="float" office:value="2.211" calcext:value-type="float">
            <text:p>2.211</text:p>
          </table:table-cell>
          <table:table-cell table:number-columns-repeated="1023"/>
        </table:table-row>
        <table:table-row table:style-name="ro1">
          <table:table-cell table:style-name="ce23" office:value-type="float" office:value="1.688842167" calcext:value-type="float">
            <text:p>1.688842167</text:p>
          </table:table-cell>
          <table:table-cell table:number-columns-repeated="1023"/>
        </table:table-row>
        <table:table-row table:style-name="ro1">
          <table:table-cell table:style-name="ce37" office:value-type="float" office:value="0.19" calcext:value-type="float">
            <text:p>0.190</text:p>
          </table:table-cell>
          <table:table-cell table:number-columns-repeated="1023"/>
        </table:table-row>
        <table:table-row table:style-name="ro1">
          <table:table-cell table:style-name="ce26" office:value-type="float" office:value="1.866" calcext:value-type="float">
            <text:p>1.866</text:p>
          </table:table-cell>
          <table:table-cell table:number-columns-repeated="1023"/>
        </table:table-row>
        <table:table-row table:style-name="ro1">
          <table:table-cell table:style-name="ce26" office:value-type="float" office:value="0.127" calcext:value-type="float">
            <text:p>0.127</text:p>
          </table:table-cell>
          <table:table-cell table:number-columns-repeated="1023"/>
        </table:table-row>
        <table:table-row table:style-name="ro1">
          <table:table-cell table:style-name="ce25" office:value-type="float" office:value="1.641" calcext:value-type="float">
            <text:p>1.641</text:p>
          </table:table-cell>
          <table:table-cell table:number-columns-repeated="1023"/>
        </table:table-row>
        <table:table-row table:style-name="ro1">
          <table:table-cell table:style-name="ce26" office:value-type="float" office:value="2.373" calcext:value-type="float">
            <text:p>2.373</text:p>
          </table:table-cell>
          <table:table-cell table:number-columns-repeated="1023"/>
        </table:table-row>
        <table:table-row table:style-name="ro1">
          <table:table-cell table:style-name="ce37" office:value-type="float" office:value="0.203" calcext:value-type="float">
            <text:p>0.203</text:p>
          </table:table-cell>
          <table:table-cell table:number-columns-repeated="1023"/>
        </table:table-row>
        <table:table-row table:style-name="ro1">
          <table:table-cell table:style-name="ce25" office:value-type="float" office:value="2.537" calcext:value-type="float">
            <text:p>2.537</text:p>
          </table:table-cell>
          <table:table-cell table:number-columns-repeated="1023"/>
        </table:table-row>
        <table:table-row table:style-name="ro1">
          <table:table-cell table:style-name="ce26" office:value-type="float" office:value="2.696" calcext:value-type="float">
            <text:p>2.696</text:p>
          </table:table-cell>
          <table:table-cell table:number-columns-repeated="1023"/>
        </table:table-row>
        <table:table-row table:style-name="ro1">
          <table:table-cell table:style-name="ce37" office:value-type="float" office:value="0.287" calcext:value-type="float">
            <text:p>0.287</text:p>
          </table:table-cell>
          <table:table-cell table:number-columns-repeated="1023"/>
        </table:table-row>
        <table:table-row table:style-name="ro1">
          <table:table-cell table:style-name="ce25" office:value-type="float" office:value="1.292" calcext:value-type="float">
            <text:p>1.292</text:p>
          </table:table-cell>
          <table:table-cell table:number-columns-repeated="1023"/>
        </table:table-row>
        <table:table-row table:style-name="ro1">
          <table:table-cell table:style-name="ce37" office:value-type="float" office:value="0.431" calcext:value-type="float">
            <text:p>0.431</text:p>
          </table:table-cell>
          <table:table-cell table:number-columns-repeated="1023"/>
        </table:table-row>
        <table:table-row table:style-name="ro1">
          <table:table-cell table:style-name="ce25" office:value-type="float" office:value="2.225" calcext:value-type="float">
            <text:p>2.225</text:p>
          </table:table-cell>
          <table:table-cell table:number-columns-repeated="1023"/>
        </table:table-row>
        <table:table-row table:style-name="ro1">
          <table:table-cell table:style-name="ce26" office:value-type="float" office:value="1.628" calcext:value-type="float">
            <text:p>1.628</text:p>
          </table:table-cell>
          <table:table-cell table:number-columns-repeated="1023"/>
        </table:table-row>
        <table:table-row table:style-name="ro1">
          <table:table-cell table:style-name="ce26" office:value-type="float" office:value="1.809" calcext:value-type="float">
            <text:p>1.809</text:p>
          </table:table-cell>
          <table:table-cell table:number-columns-repeated="1023"/>
        </table:table-row>
        <table:table-row table:style-name="ro1">
          <table:table-cell table:style-name="ce37" office:value-type="float" office:value="0.127" calcext:value-type="float">
            <text:p>0.127</text:p>
          </table:table-cell>
          <table:table-cell table:number-columns-repeated="1023"/>
        </table:table-row>
        <table:table-row table:style-name="ro1">
          <table:table-cell table:style-name="ce25" office:value-type="float" office:value="2.501" calcext:value-type="float">
            <text:p>2.501</text:p>
          </table:table-cell>
          <table:table-cell table:number-columns-repeated="1023"/>
        </table:table-row>
        <table:table-row table:style-name="ro1">
          <table:table-cell table:style-name="ce26" office:value-type="float" office:value="3.481" calcext:value-type="float">
            <text:p>3.481</text:p>
          </table:table-cell>
          <table:table-cell table:number-columns-repeated="1023"/>
        </table:table-row>
        <table:table-row table:style-name="ro1">
          <table:table-cell table:style-name="ce37" office:value-type="float" office:value="0.286" calcext:value-type="float">
            <text:p>0.286</text:p>
          </table:table-cell>
          <table:table-cell table:number-columns-repeated="1023"/>
        </table:table-row>
        <table:table-row table:style-name="ro1">
          <table:table-cell table:style-name="ce25" office:value-type="float" office:value="2.225" calcext:value-type="float">
            <text:p>2.225</text:p>
          </table:table-cell>
          <table:table-cell table:number-columns-repeated="1023"/>
        </table:table-row>
        <table:table-row table:style-name="ro1">
          <table:table-cell table:style-name="ce26" office:value-type="float" office:value="2.658" calcext:value-type="float">
            <text:p>2.658</text:p>
          </table:table-cell>
          <table:table-cell table:number-columns-repeated="1023"/>
        </table:table-row>
        <table:table-row table:style-name="ro1">
          <table:table-cell table:style-name="ce37" office:value-type="float" office:value="0.208" calcext:value-type="float">
            <text:p>0.208</text:p>
          </table:table-cell>
          <table:table-cell table:number-columns-repeated="1023"/>
        </table:table-row>
        <table:table-row table:style-name="ro1">
          <table:table-cell table:style-name="ce25" office:value-type="float" office:value="4.509" calcext:value-type="float">
            <text:p>4.509</text:p>
          </table:table-cell>
          <table:table-cell table:number-columns-repeated="1023"/>
        </table:table-row>
        <table:table-row table:style-name="ro1">
          <table:table-cell table:style-name="ce37" office:value-type="float" office:value="0.234" calcext:value-type="float">
            <text:p>0.234</text:p>
          </table:table-cell>
          <table:table-cell table:number-columns-repeated="1023"/>
        </table:table-row>
        <table:table-row table:style-name="ro1">
          <table:table-cell table:style-name="ce25" office:value-type="float" office:value="2.925" calcext:value-type="float">
            <text:p>2.925</text:p>
          </table:table-cell>
          <table:table-cell table:number-columns-repeated="1023"/>
        </table:table-row>
        <table:table-row table:style-name="ro1">
          <table:table-cell table:style-name="ce26" office:value-type="float" office:value="1.837" calcext:value-type="float">
            <text:p>1.837</text:p>
          </table:table-cell>
          <table:table-cell table:number-columns-repeated="1023"/>
        </table:table-row>
        <table:table-row table:style-name="ro1">
          <table:table-cell table:style-name="ce37" office:value-type="float" office:value="0.195" calcext:value-type="float">
            <text:p>0.195</text:p>
          </table:table-cell>
          <table:table-cell table:number-columns-repeated="1023"/>
        </table:table-row>
        <table:table-row table:style-name="ro1">
          <table:table-cell table:style-name="ce25" office:value-type="float" office:value="4.785" calcext:value-type="float">
            <text:p>4.785</text:p>
          </table:table-cell>
          <table:table-cell table:number-columns-repeated="1023"/>
        </table:table-row>
        <table:table-row table:style-name="ro1">
          <table:table-cell table:style-name="ce37" office:value-type="float" office:value="0.272" calcext:value-type="float">
            <text:p>0.272</text:p>
          </table:table-cell>
          <table:table-cell table:number-columns-repeated="1023"/>
        </table:table-row>
        <table:table-row table:style-name="ro1">
          <table:table-cell table:style-name="ce25" office:value-type="float" office:value="3.568" calcext:value-type="float">
            <text:p>3.568</text:p>
          </table:table-cell>
          <table:table-cell table:number-columns-repeated="1023"/>
        </table:table-row>
        <table:table-row table:style-name="ro1">
          <table:table-cell table:style-name="ce26" office:value-type="float" office:value="2.467" calcext:value-type="float">
            <text:p>2.467</text:p>
          </table:table-cell>
          <table:table-cell table:number-columns-repeated="1023"/>
        </table:table-row>
        <table:table-row table:style-name="ro1">
          <table:table-cell table:style-name="ce37" office:value-type="float" office:value="0.375" calcext:value-type="float">
            <text:p>0.375</text:p>
          </table:table-cell>
          <table:table-cell table:number-columns-repeated="1023"/>
        </table:table-row>
        <table:table-row table:style-name="ro1">
          <table:table-cell table:style-name="ce25" office:value-type="float" office:value="3.704" calcext:value-type="float">
            <text:p>3.704</text:p>
          </table:table-cell>
          <table:table-cell table:number-columns-repeated="1023"/>
        </table:table-row>
        <table:table-row table:style-name="ro1">
          <table:table-cell table:style-name="ce26" office:value-type="float" office:value="2.257" calcext:value-type="float">
            <text:p>2.257</text:p>
          </table:table-cell>
          <table:table-cell table:number-columns-repeated="1023"/>
        </table:table-row>
        <table:table-row table:style-name="ro1">
          <table:table-cell table:style-name="ce37" office:value-type="float" office:value="0.416" calcext:value-type="float">
            <text:p>0.416</text:p>
          </table:table-cell>
          <table:table-cell table:number-columns-repeated="1023"/>
        </table:table-row>
        <table:table-row table:style-name="ro1">
          <table:table-cell table:style-name="ce25" office:value-type="float" office:value="2.238" calcext:value-type="float">
            <text:p>2.238</text:p>
          </table:table-cell>
          <table:table-cell table:number-columns-repeated="1023"/>
        </table:table-row>
        <table:table-row table:style-name="ro1">
          <table:table-cell table:style-name="ce37" office:value-type="float" office:value="0.495" calcext:value-type="float">
            <text:p>0.495</text:p>
          </table:table-cell>
          <table:table-cell table:number-columns-repeated="1023"/>
        </table:table-row>
        <table:table-row table:style-name="ro1">
          <table:table-cell table:style-name="ce25" office:value-type="float" office:value="1.354" calcext:value-type="float">
            <text:p>1.354</text:p>
          </table:table-cell>
          <table:table-cell table:number-columns-repeated="1023"/>
        </table:table-row>
        <table:table-row table:style-name="ro1">
          <table:table-cell table:style-name="ce26" office:value-type="float" office:value="0.829" calcext:value-type="float">
            <text:p>0.829</text:p>
          </table:table-cell>
          <table:table-cell table:number-columns-repeated="1023"/>
        </table:table-row>
        <table:table-row table:style-name="ro1">
          <table:table-cell table:style-name="ce37" office:value-type="float" office:value="0.234" calcext:value-type="float">
            <text:p>0.234</text:p>
          </table:table-cell>
          <table:table-cell table:number-columns-repeated="1023"/>
        </table:table-row>
        <table:table-row table:style-name="ro1">
          <table:table-cell table:style-name="ce25" office:value-type="float" office:value="3.611" calcext:value-type="float">
            <text:p>3.611</text:p>
          </table:table-cell>
          <table:table-cell table:number-columns-repeated="1023"/>
        </table:table-row>
        <table:table-row table:style-name="ro1">
          <table:table-cell table:style-name="ce37" office:value-type="float" office:value="0.65" calcext:value-type="float">
            <text:p>0.650</text:p>
          </table:table-cell>
          <table:table-cell table:number-columns-repeated="1023"/>
        </table:table-row>
        <table:table-row table:style-name="ro1">
          <table:table-cell table:style-name="ce25" office:value-type="float" office:value="3.971" calcext:value-type="float">
            <text:p>3.971</text:p>
          </table:table-cell>
          <table:table-cell table:number-columns-repeated="1023"/>
        </table:table-row>
        <table:table-row table:style-name="ro1">
          <table:table-cell table:style-name="ce26" office:value-type="float" office:value="2.53" calcext:value-type="float">
            <text:p>2.530</text:p>
          </table:table-cell>
          <table:table-cell table:number-columns-repeated="1023"/>
        </table:table-row>
        <table:table-row table:style-name="ro1">
          <table:table-cell table:style-name="ce37" office:value-type="float" office:value="0.247" calcext:value-type="float">
            <text:p>0.247</text:p>
          </table:table-cell>
          <table:table-cell table:number-columns-repeated="1023"/>
        </table:table-row>
        <table:table-row table:style-name="ro1">
          <table:table-cell table:style-name="ce25" office:value-type="float" office:value="4.569" calcext:value-type="float">
            <text:p>4.569</text:p>
          </table:table-cell>
          <table:table-cell table:number-columns-repeated="1023"/>
        </table:table-row>
        <table:table-row table:style-name="ro1">
          <table:table-cell table:style-name="ce37" office:value-type="float" office:value="0.556" calcext:value-type="float">
            <text:p>0.556</text:p>
          </table:table-cell>
          <table:table-cell table:number-columns-repeated="1023"/>
        </table:table-row>
        <table:table-row table:style-name="ro1">
          <table:table-cell table:style-name="ce25" office:value-type="float" office:value="3.406" calcext:value-type="float">
            <text:p>3.406</text:p>
          </table:table-cell>
          <table:table-cell table:number-columns-repeated="1023"/>
        </table:table-row>
        <table:table-row table:style-name="ro1">
          <table:table-cell table:style-name="ce37" office:value-type="float" office:value="0.259" calcext:value-type="float">
            <text:p>0.259</text:p>
          </table:table-cell>
          <table:table-cell table:number-columns-repeated="1023"/>
        </table:table-row>
        <table:table-row table:style-name="ro1">
          <table:table-cell table:style-name="ce25" office:value-type="float" office:value="4.142" calcext:value-type="float">
            <text:p>4.142</text:p>
          </table:table-cell>
          <table:table-cell table:number-columns-repeated="1023"/>
        </table:table-row>
        <table:table-row table:style-name="ro1">
          <table:table-cell table:style-name="ce37" office:value-type="float" office:value="0.368" calcext:value-type="float">
            <text:p>0.368</text:p>
          </table:table-cell>
          <table:table-cell table:number-columns-repeated="1023"/>
        </table:table-row>
        <table:table-row table:style-name="ro1">
          <table:table-cell table:style-name="ce25" office:value-type="float" office:value="1.727" calcext:value-type="float">
            <text:p>1.727</text:p>
          </table:table-cell>
          <table:table-cell table:number-columns-repeated="1023"/>
        </table:table-row>
        <table:table-row table:style-name="ro1">
          <table:table-cell table:style-name="ce26" office:value-type="float" office:value="1.754" calcext:value-type="float">
            <text:p>1.754</text:p>
          </table:table-cell>
          <table:table-cell table:number-columns-repeated="1023"/>
        </table:table-row>
        <table:table-row table:style-name="ro1">
          <table:table-cell table:style-name="ce37" office:value-type="float" office:value="0.111" calcext:value-type="float">
            <text:p>0.111</text:p>
          </table:table-cell>
          <table:table-cell table:number-columns-repeated="1023"/>
        </table:table-row>
        <table:table-row table:style-name="ro1">
          <table:table-cell table:style-name="ce25" office:value-type="float" office:value="2.819" calcext:value-type="float">
            <text:p>2.819</text:p>
          </table:table-cell>
          <table:table-cell table:number-columns-repeated="1023"/>
        </table:table-row>
        <table:table-row table:style-name="ro1">
          <table:table-cell table:style-name="ce37" office:value-type="float" office:value="0.286" calcext:value-type="float">
            <text:p>0.286</text:p>
          </table:table-cell>
          <table:table-cell table:number-columns-repeated="1023"/>
        </table:table-row>
        <table:table-row table:style-name="ro1">
          <table:table-cell table:style-name="ce25" office:value-type="float" office:value="2.694" calcext:value-type="float">
            <text:p>2.694</text:p>
          </table:table-cell>
          <table:table-cell table:number-columns-repeated="1023"/>
        </table:table-row>
        <table:table-row table:style-name="ro1">
          <table:table-cell table:style-name="ce26" office:value-type="float" office:value="2.786" calcext:value-type="float">
            <text:p>2.786</text:p>
          </table:table-cell>
          <table:table-cell table:number-columns-repeated="1023"/>
        </table:table-row>
        <table:table-row table:style-name="ro1">
          <table:table-cell table:style-name="ce37" office:value-type="float" office:value="0.203" calcext:value-type="float">
            <text:p>0.203</text:p>
          </table:table-cell>
          <table:table-cell table:number-columns-repeated="1023"/>
        </table:table-row>
        <table:table-row table:style-name="ro1">
          <table:table-cell table:style-name="ce25" office:value-type="float" office:value="1.839" calcext:value-type="float">
            <text:p>1.839</text:p>
          </table:table-cell>
          <table:table-cell table:number-columns-repeated="1023"/>
        </table:table-row>
        <table:table-row table:style-name="ro1">
          <table:table-cell table:style-name="ce37" office:value-type="float" office:value="0.167" calcext:value-type="float">
            <text:p>0.167</text:p>
          </table:table-cell>
          <table:table-cell table:number-columns-repeated="1023"/>
        </table:table-row>
        <table:table-row table:style-name="ro1">
          <table:table-cell table:style-name="ce25" office:value-type="float" office:value="2.357" calcext:value-type="float">
            <text:p>2.357</text:p>
          </table:table-cell>
          <table:table-cell table:number-columns-repeated="1023"/>
        </table:table-row>
        <table:table-row table:style-name="ro1">
          <table:table-cell table:style-name="ce26" office:value-type="float" office:value="3.002" calcext:value-type="float">
            <text:p>3.002</text:p>
          </table:table-cell>
          <table:table-cell table:number-columns-repeated="1023"/>
        </table:table-row>
        <table:table-row table:style-name="ro1">
          <table:table-cell table:style-name="ce37" office:value-type="float" office:value="0.286" calcext:value-type="float">
            <text:p>0.286</text:p>
          </table:table-cell>
          <table:table-cell table:number-columns-repeated="1023"/>
        </table:table-row>
        <table:table-row table:style-name="ro1">
          <table:table-cell table:style-name="ce25" office:value-type="float" office:value="5.736" calcext:value-type="float">
            <text:p>5.736</text:p>
          </table:table-cell>
          <table:table-cell table:number-columns-repeated="1023"/>
        </table:table-row>
        <table:table-row table:style-name="ro1">
          <table:table-cell table:style-name="ce37" office:value-type="float" office:value="0.877" calcext:value-type="float">
            <text:p>0.877</text:p>
          </table:table-cell>
          <table:table-cell table:number-columns-repeated="1023"/>
        </table:table-row>
        <table:table-row table:style-name="ro1">
          <table:table-cell table:style-name="ce25" office:value-type="float" office:value="1.543" calcext:value-type="float">
            <text:p>1.543</text:p>
          </table:table-cell>
          <table:table-cell table:number-columns-repeated="1023"/>
        </table:table-row>
        <table:table-row table:style-name="ro1">
          <table:table-cell table:style-name="ce37" office:value-type="float" office:value="0.127" calcext:value-type="float">
            <text:p>0.127</text:p>
          </table:table-cell>
          <table:table-cell table:number-columns-repeated="1023"/>
        </table:table-row>
        <table:table-row table:style-name="ro1">
          <table:table-cell table:style-name="ce25" office:value-type="float" office:value="6.296" calcext:value-type="float">
            <text:p>6.296</text:p>
          </table:table-cell>
          <table:table-cell table:number-columns-repeated="1023"/>
        </table:table-row>
        <table:table-row table:style-name="ro1">
          <table:table-cell table:style-name="ce37" office:value-type="float" office:value="0.389" calcext:value-type="float">
            <text:p>0.389</text:p>
          </table:table-cell>
          <table:table-cell table:number-columns-repeated="1023"/>
        </table:table-row>
        <table:table-row table:style-name="ro1">
          <table:table-cell table:style-name="ce25" office:value-type="float" office:value="4.623" calcext:value-type="float">
            <text:p>4.623</text:p>
          </table:table-cell>
          <table:table-cell table:number-columns-repeated="1023"/>
        </table:table-row>
        <table:table-row table:style-name="ro1">
          <table:table-cell table:style-name="ce37" office:value-type="float" office:value="0.814" calcext:value-type="float">
            <text:p>0.814</text:p>
          </table:table-cell>
          <table:table-cell table:number-columns-repeated="1023"/>
        </table:table-row>
        <table:table-row table:style-name="ro1">
          <table:table-cell table:style-name="ce25" office:value-type="float" office:value="3.575" calcext:value-type="float">
            <text:p>3.575</text:p>
          </table:table-cell>
          <table:table-cell table:number-columns-repeated="1023"/>
        </table:table-row>
        <table:table-row table:style-name="ro1">
          <table:table-cell table:style-name="ce37" office:value-type="float" office:value="0.293" calcext:value-type="float">
            <text:p>0.293</text:p>
          </table:table-cell>
          <table:table-cell table:number-columns-repeated="1023"/>
        </table:table-row>
        <table:table-row table:style-name="ro1">
          <table:table-cell table:style-name="ce25" office:value-type="float" office:value="1.579" calcext:value-type="float">
            <text:p>1.579</text:p>
          </table:table-cell>
          <table:table-cell table:number-columns-repeated="1023"/>
        </table:table-row>
        <table:table-row table:style-name="ro1">
          <table:table-cell table:style-name="ce37" office:value-type="float" office:value="0.239" calcext:value-type="float">
            <text:p>0.239</text:p>
          </table:table-cell>
          <table:table-cell table:number-columns-repeated="1023"/>
        </table:table-row>
        <table:table-row table:style-name="ro1">
          <table:table-cell table:style-name="ce25" office:value-type="float" office:value="5.101" calcext:value-type="float">
            <text:p>5.101</text:p>
          </table:table-cell>
          <table:table-cell table:number-columns-repeated="1023"/>
        </table:table-row>
        <table:table-row table:style-name="ro1">
          <table:table-cell table:style-name="ce37" office:value-type="float" office:value="0.543" calcext:value-type="float">
            <text:p>0.543</text:p>
          </table:table-cell>
          <table:table-cell table:number-columns-repeated="1023"/>
        </table:table-row>
        <table:table-row table:style-name="ro1">
          <table:table-cell table:style-name="ce25" office:value-type="float" office:value="5.336" calcext:value-type="float">
            <text:p>5.336</text:p>
          </table:table-cell>
          <table:table-cell table:number-columns-repeated="1023"/>
        </table:table-row>
        <table:table-row table:style-name="ro1">
          <table:table-cell table:style-name="ce26" office:value-type="float" office:value="4.82" calcext:value-type="float">
            <text:p>4.820</text:p>
          </table:table-cell>
          <table:table-cell table:number-columns-repeated="1023"/>
        </table:table-row>
        <table:table-row table:style-name="ro1">
          <table:table-cell table:style-name="ce37" office:value-type="float" office:value="0.395" calcext:value-type="float">
            <text:p>0.395</text:p>
          </table:table-cell>
          <table:table-cell table:number-columns-repeated="1023"/>
        </table:table-row>
        <table:table-row table:style-name="ro1">
          <table:table-cell table:style-name="ce25" office:value-type="float" office:value="2.205" calcext:value-type="float">
            <text:p>2.205</text:p>
          </table:table-cell>
          <table:table-cell table:number-columns-repeated="1023"/>
        </table:table-row>
        <table:table-row table:style-name="ro1">
          <table:table-cell table:style-name="ce37" office:value-type="float" office:value="0.155" calcext:value-type="float">
            <text:p>0.155</text:p>
          </table:table-cell>
          <table:table-cell table:number-columns-repeated="1023"/>
        </table:table-row>
        <table:table-row table:style-name="ro1">
          <table:table-cell table:style-name="ce25" office:value-type="float" office:value="9.758" calcext:value-type="float">
            <text:p>9.758</text:p>
          </table:table-cell>
          <table:table-cell table:number-columns-repeated="1023"/>
        </table:table-row>
        <table:table-row table:style-name="ro1">
          <table:table-cell table:style-name="ce37" office:value-type="float" office:value="0.523" calcext:value-type="float">
            <text:p>0.523</text:p>
          </table:table-cell>
          <table:table-cell table:number-columns-repeated="1023"/>
        </table:table-row>
        <table:table-row table:style-name="ro1">
          <table:table-cell table:style-name="ce25" office:value-type="float" office:value="2.396" calcext:value-type="float">
            <text:p>2.396</text:p>
          </table:table-cell>
          <table:table-cell table:number-columns-repeated="1023"/>
        </table:table-row>
        <table:table-row table:style-name="ro1">
          <table:table-cell table:style-name="ce26" office:value-type="float" office:value="1.93" calcext:value-type="float">
            <text:p>1.930</text:p>
          </table:table-cell>
          <table:table-cell table:number-columns-repeated="1023"/>
        </table:table-row>
        <table:table-row table:style-name="ro1">
          <table:table-cell table:style-name="ce37" office:value-type="float" office:value="0.287" calcext:value-type="float">
            <text:p>0.287</text:p>
          </table:table-cell>
          <table:table-cell table:number-columns-repeated="1023"/>
        </table:table-row>
        <table:table-row table:style-name="ro1">
          <table:table-cell table:style-name="ce25" office:value-type="float" office:value="1.823" calcext:value-type="float">
            <text:p>1.823</text:p>
          </table:table-cell>
          <table:table-cell table:number-columns-repeated="1023"/>
        </table:table-row>
        <table:table-row table:style-name="ro1">
          <table:table-cell table:style-name="ce26" office:value-type="float" office:value="1.832" calcext:value-type="float">
            <text:p>1.832</text:p>
          </table:table-cell>
          <table:table-cell table:number-columns-repeated="1023"/>
        </table:table-row>
        <table:table-row table:style-name="ro1">
          <table:table-cell table:style-name="ce26" office:value-type="float" office:value="1.189" calcext:value-type="float">
            <text:p>1.189</text:p>
          </table:table-cell>
          <table:table-cell table:number-columns-repeated="1023"/>
        </table:table-row>
        <table:table-row table:style-name="ro1">
          <table:table-cell table:style-name="ce37" office:value-type="float" office:value="0.431" calcext:value-type="float">
            <text:p>0.431</text:p>
          </table:table-cell>
          <table:table-cell table:number-columns-repeated="1023"/>
        </table:table-row>
        <table:table-row table:style-name="ro1">
          <table:table-cell table:style-name="ce25" office:value-type="float" office:value="4.917" calcext:value-type="float">
            <text:p>4.917</text:p>
          </table:table-cell>
          <table:table-cell table:number-columns-repeated="1023"/>
        </table:table-row>
        <table:table-row table:style-name="ro1">
          <table:table-cell table:style-name="ce26" office:value-type="float" office:value="4.741" calcext:value-type="float">
            <text:p>4.741</text:p>
          </table:table-cell>
          <table:table-cell table:number-columns-repeated="1023"/>
        </table:table-row>
        <table:table-row table:style-name="ro1">
          <table:table-cell table:style-name="ce37" office:value-type="float" office:value="0.389" calcext:value-type="float">
            <text:p>0.389</text:p>
          </table:table-cell>
          <table:table-cell table:number-columns-repeated="1023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 Cyr" svg:font-family="'Arial Cyr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р.</number:text>
    </number:number-style>
    <number:number-style style:name="N12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р.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р.</number:text>
    </number:number-style>
    <number:number-style style:name="N12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р.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30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1P2" style:volatile="true">
      <loext:text> </loext:text>
      <loext:fill-character> </loext:fill-character>
      <number:text>-р.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3" loext:min-decimal-places="3" number:min-integer-digits="1"/>
    </number:number-style>
    <number:date-style style:name="N136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37">
      <number:number number:decimal-places="0" loext:min-decimal-places="0" number:min-integer-digits="6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 Cyr" fo:font-family="'Arial Cyr'" style:font-name-asian="AR PL SungtiL GB" style:font-family-asian="'AR PL SungtiL GB'" style:font-family-generic-asian="system" style:font-pitch-asian="variable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4" style:display-name="PageStyle_Лист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5" style:display-name="PageStyle_Лист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6" style:display-name="PageStyle_Лист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7" style:display-name="PageStyle_Лист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</meta:initial-creator>
    <meta:creation-date>2006-10-30T09:22:50</meta:creation-date>
    <dc:date>2018-12-31T16:27:44.623989623</dc:date>
    <meta:print-date>2006-10-31T18:26:14</meta:print-date>
    <meta:editing-duration>PT22M54S</meta:editing-duration>
    <meta:editing-cycles>13</meta:editing-cycles>
    <meta:generator>LibreOffice/6.0.6.2$Linux_X86_64 LibreOffice_project/00m0$Build-2</meta:generator>
    <meta:document-statistic meta:table-count="7" meta:cell-count="413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style:rotation-angle="0"/>
      <style:text-properties fo:color="#4c4c4c" fo:font-family="'Arial Cyr'" fo:font-size="14pt" fo:font-weight="bold" style:font-size-asian="14pt" style:font-weight-asian="bold" style:font-family-complex="'Arial Cyr'" style:font-size-complex="14pt" style:font-weight-complex="bold"/>
    </style:style>
    <style:style style:name="ch3" style:family="chart">
      <style:graphic-properties svg:stroke-color="#4c4c4c" draw:fill="solid" draw:fill-color="#ffffff"/>
      <style:text-properties fo:color="#4c4c4c" fo:font-family="'Arial Cyr'" fo:font-size="10.25pt" style:font-size-asian="10.25pt" style:font-family-complex="'Arial Cyr'" style:font-size-complex="10.25pt"/>
    </style:style>
    <style:style style:name="ch4" style:family="chart">
      <style:chart-properties chart:three-dimensional="true" chart:deep="true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svg:stroke-color="#4c4c4c"/>
      <style:text-properties fo:color="#4c4c4c" fo:font-family="'Arial Cyr'" fo:font-size="10.25pt" style:font-size-asian="10.25pt" style:font-family-complex="'Arial Cyr'" style:font-size-complex="10.25pt"/>
    </style:style>
    <style:style style:name="ch6" style:family="chart">
      <style:chart-properties style:rotation-angle="0"/>
      <style:text-properties fo:color="#4c4c4c" fo:font-family="'Arial Cyr'" fo:font-size="11pt" fo:font-style="italic" fo:font-weight="bold" style:font-size-asian="11pt" style:font-style-asian="italic" style:font-weight-asian="bold" style:font-family-complex="'Arial Cyr'" style:font-size-complex="11pt" style:font-style-complex="italic" style:font-weight-complex="bold"/>
    </style:style>
    <style:style style:name="ch7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'Arial Cyr'" fo:font-size="10.25pt" style:font-size-asian="10.25pt" style:font-family-complex="'Arial Cyr'" style:font-size-complex="10.25pt"/>
    </style:style>
    <style:style style:name="ch8" style:family="chart">
      <style:graphic-properties svg:stroke-color="#4c4c4c"/>
    </style:style>
    <style:style style:name="ch9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visible="false" chart:axis-position="0" chart:axis-label-position="outside-start" chart:tick-mark-position="at-axis"/>
      <style:graphic-properties draw:stroke="none" svg:stroke-color="#4c4c4c"/>
      <style:text-properties fo:color="#4c4c4c" fo:font-family="'Arial Cyr'" fo:font-size="10.25pt" style:font-size-asian="10.25pt" style:font-family-complex="'Arial Cyr'" style:font-size-complex="10.25pt"/>
    </style:style>
    <style:style style:name="ch10" style:family="chart" style:data-style-name="N0">
      <style:chart-properties chart:link-data-style-to-source="true"/>
      <style:graphic-properties draw:fill-color="#ccff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00080"/>
      <style:text-properties fo:font-size="10pt" style:font-size-asian="10pt" style:font-size-complex="10pt"/>
    </style:style>
    <style:style style:name="ch12" style:family="chart">
      <style:graphic-properties draw:stroke="solid" draw:fill="solid" draw:fill-color="#ffffff"/>
    </style:style>
    <style:style style:name="ch13" style:family="chart">
      <style:graphic-properties draw:stroke="solid" svg:stroke-color="#4c4c4c" draw:fill-color="#ffffff"/>
    </style:style>
  </office:automatic-styles>
  <office:body>
    <office:chart>
      <chart:chart svg:width="13.825cm" svg:height="8.679cm" xlink:href=".." xlink:type="simple" chart:class="chart:bar" chart:style-name="ch1">
        <chart:title svg:x="5.986cm" svg:y="0.352cm" chart:style-name="ch2">
          <text:p>Functionality</text:p>
        </chart:title>
        <chart:legend svg:x="1.143cm" svg:y="7.448cm" style:legend-expansion="wide" chart:style-name="ch3"/>
        <chart:plot-area chart:style-name="ch4" table:cell-range-address="Лист2.A3:Лист2.C12" chart:data-source-has-labels="both" svg:x="0.523cm" svg:y="1.162cm" svg:width="13.031cm" svg:height="7.261cm" dr3d:transform="matrix (0.999290154877625 -0.0136359754589095 -0.0351176100829314 0.0147488683016093 0.999390857787233 0.0316288516250578 0.0346649282196656 -0.0321243450451859 0.998882560267694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656cm" svg:y="1.162cm" svg:width="11.544cm" svg:height="6.647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691cm" svg:y="7.403cm" chart:style-name="ch6">
              <text:p>#</text:p>
            </chart:title>
            <chart:categories table:cell-range-address="Лист2.A3:Лист2.A12"/>
          </chart:axis>
          <chart:axis chart:dimension="y" chart:name="primary-y" chart:style-name="ch7">
            <chart:title svg:x="1.472cm" svg:y="3.661cm" chart:style-name="ch6">
              <text:p>N1/N2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Лист2.B3:Лист2.B12" loext:label-string="&quot;XSLT&quot;" chart:class="chart:bar">
            <chart:data-point chart:repeated="10"/>
          </chart:series>
          <chart:series chart:style-name="ch11" chart:values-cell-range-address="Лист2.C3:Лист2.C12" loext:label-string="&quot;Prolog&quot;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LT</text:p>
              </table:table-cell>
              <table:table-cell office:value-type="string">
                <text:p>Prolo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2.A3:Лист2.A12</svg:desc>
                </draw:g>
              </table:table-cell>
              <table:table-cell office:value-type="float" office:value="1.261">
                <text:p>1.261</text:p>
                <draw:g>
                  <svg:desc>Лист2.B3:Лист2.B12</svg:desc>
                </draw:g>
              </table:table-cell>
              <table:table-cell office:value-type="float" office:value="1.786">
                <text:p>1.786</text:p>
                <draw:g>
                  <svg:desc>Лист2.C3:Лист2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89">
                <text:p>0.889</text:p>
              </table:table-cell>
              <table:table-cell office:value-type="float" office:value="1.933">
                <text:p>1.9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33">
                <text:p>1.333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67">
                <text:p>1.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33">
                <text:p>1.333</text:p>
              </table:table-cell>
              <table:table-cell office:value-type="float" office:value="1.667">
                <text:p>1.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71">
                <text:p>1.071</text:p>
              </table:table-cell>
              <table:table-cell office:value-type="float" office:value="1.822">
                <text:p>1.8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63">
                <text:p>1.063</text:p>
              </table:table-cell>
              <table:table-cell office:value-type="float" office:value="1.905">
                <text:p>1.9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43">
                <text:p>1.143</text:p>
              </table:table-cell>
              <table:table-cell office:value-type="float" office:value="1.871">
                <text:p>1.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16">
                <text:p>1.16</text:p>
              </table:table-cell>
              <table:table-cell office:value-type="float" office:value="1.956">
                <text:p>1.9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88">
                <text:p>1.088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graphic-properties svg:stroke-color="#4c4c4c" draw:fill="solid" draw:fill-color="#ffffff"/>
      <style:text-properties fo:color="#4c4c4c" fo:font-family="'Arial Cyr'" fo:font-size="9.69999980926514pt" style:font-size-asian="9.69999980926514pt" style:font-family-complex="'Arial Cyr'" style:font-size-complex="9.69999980926514pt"/>
    </style:style>
    <style:style style:name="ch3" style:family="chart">
      <style:chart-properties chart:interpolation="cubic-spline" chart:stacked="true"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4c4c4c"/>
      <style:text-properties fo:color="#4c4c4c" fo:font-family="'Arial Cyr'" fo:font-size="9.75pt" style:font-size-asian="9.75pt" style:font-family-complex="'Arial Cyr'" style:font-size-complex="9.75pt"/>
    </style:style>
    <style:style style:name="ch5" style:family="chart">
      <style:chart-properties style:rotation-angle="0"/>
      <style:text-properties fo:color="#4c4c4c" fo:font-family="'Arial Cyr'" fo:font-size="10pt" fo:font-style="italic" fo:font-weight="bold" style:font-size-asian="10pt" style:font-style-asian="italic" style:font-weight-asian="bold" style:font-family-complex="'Arial Cyr'" style:font-size-complex="10pt" style:font-style-complex="italic" style:font-weight-complex="bold"/>
    </style:style>
    <style:style style:name="ch6" style:family="chart" style:data-style-name="N1">
      <style:chart-properties chart:display-label="true" chart:logarithmic="false" chart:interval-major="100" chart:interval-minor-divisor="5" chart:reverse-direction="false" text:line-break="false" loext:try-staggering-first="false" chart:link-data-style-to-source="false" chart:axis-position="1" chart:tick-mark-position="at-axis"/>
      <style:graphic-properties svg:stroke-color="#4c4c4c"/>
      <style:text-properties fo:color="#4c4c4c" fo:font-family="'Arial Cyr'" fo:font-size="9pt" style:font-size-asian="9pt" style:font-family-complex="'Arial Cyr'" style:font-size-complex="9pt"/>
    </style:style>
    <style:style style:name="ch7" style:family="chart">
      <style:chart-properties style:rotation-angle="90"/>
      <style:text-properties fo:color="#4c4c4c" fo:font-family="'Arial Cyr'" fo:font-size="10pt" fo:font-style="italic" fo:font-weight="bold" style:font-size-asian="10pt" style:font-style-asian="italic" style:font-weight-asian="bold" style:font-family-complex="'Arial Cyr'" style:font-size-complex="10pt" style:font-style-complex="italic" style:font-weight-complex="bold"/>
    </style:style>
    <style:style style:name="ch8" style:family="chart">
      <style:graphic-properties svg:stroke-color="#4c4c4c"/>
    </style:style>
    <style:style style:name="ch9" style:family="chart" style:data-style-name="N1">
      <style:chart-properties chart:symbol-type="named-symbol" chart:symbol-name="circle" chart:symbol-width="0.105cm" chart:symbol-height="0.105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105cm" chart:symbol-height="0.105cm" chart:link-data-style-to-source="true"/>
      <style:graphic-properties draw:stroke="dash" draw:stroke-dash="Excel_20_line_20_dash_20_1" svg:stroke-width="0.035cm" svg:stroke-color="#339966" draw:fill-color="#339966"/>
      <style:text-properties fo:font-size="10pt" style:font-size-asian="10pt" style:font-size-complex="10pt"/>
    </style:style>
    <style:style style:name="ch11" style:family="chart">
      <style:graphic-properties draw:stroke="solid" svg:stroke-width="0.035cm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452cm" svg:height="9.728cm" xlink:href=".." xlink:type="simple" chart:class="chart:line" chart:style-name="ch1">
        <chart:legend svg:x="14.323cm" svg:y="2.064cm" style:legend-expansion="custom" chartooo:width="2.955cm" chartooo:height="1.353cm" style:legend-expansion-aspect-ratio="2.1840354767184" chart:style-name="ch2"/>
        <chart:plot-area chart:style-name="ch3" table:cell-range-address="Лист3.A3:Лист3.B59" chart:data-source-has-labels="row" svg:x="1.38cm" svg:y="0.321cm" svg:width="12.47cm" svg:height="8.849cm">
          <chartooo:coordinate-region svg:x="2.187cm" svg:y="0.507cm" svg:width="11.663cm" svg:height="8.478cm"/>
          <chart:axis chart:dimension="x" chart:name="primary-x" chart:style-name="ch4">
            <chart:title svg:x="6.889cm" svg:y="8.654cm" chart:style-name="ch5">
              <text:p>#</text:p>
            </chart:title>
          </chart:axis>
          <chart:axis chart:dimension="y" chart:name="primary-y" chart:style-name="ch6">
            <chart:title svg:x="0.427cm" svg:y="1.502cm" chart:style-name="ch7">
              <text:p>Theoretical Program Length</text:p>
            </chart:title>
            <chart:grid chart:style-name="ch8" chart:class="major"/>
          </chart:axis>
          <chart:series chart:style-name="ch9" chart:values-cell-range-address="Лист3.A3:Лист3.A59" loext:label-string="&quot;XSLT&quot;" chart:class="chart:line">
            <chart:data-point chart:repeated="57"/>
          </chart:series>
          <chart:series chart:style-name="ch10" chart:values-cell-range-address="Лист3.B3:Лист3.B59" loext:label-string="&quot;Prolog&quot;" chart:class="chart:line"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LT</text:p>
              </table:table-cell>
              <table:table-cell office:value-type="string">
                <text:p>Prolo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2192809488736">
                <text:p>23.2192809488736</text:p>
                <draw:g>
                  <svg:desc>Лист3.A3:Лист3.A59</svg:desc>
                </draw:g>
              </table:table-cell>
              <table:table-cell office:value-type="float" office:value="122.789837210062">
                <text:p>122.789837210062</text:p>
                <draw:g>
                  <svg:desc>Лист3.B3:Лист3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1.2730287538839">
                <text:p>71.2730287538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1612594587302">
                <text:p>35.1612594587302</text:p>
              </table:table-cell>
              <table:table-cell office:value-type="float" office:value="130.292413683364">
                <text:p>130.292413683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2192809488736">
                <text:p>23.2192809488736</text:p>
              </table:table-cell>
              <table:table-cell office:value-type="float" office:value="86.0391000173078">
                <text:p>86.0391000173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1612594587302">
                <text:p>35.1612594587302</text:p>
              </table:table-cell>
              <table:table-cell office:value-type="float" office:value="162.645283923439">
                <text:p>162.645283923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0391000173077">
                <text:p>44.0391000173077</text:p>
              </table:table-cell>
              <table:table-cell office:value-type="float" office:value="174.039100017308">
                <text:p>174.039100017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26112492884">
                <text:p>31.26112492884</text:p>
              </table:table-cell>
              <table:table-cell office:value-type="float" office:value="106.605937817613">
                <text:p>106.605937817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.1131339384547">
                <text:p>74.1131339384547</text:p>
              </table:table-cell>
              <table:table-cell office:value-type="float" office:value="157.344893898118">
                <text:p>157.344893898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1612594587302">
                <text:p>35.1612594587302</text:p>
              </table:table-cell>
              <table:table-cell office:value-type="float" office:value="150.438561897747">
                <text:p>150.438561897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5684250302886">
                <text:p>90.5684250302886</text:p>
              </table:table-cell>
              <table:table-cell office:value-type="float" office:value="225.068364872957">
                <text:p>225.0683648729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.6154913401611">
                <text:p>63.6154913401611</text:p>
              </table:table-cell>
              <table:table-cell office:value-type="float" office:value="290.857270138292">
                <text:p>290.857270138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1612594587302">
                <text:p>35.1612594587302</text:p>
              </table:table-cell>
              <table:table-cell office:value-type="float" office:value="152.147641325145">
                <text:p>152.147641325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3029689088065">
                <text:p>39.3029689088065</text:p>
              </table:table-cell>
              <table:table-cell office:value-type="float" office:value="128.361618934768">
                <text:p>128.361618934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2192809488736">
                <text:p>23.2192809488736</text:p>
              </table:table-cell>
              <table:table-cell office:value-type="float" office:value="122.789837210062">
                <text:p>122.789837210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3249972847078">
                <text:p>81.3249972847078</text:p>
              </table:table-cell>
              <table:table-cell office:value-type="float" office:value="264.041924989311">
                <text:p>264.041924989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0586500259616">
                <text:p>57.0586500259616</text:p>
              </table:table-cell>
              <table:table-cell office:value-type="float" office:value="248.032386628473">
                <text:p>248.032386628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7290559532006">
                <text:p>48.7290559532006</text:p>
              </table:table-cell>
              <table:table-cell office:value-type="float" office:value="202.277765895662">
                <text:p>202.277765895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.5097750043269">
                <text:p>39.5097750043269</text:p>
              </table:table-cell>
              <table:table-cell office:value-type="float" office:value="150.197491056684">
                <text:p>150.197491056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180809467384">
                <text:p>48.180809467384</text:p>
              </table:table-cell>
              <table:table-cell office:value-type="float" office:value="162.107495610021">
                <text:p>162.107495610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5097750043269">
                <text:p>39.5097750043269</text:p>
              </table:table-cell>
              <table:table-cell office:value-type="float" office:value="150.197491056684">
                <text:p>150.197491056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1194154787637">
                <text:p>27.1194154787637</text:p>
              </table:table-cell>
              <table:table-cell office:value-type="float" office:value="133.662008960089">
                <text:p>133.662008960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5097750043269">
                <text:p>39.5097750043269</text:p>
              </table:table-cell>
              <table:table-cell office:value-type="float" office:value="145.041920831875">
                <text:p>145.04192083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6.211432671668">
                <text:p>186.211432671668</text:p>
              </table:table-cell>
              <table:table-cell office:value-type="float" office:value="168.041924989311">
                <text:p>168.041924989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7052322594135">
                <text:p>57.7052322594135</text:p>
              </table:table-cell>
              <table:table-cell office:value-type="float" office:value="118.764370560438">
                <text:p>118.7643705604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1194154787637">
                <text:p>27.1194154787637</text:p>
              </table:table-cell>
              <table:table-cell office:value-type="float" office:value="139.058650025962">
                <text:p>139.058650025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.5293250129808">
                <text:p>52.5293250129808</text:p>
              </table:table-cell>
              <table:table-cell office:value-type="float" office:value="156.238665878354">
                <text:p>156.238665878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6514844544032">
                <text:p>43.6514844544032</text:p>
              </table:table-cell>
              <table:table-cell office:value-type="float" office:value="190.749722772736">
                <text:p>190.7497227727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0391000173077">
                <text:p>44.0391000173077</text:p>
              </table:table-cell>
              <table:table-cell office:value-type="float" office:value="265.212402480866">
                <text:p>265.2124024808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6514844544032">
                <text:p>43.6514844544032</text:p>
              </table:table-cell>
              <table:table-cell office:value-type="float" office:value="161.497211923709">
                <text:p>161.4972119237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.5293250129808">
                <text:p>52.5293250129808</text:p>
              </table:table-cell>
              <table:table-cell office:value-type="float" office:value="290.159225041235">
                <text:p>290.1592250412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.5830728179911">
                <text:p>66.5830728179911</text:p>
              </table:table-cell>
              <table:table-cell office:value-type="float" office:value="209.092585313842">
                <text:p>209.092585313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.2388309575275">
                <text:p>76.2388309575275</text:p>
              </table:table-cell>
              <table:table-cell office:value-type="float" office:value="161.421245510856">
                <text:p>161.4212455108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.3567167138167">
                <text:p>91.3567167138167</text:p>
              </table:table-cell>
              <table:table-cell office:value-type="float" office:value="196.477661915055">
                <text:p>196.4776619150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.5293250129808">
                <text:p>36.5293250129808</text:p>
              </table:table-cell>
              <table:table-cell office:value-type="float" office:value="81.3249972847078">
                <text:p>81.32499728470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06149250129">
                <text:p>102.706149250129</text:p>
              </table:table-cell>
              <table:table-cell office:value-type="float" office:value="239.44538374661">
                <text:p>239.44538374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6514844544032">
                <text:p>43.6514844544032</text:p>
              </table:table-cell>
              <table:table-cell office:value-type="float" office:value="196.477661915055">
                <text:p>196.477661915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6096404744368">
                <text:p>75.6096404744368</text:p>
              </table:table-cell>
              <table:table-cell office:value-type="float" office:value="281.189336561589">
                <text:p>281.1893365615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.5293250129808">
                <text:p>52.5293250129808</text:p>
              </table:table-cell>
              <table:table-cell office:value-type="float" office:value="226.489458168434">
                <text:p>226.489458168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5293250129808">
                <text:p>52.5293250129808</text:p>
              </table:table-cell>
              <table:table-cell office:value-type="float" office:value="245.818751500347">
                <text:p>245.8187515003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2192809488736">
                <text:p>23.2192809488736</text:p>
              </table:table-cell>
              <table:table-cell office:value-type="float" office:value="144.545518327217">
                <text:p>144.545518327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.5293250129808">
                <text:p>52.5293250129808</text:p>
              </table:table-cell>
              <table:table-cell office:value-type="float" office:value="203.440612584375">
                <text:p>203.440612584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26112492884">
                <text:p>31.26112492884</text:p>
              </table:table-cell>
              <table:table-cell office:value-type="float" office:value="161.72553417961">
                <text:p>161.725534179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26112492884">
                <text:p>31.26112492884</text:p>
              </table:table-cell>
              <table:table-cell office:value-type="float" office:value="179.100575015273">
                <text:p>179.1005750152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.8707654032769">
                <text:p>52.8707654032769</text:p>
              </table:table-cell>
              <table:table-cell office:value-type="float" office:value="139.741530806554">
                <text:p>139.741530806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.948336902074">
                <text:p>101.948336902074</text:p>
              </table:table-cell>
              <table:table-cell office:value-type="float" office:value="311.898298067695">
                <text:p>311.898298067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1194154787637">
                <text:p>27.1194154787637</text:p>
              </table:table-cell>
              <table:table-cell office:value-type="float" office:value="140.344382214188">
                <text:p>140.344382214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.2192809488736">
                <text:p>57.2192809488736</text:p>
              </table:table-cell>
              <table:table-cell office:value-type="float" office:value="316.919048784806">
                <text:p>316.9190487848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9966433055827">
                <text:p>84.9966433055827</text:p>
              </table:table-cell>
              <table:table-cell office:value-type="float" office:value="263.421245510856">
                <text:p>263.4212455108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28.638735647955">
                <text:p>228.6387356479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178.93519666371">
                <text:p>178.935196663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.8322939217873">
                <text:p>81.8322939217873</text:p>
              </table:table-cell>
              <table:table-cell office:value-type="float" office:value="314.040007207618">
                <text:p>314.0400072076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.5635228093372">
                <text:p>53.5635228093372</text:p>
              </table:table-cell>
              <table:table-cell office:value-type="float" office:value="275.617554836883">
                <text:p>275.6175548368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.5097750043269">
                <text:p>23.5097750043269</text:p>
              </table:table-cell>
              <table:table-cell office:value-type="float" office:value="157.344893898118">
                <text:p>157.344893898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.622908942782">
                <text:p>101.622908942782</text:p>
              </table:table-cell>
              <table:table-cell office:value-type="float" office:value="367.935322269803">
                <text:p>367.9353222698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.6514844544032">
                <text:p>43.6514844544032</text:p>
              </table:table-cell>
              <table:table-cell office:value-type="float" office:value="151.410464518827">
                <text:p>151.4104645188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.7052322594135">
                <text:p>57.7052322594135</text:p>
              </table:table-cell>
              <table:table-cell office:value-type="float" office:value="118.764370560438">
                <text:p>118.764370560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2192809488736">
                <text:p>57.2192809488736</text:p>
              </table:table-cell>
              <table:table-cell office:value-type="float" office:value="265.212402480866">
                <text:p>265.2124024808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5cm" draw:distance="0.105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style:rotation-angle="0"/>
      <style:text-properties fo:color="#4c4c4c" fo:font-family="'Arial Cyr'" fo:font-size="14pt" fo:font-weight="bold" style:font-size-asian="14pt" style:font-weight-asian="bold" style:font-family-complex="'Arial Cyr'" style:font-size-complex="14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4c4c4c"/>
      <style:text-properties fo:color="#4c4c4c" fo:font-family="'Arial Cyr'" fo:font-size="12pt" style:font-size-asian="12pt" style:font-family-complex="'Arial Cyr'" style:font-size-complex="12pt"/>
    </style:style>
    <style:style style:name="ch5" style:family="chart">
      <style:chart-properties style:rotation-angle="0"/>
      <style:text-properties fo:color="#4c4c4c" fo:font-family="'Arial Cyr'" fo:font-size="10.25pt" fo:font-style="italic" fo:font-weight="bold" style:font-size-asian="10.25pt" style:font-style-asian="italic" style:font-weight-asian="bold" style:font-family-complex="'Arial Cyr'" style:font-size-complex="10.25pt" style:font-style-complex="italic" style:font-weight-complex="bold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'Arial Cyr'" fo:font-size="9.25pt" style:font-size-asian="9.25pt" style:font-family-complex="'Arial Cyr'" style:font-size-complex="9.25pt"/>
    </style:style>
    <style:style style:name="ch7" style:family="chart">
      <style:chart-properties chart:auto-position="true" style:rotation-angle="90"/>
      <style:text-properties fo:color="#4c4c4c" fo:font-family="'Arial Cyr'" fo:font-size="10pt" fo:font-style="italic" fo:font-weight="bold" style:font-size-asian="10pt" style:font-style-asian="italic" style:font-weight-asian="bold" style:font-family-complex="'Arial Cyr'" style:font-size-complex="10pt" style:font-style-complex="italic" style:font-weight-complex="bold"/>
    </style:style>
    <style:style style:name="ch8" style:family="chart">
      <style:graphic-properties svg:stroke-color="#4c4c4c"/>
    </style:style>
    <style:style style:name="ch9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51cm" svg:height="9.619cm" xlink:href=".." xlink:type="simple" chart:class="chart:bar" chart:column-mapping="0" chart:style-name="ch1">
        <chart:title svg:x="4.805cm" svg:y="0.251cm" chart:style-name="ch2">
          <text:p>Deviations in Program Length</text:p>
        </chart:title>
        <chart:plot-area chart:style-name="ch3" table:cell-range-address="Лист4.D2:Лист4.D11 Лист4.D13:Лист4.D58 Лист4.A2:Лист4.A11 Лист4.A13:Лист4.A58" chart:data-source-has-labels="column" svg:x="1.298cm" svg:y="1.029cm" svg:width="14.991cm" svg:height="7.6cm">
          <chartooo:coordinate-region svg:x="1.919cm" svg:y="1.029cm" svg:width="14.37cm" svg:height="6.264cm"/>
          <chart:axis chart:dimension="x" chart:name="primary-x" chart:style-name="ch4" chartooo:axis-type="auto">
            <chartooo:date-scale/>
            <chart:title svg:x="5.161cm" svg:y="8.488cm" chart:style-name="ch5">
              <text:p># sorted by deviation</text:p>
            </chart:title>
            <chart:categories table:cell-range-address="Лист4.D2:Лист4.D11 Лист4.D13:Лист4.D58"/>
          </chart:axis>
          <chart:axis chart:dimension="y" chart:name="primary-y" chart:style-name="ch6">
            <chart:title svg:x="0.359cm" svg:y="5.608cm" chart:style-name="ch7">
              <text:p>dev in %</text:p>
            </chart:title>
            <chart:grid chart:style-name="ch8" chart:class="major"/>
          </chart:axis>
          <chart:series chart:style-name="ch9" chart:values-cell-range-address="Лист4.A2:Лист4.A11 Лист4.A13:Лист4.A58" chart:class="chart:bar">
            <chart:data-point chart:repeated="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4.D2:Лист4.D11 Лист4.D13:Лист4.D58</svg:desc>
                </draw:g>
              </table:table-cell>
              <table:table-cell office:value-type="float" office:value="30">
                <text:p>30</text:p>
                <draw:g>
                  <svg:desc>Лист4.A2:Лист4.A11 Лист4.A13:Лист4.A5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graphic-properties svg:stroke-color="#4c4c4c" draw:fill="solid" draw:fill-color="#ffffff"/>
      <style:text-properties fo:color="#4c4c4c" fo:font-family="'Arial Cyr'" fo:font-size="9.5pt" style:font-size-asian="9.5pt" style:font-family-complex="'Arial Cyr'" style:font-size-complex="9.5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svg:stroke-color="#4c4c4c"/>
      <style:text-properties fo:color="#4c4c4c" fo:font-family="'Arial Cyr'" fo:font-size="10.5pt" style:font-size-asian="10.5pt" style:font-family-complex="'Arial Cyr'" style:font-size-complex="10.5pt"/>
    </style:style>
    <style:style style:name="ch5" style:family="chart">
      <style:chart-properties style:rotation-angle="0"/>
      <style:text-properties fo:color="#4c4c4c" fo:font-family="'Arial Cyr'" fo:font-size="10.5pt" fo:font-style="italic" fo:font-weight="bold" style:font-size-asian="10.5pt" style:font-style-asian="italic" style:font-weight-asian="bold" style:font-family-complex="'Arial Cyr'" style:font-size-complex="10.5pt" style:font-style-complex="italic" style:font-weight-complex="bold"/>
    </style:style>
    <style:style style:name="ch6" style:family="chart" style:data-style-name="N0">
      <style:chart-properties chart:display-label="true" chart:logarithmic="false" chart:interval-major="10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'Arial Cyr'" fo:font-size="10pt" style:font-size-asian="10pt" style:font-family-complex="'Arial Cyr'" style:font-size-complex="10pt"/>
    </style:style>
    <style:style style:name="ch7" style:family="chart">
      <style:chart-properties style:rotation-angle="90"/>
      <style:text-properties fo:color="#4c4c4c" fo:font-family="'Arial Cyr'" fo:font-size="10.5pt" fo:font-style="italic" fo:font-weight="bold" style:font-size-asian="10.5pt" style:font-style-asian="italic" style:font-weight-asian="bold" style:font-family-complex="'Arial Cyr'" style:font-size-complex="10.5pt" style:font-style-complex="italic" style:font-weight-complex="bold"/>
    </style:style>
    <style:style style:name="ch8" style:family="chart">
      <style:graphic-properties svg:stroke-color="#4c4c4c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ccffc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00080"/>
      <style:text-properties fo:font-size="10pt" style:font-size-asian="10pt" style:font-size-complex="10pt"/>
    </style:style>
    <style:style style:name="ch12" style:family="chart">
      <style:graphic-properties draw:stroke="solid" svg:stroke-width="0.035cm" draw:fill="solid" draw:fill-color="#ffffff"/>
    </style:style>
    <style:style style:name="ch13" style:family="chart">
      <style:graphic-properties draw:stroke="solid" draw:fill-color="#ffffff"/>
    </style:style>
  </office:automatic-styles>
  <office:body>
    <office:chart>
      <chart:chart svg:width="16.277cm" svg:height="8.585cm" xlink:href=".." xlink:type="simple" chart:class="chart:bar" chart:style-name="ch1">
        <chart:legend svg:x="0.764cm" svg:y="6.992cm" style:legend-expansion="high" chart:style-name="ch2"/>
        <chart:plot-area chart:style-name="ch3" table:cell-range-address="Лист4.A2:Лист4.B11" chart:data-source-has-labels="row" svg:x="0.349cm" svg:y="0.359cm" svg:width="15.927cm" svg:height="8.084cm" dr3d:transform="matrix (0.995644463434488 -0.0298087192376045 -0.0883376629171485 0.0368334272162334 0.996194774930682 0.078989043799212 0.0856469559981937 -0.0818987830081807 0.992953769452547 0cm 0cm 0cm)" dr3d:vrp="(12684.722548717 7388.35827488833 17691.2795565958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0.943cm" svg:y="0.378cm" svg:width="15.333cm" svg:height="7.38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7.694cm" svg:y="7.635cm" chart:style-name="ch5">
              <text:p>#</text:p>
            </chart:title>
          </chart:axis>
          <chart:axis chart:dimension="y" chart:name="primary-y" chart:style-name="ch6">
            <chart:title svg:x="1.137cm" svg:y="2.213cm" chart:style-name="ch7">
              <text:p>Deviation in %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Лист4.B2:Лист4.B11" loext:label-string="&quot;XSLT&quot;" chart:class="chart:bar">
            <chart:data-point chart:repeated="10"/>
          </chart:series>
          <chart:series chart:style-name="ch11" chart:values-cell-range-address="Лист4.A2:Лист4.A11" loext:label-string="&quot;Prolog&quot;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LT</text:p>
              </table:table-cell>
              <table:table-cell office:value-type="string">
                <text:p>Prolo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Лист4.B2:Лист4.B11</svg:desc>
                </draw:g>
              </table:table-cell>
              <table:table-cell office:value-type="float" office:value="30">
                <text:p>30</text:p>
                <draw:g>
                  <svg:desc>Лист4.A2:Лист4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style:rotation-angle="0"/>
      <style:text-properties fo:color="#4c4c4c" fo:font-family="'Arial Cyr'" fo:font-size="14pt" fo:font-weight="bold" style:font-size-asian="14pt" style:font-weight-asian="bold" style:font-family-complex="'Arial Cyr'" style:font-size-complex="14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4c4c4c"/>
      <style:text-properties fo:color="#4c4c4c" fo:font-family="'Arial Cyr'" fo:font-size="11.75pt" style:font-size-asian="11.75pt" style:font-family-complex="'Arial Cyr'" style:font-size-complex="11.75pt"/>
    </style:style>
    <style:style style:name="ch5" style:family="chart">
      <style:chart-properties style:rotation-angle="0"/>
      <style:text-properties fo:color="#4c4c4c" fo:font-family="'Arial Cyr'" fo:font-size="10.25pt" fo:font-style="italic" fo:font-weight="bold" style:font-size-asian="10.25pt" style:font-style-asian="italic" style:font-weight-asian="bold" style:font-family-complex="'Arial Cyr'" style:font-size-complex="10.25pt" style:font-style-complex="italic" style:font-weight-complex="bold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'Arial Cyr'" fo:font-size="9.5pt" style:font-size-asian="9.5pt" style:font-family-complex="'Arial Cyr'" style:font-size-complex="9.5pt"/>
    </style:style>
    <style:style style:name="ch7" style:family="chart">
      <style:chart-properties chart:auto-position="true" style:rotation-angle="90"/>
      <style:text-properties fo:color="#4c4c4c" fo:font-family="'Arial Cyr'" fo:font-size="10pt" fo:font-style="italic" fo:font-weight="bold" style:font-size-asian="10pt" style:font-style-asian="italic" style:font-weight-asian="bold" style:font-family-complex="'Arial Cyr'" style:font-size-complex="10pt" style:font-style-complex="italic" style:font-weight-complex="bold"/>
    </style:style>
    <style:style style:name="ch8" style:family="chart">
      <style:graphic-properties svg:stroke-color="#4c4c4c"/>
    </style:style>
    <style:style style:name="ch9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661cm" svg:height="9.577cm" xlink:href=".." xlink:type="simple" chart:class="chart:bar" chart:style-name="ch1">
        <chart:title svg:x="2.774cm" svg:y="0.249cm" chart:style-name="ch2">
          <text:p>Deviations in Program Length</text:p>
        </chart:title>
        <chart:plot-area chart:style-name="ch3" table:cell-range-address="Лист4.A2:Лист4.A11" svg:x="1.262cm" svg:y="1.021cm" svg:width="11.183cm" svg:height="7.573cm">
          <chartooo:coordinate-region svg:x="1.883cm" svg:y="1.221cm" svg:width="10.562cm" svg:height="7.174cm"/>
          <chart:axis chart:dimension="x" chart:name="primary-x" chart:style-name="ch4">
            <chart:title svg:x="3.372cm" svg:y="8.454cm" chart:style-name="ch5">
              <text:p># sorted by deviation</text:p>
            </chart:title>
          </chart:axis>
          <chart:axis chart:dimension="y" chart:name="primary-y" chart:style-name="ch6">
            <chart:title svg:x="0.4cm" svg:y="5.586cm" chart:style-name="ch7">
              <text:p>dev in %</text:p>
            </chart:title>
            <chart:grid chart:style-name="ch8" chart:class="major"/>
          </chart:axis>
          <chart:series chart:style-name="ch9" chart:values-cell-range-address="Лист4.A2:Лист4.A1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Лист4.A2:Лист4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graphic-properties svg:stroke-color="#4c4c4c" draw:fill="solid" draw:fill-color="#ffffff"/>
      <style:text-properties fo:color="#4c4c4c" fo:font-family="'Arial Cyr'" fo:font-size="12pt" style:font-size-asian="12pt" style:font-family-complex="'Arial Cyr'" style:font-size-complex="12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90"/>
      <style:graphic-properties svg:stroke-color="#4c4c4c"/>
      <style:text-properties fo:color="#4c4c4c" fo:font-family="'Arial Cyr'" fo:font-size="12pt" style:font-size-asian="12pt" style:font-family-complex="'Arial Cyr'" style:font-size-complex="12pt"/>
    </style:style>
    <style:style style:name="ch5" style:family="chart">
      <style:chart-properties style:rotation-angle="0"/>
      <style:text-properties fo:color="#4c4c4c" fo:font-family="'Arial Cyr'" fo:font-size="11.5pt" fo:font-style="italic" fo:font-weight="bold" style:font-size-asian="11.5pt" style:font-style-asian="italic" style:font-weight-asian="bold" style:font-family-complex="'Arial Cyr'" style:font-size-complex="11.5pt" style:font-style-complex="italic" style:font-weight-complex="bold"/>
    </style:style>
    <style:style style:name="ch6" style:family="chart" style:data-style-name="N0">
      <style:chart-properties chart:display-label="true" chart:logarithmic="false" chart:minimum="0" chart:maximum="55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'Arial Cyr'" fo:font-size="11.75pt" style:font-size-asian="11.75pt" style:font-family-complex="'Arial Cyr'" style:font-size-complex="11.75pt"/>
    </style:style>
    <style:style style:name="ch7" style:family="chart">
      <style:chart-properties style:rotation-angle="90"/>
      <style:text-properties fo:color="#4c4c4c" fo:font-family="'Arial Cyr'" fo:font-size="11.5pt" fo:font-style="italic" fo:font-weight="bold" style:font-size-asian="11.5pt" style:font-style-asian="italic" style:font-weight-asian="bold" style:font-family-complex="'Arial Cyr'" style:font-size-complex="11.5pt" style:font-style-complex="italic" style:font-weight-complex="bold"/>
    </style:style>
    <style:style style:name="ch8" style:family="chart">
      <style:graphic-properties svg:stroke-color="#4c4c4c"/>
    </style:style>
    <style:style style:name="ch9" style:family="chart" style:data-style-name="N0">
      <style:chart-properties chart:link-data-style-to-source="true"/>
      <style:graphic-properties svg:stroke-width="0.035cm" draw:fill-color="#ccff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925cm" svg:height="11.557cm" xlink:href=".." xlink:type="simple" chart:class="chart:bar" chart:style-name="ch1">
        <chart:legend svg:x="0.849cm" svg:y="9.986cm" style:legend-expansion="wide" chart:style-name="ch2"/>
        <chart:plot-area chart:style-name="ch3" table:cell-range-address="Лист5.A4:Лист5.C32" chart:data-source-has-labels="both" svg:x="1.718cm" svg:y="0.355cm" svg:width="16.337cm" svg:height="9.685cm">
          <chartooo:coordinate-region svg:x="2.445cm" svg:y="0.355cm" svg:width="15.61cm" svg:height="8.721cm"/>
          <chart:axis chart:dimension="x" chart:name="primary-x" chart:style-name="ch4" chartooo:axis-type="auto">
            <chartooo:date-scale/>
            <chart:title svg:x="8.783cm" svg:y="10.017cm" chart:style-name="ch5">
              <text:p>#</text:p>
            </chart:title>
            <chart:categories table:cell-range-address="Лист5.C4:Лист5.C32"/>
          </chart:axis>
          <chart:axis chart:dimension="y" chart:name="primary-y" chart:style-name="ch6">
            <chart:title svg:x="0.729cm" svg:y="2.087cm" chart:style-name="ch7">
              <text:p>Lines of Code (LOC)</text:p>
            </chart:title>
            <chart:grid chart:style-name="ch8" chart:class="major"/>
          </chart:axis>
          <chart:series chart:style-name="ch9" chart:values-cell-range-address="Лист5.B4:Лист5.B32" loext:label-string="&quot;XSLT&quot;" chart:class="chart:bar">
            <chart:data-point chart:repeated="29"/>
          </chart:series>
          <chart:series chart:style-name="ch10" chart:values-cell-range-address="Лист5.A4:Лист5.A32" loext:label-string="&quot;Prolog&quot;" chart:class="chart:bar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LT</text:p>
              </table:table-cell>
              <table:table-cell office:value-type="string">
                <text:p>Prolo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5.C4:Лист5.C32</svg:desc>
                </draw:g>
              </table:table-cell>
              <table:table-cell office:value-type="float" office:value="10">
                <text:p>10</text:p>
                <draw:g>
                  <svg:desc>Лист5.B4:Лист5.B32</svg:desc>
                </draw:g>
              </table:table-cell>
              <table:table-cell office:value-type="float" office:value="9">
                <text:p>9</text:p>
                <draw:g>
                  <svg:desc>Лист5.A4:Лист5.A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_2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/>
    </style:style>
    <style:style style:name="ch2" style:family="chart">
      <style:graphic-properties svg:stroke-color="#4c4c4c" draw:fill="solid" draw:fill-color="#ffffff"/>
      <style:text-properties fo:color="#4c4c4c" fo:font-family="'Arial Cyr'" fo:font-size="12pt" style:font-size-asian="12pt" style:font-family-complex="'Arial Cyr'" style:font-size-complex="12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90"/>
      <style:graphic-properties svg:stroke-color="#4c4c4c"/>
      <style:text-properties fo:color="#4c4c4c" fo:font-family="'Arial Cyr'" fo:font-size="12pt" style:font-size-asian="12pt" style:font-family-complex="'Arial Cyr'" style:font-size-complex="12pt"/>
    </style:style>
    <style:style style:name="ch5" style:family="chart">
      <style:chart-properties style:rotation-angle="0"/>
      <style:text-properties fo:color="#4c4c4c" fo:font-family="'Arial Cyr'" fo:font-size="11.5pt" fo:font-style="italic" fo:font-weight="bold" style:font-size-asian="11.5pt" style:font-style-asian="italic" style:font-weight-asian="bold" style:font-family-complex="'Arial Cyr'" style:font-size-complex="11.5pt" style:font-style-complex="italic" style:font-weight-complex="bold"/>
    </style:style>
    <style:style style:name="ch6" style:family="chart" style:data-style-name="N0">
      <style:chart-properties chart:display-label="true" chart:logarithmic="false" chart:minimum="0" chart:maximum="55" chart:interval-minor-divisor="5" chart:gap-width="150" chart:reverse-direction="false" text:line-break="false" loext:try-staggering-first="false" chart:link-data-style-to-source="true" chart:axis-position="1" chart:tick-mark-position="at-axis" style:rotation-angle="90"/>
      <style:graphic-properties svg:stroke-color="#4c4c4c"/>
      <style:text-properties fo:color="#4c4c4c" fo:font-family="'Arial Cyr'" fo:font-size="11pt" style:font-size-asian="11pt" style:font-family-complex="'Arial Cyr'" style:font-size-complex="11pt"/>
    </style:style>
    <style:style style:name="ch7" style:family="chart">
      <style:chart-properties style:rotation-angle="90"/>
      <style:text-properties fo:color="#4c4c4c" fo:font-family="'Arial Cyr'" fo:font-size="11.5pt" fo:font-style="italic" fo:font-weight="bold" style:font-size-asian="11.5pt" style:font-style-asian="italic" style:font-weight-asian="bold" style:font-family-complex="'Arial Cyr'" style:font-size-complex="11.5pt" style:font-style-complex="italic" style:font-weight-complex="bold"/>
    </style:style>
    <style:style style:name="ch8" style:family="chart">
      <style:graphic-properties svg:stroke-color="#4c4c4c"/>
    </style:style>
    <style:style style:name="ch9" style:family="chart" style:data-style-name="N0">
      <style:chart-properties chart:link-data-style-to-source="true"/>
      <style:graphic-properties svg:stroke-width="0.035cm" draw:fill-color="#ccff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800080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904cm" svg:height="11.867cm" xlink:href=".." xlink:type="simple" chart:class="chart:bar" chart:style-name="ch1">
        <chart:legend svg:x="0.789cm" svg:y="10.292cm" style:legend-expansion="wide" chart:style-name="ch2"/>
        <chart:plot-area chart:style-name="ch3" table:cell-range-address="Лист5.A33:Лист5.C60" chart:data-source-has-labels="both" svg:x="1.928cm" svg:y="0.455cm" svg:width="16.157cm" svg:height="10.016cm">
          <chartooo:coordinate-region svg:x="2.629cm" svg:y="0.455cm" svg:width="15.456cm" svg:height="9.29cm"/>
          <chart:axis chart:dimension="x" chart:name="primary-x" chart:style-name="ch4" chartooo:axis-type="auto">
            <chartooo:date-scale/>
            <chart:title svg:x="8.869cm" svg:y="10.385cm" chart:style-name="ch5">
              <text:p>#</text:p>
            </chart:title>
            <chart:categories table:cell-range-address="Лист5.C33:Лист5.C60"/>
          </chart:axis>
          <chart:axis chart:dimension="y" chart:name="primary-y" chart:style-name="ch6">
            <chart:title svg:x="0.817cm" svg:y="2.44cm" chart:style-name="ch7">
              <text:p>Lines of Code (LOC)</text:p>
            </chart:title>
            <chart:grid chart:style-name="ch8" chart:class="major"/>
          </chart:axis>
          <chart:series chart:style-name="ch9" chart:values-cell-range-address="Лист5.B33:Лист5.B60" loext:label-string="&quot;XSLT&quot;" chart:class="chart:bar">
            <chart:data-point chart:repeated="28"/>
          </chart:series>
          <chart:series chart:style-name="ch10" chart:values-cell-range-address="Лист5.A33:Лист5.A60" loext:label-string="&quot;Prolog&quot;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LT</text:p>
              </table:table-cell>
              <table:table-cell office:value-type="string">
                <text:p>Prolog</text:p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Лист5.C33:Лист5.C60</svg:desc>
                </draw:g>
              </table:table-cell>
              <table:table-cell office:value-type="float" office:value="21">
                <text:p>21</text:p>
                <draw:g>
                  <svg:desc>Лист5.B33:Лист5.B60</svg:desc>
                </draw:g>
              </table:table-cell>
              <table:table-cell office:value-type="float" office:value="24">
                <text:p>24</text:p>
                <draw:g>
                  <svg:desc>Лист5.A33:Лист5.A60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/>
      <style:graphic-properties svg:stroke-color="#4c4c4c" draw:fill="solid" draw:fill-color="#ffffff"/>
      <style:text-properties fo:color="#4c4c4c" fo:font-family="'Arial Cyr'" fo:font-size="16pt" style:font-size-asian="16pt" style:font-family-complex="'Arial Cyr'" style:font-size-complex="16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4c4c4c"/>
      <style:text-properties fo:color="#4c4c4c" fo:font-family="'Arial Cyr'" fo:font-size="16pt" style:font-size-asian="16pt" style:font-family-complex="'Arial Cyr'" style:font-size-complex="16pt"/>
    </style:style>
    <style:style style:name="ch5" style:family="chart" style:data-style-name="N135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'Arial Cyr'" fo:font-size="16pt" style:font-size-asian="16pt" style:font-family-complex="'Arial Cyr'" style:font-size-complex="16pt"/>
    </style:style>
    <style:style style:name="ch6" style:family="chart">
      <style:graphic-properties svg:stroke-color="#4c4c4c"/>
    </style:style>
    <style:style style:name="ch7" style:family="chart" style:data-style-name="N135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1.663cm" svg:height="12.463cm" xlink:href=".." xlink:type="simple" chart:class="chart:bar" chart:style-name="ch1">
        <chart:legend chart:legend-position="end" svg:x="18.156cm" svg:y="5.814cm" style:legend-expansion="high" chart:style-name="ch2"/>
        <chart:plot-area chart:style-name="ch3" table:cell-range-address="Лист6.A2:Лист6.A156" svg:x="0.433cm" svg:y="0.249cm" svg:width="17.29cm" svg:height="11.965cm">
          <chartooo:coordinate-region svg:x="2.113cm" svg:y="0.554cm" svg:width="15.183cm" svg:height="10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6.A2:Лист6.A156" chart:class="chart:bar">
            <chart:data-point chart:repeated="1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8">
                <text:p>0.128</text:p>
                <draw:g>
                  <svg:desc>Лист6.A2:Лист6.A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10836">
                <text:p>0.30110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3473044">
                <text:p>0.133473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1017995">
                <text:p>0.221017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3570666">
                <text:p>0.113570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1495071">
                <text:p>0.2114950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8985912">
                <text:p>0.048985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6692085">
                <text:p>0.1766920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1261468">
                <text:p>0.0512614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2502039">
                <text:p>0.062502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number number:decimal-places="3" loext:min-decimal-places="3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auto-position="true"/>
      <style:graphic-properties svg:stroke-color="#4c4c4c" draw:fill="solid" draw:fill-color="#ffffff"/>
      <style:text-properties fo:color="#4c4c4c" fo:font-family="'Arial Cyr'" fo:font-size="10pt" style:font-size-asian="10pt" style:font-family-complex="'Arial Cyr'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svg:stroke-color="#4c4c4c"/>
      <style:text-properties fo:color="#4c4c4c" fo:font-family="'Arial Cyr'" fo:font-size="10pt" style:font-size-asian="10pt" style:font-family-complex="'Arial Cyr'" style:font-size-complex="10pt"/>
    </style:style>
    <style:style style:name="ch5" style:family="chart" style:data-style-name="N135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'Arial Cyr'" fo:font-size="10pt" style:font-size-asian="10pt" style:font-family-complex="'Arial Cyr'" style:font-size-complex="10pt"/>
    </style:style>
    <style:style style:name="ch6" style:family="chart">
      <style:graphic-properties svg:stroke-color="#4c4c4c"/>
    </style:style>
    <style:style style:name="ch7" style:family="chart" style:data-style-name="N135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axis-label-position="outside-start" chart:tick-mark-position="at-axis"/>
      <style:graphic-properties svg:stroke-color="#4c4c4c"/>
      <style:text-properties fo:color="#4c4c4c" fo:font-family="'Arial Cyr'" fo:font-size="10pt" style:font-size-asian="10pt" style:font-family-complex="'Arial Cyr'" style:font-size-complex="10pt"/>
    </style:style>
    <style:style style:name="ch8" style:family="chart" style:data-style-name="N135">
      <style:chart-properties chart:link-data-style-to-source="true"/>
      <style:graphic-properties draw:fill-color="#9999ff"/>
      <style:text-properties fo:font-size="10pt" style:font-size-asian="10pt" style:font-size-complex="10pt"/>
    </style:style>
    <style:style style:name="ch9" style:family="chart" style:data-style-name="N135">
      <style:chart-properties chart:link-data-style-to-source="true"/>
      <style:graphic-properties draw:fill-color="#993366"/>
      <style:text-properties fo:font-size="10pt" style:font-size-asian="10pt" style:font-size-complex="10pt"/>
    </style:style>
    <style:style style:name="ch10" style:family="chart" style:data-style-name="N135">
      <style:chart-properties chart:link-data-style-to-source="true"/>
      <style:graphic-properties draw:fill-color="#ffffcc"/>
      <style:text-properties fo:font-size="10pt" style:font-size-asian="10pt" style:font-size-complex="10pt"/>
    </style:style>
    <style:style style:name="ch11" style:family="chart" style:data-style-name="N135">
      <style:chart-properties chart:link-data-style-to-source="true"/>
      <style:graphic-properties draw:fill-color="#ccffff"/>
      <style:text-properties fo:font-size="10pt" style:font-size-asian="10pt" style:font-size-complex="10pt"/>
    </style:style>
    <style:style style:name="ch12" style:family="chart" style:data-style-name="N135">
      <style:chart-properties chart:link-data-style-to-source="true"/>
      <style:graphic-properties draw:fill-color="#660066"/>
      <style:text-properties fo:font-size="10pt" style:font-size-asian="10pt" style:font-size-complex="10pt"/>
    </style:style>
    <style:style style:name="ch13" style:family="chart" style:data-style-name="N135">
      <style:chart-properties chart:link-data-style-to-source="true"/>
      <style:graphic-properties draw:fill-color="#ff8080"/>
      <style:text-properties fo:font-size="10pt" style:font-size-asian="10pt" style:font-size-complex="10pt"/>
    </style:style>
    <style:style style:name="ch14" style:family="chart" style:data-style-name="N135">
      <style:chart-properties chart:link-data-style-to-source="true"/>
      <style:graphic-properties draw:fill-color="#0066cc"/>
      <style:text-properties fo:font-size="10pt" style:font-size-asian="10pt" style:font-size-complex="10pt"/>
    </style:style>
    <style:style style:name="ch15" style:family="chart" style:data-style-name="N135">
      <style:chart-properties chart:link-data-style-to-source="true"/>
      <style:graphic-properties draw:fill-color="#ccccff"/>
      <style:text-properties fo:font-size="10pt" style:font-size-asian="10pt" style:font-size-complex="10pt"/>
    </style:style>
    <style:style style:name="ch16" style:family="chart" style:data-style-name="N135">
      <style:chart-properties chart:link-data-style-to-source="true"/>
      <style:graphic-properties draw:fill-color="#000080"/>
      <style:text-properties fo:font-size="10pt" style:font-size-asian="10pt" style:font-size-complex="10pt"/>
    </style:style>
    <style:style style:name="ch17" style:family="chart" style:data-style-name="N135">
      <style:chart-properties chart:link-data-style-to-source="true"/>
      <style:graphic-properties draw:fill-color="#ff00ff"/>
      <style:text-properties fo:font-size="10pt" style:font-size-asian="10pt" style:font-size-complex="10pt"/>
    </style:style>
    <style:style style:name="ch18" style:family="chart" style:data-style-name="N135">
      <style:chart-properties chart:link-data-style-to-source="true"/>
      <style:graphic-properties draw:fill-color="#ffff00"/>
      <style:text-properties fo:font-size="10pt" style:font-size-asian="10pt" style:font-size-complex="10pt"/>
    </style:style>
    <style:style style:name="ch19" style:family="chart">
      <style:graphic-properties draw:stroke="solid" svg:stroke-width="0.035cm" svg:stroke-color="#808080" draw:fill="solid" draw:fill-color="#c0c0c0"/>
    </style:style>
    <style:style style:name="ch20" style:family="chart">
      <style:graphic-properties draw:stroke="solid" svg:stroke-color="#4c4c4c" draw:fill-color="#808080"/>
    </style:style>
  </office:automatic-styles>
  <office:body>
    <office:chart>
      <chart:chart svg:width="13.575cm" svg:height="7.805cm" xlink:href=".." xlink:type="simple" chart:class="chart:bar" chart:style-name="ch1">
        <chart:legend chart:legend-position="end" svg:x="11.682cm" svg:y="1.113cm" style:legend-expansion="high" chart:style-name="ch2"/>
        <chart:plot-area chart:style-name="ch3" table:cell-range-address="Лист7.A4:Лист7.B14" svg:x="0.271cm" svg:y="0.156cm" svg:width="11.14cm" svg:height="7.493cm" dr3d:transform="matrix (0.995644463434488 -0.0298087192376045 -0.0883376629171485 0.0368334272162334 0.996194774930682 0.078989043799212 0.0856469559981937 -0.0818987830081807 0.99295376945254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2.242cm" svg:y="0.156cm" svg:width="7.967cm" svg:height="6.969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Лист7.A4:Лист7.B4" chart:class="chart:bar">
            <chart:data-point chart:repeated="2"/>
          </chart:series>
          <chart:series chart:style-name="ch9" chart:values-cell-range-address="Лист7.A5:Лист7.B5" chart:class="chart:bar">
            <chart:data-point chart:repeated="2"/>
          </chart:series>
          <chart:series chart:style-name="ch10" chart:values-cell-range-address="Лист7.A6:Лист7.B6" chart:class="chart:bar">
            <chart:data-point chart:repeated="2"/>
          </chart:series>
          <chart:series chart:style-name="ch11" chart:values-cell-range-address="Лист7.A7:Лист7.B7" chart:class="chart:bar">
            <chart:data-point chart:repeated="2"/>
          </chart:series>
          <chart:series chart:style-name="ch12" chart:values-cell-range-address="Лист7.A8:Лист7.B8" chart:class="chart:bar">
            <chart:data-point chart:repeated="2"/>
          </chart:series>
          <chart:series chart:style-name="ch13" chart:values-cell-range-address="Лист7.A9:Лист7.B9" chart:class="chart:bar">
            <chart:data-point chart:repeated="2"/>
          </chart:series>
          <chart:series chart:style-name="ch14" chart:values-cell-range-address="Лист7.A10:Лист7.B10" chart:class="chart:bar">
            <chart:data-point chart:repeated="2"/>
          </chart:series>
          <chart:series chart:style-name="ch15" chart:values-cell-range-address="Лист7.A11:Лист7.B11" chart:class="chart:bar">
            <chart:data-point chart:repeated="2"/>
          </chart:series>
          <chart:series chart:style-name="ch16" chart:values-cell-range-address="Лист7.A12:Лист7.B12" chart:class="chart:bar">
            <chart:data-point chart:repeated="2"/>
          </chart:series>
          <chart:series chart:style-name="ch17" chart:values-cell-range-address="Лист7.A13:Лист7.B13" chart:class="chart:bar">
            <chart:data-point chart:repeated="2"/>
          </chart:series>
          <chart:series chart:style-name="ch18" chart:values-cell-range-address="Лист7.A14:Лист7.B14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288">
                <text:p>1.288</text:p>
                <draw:g>
                  <svg:desc>Лист7.A4:Лист7.B4</svg:desc>
                </draw:g>
              </table:table-cell>
              <table:table-cell office:value-type="float" office:value="0.708493559">
                <text:p>0.708493559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542">
                <text:p>0.542</text:p>
                <draw:g>
                  <svg:desc>Лист7.A5:Лист7.B5</svg:desc>
                </draw:g>
              </table:table-cell>
              <table:table-cell office:value-type="float" office:value="0.188242592">
                <text:p>0.188242592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.017">
                <text:p>2.017</text:p>
                <draw:g>
                  <svg:desc>Лист7.A6:Лист7.B6</svg:desc>
                </draw:g>
              </table:table-cell>
              <table:table-cell office:value-type="float" office:value="1.598325224">
                <text:p>1.59832522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672">
                <text:p>0.672</text:p>
                <draw:g>
                  <svg:desc>Лист7.A7:Лист7.B7</svg:desc>
                </draw:g>
              </table:table-cell>
              <table:table-cell office:value-type="float" office:value="0.965230608">
                <text:p>0.965230608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.239">
                <text:p>2.239</text:p>
                <draw:g>
                  <svg:desc>Лист7.A8:Лист7.B8</svg:desc>
                </draw:g>
              </table:table-cell>
              <table:table-cell office:value-type="float" office:value="1.583246685">
                <text:p>1.583246685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2.253">
                <text:p>2.253</text:p>
                <draw:g>
                  <svg:desc>Лист7.A9:Лист7.B9</svg:desc>
                </draw:g>
              </table:table-cell>
              <table:table-cell office:value-type="float" office:value="1.878419318">
                <text:p>1.878419318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977">
                <text:p>0.977</text:p>
                <draw:g>
                  <svg:desc>Лист7.A10:Лист7.B10</svg:desc>
                </draw:g>
              </table:table-cell>
              <table:table-cell office:value-type="float" office:value="1.00869175">
                <text:p>1.00869175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3.004">
                <text:p>3.004</text:p>
                <draw:g>
                  <svg:desc>Лист7.A11:Лист7.B11</svg:desc>
                </draw:g>
              </table:table-cell>
              <table:table-cell office:value-type="float" office:value="4.35499359">
                <text:p>4.35499359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.534">
                <text:p>1.534</text:p>
                <draw:g>
                  <svg:desc>Лист7.A12:Лист7.B12</svg:desc>
                </draw:g>
              </table:table-cell>
              <table:table-cell office:value-type="float" office:value="1.207373459">
                <text:p>1.207373459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5.008">
                <text:p>5.008</text:p>
                <draw:g>
                  <svg:desc>Лист7.A13:Лист7.B13</svg:desc>
                </draw:g>
              </table:table-cell>
              <table:table-cell office:value-type="float" office:value="4.161670386">
                <text:p>4.16167038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4.098">
                <text:p>4.098</text:p>
                <draw:g>
                  <svg:desc>Лист7.A14:Лист7.B14</svg:desc>
                </draw:g>
              </table:table-cell>
              <table:table-cell office:value-type="float" office:value="3.413221995">
                <text:p>3.41322199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